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8" style:family="table-column">
      <style:table-column-properties fo:break-before="auto" style:column-width="3.531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3.013cm"/>
    </style:style>
    <style:style style:name="co11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67cm"/>
    </style:style>
    <style:style style:name="co12" style:family="table-column">
      <style:table-column-properties fo:break-before="auto" style:column-width="3.261cm"/>
    </style:style>
    <style:style style:name="co13" style:family="table-column">
      <style:table-column-properties fo:break-before="auto" style:column-width="10.179cm"/>
    </style:style>
    <style:style style:name="co14" style:family="table-column">
      <style:table-column-properties fo:break-before="auto" style:column-width="5.473cm"/>
    </style:style>
    <style:style style:name="co15" style:family="table-column">
      <style:table-column-properties fo:break-before="auto" style:column-width="8.625cm"/>
    </style:style>
    <style:style style:name="co16" style:family="table-column">
      <style:table-column-properties fo:break-before="auto" style:column-width="4.70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Translation" table:style-name="ta1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ce4"/>
        <table:table-column table:style-name="co16" table:default-cell-style-name="Default"/>
        <table:table-column table:style-name="co7" table:number-columns-repeated="1017" table:default-cell-style-name="Default"/>
        <table:table-row table:style-name="ro1"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source_key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de</text:p>
          </table:table-cell>
          <table:table-cell table:style-name="ce3" office:value-type="string" calcext:value-type="string">
            <text:p>fr</text:p>
          </table:table-cell>
          <table:table-cell table:style-name="ce2" office:value-type="string" calcext:value-type="string">
            <text:p>Übersetzungsbemerkung</text:p>
          </table:table-cell>
          <table:table-cell table:style-name="ce2"/>
          <table:table-cell table:style-name="ce2" office:value-type="string" calcext:value-type="string">
            <text:p>SQL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Ihre Interessenbindungen:</text:p>
          </table:table-cell>
          <table:table-cell table:number-columns-repeated="5"/>
          <table:table-cell table:formula="of:=&quot;INSERT INTO translation_source SET source='&quot; &amp; SUBSTITUTE([.C2];&quot;'&quot;; &quot;\'&quot;) &amp; &quot;', location='&quot; &amp;SUBSTITUTE([.A2];&quot;'&quot;; &quot;\'&quot;) &amp; &quot;', field = '&quot; &amp; SUBSTITUTE([.B2];&quot;'&quot;; &quot;\'&quot;) &amp; &quot;'&quot; &amp; IF([.D2]&lt;&gt;&quot;&quot;; &quot;, context = '&quot; &amp; SUBSTITUTE([.D2];&quot;'&quot;; &quot;\'&quot;) &amp; &quot;'&quot;; &quot;&quot;) &amp; &quot;, created_visa='roland', updated_visa='roland'; &quot; &amp; IF(OR([.E2]&lt;&gt;&quot;&quot;; [.F2]&lt;&gt;&quot;&quot;);&quot;INSERT INTO translation_target (lang, translation, translation_source_id, created_visa, updated_visa) VALUES &quot; &amp; IF([.E2]&lt;&gt;&quot;&quot;;&quot;('de', '&quot; &amp; SUBSTITUTE([.E2];&quot;'&quot;; &quot;\'&quot;) &amp; &quot;', LAST_INSERT_ID(), 'roland', 'roland')&quot;; &quot;&quot;) &amp; IF(AND([.E2]&lt;&gt;&quot;&quot;; [.F2]&lt;&gt;&quot;&quot;); &quot;,&quot;; &quot;&quot;) &amp; IF([.F2]&lt;&gt;&quot;&quot;;&quot;('fr', '&quot; &amp; SUBSTITUTE([.F2];&quot;'&quot;; &quot;\'&quot;) &amp; &quot;', LAST_INSERT_ID(), 'roland', 'roland')&quot;; &quot;&quot;) &amp; &quot;;&quot;; &quot;&quot;)" office:value-type="string" office:string-value="INSERT INTO translation_source SET source='Ihre Interessenbindungen:', location='preview', field = '', created_visa='roland', updated_visa='roland'; " calcext:value-type="string">
            <text:p>INSERT INTO translation_source SET source='Ihre Interessenbindungen:', location='preview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Ihre Gäste:</text:p>
          </table:table-cell>
          <table:table-cell table:number-columns-repeated="5"/>
          <table:table-cell table:formula="of:=&quot;INSERT INTO translation_source SET source='&quot; &amp; SUBSTITUTE([.C3];&quot;'&quot;; &quot;\'&quot;) &amp; &quot;', location='&quot; &amp;SUBSTITUTE([.A3];&quot;'&quot;; &quot;\'&quot;) &amp; &quot;', field = '&quot; &amp; SUBSTITUTE([.B3];&quot;'&quot;; &quot;\'&quot;) &amp; &quot;'&quot; &amp; IF([.D3]&lt;&gt;&quot;&quot;; &quot;, context = '&quot; &amp; SUBSTITUTE([.D3];&quot;'&quot;; &quot;\'&quot;) &amp; &quot;'&quot;; &quot;&quot;) &amp; &quot;, created_visa='roland', updated_visa='roland'; &quot; &amp; IF(OR([.E3]&lt;&gt;&quot;&quot;; [.F3]&lt;&gt;&quot;&quot;);&quot;INSERT INTO translation_target (lang, translation, translation_source_id, created_visa, updated_visa) VALUES &quot; &amp; IF([.E3]&lt;&gt;&quot;&quot;;&quot;('de', '&quot; &amp; SUBSTITUTE([.E3];&quot;'&quot;; &quot;\'&quot;) &amp; &quot;', LAST_INSERT_ID(), 'roland', 'roland')&quot;; &quot;&quot;) &amp; IF(AND([.E3]&lt;&gt;&quot;&quot;; [.F3]&lt;&gt;&quot;&quot;); &quot;,&quot;; &quot;&quot;) &amp; IF([.F3]&lt;&gt;&quot;&quot;;&quot;('fr', '&quot; &amp; SUBSTITUTE([.F3];&quot;'&quot;; &quot;\'&quot;) &amp; &quot;', LAST_INSERT_ID(), 'roland', 'roland')&quot;; &quot;&quot;) &amp; &quot;;&quot;; &quot;&quot;)" office:value-type="string" office:string-value="INSERT INTO translation_source SET source='Ihre Gäste:', location='preview', field = '', created_visa='roland', updated_visa='roland'; " calcext:value-type="string">
            <text:p>INSERT INTO translation_source SET source='Ihre Gäste:', location='preview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Beruf:</text:p>
          </table:table-cell>
          <table:table-cell table:number-columns-repeated="2"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C4];&quot;'&quot;; &quot;\'&quot;) &amp; &quot;', location='&quot; &amp;SUBSTITUTE([.A4];&quot;'&quot;; &quot;\'&quot;) &amp; &quot;', field = '&quot; &amp; SUBSTITUTE([.B4];&quot;'&quot;; &quot;\'&quot;) &amp; &quot;'&quot; &amp; IF([.D4]&lt;&gt;&quot;&quot;; &quot;, context = '&quot; &amp; SUBSTITUTE([.D4];&quot;'&quot;; &quot;\'&quot;) &amp; &quot;'&quot;; &quot;&quot;) &amp; &quot;, created_visa='roland', updated_visa='roland'; &quot; &amp; IF(OR([.E4]&lt;&gt;&quot;&quot;; [.F4]&lt;&gt;&quot;&quot;);&quot;INSERT INTO translation_target (lang, translation, translation_source_id, created_visa, updated_visa) VALUES &quot; &amp; IF([.E4]&lt;&gt;&quot;&quot;;&quot;('de', '&quot; &amp; SUBSTITUTE([.E4];&quot;'&quot;; &quot;\'&quot;) &amp; &quot;', LAST_INSERT_ID(), 'roland', 'roland')&quot;; &quot;&quot;) &amp; IF(AND([.E4]&lt;&gt;&quot;&quot;; [.F4]&lt;&gt;&quot;&quot;); &quot;,&quot;; &quot;&quot;) &amp; IF([.F4]&lt;&gt;&quot;&quot;;&quot;('fr', '&quot; &amp; SUBSTITUTE([.F4];&quot;'&quot;; &quot;\'&quot;) &amp; &quot;', LAST_INSERT_ID(), 'roland', 'roland')&quot;; &quot;&quot;) &amp; &quot;;&quot;; &quot;&quot;)" office:value-type="string" office:string-value="INSERT INTO translation_source SET source='Beruf:', location='preview', field = '', created_visa='roland', updated_visa='roland'; INSERT INTO translation_target (lang, translation, translation_source_id, created_visa, updated_visa) VALUES ('fr', 'Profession :', LAST_INSERT_ID(), 'roland', 'roland');" calcext:value-type="string">
            <text:p>INSERT INTO translation_source SET source='Beruf:', location='preview', field = '', created_visa='roland', updated_visa='roland'; INSERT INTO translation_target (lang, translation, translation_source_id, created_visa, updated_visa) VALUES ('fr', 'Profession :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keine</text:p>
          </table:table-cell>
          <table:table-cell table:number-columns-repeated="5"/>
          <table:table-cell table:formula="of:=&quot;INSERT INTO translation_source SET source='&quot; &amp; SUBSTITUTE([.C5];&quot;'&quot;; &quot;\'&quot;) &amp; &quot;', location='&quot; &amp;SUBSTITUTE([.A5];&quot;'&quot;; &quot;\'&quot;) &amp; &quot;', field = '&quot; &amp; SUBSTITUTE([.B5];&quot;'&quot;; &quot;\'&quot;) &amp; &quot;'&quot; &amp; IF([.D5]&lt;&gt;&quot;&quot;; &quot;, context = '&quot; &amp; SUBSTITUTE([.D5];&quot;'&quot;; &quot;\'&quot;) &amp; &quot;'&quot;; &quot;&quot;) &amp; &quot;, created_visa='roland', updated_visa='roland'; &quot; &amp; IF(OR([.E5]&lt;&gt;&quot;&quot;; [.F5]&lt;&gt;&quot;&quot;);&quot;INSERT INTO translation_target (lang, translation, translation_source_id, created_visa, updated_visa) VALUES &quot; &amp; IF([.E5]&lt;&gt;&quot;&quot;;&quot;('de', '&quot; &amp; SUBSTITUTE([.E5];&quot;'&quot;; &quot;\'&quot;) &amp; &quot;', LAST_INSERT_ID(), 'roland', 'roland')&quot;; &quot;&quot;) &amp; IF(AND([.E5]&lt;&gt;&quot;&quot;; [.F5]&lt;&gt;&quot;&quot;); &quot;,&quot;; &quot;&quot;) &amp; IF([.F5]&lt;&gt;&quot;&quot;;&quot;('fr', '&quot; &amp; SUBSTITUTE([.F5];&quot;'&quot;; &quot;\'&quot;) &amp; &quot;', LAST_INSERT_ID(), 'roland', 'roland')&quot;; &quot;&quot;) &amp; &quot;;&quot;; &quot;&quot;)" office:value-type="string" office:string-value="INSERT INTO translation_source SET source='keine', location='preview', field = '', created_visa='roland', updated_visa='roland'; " calcext:value-type="string">
            <text:p>INSERT INTO translation_source SET source='keine', location='preview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Funktion:</text:p>
          </table:table-cell>
          <table:table-cell table:number-columns-repeated="5"/>
          <table:table-cell table:formula="of:=&quot;INSERT INTO translation_source SET source='&quot; &amp; SUBSTITUTE([.C6];&quot;'&quot;; &quot;\'&quot;) &amp; &quot;', location='&quot; &amp;SUBSTITUTE([.A6];&quot;'&quot;; &quot;\'&quot;) &amp; &quot;', field = '&quot; &amp; SUBSTITUTE([.B6];&quot;'&quot;; &quot;\'&quot;) &amp; &quot;'&quot; &amp; IF([.D6]&lt;&gt;&quot;&quot;; &quot;, context = '&quot; &amp; SUBSTITUTE([.D6];&quot;'&quot;; &quot;\'&quot;) &amp; &quot;'&quot;; &quot;&quot;) &amp; &quot;, created_visa='roland', updated_visa='roland'; &quot; &amp; IF(OR([.E6]&lt;&gt;&quot;&quot;; [.F6]&lt;&gt;&quot;&quot;);&quot;INSERT INTO translation_target (lang, translation, translation_source_id, created_visa, updated_visa) VALUES &quot; &amp; IF([.E6]&lt;&gt;&quot;&quot;;&quot;('de', '&quot; &amp; SUBSTITUTE([.E6];&quot;'&quot;; &quot;\'&quot;) &amp; &quot;', LAST_INSERT_ID(), 'roland', 'roland')&quot;; &quot;&quot;) &amp; IF(AND([.E6]&lt;&gt;&quot;&quot;; [.F6]&lt;&gt;&quot;&quot;); &quot;,&quot;; &quot;&quot;) &amp; IF([.F6]&lt;&gt;&quot;&quot;;&quot;('fr', '&quot; &amp; SUBSTITUTE([.F6];&quot;'&quot;; &quot;\'&quot;) &amp; &quot;', LAST_INSERT_ID(), 'roland', 'roland')&quot;; &quot;&quot;) &amp; &quot;;&quot;; &quot;&quot;)" office:value-type="string" office:string-value="INSERT INTO translation_source SET source='Funktion:', location='preview', field = '', created_visa='roland', updated_visa='roland'; " calcext:value-type="string">
            <text:p>INSERT INTO translation_source SET source='Funktion:', location='preview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Ihre Mandate:</text:p>
          </table:table-cell>
          <table:table-cell table:number-columns-repeated="5"/>
          <table:table-cell table:formula="of:=&quot;INSERT INTO translation_source SET source='&quot; &amp; SUBSTITUTE([.C7];&quot;'&quot;; &quot;\'&quot;) &amp; &quot;', location='&quot; &amp;SUBSTITUTE([.A7];&quot;'&quot;; &quot;\'&quot;) &amp; &quot;', field = '&quot; &amp; SUBSTITUTE([.B7];&quot;'&quot;; &quot;\'&quot;) &amp; &quot;'&quot; &amp; IF([.D7]&lt;&gt;&quot;&quot;; &quot;, context = '&quot; &amp; SUBSTITUTE([.D7];&quot;'&quot;; &quot;\'&quot;) &amp; &quot;'&quot;; &quot;&quot;) &amp; &quot;, created_visa='roland', updated_visa='roland'; &quot; &amp; IF(OR([.E7]&lt;&gt;&quot;&quot;; [.F7]&lt;&gt;&quot;&quot;);&quot;INSERT INTO translation_target (lang, translation, translation_source_id, created_visa, updated_visa) VALUES &quot; &amp; IF([.E7]&lt;&gt;&quot;&quot;;&quot;('de', '&quot; &amp; SUBSTITUTE([.E7];&quot;'&quot;; &quot;\'&quot;) &amp; &quot;', LAST_INSERT_ID(), 'roland', 'roland')&quot;; &quot;&quot;) &amp; IF(AND([.E7]&lt;&gt;&quot;&quot;; [.F7]&lt;&gt;&quot;&quot;); &quot;,&quot;; &quot;&quot;) &amp; IF([.F7]&lt;&gt;&quot;&quot;;&quot;('fr', '&quot; &amp; SUBSTITUTE([.F7];&quot;'&quot;; &quot;\'&quot;) &amp; &quot;', LAST_INSERT_ID(), 'roland', 'roland')&quot;; &quot;&quot;) &amp; &quot;;&quot;; &quot;&quot;)" office:value-type="string" office:string-value="INSERT INTO translation_source SET source='Ihre Mandate:', location='preview', field = '', created_visa='roland', updated_visa='roland'; " calcext:value-type="string">
            <text:p>INSERT INTO translation_source SET source='Ihre Mandate:', location='preview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tätig</text:p>
          </table:table-cell>
          <table:table-cell table:number-columns-repeated="5"/>
          <table:table-cell table:formula="of:=&quot;INSERT INTO translation_source SET source='&quot; &amp; SUBSTITUTE([.C8];&quot;'&quot;; &quot;\'&quot;) &amp; &quot;', location='&quot; &amp;SUBSTITUTE([.A8];&quot;'&quot;; &quot;\'&quot;) &amp; &quot;', field = '&quot; &amp; SUBSTITUTE([.B8];&quot;'&quot;; &quot;\'&quot;) &amp; &quot;'&quot; &amp; IF([.D8]&lt;&gt;&quot;&quot;; &quot;, context = '&quot; &amp; SUBSTITUTE([.D8];&quot;'&quot;; &quot;\'&quot;) &amp; &quot;'&quot;; &quot;&quot;) &amp; &quot;, created_visa='roland', updated_visa='roland'; &quot; &amp; IF(OR([.E8]&lt;&gt;&quot;&quot;; [.F8]&lt;&gt;&quot;&quot;);&quot;INSERT INTO translation_target (lang, translation, translation_source_id, created_visa, updated_visa) VALUES &quot; &amp; IF([.E8]&lt;&gt;&quot;&quot;;&quot;('de', '&quot; &amp; SUBSTITUTE([.E8];&quot;'&quot;; &quot;\'&quot;) &amp; &quot;', LAST_INSERT_ID(), 'roland', 'roland')&quot;; &quot;&quot;) &amp; IF(AND([.E8]&lt;&gt;&quot;&quot;; [.F8]&lt;&gt;&quot;&quot;); &quot;,&quot;; &quot;&quot;) &amp; IF([.F8]&lt;&gt;&quot;&quot;;&quot;('fr', '&quot; &amp; SUBSTITUTE([.F8];&quot;'&quot;; &quot;\'&quot;) &amp; &quot;', LAST_INSERT_ID(), 'roland', 'roland')&quot;; &quot;&quot;) &amp; &quot;;&quot;; &quot;&quot;)" office:value-type="string" office:string-value="INSERT INTO translation_source SET source='tätig', location='_lobbywatch_bindungsart()', field = '', created_visa='roland', updated_visa='roland'; " calcext:value-type="string">
            <text:p>INSERT INTO translation_source SET source='tätig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führend</text:p>
          </table:table-cell>
          <table:table-cell table:number-columns-repeated="5"/>
          <table:table-cell table:formula="of:=&quot;INSERT INTO translation_source SET source='&quot; &amp; SUBSTITUTE([.C9];&quot;'&quot;; &quot;\'&quot;) &amp; &quot;', location='&quot; &amp;SUBSTITUTE([.A9];&quot;'&quot;; &quot;\'&quot;) &amp; &quot;', field = '&quot; &amp; SUBSTITUTE([.B9];&quot;'&quot;; &quot;\'&quot;) &amp; &quot;'&quot; &amp; IF([.D9]&lt;&gt;&quot;&quot;; &quot;, context = '&quot; &amp; SUBSTITUTE([.D9];&quot;'&quot;; &quot;\'&quot;) &amp; &quot;'&quot;; &quot;&quot;) &amp; &quot;, created_visa='roland', updated_visa='roland'; &quot; &amp; IF(OR([.E9]&lt;&gt;&quot;&quot;; [.F9]&lt;&gt;&quot;&quot;);&quot;INSERT INTO translation_target (lang, translation, translation_source_id, created_visa, updated_visa) VALUES &quot; &amp; IF([.E9]&lt;&gt;&quot;&quot;;&quot;('de', '&quot; &amp; SUBSTITUTE([.E9];&quot;'&quot;; &quot;\'&quot;) &amp; &quot;', LAST_INSERT_ID(), 'roland', 'roland')&quot;; &quot;&quot;) &amp; IF(AND([.E9]&lt;&gt;&quot;&quot;; [.F9]&lt;&gt;&quot;&quot;); &quot;,&quot;; &quot;&quot;) &amp; IF([.F9]&lt;&gt;&quot;&quot;;&quot;('fr', '&quot; &amp; SUBSTITUTE([.F9];&quot;'&quot;; &quot;\'&quot;) &amp; &quot;', LAST_INSERT_ID(), 'roland', 'roland')&quot;; &quot;&quot;) &amp; &quot;;&quot;; &quot;&quot;)" office:value-type="string" office:string-value="INSERT INTO translation_source SET source='geschäftsführend', location='_lobbywatch_bindungsart()', field = '', created_visa='roland', updated_visa='roland'; " calcext:value-type="string">
            <text:p>INSERT INTO translation_source SET source='geschäftsführend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Präsidentin</text:p>
          </table:table-cell>
          <table:table-cell table:number-columns-repeated="2"/>
          <table:table-cell office:value-type="string" calcext:value-type="string">
            <text:p>Présidente</text:p>
          </table:table-cell>
          <table:table-cell table:number-columns-repeated="2"/>
          <table:table-cell table:formula="of:=&quot;INSERT INTO translation_source SET source='&quot; &amp; SUBSTITUTE([.C10];&quot;'&quot;; &quot;\'&quot;) &amp; &quot;', location='&quot; &amp;SUBSTITUTE([.A10];&quot;'&quot;; &quot;\'&quot;) &amp; &quot;', field = '&quot; &amp; SUBSTITUTE([.B10];&quot;'&quot;; &quot;\'&quot;) &amp; &quot;'&quot; &amp; IF([.D10]&lt;&gt;&quot;&quot;; &quot;, context = '&quot; &amp; SUBSTITUTE([.D10];&quot;'&quot;; &quot;\'&quot;) &amp; &quot;'&quot;; &quot;&quot;) &amp; &quot;, created_visa='roland', updated_visa='roland'; &quot; &amp; IF(OR([.E10]&lt;&gt;&quot;&quot;; [.F10]&lt;&gt;&quot;&quot;);&quot;INSERT INTO translation_target (lang, translation, translation_source_id, created_visa, updated_visa) VALUES &quot; &amp; IF([.E10]&lt;&gt;&quot;&quot;;&quot;('de', '&quot; &amp; SUBSTITUTE([.E10];&quot;'&quot;; &quot;\'&quot;) &amp; &quot;', LAST_INSERT_ID(), 'roland', 'roland')&quot;; &quot;&quot;) &amp; IF(AND([.E10]&lt;&gt;&quot;&quot;; [.F10]&lt;&gt;&quot;&quot;); &quot;,&quot;; &quot;&quot;) &amp; IF([.F10]&lt;&gt;&quot;&quot;;&quot;('fr', '&quot; &amp; SUBSTITUTE([.F10];&quot;'&quot;; &quot;\'&quot;) &amp; &quot;', LAST_INSERT_ID(), 'roland', 'roland')&quot;; &quot;&quot;) &amp; &quot;;&quot;; &quot;&quot;)" office:value-type="string" office:string-value="INSERT INTO translation_source SET source='Präsidentin', location='_lobbywatch_bindungsart()', field = '', created_visa='roland', updated_visa='roland'; INSERT INTO translation_target (lang, translation, translation_source_id, created_visa, updated_visa) VALUES ('fr', 'Présidente', LAST_INSERT_ID(), 'roland', 'roland');" calcext:value-type="string">
            <text:p>INSERT INTO translation_source SET source='Präsidentin', location='_lobbywatch_bindungsart()', field = '', created_visa='roland', updated_visa='roland'; INSERT INTO translation_target (lang, translation, translation_source_id, created_visa, updated_visa) VALUES ('fr', 'Présidente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Präsident</text:p>
          </table:table-cell>
          <table:table-cell table:number-columns-repeated="2"/>
          <table:table-cell office:value-type="string" calcext:value-type="string">
            <text:p>Président</text:p>
          </table:table-cell>
          <table:table-cell table:number-columns-repeated="2"/>
          <table:table-cell table:formula="of:=&quot;INSERT INTO translation_source SET source='&quot; &amp; SUBSTITUTE([.C11];&quot;'&quot;; &quot;\'&quot;) &amp; &quot;', location='&quot; &amp;SUBSTITUTE([.A11];&quot;'&quot;; &quot;\'&quot;) &amp; &quot;', field = '&quot; &amp; SUBSTITUTE([.B11];&quot;'&quot;; &quot;\'&quot;) &amp; &quot;'&quot; &amp; IF([.D11]&lt;&gt;&quot;&quot;; &quot;, context = '&quot; &amp; SUBSTITUTE([.D11];&quot;'&quot;; &quot;\'&quot;) &amp; &quot;'&quot;; &quot;&quot;) &amp; &quot;, created_visa='roland', updated_visa='roland'; &quot; &amp; IF(OR([.E11]&lt;&gt;&quot;&quot;; [.F11]&lt;&gt;&quot;&quot;);&quot;INSERT INTO translation_target (lang, translation, translation_source_id, created_visa, updated_visa) VALUES &quot; &amp; IF([.E11]&lt;&gt;&quot;&quot;;&quot;('de', '&quot; &amp; SUBSTITUTE([.E11];&quot;'&quot;; &quot;\'&quot;) &amp; &quot;', LAST_INSERT_ID(), 'roland', 'roland')&quot;; &quot;&quot;) &amp; IF(AND([.E11]&lt;&gt;&quot;&quot;; [.F11]&lt;&gt;&quot;&quot;); &quot;,&quot;; &quot;&quot;) &amp; IF([.F11]&lt;&gt;&quot;&quot;;&quot;('fr', '&quot; &amp; SUBSTITUTE([.F11];&quot;'&quot;; &quot;\'&quot;) &amp; &quot;', LAST_INSERT_ID(), 'roland', 'roland')&quot;; &quot;&quot;) &amp; &quot;;&quot;; &quot;&quot;)" office:value-type="string" office:string-value="INSERT INTO translation_source SET source='Präsident', location='_lobbywatch_bindungsart()', field = '', created_visa='roland', updated_visa='roland'; INSERT INTO translation_target (lang, translation, translation_source_id, created_visa, updated_visa) VALUES ('fr', 'Président', LAST_INSERT_ID(), 'roland', 'roland');" calcext:value-type="string">
            <text:p>INSERT INTO translation_source SET source='Präsident', location='_lobbywatch_bindungsart()', field = '', created_visa='roland', updated_visa='roland'; INSERT INTO translation_target (lang, translation, translation_source_id, created_visa, updated_visa) VALUES ('fr', 'Président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izepräsidentin</text:p>
          </table:table-cell>
          <table:table-cell table:number-columns-repeated="2"/>
          <table:table-cell office:value-type="string" calcext:value-type="string">
            <text:p>Vice-présidente</text:p>
          </table:table-cell>
          <table:table-cell table:number-columns-repeated="2"/>
          <table:table-cell table:formula="of:=&quot;INSERT INTO translation_source SET source='&quot; &amp; SUBSTITUTE([.C12];&quot;'&quot;; &quot;\'&quot;) &amp; &quot;', location='&quot; &amp;SUBSTITUTE([.A12];&quot;'&quot;; &quot;\'&quot;) &amp; &quot;', field = '&quot; &amp; SUBSTITUTE([.B12];&quot;'&quot;; &quot;\'&quot;) &amp; &quot;'&quot; &amp; IF([.D12]&lt;&gt;&quot;&quot;; &quot;, context = '&quot; &amp; SUBSTITUTE([.D12];&quot;'&quot;; &quot;\'&quot;) &amp; &quot;'&quot;; &quot;&quot;) &amp; &quot;, created_visa='roland', updated_visa='roland'; &quot; &amp; IF(OR([.E12]&lt;&gt;&quot;&quot;; [.F12]&lt;&gt;&quot;&quot;);&quot;INSERT INTO translation_target (lang, translation, translation_source_id, created_visa, updated_visa) VALUES &quot; &amp; IF([.E12]&lt;&gt;&quot;&quot;;&quot;('de', '&quot; &amp; SUBSTITUTE([.E12];&quot;'&quot;; &quot;\'&quot;) &amp; &quot;', LAST_INSERT_ID(), 'roland', 'roland')&quot;; &quot;&quot;) &amp; IF(AND([.E12]&lt;&gt;&quot;&quot;; [.F12]&lt;&gt;&quot;&quot;); &quot;,&quot;; &quot;&quot;) &amp; IF([.F12]&lt;&gt;&quot;&quot;;&quot;('fr', '&quot; &amp; SUBSTITUTE([.F12];&quot;'&quot;; &quot;\'&quot;) &amp; &quot;', LAST_INSERT_ID(), 'roland', 'roland')&quot;; &quot;&quot;) &amp; &quot;;&quot;; &quot;&quot;)" office:value-type="string" office:string-value="INSERT INTO translation_source SET source='Vizepräsidentin', location='_lobbywatch_bindungsart()', field = '', created_visa='roland', updated_visa='roland'; INSERT INTO translation_target (lang, translation, translation_source_id, created_visa, updated_visa) VALUES ('fr', 'Vice-présidente', LAST_INSERT_ID(), 'roland', 'roland');" calcext:value-type="string">
            <text:p>INSERT INTO translation_source SET source='Vizepräsidentin', location='_lobbywatch_bindungsart()', field = '', created_visa='roland', updated_visa='roland'; INSERT INTO translation_target (lang, translation, translation_source_id, created_visa, updated_visa) VALUES ('fr', 'Vice-présidente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izepräsident</text:p>
          </table:table-cell>
          <table:table-cell table:number-columns-repeated="2"/>
          <table:table-cell office:value-type="string" calcext:value-type="string">
            <text:p>Vice-président</text:p>
          </table:table-cell>
          <table:table-cell table:number-columns-repeated="2"/>
          <table:table-cell table:formula="of:=&quot;INSERT INTO translation_source SET source='&quot; &amp; SUBSTITUTE([.C13];&quot;'&quot;; &quot;\'&quot;) &amp; &quot;', location='&quot; &amp;SUBSTITUTE([.A13];&quot;'&quot;; &quot;\'&quot;) &amp; &quot;', field = '&quot; &amp; SUBSTITUTE([.B13];&quot;'&quot;; &quot;\'&quot;) &amp; &quot;'&quot; &amp; IF([.D13]&lt;&gt;&quot;&quot;; &quot;, context = '&quot; &amp; SUBSTITUTE([.D13];&quot;'&quot;; &quot;\'&quot;) &amp; &quot;'&quot;; &quot;&quot;) &amp; &quot;, created_visa='roland', updated_visa='roland'; &quot; &amp; IF(OR([.E13]&lt;&gt;&quot;&quot;; [.F13]&lt;&gt;&quot;&quot;);&quot;INSERT INTO translation_target (lang, translation, translation_source_id, created_visa, updated_visa) VALUES &quot; &amp; IF([.E13]&lt;&gt;&quot;&quot;;&quot;('de', '&quot; &amp; SUBSTITUTE([.E13];&quot;'&quot;; &quot;\'&quot;) &amp; &quot;', LAST_INSERT_ID(), 'roland', 'roland')&quot;; &quot;&quot;) &amp; IF(AND([.E13]&lt;&gt;&quot;&quot;; [.F13]&lt;&gt;&quot;&quot;); &quot;,&quot;; &quot;&quot;) &amp; IF([.F13]&lt;&gt;&quot;&quot;;&quot;('fr', '&quot; &amp; SUBSTITUTE([.F13];&quot;'&quot;; &quot;\'&quot;) &amp; &quot;', LAST_INSERT_ID(), 'roland', 'roland')&quot;; &quot;&quot;) &amp; &quot;;&quot;; &quot;&quot;)" office:value-type="string" office:string-value="INSERT INTO translation_source SET source='Vizepräsident', location='_lobbywatch_bindungsart()', field = '', created_visa='roland', updated_visa='roland'; INSERT INTO translation_target (lang, translation, translation_source_id, created_visa, updated_visa) VALUES ('fr', 'Vice-président', LAST_INSERT_ID(), 'roland', 'roland');" calcext:value-type="string">
            <text:p>INSERT INTO translation_source SET source='Vizepräsident', location='_lobbywatch_bindungsart()', field = '', created_visa='roland', updated_visa='roland'; INSERT INTO translation_target (lang, translation, translation_source_id, created_visa, updated_visa) VALUES ('fr', 'Vice-président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atspräsidentin</text:p>
          </table:table-cell>
          <table:table-cell table:number-columns-repeated="5"/>
          <table:table-cell table:formula="of:=&quot;INSERT INTO translation_source SET source='&quot; &amp; SUBSTITUTE([.C14];&quot;'&quot;; &quot;\'&quot;) &amp; &quot;', location='&quot; &amp;SUBSTITUTE([.A14];&quot;'&quot;; &quot;\'&quot;) &amp; &quot;', field = '&quot; &amp; SUBSTITUTE([.B14];&quot;'&quot;; &quot;\'&quot;) &amp; &quot;'&quot; &amp; IF([.D14]&lt;&gt;&quot;&quot;; &quot;, context = '&quot; &amp; SUBSTITUTE([.D14];&quot;'&quot;; &quot;\'&quot;) &amp; &quot;'&quot;; &quot;&quot;) &amp; &quot;, created_visa='roland', updated_visa='roland'; &quot; &amp; IF(OR([.E14]&lt;&gt;&quot;&quot;; [.F14]&lt;&gt;&quot;&quot;);&quot;INSERT INTO translation_target (lang, translation, translation_source_id, created_visa, updated_visa) VALUES &quot; &amp; IF([.E14]&lt;&gt;&quot;&quot;;&quot;('de', '&quot; &amp; SUBSTITUTE([.E14];&quot;'&quot;; &quot;\'&quot;) &amp; &quot;', LAST_INSERT_ID(), 'roland', 'roland')&quot;; &quot;&quot;) &amp; IF(AND([.E14]&lt;&gt;&quot;&quot;; [.F14]&lt;&gt;&quot;&quot;); &quot;,&quot;; &quot;&quot;) &amp; IF([.F14]&lt;&gt;&quot;&quot;;&quot;('fr', '&quot; &amp; SUBSTITUTE([.F14];&quot;'&quot;; &quot;\'&quot;) &amp; &quot;', LAST_INSERT_ID(), 'roland', 'roland')&quot;; &quot;&quot;) &amp; &quot;;&quot;; &quot;&quot;)" office:value-type="string" office:string-value="INSERT INTO translation_source SET source='Stiftungsratspräsidentin', location='_lobbywatch_bindungsart()', field = '', created_visa='roland', updated_visa='roland'; " calcext:value-type="string">
            <text:p>INSERT INTO translation_source SET source='Stiftungsratspräsidentin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atspräsident</text:p>
          </table:table-cell>
          <table:table-cell table:number-columns-repeated="5"/>
          <table:table-cell table:formula="of:=&quot;INSERT INTO translation_source SET source='&quot; &amp; SUBSTITUTE([.C15];&quot;'&quot;; &quot;\'&quot;) &amp; &quot;', location='&quot; &amp;SUBSTITUTE([.A15];&quot;'&quot;; &quot;\'&quot;) &amp; &quot;', field = '&quot; &amp; SUBSTITUTE([.B15];&quot;'&quot;; &quot;\'&quot;) &amp; &quot;'&quot; &amp; IF([.D15]&lt;&gt;&quot;&quot;; &quot;, context = '&quot; &amp; SUBSTITUTE([.D15];&quot;'&quot;; &quot;\'&quot;) &amp; &quot;'&quot;; &quot;&quot;) &amp; &quot;, created_visa='roland', updated_visa='roland'; &quot; &amp; IF(OR([.E15]&lt;&gt;&quot;&quot;; [.F15]&lt;&gt;&quot;&quot;);&quot;INSERT INTO translation_target (lang, translation, translation_source_id, created_visa, updated_visa) VALUES &quot; &amp; IF([.E15]&lt;&gt;&quot;&quot;;&quot;('de', '&quot; &amp; SUBSTITUTE([.E15];&quot;'&quot;; &quot;\'&quot;) &amp; &quot;', LAST_INSERT_ID(), 'roland', 'roland')&quot;; &quot;&quot;) &amp; IF(AND([.E15]&lt;&gt;&quot;&quot;; [.F15]&lt;&gt;&quot;&quot;); &quot;,&quot;; &quot;&quot;) &amp; IF([.F15]&lt;&gt;&quot;&quot;;&quot;('fr', '&quot; &amp; SUBSTITUTE([.F15];&quot;'&quot;; &quot;\'&quot;) &amp; &quot;', LAST_INSERT_ID(), 'roland', 'roland')&quot;; &quot;&quot;) &amp; &quot;;&quot;; &quot;&quot;)" office:value-type="string" office:string-value="INSERT INTO translation_source SET source='Stiftungsratspräsident', location='_lobbywatch_bindungsart()', field = '', created_visa='roland', updated_visa='roland'; " calcext:value-type="string">
            <text:p>INSERT INTO translation_source SET source='Stiftungsratspräsident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atsvizepräsidentin</text:p>
          </table:table-cell>
          <table:table-cell table:number-columns-repeated="5"/>
          <table:table-cell table:formula="of:=&quot;INSERT INTO translation_source SET source='&quot; &amp; SUBSTITUTE([.C16];&quot;'&quot;; &quot;\'&quot;) &amp; &quot;', location='&quot; &amp;SUBSTITUTE([.A16];&quot;'&quot;; &quot;\'&quot;) &amp; &quot;', field = '&quot; &amp; SUBSTITUTE([.B16];&quot;'&quot;; &quot;\'&quot;) &amp; &quot;'&quot; &amp; IF([.D16]&lt;&gt;&quot;&quot;; &quot;, context = '&quot; &amp; SUBSTITUTE([.D16];&quot;'&quot;; &quot;\'&quot;) &amp; &quot;'&quot;; &quot;&quot;) &amp; &quot;, created_visa='roland', updated_visa='roland'; &quot; &amp; IF(OR([.E16]&lt;&gt;&quot;&quot;; [.F16]&lt;&gt;&quot;&quot;);&quot;INSERT INTO translation_target (lang, translation, translation_source_id, created_visa, updated_visa) VALUES &quot; &amp; IF([.E16]&lt;&gt;&quot;&quot;;&quot;('de', '&quot; &amp; SUBSTITUTE([.E16];&quot;'&quot;; &quot;\'&quot;) &amp; &quot;', LAST_INSERT_ID(), 'roland', 'roland')&quot;; &quot;&quot;) &amp; IF(AND([.E16]&lt;&gt;&quot;&quot;; [.F16]&lt;&gt;&quot;&quot;); &quot;,&quot;; &quot;&quot;) &amp; IF([.F16]&lt;&gt;&quot;&quot;;&quot;('fr', '&quot; &amp; SUBSTITUTE([.F16];&quot;'&quot;; &quot;\'&quot;) &amp; &quot;', LAST_INSERT_ID(), 'roland', 'roland')&quot;; &quot;&quot;) &amp; &quot;;&quot;; &quot;&quot;)" office:value-type="string" office:string-value="INSERT INTO translation_source SET source='Stiftungsratsvizepräsidentin', location='_lobbywatch_bindungsart()', field = '', created_visa='roland', updated_visa='roland'; " calcext:value-type="string">
            <text:p>INSERT INTO translation_source SET source='Stiftungsratsvizepräsidentin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atsvizepräsident</text:p>
          </table:table-cell>
          <table:table-cell table:number-columns-repeated="5"/>
          <table:table-cell table:formula="of:=&quot;INSERT INTO translation_source SET source='&quot; &amp; SUBSTITUTE([.C17];&quot;'&quot;; &quot;\'&quot;) &amp; &quot;', location='&quot; &amp;SUBSTITUTE([.A17];&quot;'&quot;; &quot;\'&quot;) &amp; &quot;', field = '&quot; &amp; SUBSTITUTE([.B17];&quot;'&quot;; &quot;\'&quot;) &amp; &quot;'&quot; &amp; IF([.D17]&lt;&gt;&quot;&quot;; &quot;, context = '&quot; &amp; SUBSTITUTE([.D17];&quot;'&quot;; &quot;\'&quot;) &amp; &quot;'&quot;; &quot;&quot;) &amp; &quot;, created_visa='roland', updated_visa='roland'; &quot; &amp; IF(OR([.E17]&lt;&gt;&quot;&quot;; [.F17]&lt;&gt;&quot;&quot;);&quot;INSERT INTO translation_target (lang, translation, translation_source_id, created_visa, updated_visa) VALUES &quot; &amp; IF([.E17]&lt;&gt;&quot;&quot;;&quot;('de', '&quot; &amp; SUBSTITUTE([.E17];&quot;'&quot;; &quot;\'&quot;) &amp; &quot;', LAST_INSERT_ID(), 'roland', 'roland')&quot;; &quot;&quot;) &amp; IF(AND([.E17]&lt;&gt;&quot;&quot;; [.F17]&lt;&gt;&quot;&quot;); &quot;,&quot;; &quot;&quot;) &amp; IF([.F17]&lt;&gt;&quot;&quot;;&quot;('fr', '&quot; &amp; SUBSTITUTE([.F17];&quot;'&quot;; &quot;\'&quot;) &amp; &quot;', LAST_INSERT_ID(), 'roland', 'roland')&quot;; &quot;&quot;) &amp; &quot;;&quot;; &quot;&quot;)" office:value-type="string" office:string-value="INSERT INTO translation_source SET source='Stiftungsratsvizepräsident', location='_lobbywatch_bindungsart()', field = '', created_visa='roland', updated_visa='roland'; " calcext:value-type="string">
            <text:p>INSERT INTO translation_source SET source='Stiftungsratsvizepräsident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ätin</text:p>
          </table:table-cell>
          <table:table-cell table:number-columns-repeated="5"/>
          <table:table-cell table:formula="of:=&quot;INSERT INTO translation_source SET source='&quot; &amp; SUBSTITUTE([.C18];&quot;'&quot;; &quot;\'&quot;) &amp; &quot;', location='&quot; &amp;SUBSTITUTE([.A18];&quot;'&quot;; &quot;\'&quot;) &amp; &quot;', field = '&quot; &amp; SUBSTITUTE([.B18];&quot;'&quot;; &quot;\'&quot;) &amp; &quot;'&quot; &amp; IF([.D18]&lt;&gt;&quot;&quot;; &quot;, context = '&quot; &amp; SUBSTITUTE([.D18];&quot;'&quot;; &quot;\'&quot;) &amp; &quot;'&quot;; &quot;&quot;) &amp; &quot;, created_visa='roland', updated_visa='roland'; &quot; &amp; IF(OR([.E18]&lt;&gt;&quot;&quot;; [.F18]&lt;&gt;&quot;&quot;);&quot;INSERT INTO translation_target (lang, translation, translation_source_id, created_visa, updated_visa) VALUES &quot; &amp; IF([.E18]&lt;&gt;&quot;&quot;;&quot;('de', '&quot; &amp; SUBSTITUTE([.E18];&quot;'&quot;; &quot;\'&quot;) &amp; &quot;', LAST_INSERT_ID(), 'roland', 'roland')&quot;; &quot;&quot;) &amp; IF(AND([.E18]&lt;&gt;&quot;&quot;; [.F18]&lt;&gt;&quot;&quot;); &quot;,&quot;; &quot;&quot;) &amp; IF([.F18]&lt;&gt;&quot;&quot;;&quot;('fr', '&quot; &amp; SUBSTITUTE([.F18];&quot;'&quot;; &quot;\'&quot;) &amp; &quot;', LAST_INSERT_ID(), 'roland', 'roland')&quot;; &quot;&quot;) &amp; &quot;;&quot;; &quot;&quot;)" office:value-type="string" office:string-value="INSERT INTO translation_source SET source='Stiftungsrätin', location='_lobbywatch_bindungsart()', field = '', created_visa='roland', updated_visa='roland'; " calcext:value-type="string">
            <text:p>INSERT INTO translation_source SET source='Stiftungsrätin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at</text:p>
          </table:table-cell>
          <table:table-cell table:number-columns-repeated="5"/>
          <table:table-cell table:formula="of:=&quot;INSERT INTO translation_source SET source='&quot; &amp; SUBSTITUTE([.C19];&quot;'&quot;; &quot;\'&quot;) &amp; &quot;', location='&quot; &amp;SUBSTITUTE([.A19];&quot;'&quot;; &quot;\'&quot;) &amp; &quot;', field = '&quot; &amp; SUBSTITUTE([.B19];&quot;'&quot;; &quot;\'&quot;) &amp; &quot;'&quot; &amp; IF([.D19]&lt;&gt;&quot;&quot;; &quot;, context = '&quot; &amp; SUBSTITUTE([.D19];&quot;'&quot;; &quot;\'&quot;) &amp; &quot;'&quot;; &quot;&quot;) &amp; &quot;, created_visa='roland', updated_visa='roland'; &quot; &amp; IF(OR([.E19]&lt;&gt;&quot;&quot;; [.F19]&lt;&gt;&quot;&quot;);&quot;INSERT INTO translation_target (lang, translation, translation_source_id, created_visa, updated_visa) VALUES &quot; &amp; IF([.E19]&lt;&gt;&quot;&quot;;&quot;('de', '&quot; &amp; SUBSTITUTE([.E19];&quot;'&quot;; &quot;\'&quot;) &amp; &quot;', LAST_INSERT_ID(), 'roland', 'roland')&quot;; &quot;&quot;) &amp; IF(AND([.E19]&lt;&gt;&quot;&quot;; [.F19]&lt;&gt;&quot;&quot;); &quot;,&quot;; &quot;&quot;) &amp; IF([.F19]&lt;&gt;&quot;&quot;;&quot;('fr', '&quot; &amp; SUBSTITUTE([.F19];&quot;'&quot;; &quot;\'&quot;) &amp; &quot;', LAST_INSERT_ID(), 'roland', 'roland')&quot;; &quot;&quot;) &amp; &quot;;&quot;; &quot;&quot;)" office:value-type="string" office:string-value="INSERT INTO translation_source SET source='Stiftungsrat', location='_lobbywatch_bindungsart()', field = '', created_visa='roland', updated_visa='roland'; " calcext:value-type="string">
            <text:p>INSERT INTO translation_source SET source='Stiftungsrat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führerin</text:p>
          </table:table-cell>
          <table:table-cell table:number-columns-repeated="2"/>
          <table:table-cell office:value-type="string" calcext:value-type="string">
            <text:p>Adminstrice</text:p>
          </table:table-cell>
          <table:table-cell table:number-columns-repeated="2"/>
          <table:table-cell table:formula="of:=&quot;INSERT INTO translation_source SET source='&quot; &amp; SUBSTITUTE([.C20];&quot;'&quot;; &quot;\'&quot;) &amp; &quot;', location='&quot; &amp;SUBSTITUTE([.A20];&quot;'&quot;; &quot;\'&quot;) &amp; &quot;', field = '&quot; &amp; SUBSTITUTE([.B20];&quot;'&quot;; &quot;\'&quot;) &amp; &quot;'&quot; &amp; IF([.D20]&lt;&gt;&quot;&quot;; &quot;, context = '&quot; &amp; SUBSTITUTE([.D20];&quot;'&quot;; &quot;\'&quot;) &amp; &quot;'&quot;; &quot;&quot;) &amp; &quot;, created_visa='roland', updated_visa='roland'; &quot; &amp; IF(OR([.E20]&lt;&gt;&quot;&quot;; [.F20]&lt;&gt;&quot;&quot;);&quot;INSERT INTO translation_target (lang, translation, translation_source_id, created_visa, updated_visa) VALUES &quot; &amp; IF([.E20]&lt;&gt;&quot;&quot;;&quot;('de', '&quot; &amp; SUBSTITUTE([.E20];&quot;'&quot;; &quot;\'&quot;) &amp; &quot;', LAST_INSERT_ID(), 'roland', 'roland')&quot;; &quot;&quot;) &amp; IF(AND([.E20]&lt;&gt;&quot;&quot;; [.F20]&lt;&gt;&quot;&quot;); &quot;,&quot;; &quot;&quot;) &amp; IF([.F20]&lt;&gt;&quot;&quot;;&quot;('fr', '&quot; &amp; SUBSTITUTE([.F20];&quot;'&quot;; &quot;\'&quot;) &amp; &quot;', LAST_INSERT_ID(), 'roland', 'roland')&quot;; &quot;&quot;) &amp; &quot;;&quot;; &quot;&quot;)" office:value-type="string" office:string-value="INSERT INTO translation_source SET source='Geschäftsführerin', location='_lobbywatch_bindungsart()', field = '', created_visa='roland', updated_visa='roland'; INSERT INTO translation_target (lang, translation, translation_source_id, created_visa, updated_visa) VALUES ('fr', 'Adminstrice', LAST_INSERT_ID(), 'roland', 'roland');" calcext:value-type="string">
            <text:p>INSERT INTO translation_source SET source='Geschäftsführerin', location='_lobbywatch_bindungsart()', field = '', created_visa='roland', updated_visa='roland'; INSERT INTO translation_target (lang, translation, translation_source_id, created_visa, updated_visa) VALUES ('fr', 'Adminstrice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führer</text:p>
          </table:table-cell>
          <table:table-cell table:number-columns-repeated="2"/>
          <table:table-cell office:value-type="string" calcext:value-type="string">
            <text:p>Adminstraeur</text:p>
          </table:table-cell>
          <table:table-cell table:number-columns-repeated="2"/>
          <table:table-cell table:formula="of:=&quot;INSERT INTO translation_source SET source='&quot; &amp; SUBSTITUTE([.C21];&quot;'&quot;; &quot;\'&quot;) &amp; &quot;', location='&quot; &amp;SUBSTITUTE([.A21];&quot;'&quot;; &quot;\'&quot;) &amp; &quot;', field = '&quot; &amp; SUBSTITUTE([.B21];&quot;'&quot;; &quot;\'&quot;) &amp; &quot;'&quot; &amp; IF([.D21]&lt;&gt;&quot;&quot;; &quot;, context = '&quot; &amp; SUBSTITUTE([.D21];&quot;'&quot;; &quot;\'&quot;) &amp; &quot;'&quot;; &quot;&quot;) &amp; &quot;, created_visa='roland', updated_visa='roland'; &quot; &amp; IF(OR([.E21]&lt;&gt;&quot;&quot;; [.F21]&lt;&gt;&quot;&quot;);&quot;INSERT INTO translation_target (lang, translation, translation_source_id, created_visa, updated_visa) VALUES &quot; &amp; IF([.E21]&lt;&gt;&quot;&quot;;&quot;('de', '&quot; &amp; SUBSTITUTE([.E21];&quot;'&quot;; &quot;\'&quot;) &amp; &quot;', LAST_INSERT_ID(), 'roland', 'roland')&quot;; &quot;&quot;) &amp; IF(AND([.E21]&lt;&gt;&quot;&quot;; [.F21]&lt;&gt;&quot;&quot;); &quot;,&quot;; &quot;&quot;) &amp; IF([.F21]&lt;&gt;&quot;&quot;;&quot;('fr', '&quot; &amp; SUBSTITUTE([.F21];&quot;'&quot;; &quot;\'&quot;) &amp; &quot;', LAST_INSERT_ID(), 'roland', 'roland')&quot;; &quot;&quot;) &amp; &quot;;&quot;; &quot;&quot;)" office:value-type="string" office:string-value="INSERT INTO translation_source SET source='Geschäftsführer', location='_lobbywatch_bindungsart()', field = '', created_visa='roland', updated_visa='roland'; INSERT INTO translation_target (lang, translation, translation_source_id, created_visa, updated_visa) VALUES ('fr', 'Adminstraeur', LAST_INSERT_ID(), 'roland', 'roland');" calcext:value-type="string">
            <text:p>INSERT INTO translation_source SET source='Geschäftsführer', location='_lobbywatch_bindungsart()', field = '', created_visa='roland', updated_visa='roland'; INSERT INTO translation_target (lang, translation, translation_source_id, created_visa, updated_visa) VALUES ('fr', 'Adminstraeur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izegeschäftsführerin</text:p>
          </table:table-cell>
          <table:table-cell table:number-columns-repeated="2"/>
          <table:table-cell office:value-type="string" calcext:value-type="string">
            <text:p>Vice-Adminstrice</text:p>
          </table:table-cell>
          <table:table-cell table:number-columns-repeated="2"/>
          <table:table-cell table:formula="of:=&quot;INSERT INTO translation_source SET source='&quot; &amp; SUBSTITUTE([.C22];&quot;'&quot;; &quot;\'&quot;) &amp; &quot;', location='&quot; &amp;SUBSTITUTE([.A22];&quot;'&quot;; &quot;\'&quot;) &amp; &quot;', field = '&quot; &amp; SUBSTITUTE([.B22];&quot;'&quot;; &quot;\'&quot;) &amp; &quot;'&quot; &amp; IF([.D22]&lt;&gt;&quot;&quot;; &quot;, context = '&quot; &amp; SUBSTITUTE([.D22];&quot;'&quot;; &quot;\'&quot;) &amp; &quot;'&quot;; &quot;&quot;) &amp; &quot;, created_visa='roland', updated_visa='roland'; &quot; &amp; IF(OR([.E22]&lt;&gt;&quot;&quot;; [.F22]&lt;&gt;&quot;&quot;);&quot;INSERT INTO translation_target (lang, translation, translation_source_id, created_visa, updated_visa) VALUES &quot; &amp; IF([.E22]&lt;&gt;&quot;&quot;;&quot;('de', '&quot; &amp; SUBSTITUTE([.E22];&quot;'&quot;; &quot;\'&quot;) &amp; &quot;', LAST_INSERT_ID(), 'roland', 'roland')&quot;; &quot;&quot;) &amp; IF(AND([.E22]&lt;&gt;&quot;&quot;; [.F22]&lt;&gt;&quot;&quot;); &quot;,&quot;; &quot;&quot;) &amp; IF([.F22]&lt;&gt;&quot;&quot;;&quot;('fr', '&quot; &amp; SUBSTITUTE([.F22];&quot;'&quot;; &quot;\'&quot;) &amp; &quot;', LAST_INSERT_ID(), 'roland', 'roland')&quot;; &quot;&quot;) &amp; &quot;;&quot;; &quot;&quot;)" office:value-type="string" office:string-value="INSERT INTO translation_source SET source='Vizegeschäftsführerin', location='_lobbywatch_bindungsart()', field = '', created_visa='roland', updated_visa='roland'; INSERT INTO translation_target (lang, translation, translation_source_id, created_visa, updated_visa) VALUES ('fr', 'Vice-Adminstrice', LAST_INSERT_ID(), 'roland', 'roland');" calcext:value-type="string">
            <text:p>INSERT INTO translation_source SET source='Vizegeschäftsführerin', location='_lobbywatch_bindungsart()', field = '', created_visa='roland', updated_visa='roland'; INSERT INTO translation_target (lang, translation, translation_source_id, created_visa, updated_visa) VALUES ('fr', 'Vice-Adminstrice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izegeschäftsführer</text:p>
          </table:table-cell>
          <table:table-cell table:number-columns-repeated="2"/>
          <table:table-cell office:value-type="string" calcext:value-type="string">
            <text:p>Vice-Adminstraeur</text:p>
          </table:table-cell>
          <table:table-cell table:number-columns-repeated="2"/>
          <table:table-cell table:formula="of:=&quot;INSERT INTO translation_source SET source='&quot; &amp; SUBSTITUTE([.C23];&quot;'&quot;; &quot;\'&quot;) &amp; &quot;', location='&quot; &amp;SUBSTITUTE([.A23];&quot;'&quot;; &quot;\'&quot;) &amp; &quot;', field = '&quot; &amp; SUBSTITUTE([.B23];&quot;'&quot;; &quot;\'&quot;) &amp; &quot;'&quot; &amp; IF([.D23]&lt;&gt;&quot;&quot;; &quot;, context = '&quot; &amp; SUBSTITUTE([.D23];&quot;'&quot;; &quot;\'&quot;) &amp; &quot;'&quot;; &quot;&quot;) &amp; &quot;, created_visa='roland', updated_visa='roland'; &quot; &amp; IF(OR([.E23]&lt;&gt;&quot;&quot;; [.F23]&lt;&gt;&quot;&quot;);&quot;INSERT INTO translation_target (lang, translation, translation_source_id, created_visa, updated_visa) VALUES &quot; &amp; IF([.E23]&lt;&gt;&quot;&quot;;&quot;('de', '&quot; &amp; SUBSTITUTE([.E23];&quot;'&quot;; &quot;\'&quot;) &amp; &quot;', LAST_INSERT_ID(), 'roland', 'roland')&quot;; &quot;&quot;) &amp; IF(AND([.E23]&lt;&gt;&quot;&quot;; [.F23]&lt;&gt;&quot;&quot;); &quot;,&quot;; &quot;&quot;) &amp; IF([.F23]&lt;&gt;&quot;&quot;;&quot;('fr', '&quot; &amp; SUBSTITUTE([.F23];&quot;'&quot;; &quot;\'&quot;) &amp; &quot;', LAST_INSERT_ID(), 'roland', 'roland')&quot;; &quot;&quot;) &amp; &quot;;&quot;; &quot;&quot;)" office:value-type="string" office:string-value="INSERT INTO translation_source SET source='Vizegeschäftsführer', location='_lobbywatch_bindungsart()', field = '', created_visa='roland', updated_visa='roland'; INSERT INTO translation_target (lang, translation, translation_source_id, created_visa, updated_visa) VALUES ('fr', 'Vice-Adminstraeur', LAST_INSERT_ID(), 'roland', 'roland');" calcext:value-type="string">
            <text:p>INSERT INTO translation_source SET source='Vizegeschäftsführer', location='_lobbywatch_bindungsart()', field = '', created_visa='roland', updated_visa='roland'; INSERT INTO translation_target (lang, translation, translation_source_id, created_visa, updated_visa) VALUES ('fr', 'Vice-Adminstraeur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leitung</text:p>
          </table:table-cell>
          <table:table-cell table:number-columns-repeated="2"/>
          <table:table-cell office:value-type="string" calcext:value-type="string">
            <text:p>Gestion des affaires</text:p>
          </table:table-cell>
          <table:table-cell table:number-columns-repeated="2"/>
          <table:table-cell table:formula="of:=&quot;INSERT INTO translation_source SET source='&quot; &amp; SUBSTITUTE([.C24];&quot;'&quot;; &quot;\'&quot;) &amp; &quot;', location='&quot; &amp;SUBSTITUTE([.A24];&quot;'&quot;; &quot;\'&quot;) &amp; &quot;', field = '&quot; &amp; SUBSTITUTE([.B24];&quot;'&quot;; &quot;\'&quot;) &amp; &quot;'&quot; &amp; IF([.D24]&lt;&gt;&quot;&quot;; &quot;, context = '&quot; &amp; SUBSTITUTE([.D24];&quot;'&quot;; &quot;\'&quot;) &amp; &quot;'&quot;; &quot;&quot;) &amp; &quot;, created_visa='roland', updated_visa='roland'; &quot; &amp; IF(OR([.E24]&lt;&gt;&quot;&quot;; [.F24]&lt;&gt;&quot;&quot;);&quot;INSERT INTO translation_target (lang, translation, translation_source_id, created_visa, updated_visa) VALUES &quot; &amp; IF([.E24]&lt;&gt;&quot;&quot;;&quot;('de', '&quot; &amp; SUBSTITUTE([.E24];&quot;'&quot;; &quot;\'&quot;) &amp; &quot;', LAST_INSERT_ID(), 'roland', 'roland')&quot;; &quot;&quot;) &amp; IF(AND([.E24]&lt;&gt;&quot;&quot;; [.F24]&lt;&gt;&quot;&quot;); &quot;,&quot;; &quot;&quot;) &amp; IF([.F24]&lt;&gt;&quot;&quot;;&quot;('fr', '&quot; &amp; SUBSTITUTE([.F24];&quot;'&quot;; &quot;\'&quot;) &amp; &quot;', LAST_INSERT_ID(), 'roland', 'roland')&quot;; &quot;&quot;) &amp; &quot;;&quot;; &quot;&quot;)" office:value-type="string" office:string-value="INSERT INTO translation_source SET source='Geschäftsleitung', location='_lobbywatch_bindungsart()', field = '', created_visa='roland', updated_visa='roland'; INSERT INTO translation_target (lang, translation, translation_source_id, created_visa, updated_visa) VALUES ('fr', 'Gestion des affaires', LAST_INSERT_ID(), 'roland', 'roland');" calcext:value-type="string">
            <text:p>INSERT INTO translation_source SET source='Geschäftsleitung', location='_lobbywatch_bindungsart()', field = '', created_visa='roland', updated_visa='roland'; INSERT INTO translation_target (lang, translation, translation_source_id, created_visa, updated_visa) VALUES ('fr', 'Gestion des affaires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atspräsidentin</text:p>
          </table:table-cell>
          <table:table-cell table:number-columns-repeated="5"/>
          <table:table-cell table:formula="of:=&quot;INSERT INTO translation_source SET source='&quot; &amp; SUBSTITUTE([.C25];&quot;'&quot;; &quot;\'&quot;) &amp; &quot;', location='&quot; &amp;SUBSTITUTE([.A25];&quot;'&quot;; &quot;\'&quot;) &amp; &quot;', field = '&quot; &amp; SUBSTITUTE([.B25];&quot;'&quot;; &quot;\'&quot;) &amp; &quot;'&quot; &amp; IF([.D25]&lt;&gt;&quot;&quot;; &quot;, context = '&quot; &amp; SUBSTITUTE([.D25];&quot;'&quot;; &quot;\'&quot;) &amp; &quot;'&quot;; &quot;&quot;) &amp; &quot;, created_visa='roland', updated_visa='roland'; &quot; &amp; IF(OR([.E25]&lt;&gt;&quot;&quot;; [.F25]&lt;&gt;&quot;&quot;);&quot;INSERT INTO translation_target (lang, translation, translation_source_id, created_visa, updated_visa) VALUES &quot; &amp; IF([.E25]&lt;&gt;&quot;&quot;;&quot;('de', '&quot; &amp; SUBSTITUTE([.E25];&quot;'&quot;; &quot;\'&quot;) &amp; &quot;', LAST_INSERT_ID(), 'roland', 'roland')&quot;; &quot;&quot;) &amp; IF(AND([.E25]&lt;&gt;&quot;&quot;; [.F25]&lt;&gt;&quot;&quot;); &quot;,&quot;; &quot;&quot;) &amp; IF([.F25]&lt;&gt;&quot;&quot;;&quot;('fr', '&quot; &amp; SUBSTITUTE([.F25];&quot;'&quot;; &quot;\'&quot;) &amp; &quot;', LAST_INSERT_ID(), 'roland', 'roland')&quot;; &quot;&quot;) &amp; &quot;;&quot;; &quot;&quot;)" office:value-type="string" office:string-value="INSERT INTO translation_source SET source='Verwaltungsratspräsidentin', location='_lobbywatch_bindungsart()', field = '', created_visa='roland', updated_visa='roland'; " calcext:value-type="string">
            <text:p>INSERT INTO translation_source SET source='Verwaltungsratspräsidentin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atspräsident</text:p>
          </table:table-cell>
          <table:table-cell table:number-columns-repeated="5"/>
          <table:table-cell table:formula="of:=&quot;INSERT INTO translation_source SET source='&quot; &amp; SUBSTITUTE([.C26];&quot;'&quot;; &quot;\'&quot;) &amp; &quot;', location='&quot; &amp;SUBSTITUTE([.A26];&quot;'&quot;; &quot;\'&quot;) &amp; &quot;', field = '&quot; &amp; SUBSTITUTE([.B26];&quot;'&quot;; &quot;\'&quot;) &amp; &quot;'&quot; &amp; IF([.D26]&lt;&gt;&quot;&quot;; &quot;, context = '&quot; &amp; SUBSTITUTE([.D26];&quot;'&quot;; &quot;\'&quot;) &amp; &quot;'&quot;; &quot;&quot;) &amp; &quot;, created_visa='roland', updated_visa='roland'; &quot; &amp; IF(OR([.E26]&lt;&gt;&quot;&quot;; [.F26]&lt;&gt;&quot;&quot;);&quot;INSERT INTO translation_target (lang, translation, translation_source_id, created_visa, updated_visa) VALUES &quot; &amp; IF([.E26]&lt;&gt;&quot;&quot;;&quot;('de', '&quot; &amp; SUBSTITUTE([.E26];&quot;'&quot;; &quot;\'&quot;) &amp; &quot;', LAST_INSERT_ID(), 'roland', 'roland')&quot;; &quot;&quot;) &amp; IF(AND([.E26]&lt;&gt;&quot;&quot;; [.F26]&lt;&gt;&quot;&quot;); &quot;,&quot;; &quot;&quot;) &amp; IF([.F26]&lt;&gt;&quot;&quot;;&quot;('fr', '&quot; &amp; SUBSTITUTE([.F26];&quot;'&quot;; &quot;\'&quot;) &amp; &quot;', LAST_INSERT_ID(), 'roland', 'roland')&quot;; &quot;&quot;) &amp; &quot;;&quot;; &quot;&quot;)" office:value-type="string" office:string-value="INSERT INTO translation_source SET source='Verwaltungsratspräsident', location='_lobbywatch_bindungsart()', field = '', created_visa='roland', updated_visa='roland'; " calcext:value-type="string">
            <text:p>INSERT INTO translation_source SET source='Verwaltungsratspräsident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atsvizepräsidentin</text:p>
          </table:table-cell>
          <table:table-cell table:number-columns-repeated="5"/>
          <table:table-cell table:formula="of:=&quot;INSERT INTO translation_source SET source='&quot; &amp; SUBSTITUTE([.C27];&quot;'&quot;; &quot;\'&quot;) &amp; &quot;', location='&quot; &amp;SUBSTITUTE([.A27];&quot;'&quot;; &quot;\'&quot;) &amp; &quot;', field = '&quot; &amp; SUBSTITUTE([.B27];&quot;'&quot;; &quot;\'&quot;) &amp; &quot;'&quot; &amp; IF([.D27]&lt;&gt;&quot;&quot;; &quot;, context = '&quot; &amp; SUBSTITUTE([.D27];&quot;'&quot;; &quot;\'&quot;) &amp; &quot;'&quot;; &quot;&quot;) &amp; &quot;, created_visa='roland', updated_visa='roland'; &quot; &amp; IF(OR([.E27]&lt;&gt;&quot;&quot;; [.F27]&lt;&gt;&quot;&quot;);&quot;INSERT INTO translation_target (lang, translation, translation_source_id, created_visa, updated_visa) VALUES &quot; &amp; IF([.E27]&lt;&gt;&quot;&quot;;&quot;('de', '&quot; &amp; SUBSTITUTE([.E27];&quot;'&quot;; &quot;\'&quot;) &amp; &quot;', LAST_INSERT_ID(), 'roland', 'roland')&quot;; &quot;&quot;) &amp; IF(AND([.E27]&lt;&gt;&quot;&quot;; [.F27]&lt;&gt;&quot;&quot;); &quot;,&quot;; &quot;&quot;) &amp; IF([.F27]&lt;&gt;&quot;&quot;;&quot;('fr', '&quot; &amp; SUBSTITUTE([.F27];&quot;'&quot;; &quot;\'&quot;) &amp; &quot;', LAST_INSERT_ID(), 'roland', 'roland')&quot;; &quot;&quot;) &amp; &quot;;&quot;; &quot;&quot;)" office:value-type="string" office:string-value="INSERT INTO translation_source SET source='Verwaltungsratsvizepräsidentin', location='_lobbywatch_bindungsart()', field = '', created_visa='roland', updated_visa='roland'; " calcext:value-type="string">
            <text:p>INSERT INTO translation_source SET source='Verwaltungsratsvizepräsidentin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atsvizepräsident</text:p>
          </table:table-cell>
          <table:table-cell table:number-columns-repeated="5"/>
          <table:table-cell table:formula="of:=&quot;INSERT INTO translation_source SET source='&quot; &amp; SUBSTITUTE([.C28];&quot;'&quot;; &quot;\'&quot;) &amp; &quot;', location='&quot; &amp;SUBSTITUTE([.A28];&quot;'&quot;; &quot;\'&quot;) &amp; &quot;', field = '&quot; &amp; SUBSTITUTE([.B28];&quot;'&quot;; &quot;\'&quot;) &amp; &quot;'&quot; &amp; IF([.D28]&lt;&gt;&quot;&quot;; &quot;, context = '&quot; &amp; SUBSTITUTE([.D28];&quot;'&quot;; &quot;\'&quot;) &amp; &quot;'&quot;; &quot;&quot;) &amp; &quot;, created_visa='roland', updated_visa='roland'; &quot; &amp; IF(OR([.E28]&lt;&gt;&quot;&quot;; [.F28]&lt;&gt;&quot;&quot;);&quot;INSERT INTO translation_target (lang, translation, translation_source_id, created_visa, updated_visa) VALUES &quot; &amp; IF([.E28]&lt;&gt;&quot;&quot;;&quot;('de', '&quot; &amp; SUBSTITUTE([.E28];&quot;'&quot;; &quot;\'&quot;) &amp; &quot;', LAST_INSERT_ID(), 'roland', 'roland')&quot;; &quot;&quot;) &amp; IF(AND([.E28]&lt;&gt;&quot;&quot;; [.F28]&lt;&gt;&quot;&quot;); &quot;,&quot;; &quot;&quot;) &amp; IF([.F28]&lt;&gt;&quot;&quot;;&quot;('fr', '&quot; &amp; SUBSTITUTE([.F28];&quot;'&quot;; &quot;\'&quot;) &amp; &quot;', LAST_INSERT_ID(), 'roland', 'roland')&quot;; &quot;&quot;) &amp; &quot;;&quot;; &quot;&quot;)" office:value-type="string" office:string-value="INSERT INTO translation_source SET source='Verwaltungsratsvizepräsident', location='_lobbywatch_bindungsart()', field = '', created_visa='roland', updated_visa='roland'; " calcext:value-type="string">
            <text:p>INSERT INTO translation_source SET source='Verwaltungsratsvizepräsident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ätin</text:p>
          </table:table-cell>
          <table:table-cell table:number-columns-repeated="5"/>
          <table:table-cell table:formula="of:=&quot;INSERT INTO translation_source SET source='&quot; &amp; SUBSTITUTE([.C29];&quot;'&quot;; &quot;\'&quot;) &amp; &quot;', location='&quot; &amp;SUBSTITUTE([.A29];&quot;'&quot;; &quot;\'&quot;) &amp; &quot;', field = '&quot; &amp; SUBSTITUTE([.B29];&quot;'&quot;; &quot;\'&quot;) &amp; &quot;'&quot; &amp; IF([.D29]&lt;&gt;&quot;&quot;; &quot;, context = '&quot; &amp; SUBSTITUTE([.D29];&quot;'&quot;; &quot;\'&quot;) &amp; &quot;'&quot;; &quot;&quot;) &amp; &quot;, created_visa='roland', updated_visa='roland'; &quot; &amp; IF(OR([.E29]&lt;&gt;&quot;&quot;; [.F29]&lt;&gt;&quot;&quot;);&quot;INSERT INTO translation_target (lang, translation, translation_source_id, created_visa, updated_visa) VALUES &quot; &amp; IF([.E29]&lt;&gt;&quot;&quot;;&quot;('de', '&quot; &amp; SUBSTITUTE([.E29];&quot;'&quot;; &quot;\'&quot;) &amp; &quot;', LAST_INSERT_ID(), 'roland', 'roland')&quot;; &quot;&quot;) &amp; IF(AND([.E29]&lt;&gt;&quot;&quot;; [.F29]&lt;&gt;&quot;&quot;); &quot;,&quot;; &quot;&quot;) &amp; IF([.F29]&lt;&gt;&quot;&quot;;&quot;('fr', '&quot; &amp; SUBSTITUTE([.F29];&quot;'&quot;; &quot;\'&quot;) &amp; &quot;', LAST_INSERT_ID(), 'roland', 'roland')&quot;; &quot;&quot;) &amp; &quot;;&quot;; &quot;&quot;)" office:value-type="string" office:string-value="INSERT INTO translation_source SET source='Verwaltungsrätin', location='_lobbywatch_bindungsart()', field = '', created_visa='roland', updated_visa='roland'; " calcext:value-type="string">
            <text:p>INSERT INTO translation_source SET source='Verwaltungsrätin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at</text:p>
          </table:table-cell>
          <table:table-cell table:number-columns-repeated="5"/>
          <table:table-cell table:formula="of:=&quot;INSERT INTO translation_source SET source='&quot; &amp; SUBSTITUTE([.C30];&quot;'&quot;; &quot;\'&quot;) &amp; &quot;', location='&quot; &amp;SUBSTITUTE([.A30];&quot;'&quot;; &quot;\'&quot;) &amp; &quot;', field = '&quot; &amp; SUBSTITUTE([.B30];&quot;'&quot;; &quot;\'&quot;) &amp; &quot;'&quot; &amp; IF([.D30]&lt;&gt;&quot;&quot;; &quot;, context = '&quot; &amp; SUBSTITUTE([.D30];&quot;'&quot;; &quot;\'&quot;) &amp; &quot;'&quot;; &quot;&quot;) &amp; &quot;, created_visa='roland', updated_visa='roland'; &quot; &amp; IF(OR([.E30]&lt;&gt;&quot;&quot;; [.F30]&lt;&gt;&quot;&quot;);&quot;INSERT INTO translation_target (lang, translation, translation_source_id, created_visa, updated_visa) VALUES &quot; &amp; IF([.E30]&lt;&gt;&quot;&quot;;&quot;('de', '&quot; &amp; SUBSTITUTE([.E30];&quot;'&quot;; &quot;\'&quot;) &amp; &quot;', LAST_INSERT_ID(), 'roland', 'roland')&quot;; &quot;&quot;) &amp; IF(AND([.E30]&lt;&gt;&quot;&quot;; [.F30]&lt;&gt;&quot;&quot;); &quot;,&quot;; &quot;&quot;) &amp; IF([.F30]&lt;&gt;&quot;&quot;;&quot;('fr', '&quot; &amp; SUBSTITUTE([.F30];&quot;'&quot;; &quot;\'&quot;) &amp; &quot;', LAST_INSERT_ID(), 'roland', 'roland')&quot;; &quot;&quot;) &amp; &quot;;&quot;; &quot;&quot;)" office:value-type="string" office:string-value="INSERT INTO translation_source SET source='Verwaltungsrat', location='_lobbywatch_bindungsart()', field = '', created_visa='roland', updated_visa='roland'; " calcext:value-type="string">
            <text:p>INSERT INTO translation_source SET source='Verwaltungsrat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führerin (CEO)</text:p>
          </table:table-cell>
          <table:table-cell table:number-columns-repeated="2"/>
          <table:table-cell office:value-type="string" calcext:value-type="string">
            <text:p>Adminstrice (CEO)</text:p>
          </table:table-cell>
          <table:table-cell table:number-columns-repeated="2"/>
          <table:table-cell table:formula="of:=&quot;INSERT INTO translation_source SET source='&quot; &amp; SUBSTITUTE([.C31];&quot;'&quot;; &quot;\'&quot;) &amp; &quot;', location='&quot; &amp;SUBSTITUTE([.A31];&quot;'&quot;; &quot;\'&quot;) &amp; &quot;', field = '&quot; &amp; SUBSTITUTE([.B31];&quot;'&quot;; &quot;\'&quot;) &amp; &quot;'&quot; &amp; IF([.D31]&lt;&gt;&quot;&quot;; &quot;, context = '&quot; &amp; SUBSTITUTE([.D31];&quot;'&quot;; &quot;\'&quot;) &amp; &quot;'&quot;; &quot;&quot;) &amp; &quot;, created_visa='roland', updated_visa='roland'; &quot; &amp; IF(OR([.E31]&lt;&gt;&quot;&quot;; [.F31]&lt;&gt;&quot;&quot;);&quot;INSERT INTO translation_target (lang, translation, translation_source_id, created_visa, updated_visa) VALUES &quot; &amp; IF([.E31]&lt;&gt;&quot;&quot;;&quot;('de', '&quot; &amp; SUBSTITUTE([.E31];&quot;'&quot;; &quot;\'&quot;) &amp; &quot;', LAST_INSERT_ID(), 'roland', 'roland')&quot;; &quot;&quot;) &amp; IF(AND([.E31]&lt;&gt;&quot;&quot;; [.F31]&lt;&gt;&quot;&quot;); &quot;,&quot;; &quot;&quot;) &amp; IF([.F31]&lt;&gt;&quot;&quot;;&quot;('fr', '&quot; &amp; SUBSTITUTE([.F31];&quot;'&quot;; &quot;\'&quot;) &amp; &quot;', LAST_INSERT_ID(), 'roland', 'roland')&quot;; &quot;&quot;) &amp; &quot;;&quot;; &quot;&quot;)" office:value-type="string" office:string-value="INSERT INTO translation_source SET source='Geschäftsführerin (CEO)', location='_lobbywatch_bindungsart()', field = '', created_visa='roland', updated_visa='roland'; INSERT INTO translation_target (lang, translation, translation_source_id, created_visa, updated_visa) VALUES ('fr', 'Adminstrice (CEO)', LAST_INSERT_ID(), 'roland', 'roland');" calcext:value-type="string">
            <text:p>INSERT INTO translation_source SET source='Geschäftsführerin (CEO)', location='_lobbywatch_bindungsart()', field = '', created_visa='roland', updated_visa='roland'; INSERT INTO translation_target (lang, translation, translation_source_id, created_visa, updated_visa) VALUES ('fr', 'Adminstrice (CEO)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führer (CEO)</text:p>
          </table:table-cell>
          <table:table-cell table:number-columns-repeated="2"/>
          <table:table-cell office:value-type="string" calcext:value-type="string">
            <text:p>Adminstraeur (CEO)</text:p>
          </table:table-cell>
          <table:table-cell table:number-columns-repeated="2"/>
          <table:table-cell table:formula="of:=&quot;INSERT INTO translation_source SET source='&quot; &amp; SUBSTITUTE([.C32];&quot;'&quot;; &quot;\'&quot;) &amp; &quot;', location='&quot; &amp;SUBSTITUTE([.A32];&quot;'&quot;; &quot;\'&quot;) &amp; &quot;', field = '&quot; &amp; SUBSTITUTE([.B32];&quot;'&quot;; &quot;\'&quot;) &amp; &quot;'&quot; &amp; IF([.D32]&lt;&gt;&quot;&quot;; &quot;, context = '&quot; &amp; SUBSTITUTE([.D32];&quot;'&quot;; &quot;\'&quot;) &amp; &quot;'&quot;; &quot;&quot;) &amp; &quot;, created_visa='roland', updated_visa='roland'; &quot; &amp; IF(OR([.E32]&lt;&gt;&quot;&quot;; [.F32]&lt;&gt;&quot;&quot;);&quot;INSERT INTO translation_target (lang, translation, translation_source_id, created_visa, updated_visa) VALUES &quot; &amp; IF([.E32]&lt;&gt;&quot;&quot;;&quot;('de', '&quot; &amp; SUBSTITUTE([.E32];&quot;'&quot;; &quot;\'&quot;) &amp; &quot;', LAST_INSERT_ID(), 'roland', 'roland')&quot;; &quot;&quot;) &amp; IF(AND([.E32]&lt;&gt;&quot;&quot;; [.F32]&lt;&gt;&quot;&quot;); &quot;,&quot;; &quot;&quot;) &amp; IF([.F32]&lt;&gt;&quot;&quot;;&quot;('fr', '&quot; &amp; SUBSTITUTE([.F32];&quot;'&quot;; &quot;\'&quot;) &amp; &quot;', LAST_INSERT_ID(), 'roland', 'roland')&quot;; &quot;&quot;) &amp; &quot;;&quot;; &quot;&quot;)" office:value-type="string" office:string-value="INSERT INTO translation_source SET source='Geschäftsführer (CEO)', location='_lobbywatch_bindungsart()', field = '', created_visa='roland', updated_visa='roland'; INSERT INTO translation_target (lang, translation, translation_source_id, created_visa, updated_visa) VALUES ('fr', 'Adminstraeur (CEO)', LAST_INSERT_ID(), 'roland', 'roland');" calcext:value-type="string">
            <text:p>INSERT INTO translation_source SET source='Geschäftsführer (CEO)', location='_lobbywatch_bindungsart()', field = '', created_visa='roland', updated_visa='roland'; INSERT INTO translation_target (lang, translation, translation_source_id, created_visa, updated_visa) VALUES ('fr', 'Adminstraeur (CEO)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orstandspräsidentin</text:p>
          </table:table-cell>
          <table:table-cell table:number-columns-repeated="5"/>
          <table:table-cell table:formula="of:=&quot;INSERT INTO translation_source SET source='&quot; &amp; SUBSTITUTE([.C33];&quot;'&quot;; &quot;\'&quot;) &amp; &quot;', location='&quot; &amp;SUBSTITUTE([.A33];&quot;'&quot;; &quot;\'&quot;) &amp; &quot;', field = '&quot; &amp; SUBSTITUTE([.B33];&quot;'&quot;; &quot;\'&quot;) &amp; &quot;'&quot; &amp; IF([.D33]&lt;&gt;&quot;&quot;; &quot;, context = '&quot; &amp; SUBSTITUTE([.D33];&quot;'&quot;; &quot;\'&quot;) &amp; &quot;'&quot;; &quot;&quot;) &amp; &quot;, created_visa='roland', updated_visa='roland'; &quot; &amp; IF(OR([.E33]&lt;&gt;&quot;&quot;; [.F33]&lt;&gt;&quot;&quot;);&quot;INSERT INTO translation_target (lang, translation, translation_source_id, created_visa, updated_visa) VALUES &quot; &amp; IF([.E33]&lt;&gt;&quot;&quot;;&quot;('de', '&quot; &amp; SUBSTITUTE([.E33];&quot;'&quot;; &quot;\'&quot;) &amp; &quot;', LAST_INSERT_ID(), 'roland', 'roland')&quot;; &quot;&quot;) &amp; IF(AND([.E33]&lt;&gt;&quot;&quot;; [.F33]&lt;&gt;&quot;&quot;); &quot;,&quot;; &quot;&quot;) &amp; IF([.F33]&lt;&gt;&quot;&quot;;&quot;('fr', '&quot; &amp; SUBSTITUTE([.F33];&quot;'&quot;; &quot;\'&quot;) &amp; &quot;', LAST_INSERT_ID(), 'roland', 'roland')&quot;; &quot;&quot;) &amp; &quot;;&quot;; &quot;&quot;)" office:value-type="string" office:string-value="INSERT INTO translation_source SET source='Vorstandspräsidentin', location='_lobbywatch_bindungsart()', field = '', created_visa='roland', updated_visa='roland'; " calcext:value-type="string">
            <text:p>INSERT INTO translation_source SET source='Vorstandspräsidentin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orstandspräsident</text:p>
          </table:table-cell>
          <table:table-cell table:number-columns-repeated="5"/>
          <table:table-cell table:formula="of:=&quot;INSERT INTO translation_source SET source='&quot; &amp; SUBSTITUTE([.C34];&quot;'&quot;; &quot;\'&quot;) &amp; &quot;', location='&quot; &amp;SUBSTITUTE([.A34];&quot;'&quot;; &quot;\'&quot;) &amp; &quot;', field = '&quot; &amp; SUBSTITUTE([.B34];&quot;'&quot;; &quot;\'&quot;) &amp; &quot;'&quot; &amp; IF([.D34]&lt;&gt;&quot;&quot;; &quot;, context = '&quot; &amp; SUBSTITUTE([.D34];&quot;'&quot;; &quot;\'&quot;) &amp; &quot;'&quot;; &quot;&quot;) &amp; &quot;, created_visa='roland', updated_visa='roland'; &quot; &amp; IF(OR([.E34]&lt;&gt;&quot;&quot;; [.F34]&lt;&gt;&quot;&quot;);&quot;INSERT INTO translation_target (lang, translation, translation_source_id, created_visa, updated_visa) VALUES &quot; &amp; IF([.E34]&lt;&gt;&quot;&quot;;&quot;('de', '&quot; &amp; SUBSTITUTE([.E34];&quot;'&quot;; &quot;\'&quot;) &amp; &quot;', LAST_INSERT_ID(), 'roland', 'roland')&quot;; &quot;&quot;) &amp; IF(AND([.E34]&lt;&gt;&quot;&quot;; [.F34]&lt;&gt;&quot;&quot;); &quot;,&quot;; &quot;&quot;) &amp; IF([.F34]&lt;&gt;&quot;&quot;;&quot;('fr', '&quot; &amp; SUBSTITUTE([.F34];&quot;'&quot;; &quot;\'&quot;) &amp; &quot;', LAST_INSERT_ID(), 'roland', 'roland')&quot;; &quot;&quot;) &amp; &quot;;&quot;; &quot;&quot;)" office:value-type="string" office:string-value="INSERT INTO translation_source SET source='Vorstandspräsident', location='_lobbywatch_bindungsart()', field = '', created_visa='roland', updated_visa='roland'; " calcext:value-type="string">
            <text:p>INSERT INTO translation_source SET source='Vorstandspräsident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orstandsvizepräsidentin</text:p>
          </table:table-cell>
          <table:table-cell table:number-columns-repeated="5"/>
          <table:table-cell table:formula="of:=&quot;INSERT INTO translation_source SET source='&quot; &amp; SUBSTITUTE([.C35];&quot;'&quot;; &quot;\'&quot;) &amp; &quot;', location='&quot; &amp;SUBSTITUTE([.A35];&quot;'&quot;; &quot;\'&quot;) &amp; &quot;', field = '&quot; &amp; SUBSTITUTE([.B35];&quot;'&quot;; &quot;\'&quot;) &amp; &quot;'&quot; &amp; IF([.D35]&lt;&gt;&quot;&quot;; &quot;, context = '&quot; &amp; SUBSTITUTE([.D35];&quot;'&quot;; &quot;\'&quot;) &amp; &quot;'&quot;; &quot;&quot;) &amp; &quot;, created_visa='roland', updated_visa='roland'; &quot; &amp; IF(OR([.E35]&lt;&gt;&quot;&quot;; [.F35]&lt;&gt;&quot;&quot;);&quot;INSERT INTO translation_target (lang, translation, translation_source_id, created_visa, updated_visa) VALUES &quot; &amp; IF([.E35]&lt;&gt;&quot;&quot;;&quot;('de', '&quot; &amp; SUBSTITUTE([.E35];&quot;'&quot;; &quot;\'&quot;) &amp; &quot;', LAST_INSERT_ID(), 'roland', 'roland')&quot;; &quot;&quot;) &amp; IF(AND([.E35]&lt;&gt;&quot;&quot;; [.F35]&lt;&gt;&quot;&quot;); &quot;,&quot;; &quot;&quot;) &amp; IF([.F35]&lt;&gt;&quot;&quot;;&quot;('fr', '&quot; &amp; SUBSTITUTE([.F35];&quot;'&quot;; &quot;\'&quot;) &amp; &quot;', LAST_INSERT_ID(), 'roland', 'roland')&quot;; &quot;&quot;) &amp; &quot;;&quot;; &quot;&quot;)" office:value-type="string" office:string-value="INSERT INTO translation_source SET source='Vorstandsvizepräsidentin', location='_lobbywatch_bindungsart()', field = '', created_visa='roland', updated_visa='roland'; " calcext:value-type="string">
            <text:p>INSERT INTO translation_source SET source='Vorstandsvizepräsidentin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orstandsvizepräsident</text:p>
          </table:table-cell>
          <table:table-cell table:number-columns-repeated="5"/>
          <table:table-cell table:formula="of:=&quot;INSERT INTO translation_source SET source='&quot; &amp; SUBSTITUTE([.C36];&quot;'&quot;; &quot;\'&quot;) &amp; &quot;', location='&quot; &amp;SUBSTITUTE([.A36];&quot;'&quot;; &quot;\'&quot;) &amp; &quot;', field = '&quot; &amp; SUBSTITUTE([.B36];&quot;'&quot;; &quot;\'&quot;) &amp; &quot;'&quot; &amp; IF([.D36]&lt;&gt;&quot;&quot;; &quot;, context = '&quot; &amp; SUBSTITUTE([.D36];&quot;'&quot;; &quot;\'&quot;) &amp; &quot;'&quot;; &quot;&quot;) &amp; &quot;, created_visa='roland', updated_visa='roland'; &quot; &amp; IF(OR([.E36]&lt;&gt;&quot;&quot;; [.F36]&lt;&gt;&quot;&quot;);&quot;INSERT INTO translation_target (lang, translation, translation_source_id, created_visa, updated_visa) VALUES &quot; &amp; IF([.E36]&lt;&gt;&quot;&quot;;&quot;('de', '&quot; &amp; SUBSTITUTE([.E36];&quot;'&quot;; &quot;\'&quot;) &amp; &quot;', LAST_INSERT_ID(), 'roland', 'roland')&quot;; &quot;&quot;) &amp; IF(AND([.E36]&lt;&gt;&quot;&quot;; [.F36]&lt;&gt;&quot;&quot;); &quot;,&quot;; &quot;&quot;) &amp; IF([.F36]&lt;&gt;&quot;&quot;;&quot;('fr', '&quot; &amp; SUBSTITUTE([.F36];&quot;'&quot;; &quot;\'&quot;) &amp; &quot;', LAST_INSERT_ID(), 'roland', 'roland')&quot;; &quot;&quot;) &amp; &quot;;&quot;; &quot;&quot;)" office:value-type="string" office:string-value="INSERT INTO translation_source SET source='Vorstandsvizepräsident', location='_lobbywatch_bindungsart()', field = '', created_visa='roland', updated_visa='roland'; " calcext:value-type="string">
            <text:p>INSERT INTO translation_source SET source='Vorstandsvizepräsident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orstand</text:p>
          </table:table-cell>
          <table:table-cell table:number-columns-repeated="5"/>
          <table:table-cell table:formula="of:=&quot;INSERT INTO translation_source SET source='&quot; &amp; SUBSTITUTE([.C37];&quot;'&quot;; &quot;\'&quot;) &amp; &quot;', location='&quot; &amp;SUBSTITUTE([.A37];&quot;'&quot;; &quot;\'&quot;) &amp; &quot;', field = '&quot; &amp; SUBSTITUTE([.B37];&quot;'&quot;; &quot;\'&quot;) &amp; &quot;'&quot; &amp; IF([.D37]&lt;&gt;&quot;&quot;; &quot;, context = '&quot; &amp; SUBSTITUTE([.D37];&quot;'&quot;; &quot;\'&quot;) &amp; &quot;'&quot;; &quot;&quot;) &amp; &quot;, created_visa='roland', updated_visa='roland'; &quot; &amp; IF(OR([.E37]&lt;&gt;&quot;&quot;; [.F37]&lt;&gt;&quot;&quot;);&quot;INSERT INTO translation_target (lang, translation, translation_source_id, created_visa, updated_visa) VALUES &quot; &amp; IF([.E37]&lt;&gt;&quot;&quot;;&quot;('de', '&quot; &amp; SUBSTITUTE([.E37];&quot;'&quot;; &quot;\'&quot;) &amp; &quot;', LAST_INSERT_ID(), 'roland', 'roland')&quot;; &quot;&quot;) &amp; IF(AND([.E37]&lt;&gt;&quot;&quot;; [.F37]&lt;&gt;&quot;&quot;); &quot;,&quot;; &quot;&quot;) &amp; IF([.F37]&lt;&gt;&quot;&quot;;&quot;('fr', '&quot; &amp; SUBSTITUTE([.F37];&quot;'&quot;; &quot;\'&quot;) &amp; &quot;', LAST_INSERT_ID(), 'roland', 'roland')&quot;; &quot;&quot;) &amp; &quot;;&quot;; &quot;&quot;)" office:value-type="string" office:string-value="INSERT INTO translation_source SET source='Vorstand', location='_lobbywatch_bindungsart()', field = '', created_visa='roland', updated_visa='roland'; " calcext:value-type="string">
            <text:p>INSERT INTO translation_source SET source='Vorstand', location='_lobbywatch_bindungsart()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Beirat/Patronatskomitee/Expertenkommission/Advisory Board</text:p>
          </table:table-cell>
          <table:table-cell table:number-columns-repeated="5"/>
          <table:table-cell table:formula="of:=&quot;INSERT INTO translation_source SET source='&quot; &amp; SUBSTITUTE([.C38];&quot;'&quot;; &quot;\'&quot;) &amp; &quot;', location='&quot; &amp;SUBSTITUTE([.A38];&quot;'&quot;; &quot;\'&quot;) &amp; &quot;', field = '&quot; &amp; SUBSTITUTE([.B38];&quot;'&quot;; &quot;\'&quot;) &amp; &quot;'&quot; &amp; IF([.D38]&lt;&gt;&quot;&quot;; &quot;, context = '&quot; &amp; SUBSTITUTE([.D38];&quot;'&quot;; &quot;\'&quot;) &amp; &quot;'&quot;; &quot;&quot;) &amp; &quot;, created_visa='roland', updated_visa='roland'; &quot; &amp; IF(OR([.E38]&lt;&gt;&quot;&quot;; [.F38]&lt;&gt;&quot;&quot;);&quot;INSERT INTO translation_target (lang, translation, translation_source_id, created_visa, updated_visa) VALUES &quot; &amp; IF([.E38]&lt;&gt;&quot;&quot;;&quot;('de', '&quot; &amp; SUBSTITUTE([.E38];&quot;'&quot;; &quot;\'&quot;) &amp; &quot;', LAST_INSERT_ID(), 'roland', 'roland')&quot;; &quot;&quot;) &amp; IF(AND([.E38]&lt;&gt;&quot;&quot;; [.F38]&lt;&gt;&quot;&quot;); &quot;,&quot;; &quot;&quot;) &amp; IF([.F38]&lt;&gt;&quot;&quot;;&quot;('fr', '&quot; &amp; SUBSTITUTE([.F38];&quot;'&quot;; &quot;\'&quot;) &amp; &quot;', LAST_INSERT_ID(), 'roland', 'roland')&quot;; &quot;&quot;) &amp; &quot;;&quot;; &quot;&quot;)" office:value-type="string" office:string-value="INSERT INTO translation_source SET source='Beirat/Patronatskomitee/Expertenkommission/Advisory Board', location='_lobbywatch_bindungsart()', field = '', created_visa='roland', updated_visa='roland'; " calcext:value-type="string">
            <text:p>INSERT INTO translation_source SET source='Beirat/Patronatskomitee/Expertenkommission/Advisory Board', location='_lobbywatch_bindungsart()', field = '', created_visa='roland', updated_visa='roland';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office:value-type="string" calcext:value-type="string">
            <text:p>Sehr geehrter Herr</text:p>
          </table:table-cell>
          <table:table-cell table:number-columns-repeated="5"/>
          <table:table-cell table:formula="of:=&quot;INSERT INTO translation_source SET source='&quot; &amp; SUBSTITUTE([.C39];&quot;'&quot;; &quot;\'&quot;) &amp; &quot;', location='&quot; &amp;SUBSTITUTE([.A39];&quot;'&quot;; &quot;\'&quot;) &amp; &quot;', field = '&quot; &amp; SUBSTITUTE([.B39];&quot;'&quot;; &quot;\'&quot;) &amp; &quot;'&quot; &amp; IF([.D39]&lt;&gt;&quot;&quot;; &quot;, context = '&quot; &amp; SUBSTITUTE([.D39];&quot;'&quot;; &quot;\'&quot;) &amp; &quot;'&quot;; &quot;&quot;) &amp; &quot;, created_visa='roland', updated_visa='roland'; &quot; &amp; IF(OR([.E39]&lt;&gt;&quot;&quot;; [.F39]&lt;&gt;&quot;&quot;);&quot;INSERT INTO translation_target (lang, translation, translation_source_id, created_visa, updated_visa) VALUES &quot; &amp; IF([.E39]&lt;&gt;&quot;&quot;;&quot;('de', '&quot; &amp; SUBSTITUTE([.E39];&quot;'&quot;; &quot;\'&quot;) &amp; &quot;', LAST_INSERT_ID(), 'roland', 'roland')&quot;; &quot;&quot;) &amp; IF(AND([.E39]&lt;&gt;&quot;&quot;; [.F39]&lt;&gt;&quot;&quot;); &quot;,&quot;; &quot;&quot;) &amp; IF([.F39]&lt;&gt;&quot;&quot;;&quot;('fr', '&quot; &amp; SUBSTITUTE([.F39];&quot;'&quot;; &quot;\'&quot;) &amp; &quot;', LAST_INSERT_ID(), 'roland', 'roland')&quot;; &quot;&quot;) &amp; &quot;;&quot;; &quot;&quot;)" office:value-type="string" office:string-value="INSERT INTO translation_source SET source='Sehr geehrter Herr', location='anrede', field = '', created_visa='roland', updated_visa='roland'; " calcext:value-type="string">
            <text:p>INSERT INTO translation_source SET source='Sehr geehrter Herr', location='anrede', field = '', created_visa='roland', updated_visa='roland';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office:value-type="string" calcext:value-type="string">
            <text:p>Sehr geehrte Frau</text:p>
          </table:table-cell>
          <table:table-cell table:number-columns-repeated="5"/>
          <table:table-cell table:formula="of:=&quot;INSERT INTO translation_source SET source='&quot; &amp; SUBSTITUTE([.C40];&quot;'&quot;; &quot;\'&quot;) &amp; &quot;', location='&quot; &amp;SUBSTITUTE([.A40];&quot;'&quot;; &quot;\'&quot;) &amp; &quot;', field = '&quot; &amp; SUBSTITUTE([.B40];&quot;'&quot;; &quot;\'&quot;) &amp; &quot;'&quot; &amp; IF([.D40]&lt;&gt;&quot;&quot;; &quot;, context = '&quot; &amp; SUBSTITUTE([.D40];&quot;'&quot;; &quot;\'&quot;) &amp; &quot;'&quot;; &quot;&quot;) &amp; &quot;, created_visa='roland', updated_visa='roland'; &quot; &amp; IF(OR([.E40]&lt;&gt;&quot;&quot;; [.F40]&lt;&gt;&quot;&quot;);&quot;INSERT INTO translation_target (lang, translation, translation_source_id, created_visa, updated_visa) VALUES &quot; &amp; IF([.E40]&lt;&gt;&quot;&quot;;&quot;('de', '&quot; &amp; SUBSTITUTE([.E40];&quot;'&quot;; &quot;\'&quot;) &amp; &quot;', LAST_INSERT_ID(), 'roland', 'roland')&quot;; &quot;&quot;) &amp; IF(AND([.E40]&lt;&gt;&quot;&quot;; [.F40]&lt;&gt;&quot;&quot;); &quot;,&quot;; &quot;&quot;) &amp; IF([.F40]&lt;&gt;&quot;&quot;;&quot;('fr', '&quot; &amp; SUBSTITUTE([.F40];&quot;'&quot;; &quot;\'&quot;) &amp; &quot;', LAST_INSERT_ID(), 'roland', 'roland')&quot;; &quot;&quot;) &amp; &quot;;&quot;; &quot;&quot;)" office:value-type="string" office:string-value="INSERT INTO translation_source SET source='Sehr geehrte Frau', location='anrede', field = '', created_visa='roland', updated_visa='roland'; " calcext:value-type="string">
            <text:p>INSERT INTO translation_source SET source='Sehr geehrte Frau', location='anrede', field = '', created_visa='roland', updated_visa='roland';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office:value-type="string" calcext:value-type="string">
            <text:p>Sehr geehrte(r) Herr/Frau</text:p>
          </table:table-cell>
          <table:table-cell table:number-columns-repeated="5"/>
          <table:table-cell table:formula="of:=&quot;INSERT INTO translation_source SET source='&quot; &amp; SUBSTITUTE([.C41];&quot;'&quot;; &quot;\'&quot;) &amp; &quot;', location='&quot; &amp;SUBSTITUTE([.A41];&quot;'&quot;; &quot;\'&quot;) &amp; &quot;', field = '&quot; &amp; SUBSTITUTE([.B41];&quot;'&quot;; &quot;\'&quot;) &amp; &quot;'&quot; &amp; IF([.D41]&lt;&gt;&quot;&quot;; &quot;, context = '&quot; &amp; SUBSTITUTE([.D41];&quot;'&quot;; &quot;\'&quot;) &amp; &quot;'&quot;; &quot;&quot;) &amp; &quot;, created_visa='roland', updated_visa='roland'; &quot; &amp; IF(OR([.E41]&lt;&gt;&quot;&quot;; [.F41]&lt;&gt;&quot;&quot;);&quot;INSERT INTO translation_target (lang, translation, translation_source_id, created_visa, updated_visa) VALUES &quot; &amp; IF([.E41]&lt;&gt;&quot;&quot;;&quot;('de', '&quot; &amp; SUBSTITUTE([.E41];&quot;'&quot;; &quot;\'&quot;) &amp; &quot;', LAST_INSERT_ID(), 'roland', 'roland')&quot;; &quot;&quot;) &amp; IF(AND([.E41]&lt;&gt;&quot;&quot;; [.F41]&lt;&gt;&quot;&quot;); &quot;,&quot;; &quot;&quot;) &amp; IF([.F41]&lt;&gt;&quot;&quot;;&quot;('fr', '&quot; &amp; SUBSTITUTE([.F41];&quot;'&quot;; &quot;\'&quot;) &amp; &quot;', LAST_INSERT_ID(), 'roland', 'roland')&quot;; &quot;&quot;) &amp; &quot;;&quot;; &quot;&quot;)" office:value-type="string" office:string-value="INSERT INTO translation_source SET source='Sehr geehrte(r) Herr/Frau', location='anrede', field = '', created_visa='roland', updated_visa='roland'; " calcext:value-type="string">
            <text:p>INSERT INTO translation_source SET source='Sehr geehrte(r) Herr/Frau', location='anrede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AG</text:p>
          </table:table-cell>
          <table:table-cell table:number-columns-repeated="2"/>
          <table:table-cell office:value-type="string" calcext:value-type="string">
            <text:p>SA</text:p>
          </table:table-cell>
          <table:table-cell table:number-columns-repeated="2"/>
          <table:table-cell table:formula="of:=&quot;INSERT INTO translation_source SET source='&quot; &amp; SUBSTITUTE([.C42];&quot;'&quot;; &quot;\'&quot;) &amp; &quot;', location='&quot; &amp;SUBSTITUTE([.A42];&quot;'&quot;; &quot;\'&quot;) &amp; &quot;', field = '&quot; &amp; SUBSTITUTE([.B42];&quot;'&quot;; &quot;\'&quot;) &amp; &quot;'&quot; &amp; IF([.D42]&lt;&gt;&quot;&quot;; &quot;, context = '&quot; &amp; SUBSTITUTE([.D42];&quot;'&quot;; &quot;\'&quot;) &amp; &quot;'&quot;; &quot;&quot;) &amp; &quot;, created_visa='roland', updated_visa='roland'; &quot; &amp; IF(OR([.E42]&lt;&gt;&quot;&quot;; [.F42]&lt;&gt;&quot;&quot;);&quot;INSERT INTO translation_target (lang, translation, translation_source_id, created_visa, updated_visa) VALUES &quot; &amp; IF([.E42]&lt;&gt;&quot;&quot;;&quot;('de', '&quot; &amp; SUBSTITUTE([.E42];&quot;'&quot;; &quot;\'&quot;) &amp; &quot;', LAST_INSERT_ID(), 'roland', 'roland')&quot;; &quot;&quot;) &amp; IF(AND([.E42]&lt;&gt;&quot;&quot;; [.F42]&lt;&gt;&quot;&quot;); &quot;,&quot;; &quot;&quot;) &amp; IF([.F42]&lt;&gt;&quot;&quot;;&quot;('fr', '&quot; &amp; SUBSTITUTE([.F42];&quot;'&quot;; &quot;\'&quot;) &amp; &quot;', LAST_INSERT_ID(), 'roland', 'roland')&quot;; &quot;&quot;) &amp; &quot;;&quot;; &quot;&quot;)" office:value-type="string" office:string-value="INSERT INTO translation_source SET source='AG', location='organisation', field = 'Rechtsform', created_visa='roland', updated_visa='roland'; INSERT INTO translation_target (lang, translation, translation_source_id, created_visa, updated_visa) VALUES ('fr', 'SA', LAST_INSERT_ID(), 'roland', 'roland');" calcext:value-type="string">
            <text:p>INSERT INTO translation_source SET source='AG', location='organisation', field = 'Rechtsform', created_visa='roland', updated_visa='roland'; INSERT INTO translation_target (lang, translation, translation_source_id, created_visa, updated_visa) VALUES ('fr', 'SA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GmbH</text:p>
          </table:table-cell>
          <table:table-cell table:number-columns-repeated="2"/>
          <table:table-cell office:value-type="string" calcext:value-type="string">
            <text:p>SARL </text:p>
          </table:table-cell>
          <table:table-cell table:number-columns-repeated="2"/>
          <table:table-cell table:formula="of:=&quot;INSERT INTO translation_source SET source='&quot; &amp; SUBSTITUTE([.C43];&quot;'&quot;; &quot;\'&quot;) &amp; &quot;', location='&quot; &amp;SUBSTITUTE([.A43];&quot;'&quot;; &quot;\'&quot;) &amp; &quot;', field = '&quot; &amp; SUBSTITUTE([.B43];&quot;'&quot;; &quot;\'&quot;) &amp; &quot;'&quot; &amp; IF([.D43]&lt;&gt;&quot;&quot;; &quot;, context = '&quot; &amp; SUBSTITUTE([.D43];&quot;'&quot;; &quot;\'&quot;) &amp; &quot;'&quot;; &quot;&quot;) &amp; &quot;, created_visa='roland', updated_visa='roland'; &quot; &amp; IF(OR([.E43]&lt;&gt;&quot;&quot;; [.F43]&lt;&gt;&quot;&quot;);&quot;INSERT INTO translation_target (lang, translation, translation_source_id, created_visa, updated_visa) VALUES &quot; &amp; IF([.E43]&lt;&gt;&quot;&quot;;&quot;('de', '&quot; &amp; SUBSTITUTE([.E43];&quot;'&quot;; &quot;\'&quot;) &amp; &quot;', LAST_INSERT_ID(), 'roland', 'roland')&quot;; &quot;&quot;) &amp; IF(AND([.E43]&lt;&gt;&quot;&quot;; [.F43]&lt;&gt;&quot;&quot;); &quot;,&quot;; &quot;&quot;) &amp; IF([.F43]&lt;&gt;&quot;&quot;;&quot;('fr', '&quot; &amp; SUBSTITUTE([.F43];&quot;'&quot;; &quot;\'&quot;) &amp; &quot;', LAST_INSERT_ID(), 'roland', 'roland')&quot;; &quot;&quot;) &amp; &quot;;&quot;; &quot;&quot;)" office:value-type="string" office:string-value="INSERT INTO translation_source SET source='GmbH', location='organisation', field = 'Rechtsform', created_visa='roland', updated_visa='roland'; INSERT INTO translation_target (lang, translation, translation_source_id, created_visa, updated_visa) VALUES ('fr', 'SARL ', LAST_INSERT_ID(), 'roland', 'roland');" calcext:value-type="string">
            <text:p>INSERT INTO translation_source SET source='GmbH', location='organisation', field = 'Rechtsform', created_visa='roland', updated_visa='roland'; INSERT INTO translation_target (lang, translation, translation_source_id, created_visa, updated_visa) VALUES ('fr', 'SARL 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Stiftung</text:p>
          </table:table-cell>
          <table:table-cell table:number-columns-repeated="2"/>
          <table:table-cell office:value-type="string" calcext:value-type="string">
            <text:p>Fondation</text:p>
          </table:table-cell>
          <table:table-cell table:number-columns-repeated="2"/>
          <table:table-cell table:formula="of:=&quot;INSERT INTO translation_source SET source='&quot; &amp; SUBSTITUTE([.C44];&quot;'&quot;; &quot;\'&quot;) &amp; &quot;', location='&quot; &amp;SUBSTITUTE([.A44];&quot;'&quot;; &quot;\'&quot;) &amp; &quot;', field = '&quot; &amp; SUBSTITUTE([.B44];&quot;'&quot;; &quot;\'&quot;) &amp; &quot;'&quot; &amp; IF([.D44]&lt;&gt;&quot;&quot;; &quot;, context = '&quot; &amp; SUBSTITUTE([.D44];&quot;'&quot;; &quot;\'&quot;) &amp; &quot;'&quot;; &quot;&quot;) &amp; &quot;, created_visa='roland', updated_visa='roland'; &quot; &amp; IF(OR([.E44]&lt;&gt;&quot;&quot;; [.F44]&lt;&gt;&quot;&quot;);&quot;INSERT INTO translation_target (lang, translation, translation_source_id, created_visa, updated_visa) VALUES &quot; &amp; IF([.E44]&lt;&gt;&quot;&quot;;&quot;('de', '&quot; &amp; SUBSTITUTE([.E44];&quot;'&quot;; &quot;\'&quot;) &amp; &quot;', LAST_INSERT_ID(), 'roland', 'roland')&quot;; &quot;&quot;) &amp; IF(AND([.E44]&lt;&gt;&quot;&quot;; [.F44]&lt;&gt;&quot;&quot;); &quot;,&quot;; &quot;&quot;) &amp; IF([.F44]&lt;&gt;&quot;&quot;;&quot;('fr', '&quot; &amp; SUBSTITUTE([.F44];&quot;'&quot;; &quot;\'&quot;) &amp; &quot;', LAST_INSERT_ID(), 'roland', 'roland')&quot;; &quot;&quot;) &amp; &quot;;&quot;; &quot;&quot;)" office:value-type="string" office:string-value="INSERT INTO translation_source SET source='Stiftung', location='organisation', field = 'Rechtsform', created_visa='roland', updated_visa='roland'; INSERT INTO translation_target (lang, translation, translation_source_id, created_visa, updated_visa) VALUES ('fr', 'Fondation', LAST_INSERT_ID(), 'roland', 'roland');" calcext:value-type="string">
            <text:p>INSERT INTO translation_source SET source='Stiftung', location='organisation', field = 'Rechtsform', created_visa='roland', updated_visa='roland'; INSERT INTO translation_target (lang, translation, translation_source_id, created_visa, updated_visa) VALUES ('fr', 'Fondatio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Verein</text:p>
          </table:table-cell>
          <table:table-cell table:number-columns-repeated="2"/>
          <table:table-cell office:value-type="string" calcext:value-type="string">
            <text:p>Associaton</text:p>
          </table:table-cell>
          <table:table-cell table:number-columns-repeated="2"/>
          <table:table-cell table:formula="of:=&quot;INSERT INTO translation_source SET source='&quot; &amp; SUBSTITUTE([.C45];&quot;'&quot;; &quot;\'&quot;) &amp; &quot;', location='&quot; &amp;SUBSTITUTE([.A45];&quot;'&quot;; &quot;\'&quot;) &amp; &quot;', field = '&quot; &amp; SUBSTITUTE([.B45];&quot;'&quot;; &quot;\'&quot;) &amp; &quot;'&quot; &amp; IF([.D45]&lt;&gt;&quot;&quot;; &quot;, context = '&quot; &amp; SUBSTITUTE([.D45];&quot;'&quot;; &quot;\'&quot;) &amp; &quot;'&quot;; &quot;&quot;) &amp; &quot;, created_visa='roland', updated_visa='roland'; &quot; &amp; IF(OR([.E45]&lt;&gt;&quot;&quot;; [.F45]&lt;&gt;&quot;&quot;);&quot;INSERT INTO translation_target (lang, translation, translation_source_id, created_visa, updated_visa) VALUES &quot; &amp; IF([.E45]&lt;&gt;&quot;&quot;;&quot;('de', '&quot; &amp; SUBSTITUTE([.E45];&quot;'&quot;; &quot;\'&quot;) &amp; &quot;', LAST_INSERT_ID(), 'roland', 'roland')&quot;; &quot;&quot;) &amp; IF(AND([.E45]&lt;&gt;&quot;&quot;; [.F45]&lt;&gt;&quot;&quot;); &quot;,&quot;; &quot;&quot;) &amp; IF([.F45]&lt;&gt;&quot;&quot;;&quot;('fr', '&quot; &amp; SUBSTITUTE([.F45];&quot;'&quot;; &quot;\'&quot;) &amp; &quot;', LAST_INSERT_ID(), 'roland', 'roland')&quot;; &quot;&quot;) &amp; &quot;;&quot;; &quot;&quot;)" office:value-type="string" office:string-value="INSERT INTO translation_source SET source='Verein', location='organisation', field = 'Rechtsform', created_visa='roland', updated_visa='roland'; INSERT INTO translation_target (lang, translation, translation_source_id, created_visa, updated_visa) VALUES ('fr', 'Associaton', LAST_INSERT_ID(), 'roland', 'roland');" calcext:value-type="string">
            <text:p>INSERT INTO translation_source SET source='Verein', location='organisation', field = 'Rechtsform', created_visa='roland', updated_visa='roland'; INSERT INTO translation_target (lang, translation, translation_source_id, created_visa, updated_visa) VALUES ('fr', 'Associato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Informelle Gruppe</text:p>
          </table:table-cell>
          <table:table-cell table:number-columns-repeated="5"/>
          <table:table-cell table:formula="of:=&quot;INSERT INTO translation_source SET source='&quot; &amp; SUBSTITUTE([.C46];&quot;'&quot;; &quot;\'&quot;) &amp; &quot;', location='&quot; &amp;SUBSTITUTE([.A46];&quot;'&quot;; &quot;\'&quot;) &amp; &quot;', field = '&quot; &amp; SUBSTITUTE([.B46];&quot;'&quot;; &quot;\'&quot;) &amp; &quot;'&quot; &amp; IF([.D46]&lt;&gt;&quot;&quot;; &quot;, context = '&quot; &amp; SUBSTITUTE([.D46];&quot;'&quot;; &quot;\'&quot;) &amp; &quot;'&quot;; &quot;&quot;) &amp; &quot;, created_visa='roland', updated_visa='roland'; &quot; &amp; IF(OR([.E46]&lt;&gt;&quot;&quot;; [.F46]&lt;&gt;&quot;&quot;);&quot;INSERT INTO translation_target (lang, translation, translation_source_id, created_visa, updated_visa) VALUES &quot; &amp; IF([.E46]&lt;&gt;&quot;&quot;;&quot;('de', '&quot; &amp; SUBSTITUTE([.E46];&quot;'&quot;; &quot;\'&quot;) &amp; &quot;', LAST_INSERT_ID(), 'roland', 'roland')&quot;; &quot;&quot;) &amp; IF(AND([.E46]&lt;&gt;&quot;&quot;; [.F46]&lt;&gt;&quot;&quot;); &quot;,&quot;; &quot;&quot;) &amp; IF([.F46]&lt;&gt;&quot;&quot;;&quot;('fr', '&quot; &amp; SUBSTITUTE([.F46];&quot;'&quot;; &quot;\'&quot;) &amp; &quot;', LAST_INSERT_ID(), 'roland', 'roland')&quot;; &quot;&quot;) &amp; &quot;;&quot;; &quot;&quot;)" office:value-type="string" office:string-value="INSERT INTO translation_source SET source='Informelle Gruppe', location='organisation', field = 'Rechtsform', created_visa='roland', updated_visa='roland'; " calcext:value-type="string">
            <text:p>INSERT INTO translation_source SET source='Informelle Gruppe', location='organisation', field = 'Rechtsform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Parlamentarische Gruppe</text:p>
          </table:table-cell>
          <table:table-cell table:number-columns-repeated="5"/>
          <table:table-cell table:formula="of:=&quot;INSERT INTO translation_source SET source='&quot; &amp; SUBSTITUTE([.C47];&quot;'&quot;; &quot;\'&quot;) &amp; &quot;', location='&quot; &amp;SUBSTITUTE([.A47];&quot;'&quot;; &quot;\'&quot;) &amp; &quot;', field = '&quot; &amp; SUBSTITUTE([.B47];&quot;'&quot;; &quot;\'&quot;) &amp; &quot;'&quot; &amp; IF([.D47]&lt;&gt;&quot;&quot;; &quot;, context = '&quot; &amp; SUBSTITUTE([.D47];&quot;'&quot;; &quot;\'&quot;) &amp; &quot;'&quot;; &quot;&quot;) &amp; &quot;, created_visa='roland', updated_visa='roland'; &quot; &amp; IF(OR([.E47]&lt;&gt;&quot;&quot;; [.F47]&lt;&gt;&quot;&quot;);&quot;INSERT INTO translation_target (lang, translation, translation_source_id, created_visa, updated_visa) VALUES &quot; &amp; IF([.E47]&lt;&gt;&quot;&quot;;&quot;('de', '&quot; &amp; SUBSTITUTE([.E47];&quot;'&quot;; &quot;\'&quot;) &amp; &quot;', LAST_INSERT_ID(), 'roland', 'roland')&quot;; &quot;&quot;) &amp; IF(AND([.E47]&lt;&gt;&quot;&quot;; [.F47]&lt;&gt;&quot;&quot;); &quot;,&quot;; &quot;&quot;) &amp; IF([.F47]&lt;&gt;&quot;&quot;;&quot;('fr', '&quot; &amp; SUBSTITUTE([.F47];&quot;'&quot;; &quot;\'&quot;) &amp; &quot;', LAST_INSERT_ID(), 'roland', 'roland')&quot;; &quot;&quot;) &amp; &quot;;&quot;; &quot;&quot;)" office:value-type="string" office:string-value="INSERT INTO translation_source SET source='Parlamentarische Gruppe', location='organisation', field = 'Rechtsform', created_visa='roland', updated_visa='roland'; " calcext:value-type="string">
            <text:p>INSERT INTO translation_source SET source='Parlamentarische Gruppe', location='organisation', field = 'Rechtsform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Oeffentlich-rechtlich</text:p>
          </table:table-cell>
          <table:table-cell/>
          <table:table-cell office:value-type="string" calcext:value-type="string">
            <text:p>Öffentlich-rechtlich Anstalt</text:p>
          </table:table-cell>
          <table:table-cell office:value-type="string" calcext:value-type="string">
            <text:p>Etablissement de droit public</text:p>
          </table:table-cell>
          <table:table-cell table:number-columns-repeated="2"/>
          <table:table-cell table:formula="of:=&quot;INSERT INTO translation_source SET source='&quot; &amp; SUBSTITUTE([.C48];&quot;'&quot;; &quot;\'&quot;) &amp; &quot;', location='&quot; &amp;SUBSTITUTE([.A48];&quot;'&quot;; &quot;\'&quot;) &amp; &quot;', field = '&quot; &amp; SUBSTITUTE([.B48];&quot;'&quot;; &quot;\'&quot;) &amp; &quot;'&quot; &amp; IF([.D48]&lt;&gt;&quot;&quot;; &quot;, context = '&quot; &amp; SUBSTITUTE([.D48];&quot;'&quot;; &quot;\'&quot;) &amp; &quot;'&quot;; &quot;&quot;) &amp; &quot;, created_visa='roland', updated_visa='roland'; &quot; &amp; IF(OR([.E48]&lt;&gt;&quot;&quot;; [.F48]&lt;&gt;&quot;&quot;);&quot;INSERT INTO translation_target (lang, translation, translation_source_id, created_visa, updated_visa) VALUES &quot; &amp; IF([.E48]&lt;&gt;&quot;&quot;;&quot;('de', '&quot; &amp; SUBSTITUTE([.E48];&quot;'&quot;; &quot;\'&quot;) &amp; &quot;', LAST_INSERT_ID(), 'roland', 'roland')&quot;; &quot;&quot;) &amp; IF(AND([.E48]&lt;&gt;&quot;&quot;; [.F48]&lt;&gt;&quot;&quot;); &quot;,&quot;; &quot;&quot;) &amp; IF([.F48]&lt;&gt;&quot;&quot;;&quot;('fr', '&quot; &amp; SUBSTITUTE([.F48];&quot;'&quot;; &quot;\'&quot;) &amp; &quot;', LAST_INSERT_ID(), 'roland', 'roland')&quot;; &quot;&quot;) &amp; &quot;;&quot;; &quot;&quot;)" office:value-type="string" office:string-value="INSERT INTO translation_source SET source='Oeffentlich-rechtlich', location='organisation', field = 'Rechtsform', created_visa='roland', updated_visa='roland'; INSERT INTO translation_target (lang, translation, translation_source_id, created_visa, updated_visa) VALUES ('de', 'Öffentlich-rechtlich Anstalt', LAST_INSERT_ID(), 'roland', 'roland'),('fr', 'Etablissement de droit public', LAST_INSERT_ID(), 'roland', 'roland');" calcext:value-type="string">
            <text:p>INSERT INTO translation_source SET source='Oeffentlich-rechtlich', location='organisation', field = 'Rechtsform', created_visa='roland', updated_visa='roland'; INSERT INTO translation_target (lang, translation, translation_source_id, created_visa, updated_visa) VALUES ('de', 'Öffentlich-rechtlich Anstalt', LAST_INSERT_ID(), 'roland', 'roland'),('fr', 'Etablissement de droit public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Einzelunternehmen</text:p>
          </table:table-cell>
          <table:table-cell table:number-columns-repeated="5"/>
          <table:table-cell table:formula="of:=&quot;INSERT INTO translation_source SET source='&quot; &amp; SUBSTITUTE([.C49];&quot;'&quot;; &quot;\'&quot;) &amp; &quot;', location='&quot; &amp;SUBSTITUTE([.A49];&quot;'&quot;; &quot;\'&quot;) &amp; &quot;', field = '&quot; &amp; SUBSTITUTE([.B49];&quot;'&quot;; &quot;\'&quot;) &amp; &quot;'&quot; &amp; IF([.D49]&lt;&gt;&quot;&quot;; &quot;, context = '&quot; &amp; SUBSTITUTE([.D49];&quot;'&quot;; &quot;\'&quot;) &amp; &quot;'&quot;; &quot;&quot;) &amp; &quot;, created_visa='roland', updated_visa='roland'; &quot; &amp; IF(OR([.E49]&lt;&gt;&quot;&quot;; [.F49]&lt;&gt;&quot;&quot;);&quot;INSERT INTO translation_target (lang, translation, translation_source_id, created_visa, updated_visa) VALUES &quot; &amp; IF([.E49]&lt;&gt;&quot;&quot;;&quot;('de', '&quot; &amp; SUBSTITUTE([.E49];&quot;'&quot;; &quot;\'&quot;) &amp; &quot;', LAST_INSERT_ID(), 'roland', 'roland')&quot;; &quot;&quot;) &amp; IF(AND([.E49]&lt;&gt;&quot;&quot;; [.F49]&lt;&gt;&quot;&quot;); &quot;,&quot;; &quot;&quot;) &amp; IF([.F49]&lt;&gt;&quot;&quot;;&quot;('fr', '&quot; &amp; SUBSTITUTE([.F49];&quot;'&quot;; &quot;\'&quot;) &amp; &quot;', LAST_INSERT_ID(), 'roland', 'roland')&quot;; &quot;&quot;) &amp; &quot;;&quot;; &quot;&quot;)" office:value-type="string" office:string-value="INSERT INTO translation_source SET source='Einzelunternehmen', location='organisation', field = 'Rechtsform', created_visa='roland', updated_visa='roland'; " calcext:value-type="string">
            <text:p>INSERT INTO translation_source SET source='Einzelunternehmen', location='organisation', field = 'Rechtsform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KG</text:p>
          </table:table-cell>
          <table:table-cell table:number-columns-repeated="2"/>
          <table:table-cell office:value-type="string" calcext:value-type="string">
            <text:p>SC </text:p>
          </table:table-cell>
          <table:table-cell table:number-columns-repeated="2"/>
          <table:table-cell table:formula="of:=&quot;INSERT INTO translation_source SET source='&quot; &amp; SUBSTITUTE([.C50];&quot;'&quot;; &quot;\'&quot;) &amp; &quot;', location='&quot; &amp;SUBSTITUTE([.A50];&quot;'&quot;; &quot;\'&quot;) &amp; &quot;', field = '&quot; &amp; SUBSTITUTE([.B50];&quot;'&quot;; &quot;\'&quot;) &amp; &quot;'&quot; &amp; IF([.D50]&lt;&gt;&quot;&quot;; &quot;, context = '&quot; &amp; SUBSTITUTE([.D50];&quot;'&quot;; &quot;\'&quot;) &amp; &quot;'&quot;; &quot;&quot;) &amp; &quot;, created_visa='roland', updated_visa='roland'; &quot; &amp; IF(OR([.E50]&lt;&gt;&quot;&quot;; [.F50]&lt;&gt;&quot;&quot;);&quot;INSERT INTO translation_target (lang, translation, translation_source_id, created_visa, updated_visa) VALUES &quot; &amp; IF([.E50]&lt;&gt;&quot;&quot;;&quot;('de', '&quot; &amp; SUBSTITUTE([.E50];&quot;'&quot;; &quot;\'&quot;) &amp; &quot;', LAST_INSERT_ID(), 'roland', 'roland')&quot;; &quot;&quot;) &amp; IF(AND([.E50]&lt;&gt;&quot;&quot;; [.F50]&lt;&gt;&quot;&quot;); &quot;,&quot;; &quot;&quot;) &amp; IF([.F50]&lt;&gt;&quot;&quot;;&quot;('fr', '&quot; &amp; SUBSTITUTE([.F50];&quot;'&quot;; &quot;\'&quot;) &amp; &quot;', LAST_INSERT_ID(), 'roland', 'roland')&quot;; &quot;&quot;) &amp; &quot;;&quot;; &quot;&quot;)" office:value-type="string" office:string-value="INSERT INTO translation_source SET source='KG', location='organisation', field = 'Rechtsform', created_visa='roland', updated_visa='roland'; INSERT INTO translation_target (lang, translation, translation_source_id, created_visa, updated_visa) VALUES ('fr', 'SC ', LAST_INSERT_ID(), 'roland', 'roland');" calcext:value-type="string">
            <text:p>INSERT INTO translation_source SET source='KG', location='organisation', field = 'Rechtsform', created_visa='roland', updated_visa='roland'; INSERT INTO translation_target (lang, translation, translation_source_id, created_visa, updated_visa) VALUES ('fr', 'SC 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Genossenschaft</text:p>
          </table:table-cell>
          <table:table-cell table:number-columns-repeated="2"/>
          <table:table-cell office:value-type="string" calcext:value-type="string">
            <text:p>Société copérative</text:p>
          </table:table-cell>
          <table:table-cell table:number-columns-repeated="2"/>
          <table:table-cell table:formula="of:=&quot;INSERT INTO translation_source SET source='&quot; &amp; SUBSTITUTE([.C51];&quot;'&quot;; &quot;\'&quot;) &amp; &quot;', location='&quot; &amp;SUBSTITUTE([.A51];&quot;'&quot;; &quot;\'&quot;) &amp; &quot;', field = '&quot; &amp; SUBSTITUTE([.B51];&quot;'&quot;; &quot;\'&quot;) &amp; &quot;'&quot; &amp; IF([.D51]&lt;&gt;&quot;&quot;; &quot;, context = '&quot; &amp; SUBSTITUTE([.D51];&quot;'&quot;; &quot;\'&quot;) &amp; &quot;'&quot;; &quot;&quot;) &amp; &quot;, created_visa='roland', updated_visa='roland'; &quot; &amp; IF(OR([.E51]&lt;&gt;&quot;&quot;; [.F51]&lt;&gt;&quot;&quot;);&quot;INSERT INTO translation_target (lang, translation, translation_source_id, created_visa, updated_visa) VALUES &quot; &amp; IF([.E51]&lt;&gt;&quot;&quot;;&quot;('de', '&quot; &amp; SUBSTITUTE([.E51];&quot;'&quot;; &quot;\'&quot;) &amp; &quot;', LAST_INSERT_ID(), 'roland', 'roland')&quot;; &quot;&quot;) &amp; IF(AND([.E51]&lt;&gt;&quot;&quot;; [.F51]&lt;&gt;&quot;&quot;); &quot;,&quot;; &quot;&quot;) &amp; IF([.F51]&lt;&gt;&quot;&quot;;&quot;('fr', '&quot; &amp; SUBSTITUTE([.F51];&quot;'&quot;; &quot;\'&quot;) &amp; &quot;', LAST_INSERT_ID(), 'roland', 'roland')&quot;; &quot;&quot;) &amp; &quot;;&quot;; &quot;&quot;)" office:value-type="string" office:string-value="INSERT INTO translation_source SET source='Genossenschaft', location='organisation', field = 'Rechtsform', created_visa='roland', updated_visa='roland'; INSERT INTO translation_target (lang, translation, translation_source_id, created_visa, updated_visa) VALUES ('fr', 'Société copérative', LAST_INSERT_ID(), 'roland', 'roland');" calcext:value-type="string">
            <text:p>INSERT INTO translation_source SET source='Genossenschaft', location='organisation', field = 'Rechtsform', created_visa='roland', updated_visa='roland'; INSERT INTO translation_target (lang, translation, translation_source_id, created_visa, updated_visa) VALUES ('fr', 'Société copérative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Staatlich</text:p>
          </table:table-cell>
          <table:table-cell table:number-columns-repeated="5"/>
          <table:table-cell table:formula="of:=&quot;INSERT INTO translation_source SET source='&quot; &amp; SUBSTITUTE([.C52];&quot;'&quot;; &quot;\'&quot;) &amp; &quot;', location='&quot; &amp;SUBSTITUTE([.A52];&quot;'&quot;; &quot;\'&quot;) &amp; &quot;', field = '&quot; &amp; SUBSTITUTE([.B52];&quot;'&quot;; &quot;\'&quot;) &amp; &quot;'&quot; &amp; IF([.D52]&lt;&gt;&quot;&quot;; &quot;, context = '&quot; &amp; SUBSTITUTE([.D52];&quot;'&quot;; &quot;\'&quot;) &amp; &quot;'&quot;; &quot;&quot;) &amp; &quot;, created_visa='roland', updated_visa='roland'; &quot; &amp; IF(OR([.E52]&lt;&gt;&quot;&quot;; [.F52]&lt;&gt;&quot;&quot;);&quot;INSERT INTO translation_target (lang, translation, translation_source_id, created_visa, updated_visa) VALUES &quot; &amp; IF([.E52]&lt;&gt;&quot;&quot;;&quot;('de', '&quot; &amp; SUBSTITUTE([.E52];&quot;'&quot;; &quot;\'&quot;) &amp; &quot;', LAST_INSERT_ID(), 'roland', 'roland')&quot;; &quot;&quot;) &amp; IF(AND([.E52]&lt;&gt;&quot;&quot;; [.F52]&lt;&gt;&quot;&quot;); &quot;,&quot;; &quot;&quot;) &amp; IF([.F52]&lt;&gt;&quot;&quot;;&quot;('fr', '&quot; &amp; SUBSTITUTE([.F52];&quot;'&quot;; &quot;\'&quot;) &amp; &quot;', LAST_INSERT_ID(), 'roland', 'roland')&quot;; &quot;&quot;) &amp; &quot;;&quot;; &quot;&quot;)" office:value-type="string" office:string-value="INSERT INTO translation_source SET source='Staatlich', location='organisation', field = 'Rechtsform', created_visa='roland', updated_visa='roland'; " calcext:value-type="string">
            <text:p>INSERT INTO translation_source SET source='Staatlich', location='organisation', field = 'Rechtsform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Ausserparlamentarische Kommission</text:p>
          </table:table-cell>
          <table:table-cell table:number-columns-repeated="5"/>
          <table:table-cell table:formula="of:=&quot;INSERT INTO translation_source SET source='&quot; &amp; SUBSTITUTE([.C53];&quot;'&quot;; &quot;\'&quot;) &amp; &quot;', location='&quot; &amp;SUBSTITUTE([.A53];&quot;'&quot;; &quot;\'&quot;) &amp; &quot;', field = '&quot; &amp; SUBSTITUTE([.B53];&quot;'&quot;; &quot;\'&quot;) &amp; &quot;'&quot; &amp; IF([.D53]&lt;&gt;&quot;&quot;; &quot;, context = '&quot; &amp; SUBSTITUTE([.D53];&quot;'&quot;; &quot;\'&quot;) &amp; &quot;'&quot;; &quot;&quot;) &amp; &quot;, created_visa='roland', updated_visa='roland'; &quot; &amp; IF(OR([.E53]&lt;&gt;&quot;&quot;; [.F53]&lt;&gt;&quot;&quot;);&quot;INSERT INTO translation_target (lang, translation, translation_source_id, created_visa, updated_visa) VALUES &quot; &amp; IF([.E53]&lt;&gt;&quot;&quot;;&quot;('de', '&quot; &amp; SUBSTITUTE([.E53];&quot;'&quot;; &quot;\'&quot;) &amp; &quot;', LAST_INSERT_ID(), 'roland', 'roland')&quot;; &quot;&quot;) &amp; IF(AND([.E53]&lt;&gt;&quot;&quot;; [.F53]&lt;&gt;&quot;&quot;); &quot;,&quot;; &quot;&quot;) &amp; IF([.F53]&lt;&gt;&quot;&quot;;&quot;('fr', '&quot; &amp; SUBSTITUTE([.F53];&quot;'&quot;; &quot;\'&quot;) &amp; &quot;', LAST_INSERT_ID(), 'roland', 'roland')&quot;; &quot;&quot;) &amp; &quot;;&quot;; &quot;&quot;)" office:value-type="string" office:string-value="INSERT INTO translation_source SET source='Ausserparlamentarische Kommission', location='organisation', field = 'Rechtsform', created_visa='roland', updated_visa='roland'; " calcext:value-type="string">
            <text:p>INSERT INTO translation_source SET source='Ausserparlamentarische Kommission', location='organisation', field = 'Rechtsform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Einfache Gesellschaft</text:p>
          </table:table-cell>
          <table:table-cell table:number-columns-repeated="2"/>
          <table:table-cell office:value-type="string" calcext:value-type="string">
            <text:p>Société simple</text:p>
          </table:table-cell>
          <table:table-cell table:number-columns-repeated="2"/>
          <table:table-cell table:formula="of:=&quot;INSERT INTO translation_source SET source='&quot; &amp; SUBSTITUTE([.C54];&quot;'&quot;; &quot;\'&quot;) &amp; &quot;', location='&quot; &amp;SUBSTITUTE([.A54];&quot;'&quot;; &quot;\'&quot;) &amp; &quot;', field = '&quot; &amp; SUBSTITUTE([.B54];&quot;'&quot;; &quot;\'&quot;) &amp; &quot;'&quot; &amp; IF([.D54]&lt;&gt;&quot;&quot;; &quot;, context = '&quot; &amp; SUBSTITUTE([.D54];&quot;'&quot;; &quot;\'&quot;) &amp; &quot;'&quot;; &quot;&quot;) &amp; &quot;, created_visa='roland', updated_visa='roland'; &quot; &amp; IF(OR([.E54]&lt;&gt;&quot;&quot;; [.F54]&lt;&gt;&quot;&quot;);&quot;INSERT INTO translation_target (lang, translation, translation_source_id, created_visa, updated_visa) VALUES &quot; &amp; IF([.E54]&lt;&gt;&quot;&quot;;&quot;('de', '&quot; &amp; SUBSTITUTE([.E54];&quot;'&quot;; &quot;\'&quot;) &amp; &quot;', LAST_INSERT_ID(), 'roland', 'roland')&quot;; &quot;&quot;) &amp; IF(AND([.E54]&lt;&gt;&quot;&quot;; [.F54]&lt;&gt;&quot;&quot;); &quot;,&quot;; &quot;&quot;) &amp; IF([.F54]&lt;&gt;&quot;&quot;;&quot;('fr', '&quot; &amp; SUBSTITUTE([.F54];&quot;'&quot;; &quot;\'&quot;) &amp; &quot;', LAST_INSERT_ID(), 'roland', 'roland')&quot;; &quot;&quot;) &amp; &quot;;&quot;; &quot;&quot;)" office:value-type="string" office:string-value="INSERT INTO translation_source SET source='Einfache Gesellschaft', location='organisation', field = 'Rechtsform', created_visa='roland', updated_visa='roland'; INSERT INTO translation_target (lang, translation, translation_source_id, created_visa, updated_visa) VALUES ('fr', 'Société simple', LAST_INSERT_ID(), 'roland', 'roland');" calcext:value-type="string">
            <text:p>INSERT INTO translation_source SET source='Einfache Gesellschaft', location='organisation', field = 'Rechtsform', created_visa='roland', updated_visa='roland'; INSERT INTO translation_target (lang, translation, translation_source_id, created_visa, updated_visa) VALUES ('fr', 'Société simple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immer</text:p>
          </table:table-cell>
          <table:table-cell table:number-columns-repeated="2"/>
          <table:table-cell office:value-type="string" calcext:value-type="string">
            <text:p>toujours</text:p>
          </table:table-cell>
          <table:table-cell table:number-columns-repeated="2"/>
          <table:table-cell table:formula="of:=&quot;INSERT INTO translation_source SET source='&quot; &amp; SUBSTITUTE([.C55];&quot;'&quot;; &quot;\'&quot;) &amp; &quot;', location='&quot; &amp;SUBSTITUTE([.A55];&quot;'&quot;; &quot;\'&quot;) &amp; &quot;', field = '&quot; &amp; SUBSTITUTE([.B55];&quot;'&quot;; &quot;\'&quot;) &amp; &quot;'&quot; &amp; IF([.D55]&lt;&gt;&quot;&quot;; &quot;, context = '&quot; &amp; SUBSTITUTE([.D55];&quot;'&quot;; &quot;\'&quot;) &amp; &quot;'&quot;; &quot;&quot;) &amp; &quot;, created_visa='roland', updated_visa='roland'; &quot; &amp; IF(OR([.E55]&lt;&gt;&quot;&quot;; [.F55]&lt;&gt;&quot;&quot;);&quot;INSERT INTO translation_target (lang, translation, translation_source_id, created_visa, updated_visa) VALUES &quot; &amp; IF([.E55]&lt;&gt;&quot;&quot;;&quot;('de', '&quot; &amp; SUBSTITUTE([.E55];&quot;'&quot;; &quot;\'&quot;) &amp; &quot;', LAST_INSERT_ID(), 'roland', 'roland')&quot;; &quot;&quot;) &amp; IF(AND([.E55]&lt;&gt;&quot;&quot;; [.F55]&lt;&gt;&quot;&quot;); &quot;,&quot;; &quot;&quot;) &amp; IF([.F55]&lt;&gt;&quot;&quot;;&quot;('fr', '&quot; &amp; SUBSTITUTE([.F55];&quot;'&quot;; &quot;\'&quot;) &amp; &quot;', LAST_INSERT_ID(), 'roland', 'roland')&quot;; &quot;&quot;) &amp; &quot;;&quot;; &quot;&quot;)" office:value-type="string" office:string-value="INSERT INTO translation_source SET source='immer', location='organisation', field = 'vernehmlassung', created_visa='roland', updated_visa='roland'; INSERT INTO translation_target (lang, translation, translation_source_id, created_visa, updated_visa) VALUES ('fr', 'toujours', LAST_INSERT_ID(), 'roland', 'roland');" calcext:value-type="string">
            <text:p>INSERT INTO translation_source SET source='immer', location='organisation', field = 'vernehmlassung', created_visa='roland', updated_visa='roland'; INSERT INTO translation_target (lang, translation, translation_source_id, created_visa, updated_visa) VALUES ('fr', 'toujours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punktuell</text:p>
          </table:table-cell>
          <table:table-cell table:number-columns-repeated="5"/>
          <table:table-cell table:formula="of:=&quot;INSERT INTO translation_source SET source='&quot; &amp; SUBSTITUTE([.C56];&quot;'&quot;; &quot;\'&quot;) &amp; &quot;', location='&quot; &amp;SUBSTITUTE([.A56];&quot;'&quot;; &quot;\'&quot;) &amp; &quot;', field = '&quot; &amp; SUBSTITUTE([.B56];&quot;'&quot;; &quot;\'&quot;) &amp; &quot;'&quot; &amp; IF([.D56]&lt;&gt;&quot;&quot;; &quot;, context = '&quot; &amp; SUBSTITUTE([.D56];&quot;'&quot;; &quot;\'&quot;) &amp; &quot;'&quot;; &quot;&quot;) &amp; &quot;, created_visa='roland', updated_visa='roland'; &quot; &amp; IF(OR([.E56]&lt;&gt;&quot;&quot;; [.F56]&lt;&gt;&quot;&quot;);&quot;INSERT INTO translation_target (lang, translation, translation_source_id, created_visa, updated_visa) VALUES &quot; &amp; IF([.E56]&lt;&gt;&quot;&quot;;&quot;('de', '&quot; &amp; SUBSTITUTE([.E56];&quot;'&quot;; &quot;\'&quot;) &amp; &quot;', LAST_INSERT_ID(), 'roland', 'roland')&quot;; &quot;&quot;) &amp; IF(AND([.E56]&lt;&gt;&quot;&quot;; [.F56]&lt;&gt;&quot;&quot;); &quot;,&quot;; &quot;&quot;) &amp; IF([.F56]&lt;&gt;&quot;&quot;;&quot;('fr', '&quot; &amp; SUBSTITUTE([.F56];&quot;'&quot;; &quot;\'&quot;) &amp; &quot;', LAST_INSERT_ID(), 'roland', 'roland')&quot;; &quot;&quot;) &amp; &quot;;&quot;; &quot;&quot;)" office:value-type="string" office:string-value="INSERT INTO translation_source SET source='punktuell', location='organisation', field = 'vernehmlassung', created_visa='roland', updated_visa='roland'; " calcext:value-type="string">
            <text:p>INSERT INTO translation_source SET source='punktuell', location='organisation', field = 'vernehmlassung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jamais</text:p>
          </table:table-cell>
          <table:table-cell table:number-columns-repeated="2"/>
          <table:table-cell table:formula="of:=&quot;INSERT INTO translation_source SET source='&quot; &amp; SUBSTITUTE([.C57];&quot;'&quot;; &quot;\'&quot;) &amp; &quot;', location='&quot; &amp;SUBSTITUTE([.A57];&quot;'&quot;; &quot;\'&quot;) &amp; &quot;', field = '&quot; &amp; SUBSTITUTE([.B57];&quot;'&quot;; &quot;\'&quot;) &amp; &quot;'&quot; &amp; IF([.D57]&lt;&gt;&quot;&quot;; &quot;, context = '&quot; &amp; SUBSTITUTE([.D57];&quot;'&quot;; &quot;\'&quot;) &amp; &quot;'&quot;; &quot;&quot;) &amp; &quot;, created_visa='roland', updated_visa='roland'; &quot; &amp; IF(OR([.E57]&lt;&gt;&quot;&quot;; [.F57]&lt;&gt;&quot;&quot;);&quot;INSERT INTO translation_target (lang, translation, translation_source_id, created_visa, updated_visa) VALUES &quot; &amp; IF([.E57]&lt;&gt;&quot;&quot;;&quot;('de', '&quot; &amp; SUBSTITUTE([.E57];&quot;'&quot;; &quot;\'&quot;) &amp; &quot;', LAST_INSERT_ID(), 'roland', 'roland')&quot;; &quot;&quot;) &amp; IF(AND([.E57]&lt;&gt;&quot;&quot;; [.F57]&lt;&gt;&quot;&quot;); &quot;,&quot;; &quot;&quot;) &amp; IF([.F57]&lt;&gt;&quot;&quot;;&quot;('fr', '&quot; &amp; SUBSTITUTE([.F57];&quot;'&quot;; &quot;\'&quot;) &amp; &quot;', LAST_INSERT_ID(), 'roland', 'roland')&quot;; &quot;&quot;) &amp; &quot;;&quot;; &quot;&quot;)" office:value-type="string" office:string-value="INSERT INTO translation_source SET source='nie', location='organisation', field = 'vernehmlassung', created_visa='roland', updated_visa='roland'; INSERT INTO translation_target (lang, translation, translation_source_id, created_visa, updated_visa) VALUES ('fr', 'jamais', LAST_INSERT_ID(), 'roland', 'roland');" calcext:value-type="string">
            <text:p>INSERT INTO translation_source SET source='nie', location='organisation', field = 'vernehmlassung', created_visa='roland', updated_visa='roland'; INSERT INTO translation_target (lang, translation, translation_source_id, created_visa, updated_visa) VALUES ('fr', 'jamais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C58];&quot;'&quot;; &quot;\'&quot;) &amp; &quot;', location='&quot; &amp;SUBSTITUTE([.A58];&quot;'&quot;; &quot;\'&quot;) &amp; &quot;', field = '&quot; &amp; SUBSTITUTE([.B58];&quot;'&quot;; &quot;\'&quot;) &amp; &quot;'&quot; &amp; IF([.D58]&lt;&gt;&quot;&quot;; &quot;, context = '&quot; &amp; SUBSTITUTE([.D58];&quot;'&quot;; &quot;\'&quot;) &amp; &quot;'&quot;; &quot;&quot;) &amp; &quot;, created_visa='roland', updated_visa='roland'; &quot; &amp; IF(OR([.E58]&lt;&gt;&quot;&quot;; [.F58]&lt;&gt;&quot;&quot;);&quot;INSERT INTO translation_target (lang, translation, translation_source_id, created_visa, updated_visa) VALUES &quot; &amp; IF([.E58]&lt;&gt;&quot;&quot;;&quot;('de', '&quot; &amp; SUBSTITUTE([.E58];&quot;'&quot;; &quot;\'&quot;) &amp; &quot;', LAST_INSERT_ID(), 'roland', 'roland')&quot;; &quot;&quot;) &amp; IF(AND([.E58]&lt;&gt;&quot;&quot;; [.F58]&lt;&gt;&quot;&quot;); &quot;,&quot;; &quot;&quot;) &amp; IF([.F58]&lt;&gt;&quot;&quot;;&quot;('fr', '&quot; &amp; SUBSTITUTE([.F58];&quot;'&quot;; &quot;\'&quot;) &amp; &quot;', LAST_INSERT_ID(), 'roland', 'roland')&quot;; &quot;&quot;) &amp; &quot;;&quot;; &quot;&quot;)" office:value-type="string" office:string-value="INSERT INTO translation_source SET source='mitglied', location='Interessenbindung', field = 'art', created_visa='roland', updated_visa='roland'; INSERT INTO translation_target (lang, translation, translation_source_id, created_visa, updated_visa) VALUES ('de', 'Mitglied', LAST_INSERT_ID(), 'roland', 'roland'),('fr', 'Membre', LAST_INSERT_ID(), 'roland', 'roland');" calcext:value-type="string">
            <text:p>INSERT INTO translation_source SET source='mitglied', location='Interessenbindung', field = 'art', created_visa='roland', updated_visa='roland'; INSERT INTO translation_target (lang, translation, translation_source_id, created_visa, updated_visa) VALUES ('de', 'Mitglied', LAST_INSERT_ID(), 'roland', 'roland'),('fr', 'Membre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eschaeftsfuehrend</text:p>
          </table:table-cell>
          <table:table-cell/>
          <table:table-cell office:value-type="string" calcext:value-type="string">
            <text:p>geschäftsführend</text:p>
          </table:table-cell>
          <table:table-cell table:number-columns-repeated="3"/>
          <table:table-cell table:formula="of:=&quot;INSERT INTO translation_source SET source='&quot; &amp; SUBSTITUTE([.C59];&quot;'&quot;; &quot;\'&quot;) &amp; &quot;', location='&quot; &amp;SUBSTITUTE([.A59];&quot;'&quot;; &quot;\'&quot;) &amp; &quot;', field = '&quot; &amp; SUBSTITUTE([.B59];&quot;'&quot;; &quot;\'&quot;) &amp; &quot;'&quot; &amp; IF([.D59]&lt;&gt;&quot;&quot;; &quot;, context = '&quot; &amp; SUBSTITUTE([.D59];&quot;'&quot;; &quot;\'&quot;) &amp; &quot;'&quot;; &quot;&quot;) &amp; &quot;, created_visa='roland', updated_visa='roland'; &quot; &amp; IF(OR([.E59]&lt;&gt;&quot;&quot;; [.F59]&lt;&gt;&quot;&quot;);&quot;INSERT INTO translation_target (lang, translation, translation_source_id, created_visa, updated_visa) VALUES &quot; &amp; IF([.E59]&lt;&gt;&quot;&quot;;&quot;('de', '&quot; &amp; SUBSTITUTE([.E59];&quot;'&quot;; &quot;\'&quot;) &amp; &quot;', LAST_INSERT_ID(), 'roland', 'roland')&quot;; &quot;&quot;) &amp; IF(AND([.E59]&lt;&gt;&quot;&quot;; [.F59]&lt;&gt;&quot;&quot;); &quot;,&quot;; &quot;&quot;) &amp; IF([.F59]&lt;&gt;&quot;&quot;;&quot;('fr', '&quot; &amp; SUBSTITUTE([.F59];&quot;'&quot;; &quot;\'&quot;) &amp; &quot;', LAST_INSERT_ID(), 'roland', 'roland')&quot;; &quot;&quot;) &amp; &quot;;&quot;; &quot;&quot;)" office:value-type="string" office:string-value="INSERT INTO translation_source SET source='geschaeftsfuehrend', location='Interessenbindung', field = 'art', created_visa='roland', updated_visa='roland'; INSERT INTO translation_target (lang, translation, translation_source_id, created_visa, updated_visa) VALUES ('de', 'geschäftsführend', LAST_INSERT_ID(), 'roland', 'roland');" calcext:value-type="string">
            <text:p>INSERT INTO translation_source SET source='geschaeftsfuehrend', location='Interessenbindung', field = 'art', created_visa='roland', updated_visa='roland'; INSERT INTO translation_target (lang, translation, translation_source_id, created_visa, updated_visa) VALUES ('de', 'geschäftsführend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vorstand</text:p>
          </table:table-cell>
          <table:table-cell/>
          <table:table-cell office:value-type="string" calcext:value-type="string">
            <text:p>Vorstand</text:p>
          </table:table-cell>
          <table:table-cell table:number-columns-repeated="3"/>
          <table:table-cell table:formula="of:=&quot;INSERT INTO translation_source SET source='&quot; &amp; SUBSTITUTE([.C60];&quot;'&quot;; &quot;\'&quot;) &amp; &quot;', location='&quot; &amp;SUBSTITUTE([.A60];&quot;'&quot;; &quot;\'&quot;) &amp; &quot;', field = '&quot; &amp; SUBSTITUTE([.B60];&quot;'&quot;; &quot;\'&quot;) &amp; &quot;'&quot; &amp; IF([.D60]&lt;&gt;&quot;&quot;; &quot;, context = '&quot; &amp; SUBSTITUTE([.D60];&quot;'&quot;; &quot;\'&quot;) &amp; &quot;'&quot;; &quot;&quot;) &amp; &quot;, created_visa='roland', updated_visa='roland'; &quot; &amp; IF(OR([.E60]&lt;&gt;&quot;&quot;; [.F60]&lt;&gt;&quot;&quot;);&quot;INSERT INTO translation_target (lang, translation, translation_source_id, created_visa, updated_visa) VALUES &quot; &amp; IF([.E60]&lt;&gt;&quot;&quot;;&quot;('de', '&quot; &amp; SUBSTITUTE([.E60];&quot;'&quot;; &quot;\'&quot;) &amp; &quot;', LAST_INSERT_ID(), 'roland', 'roland')&quot;; &quot;&quot;) &amp; IF(AND([.E60]&lt;&gt;&quot;&quot;; [.F60]&lt;&gt;&quot;&quot;); &quot;,&quot;; &quot;&quot;) &amp; IF([.F60]&lt;&gt;&quot;&quot;;&quot;('fr', '&quot; &amp; SUBSTITUTE([.F60];&quot;'&quot;; &quot;\'&quot;) &amp; &quot;', LAST_INSERT_ID(), 'roland', 'roland')&quot;; &quot;&quot;) &amp; &quot;;&quot;; &quot;&quot;)" office:value-type="string" office:string-value="INSERT INTO translation_source SET source='vorstand', location='Interessenbindung', field = 'art', created_visa='roland', updated_visa='roland'; INSERT INTO translation_target (lang, translation, translation_source_id, created_visa, updated_visa) VALUES ('de', 'Vorstand', LAST_INSERT_ID(), 'roland', 'roland');" calcext:value-type="string">
            <text:p>INSERT INTO translation_source SET source='vorstand', location='Interessenbindung', field = 'art', created_visa='roland', updated_visa='roland'; INSERT INTO translation_target (lang, translation, translation_source_id, created_visa, updated_visa) VALUES ('de', 'Vorstand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aetig</text:p>
          </table:table-cell>
          <table:table-cell/>
          <table:table-cell office:value-type="string" calcext:value-type="string">
            <text:p>tätig</text:p>
          </table:table-cell>
          <table:table-cell table:number-columns-repeated="3"/>
          <table:table-cell table:formula="of:=&quot;INSERT INTO translation_source SET source='&quot; &amp; SUBSTITUTE([.C61];&quot;'&quot;; &quot;\'&quot;) &amp; &quot;', location='&quot; &amp;SUBSTITUTE([.A61];&quot;'&quot;; &quot;\'&quot;) &amp; &quot;', field = '&quot; &amp; SUBSTITUTE([.B61];&quot;'&quot;; &quot;\'&quot;) &amp; &quot;'&quot; &amp; IF([.D61]&lt;&gt;&quot;&quot;; &quot;, context = '&quot; &amp; SUBSTITUTE([.D61];&quot;'&quot;; &quot;\'&quot;) &amp; &quot;'&quot;; &quot;&quot;) &amp; &quot;, created_visa='roland', updated_visa='roland'; &quot; &amp; IF(OR([.E61]&lt;&gt;&quot;&quot;; [.F61]&lt;&gt;&quot;&quot;);&quot;INSERT INTO translation_target (lang, translation, translation_source_id, created_visa, updated_visa) VALUES &quot; &amp; IF([.E61]&lt;&gt;&quot;&quot;;&quot;('de', '&quot; &amp; SUBSTITUTE([.E61];&quot;'&quot;; &quot;\'&quot;) &amp; &quot;', LAST_INSERT_ID(), 'roland', 'roland')&quot;; &quot;&quot;) &amp; IF(AND([.E61]&lt;&gt;&quot;&quot;; [.F61]&lt;&gt;&quot;&quot;); &quot;,&quot;; &quot;&quot;) &amp; IF([.F61]&lt;&gt;&quot;&quot;;&quot;('fr', '&quot; &amp; SUBSTITUTE([.F61];&quot;'&quot;; &quot;\'&quot;) &amp; &quot;', LAST_INSERT_ID(), 'roland', 'roland')&quot;; &quot;&quot;) &amp; &quot;;&quot;; &quot;&quot;)" office:value-type="string" office:string-value="INSERT INTO translation_source SET source='taetig', location='Interessenbindung', field = 'art', created_visa='roland', updated_visa='roland'; INSERT INTO translation_target (lang, translation, translation_source_id, created_visa, updated_visa) VALUES ('de', 'tätig', LAST_INSERT_ID(), 'roland', 'roland');" calcext:value-type="string">
            <text:p>INSERT INTO translation_source SET source='taetig', location='Interessenbindung', field = 'art', created_visa='roland', updated_visa='roland'; INSERT INTO translation_target (lang, translation, translation_source_id, created_visa, updated_visa) VALUES ('de', 'tätig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beirat</text:p>
          </table:table-cell>
          <table:table-cell/>
          <table:table-cell office:value-type="string" calcext:value-type="string">
            <text:p>Beirat/Patronatskomitee/Expertenkommission/Advisory Board</text:p>
          </table:table-cell>
          <table:table-cell table:number-columns-repeated="3"/>
          <table:table-cell table:formula="of:=&quot;INSERT INTO translation_source SET source='&quot; &amp; SUBSTITUTE([.C62];&quot;'&quot;; &quot;\'&quot;) &amp; &quot;', location='&quot; &amp;SUBSTITUTE([.A62];&quot;'&quot;; &quot;\'&quot;) &amp; &quot;', field = '&quot; &amp; SUBSTITUTE([.B62];&quot;'&quot;; &quot;\'&quot;) &amp; &quot;'&quot; &amp; IF([.D62]&lt;&gt;&quot;&quot;; &quot;, context = '&quot; &amp; SUBSTITUTE([.D62];&quot;'&quot;; &quot;\'&quot;) &amp; &quot;'&quot;; &quot;&quot;) &amp; &quot;, created_visa='roland', updated_visa='roland'; &quot; &amp; IF(OR([.E62]&lt;&gt;&quot;&quot;; [.F62]&lt;&gt;&quot;&quot;);&quot;INSERT INTO translation_target (lang, translation, translation_source_id, created_visa, updated_visa) VALUES &quot; &amp; IF([.E62]&lt;&gt;&quot;&quot;;&quot;('de', '&quot; &amp; SUBSTITUTE([.E62];&quot;'&quot;; &quot;\'&quot;) &amp; &quot;', LAST_INSERT_ID(), 'roland', 'roland')&quot;; &quot;&quot;) &amp; IF(AND([.E62]&lt;&gt;&quot;&quot;; [.F62]&lt;&gt;&quot;&quot;); &quot;,&quot;; &quot;&quot;) &amp; IF([.F62]&lt;&gt;&quot;&quot;;&quot;('fr', '&quot; &amp; SUBSTITUTE([.F62];&quot;'&quot;; &quot;\'&quot;) &amp; &quot;', LAST_INSERT_ID(), 'roland', 'roland')&quot;; &quot;&quot;) &amp; &quot;;&quot;; &quot;&quot;)" office:value-type="string" office:string-value="INSERT INTO translation_source SET source='beirat', location='Interessenbindung', field = 'art', created_visa='roland', updated_visa='roland'; INSERT INTO translation_target (lang, translation, translation_source_id, created_visa, updated_visa) VALUES ('de', 'Beirat/Patronatskomitee/Expertenkommission/Advisory Board', LAST_INSERT_ID(), 'roland', 'roland');" calcext:value-type="string">
            <text:p>INSERT INTO translation_source SET source='beirat', location='Interessenbindung', field = 'art', created_visa='roland', updated_visa='roland'; INSERT INTO translation_target (lang, translation, translation_source_id, created_visa, updated_visa) VALUES ('de', 'Beirat/Patronatskomitee/Expertenkommission/Advisory Board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inanziell</text:p>
          </table:table-cell>
          <table:table-cell/>
          <table:table-cell office:value-type="string" calcext:value-type="string">
            <text:p>finanziell beteiligt</text:p>
          </table:table-cell>
          <table:table-cell table:number-columns-repeated="3"/>
          <table:table-cell table:formula="of:=&quot;INSERT INTO translation_source SET source='&quot; &amp; SUBSTITUTE([.C63];&quot;'&quot;; &quot;\'&quot;) &amp; &quot;', location='&quot; &amp;SUBSTITUTE([.A63];&quot;'&quot;; &quot;\'&quot;) &amp; &quot;', field = '&quot; &amp; SUBSTITUTE([.B63];&quot;'&quot;; &quot;\'&quot;) &amp; &quot;'&quot; &amp; IF([.D63]&lt;&gt;&quot;&quot;; &quot;, context = '&quot; &amp; SUBSTITUTE([.D63];&quot;'&quot;; &quot;\'&quot;) &amp; &quot;'&quot;; &quot;&quot;) &amp; &quot;, created_visa='roland', updated_visa='roland'; &quot; &amp; IF(OR([.E63]&lt;&gt;&quot;&quot;; [.F63]&lt;&gt;&quot;&quot;);&quot;INSERT INTO translation_target (lang, translation, translation_source_id, created_visa, updated_visa) VALUES &quot; &amp; IF([.E63]&lt;&gt;&quot;&quot;;&quot;('de', '&quot; &amp; SUBSTITUTE([.E63];&quot;'&quot;; &quot;\'&quot;) &amp; &quot;', LAST_INSERT_ID(), 'roland', 'roland')&quot;; &quot;&quot;) &amp; IF(AND([.E63]&lt;&gt;&quot;&quot;; [.F63]&lt;&gt;&quot;&quot;); &quot;,&quot;; &quot;&quot;) &amp; IF([.F63]&lt;&gt;&quot;&quot;;&quot;('fr', '&quot; &amp; SUBSTITUTE([.F63];&quot;'&quot;; &quot;\'&quot;) &amp; &quot;', LAST_INSERT_ID(), 'roland', 'roland')&quot;; &quot;&quot;) &amp; &quot;;&quot;; &quot;&quot;)" office:value-type="string" office:string-value="INSERT INTO translation_source SET source='finanziell', location='Interessenbindung', field = 'art', created_visa='roland', updated_visa='roland'; INSERT INTO translation_target (lang, translation, translation_source_id, created_visa, updated_visa) VALUES ('de', 'finanziell beteiligt', LAST_INSERT_ID(), 'roland', 'roland');" calcext:value-type="string">
            <text:p>INSERT INTO translation_source SET source='finanziell', location='Interessenbindung', field = 'art', created_visa='roland', updated_visa='roland'; INSERT INTO translation_target (lang, translation, translation_source_id, created_visa, updated_visa) VALUES ('de', 'finanziell beteiligt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esellschafter</text:p>
          </table:table-cell>
          <table:table-cell/>
          <table:table-cell office:value-type="string" calcext:value-type="string">
            <text:p>GesellschafterIn</text:p>
          </table:table-cell>
          <table:table-cell office:value-type="string" calcext:value-type="string">
            <text:p>Associé(e)</text:p>
          </table:table-cell>
          <table:table-cell table:number-columns-repeated="2"/>
          <table:table-cell table:formula="of:=&quot;INSERT INTO translation_source SET source='&quot; &amp; SUBSTITUTE([.C64];&quot;'&quot;; &quot;\'&quot;) &amp; &quot;', location='&quot; &amp;SUBSTITUTE([.A64];&quot;'&quot;; &quot;\'&quot;) &amp; &quot;', field = '&quot; &amp; SUBSTITUTE([.B64];&quot;'&quot;; &quot;\'&quot;) &amp; &quot;'&quot; &amp; IF([.D64]&lt;&gt;&quot;&quot;; &quot;, context = '&quot; &amp; SUBSTITUTE([.D64];&quot;'&quot;; &quot;\'&quot;) &amp; &quot;'&quot;; &quot;&quot;) &amp; &quot;, created_visa='roland', updated_visa='roland'; &quot; &amp; IF(OR([.E64]&lt;&gt;&quot;&quot;; [.F64]&lt;&gt;&quot;&quot;);&quot;INSERT INTO translation_target (lang, translation, translation_source_id, created_visa, updated_visa) VALUES &quot; &amp; IF([.E64]&lt;&gt;&quot;&quot;;&quot;('de', '&quot; &amp; SUBSTITUTE([.E64];&quot;'&quot;; &quot;\'&quot;) &amp; &quot;', LAST_INSERT_ID(), 'roland', 'roland')&quot;; &quot;&quot;) &amp; IF(AND([.E64]&lt;&gt;&quot;&quot;; [.F64]&lt;&gt;&quot;&quot;); &quot;,&quot;; &quot;&quot;) &amp; IF([.F64]&lt;&gt;&quot;&quot;;&quot;('fr', '&quot; &amp; SUBSTITUTE([.F64];&quot;'&quot;; &quot;\'&quot;) &amp; &quot;', LAST_INSERT_ID(), 'roland', 'roland')&quot;; &quot;&quot;) &amp; &quot;;&quot;; &quot;&quot;)" office:value-type="string" office:string-value="INSERT INTO translation_source SET source='gesellschafter', location='Interessenbindung', field = 'art', created_visa='roland', updated_visa='roland'; INSERT INTO translation_target (lang, translation, translation_source_id, created_visa, updated_visa) VALUES ('de', 'GesellschafterIn', LAST_INSERT_ID(), 'roland', 'roland'),('fr', 'Associé(e)', LAST_INSERT_ID(), 'roland', 'roland');" calcext:value-type="string">
            <text:p>INSERT INTO translation_source SET source='gesellschafter', location='Interessenbindung', field = 'art', created_visa='roland', updated_visa='roland'; INSERT INTO translation_target (lang, translation, translation_source_id, created_visa, updated_visa) VALUES ('de', 'GesellschafterIn', LAST_INSERT_ID(), 'roland', 'roland'),('fr', 'Associé(e)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</text:p>
          </table:table-cell>
          <table:table-cell/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C65];&quot;'&quot;; &quot;\'&quot;) &amp; &quot;', location='&quot; &amp;SUBSTITUTE([.A65];&quot;'&quot;; &quot;\'&quot;) &amp; &quot;', field = '&quot; &amp; SUBSTITUTE([.B65];&quot;'&quot;; &quot;\'&quot;) &amp; &quot;'&quot; &amp; IF([.D65]&lt;&gt;&quot;&quot;; &quot;, context = '&quot; &amp; SUBSTITUTE([.D65];&quot;'&quot;; &quot;\'&quot;) &amp; &quot;'&quot;; &quot;&quot;) &amp; &quot;, created_visa='roland', updated_visa='roland'; &quot; &amp; IF(OR([.E65]&lt;&gt;&quot;&quot;; [.F65]&lt;&gt;&quot;&quot;);&quot;INSERT INTO translation_target (lang, translation, translation_source_id, created_visa, updated_visa) VALUES &quot; &amp; IF([.E65]&lt;&gt;&quot;&quot;;&quot;('de', '&quot; &amp; SUBSTITUTE([.E65];&quot;'&quot;; &quot;\'&quot;) &amp; &quot;', LAST_INSERT_ID(), 'roland', 'roland')&quot;; &quot;&quot;) &amp; IF(AND([.E65]&lt;&gt;&quot;&quot;; [.F65]&lt;&gt;&quot;&quot;); &quot;,&quot;; &quot;&quot;) &amp; IF([.F65]&lt;&gt;&quot;&quot;;&quot;('fr', '&quot; &amp; SUBSTITUTE([.F65];&quot;'&quot;; &quot;\'&quot;) &amp; &quot;', LAST_INSERT_ID(), 'roland', 'roland')&quot;; &quot;&quot;) &amp; &quot;;&quot;; &quot;&quot;)" office:value-type="string" office:string-value="INSERT INTO translation_source SET source='praesident', location='Interessenbindung', field = 'funktion_im_gremium', created_visa='roland', updated_visa='roland'; INSERT INTO translation_target (lang, translation, translation_source_id, created_visa, updated_visa) VALUES ('de', 'PräsidentIn', LAST_INSERT_ID(), 'roland', 'roland'),('fr', 'Président(e)', LAST_INSERT_ID(), 'roland', 'roland');" calcext:value-type="string">
            <text:p>INSERT INTO translation_source SET source='praesident', location='Interessenbindung', field = 'funktion_im_gremium', created_visa='roland', updated_visa='roland'; INSERT INTO translation_target (lang, translation, translation_source_id, created_visa, updated_visa) VALUES ('de', 'PräsidentIn', LAST_INSERT_ID(), 'roland', 'roland'),('fr', 'Président(e)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vizepraesident</text:p>
          </table:table-cell>
          <table:table-cell/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C66];&quot;'&quot;; &quot;\'&quot;) &amp; &quot;', location='&quot; &amp;SUBSTITUTE([.A66];&quot;'&quot;; &quot;\'&quot;) &amp; &quot;', field = '&quot; &amp; SUBSTITUTE([.B66];&quot;'&quot;; &quot;\'&quot;) &amp; &quot;'&quot; &amp; IF([.D66]&lt;&gt;&quot;&quot;; &quot;, context = '&quot; &amp; SUBSTITUTE([.D66];&quot;'&quot;; &quot;\'&quot;) &amp; &quot;'&quot;; &quot;&quot;) &amp; &quot;, created_visa='roland', updated_visa='roland'; &quot; &amp; IF(OR([.E66]&lt;&gt;&quot;&quot;; [.F66]&lt;&gt;&quot;&quot;);&quot;INSERT INTO translation_target (lang, translation, translation_source_id, created_visa, updated_visa) VALUES &quot; &amp; IF([.E66]&lt;&gt;&quot;&quot;;&quot;('de', '&quot; &amp; SUBSTITUTE([.E66];&quot;'&quot;; &quot;\'&quot;) &amp; &quot;', LAST_INSERT_ID(), 'roland', 'roland')&quot;; &quot;&quot;) &amp; IF(AND([.E66]&lt;&gt;&quot;&quot;; [.F66]&lt;&gt;&quot;&quot;); &quot;,&quot;; &quot;&quot;) &amp; IF([.F66]&lt;&gt;&quot;&quot;;&quot;('fr', '&quot; &amp; SUBSTITUTE([.F66];&quot;'&quot;; &quot;\'&quot;) &amp; &quot;', LAST_INSERT_ID(), 'roland', 'roland')&quot;; &quot;&quot;) &amp; &quot;;&quot;; &quot;&quot;)" office:value-type="string" office:string-value="INSERT INTO translation_source SET source='vizepraesident', location='Interessenbindung', field = 'funktion_im_gremium', created_visa='roland', updated_visa='roland'; INSERT INTO translation_target (lang, translation, translation_source_id, created_visa, updated_visa) VALUES ('de', 'VizepräsidentIn', LAST_INSERT_ID(), 'roland', 'roland'),('fr', 'Vice-président(e)', LAST_INSERT_ID(), 'roland', 'roland');" calcext:value-type="string">
            <text:p>INSERT INTO translation_source SET source='vizepraesident', location='Interessenbindung', field = 'funktion_im_gremium', created_visa='roland', updated_visa='roland'; INSERT INTO translation_target (lang, translation, translation_source_id, created_visa, updated_visa) VALUES ('de', 'VizepräsidentIn', LAST_INSERT_ID(), 'roland', 'roland'),('fr', 'Vice-président(e)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Mitglied</text:p>
          </table:table-cell>
          <table:table-cell table:number-columns-repeated="3"/>
          <table:table-cell table:formula="of:=&quot;INSERT INTO translation_source SET source='&quot; &amp; SUBSTITUTE([.C67];&quot;'&quot;; &quot;\'&quot;) &amp; &quot;', location='&quot; &amp;SUBSTITUTE([.A67];&quot;'&quot;; &quot;\'&quot;) &amp; &quot;', field = '&quot; &amp; SUBSTITUTE([.B67];&quot;'&quot;; &quot;\'&quot;) &amp; &quot;'&quot; &amp; IF([.D67]&lt;&gt;&quot;&quot;; &quot;, context = '&quot; &amp; SUBSTITUTE([.D67];&quot;'&quot;; &quot;\'&quot;) &amp; &quot;'&quot;; &quot;&quot;) &amp; &quot;, created_visa='roland', updated_visa='roland'; &quot; &amp; IF(OR([.E67]&lt;&gt;&quot;&quot;; [.F67]&lt;&gt;&quot;&quot;);&quot;INSERT INTO translation_target (lang, translation, translation_source_id, created_visa, updated_visa) VALUES &quot; &amp; IF([.E67]&lt;&gt;&quot;&quot;;&quot;('de', '&quot; &amp; SUBSTITUTE([.E67];&quot;'&quot;; &quot;\'&quot;) &amp; &quot;', LAST_INSERT_ID(), 'roland', 'roland')&quot;; &quot;&quot;) &amp; IF(AND([.E67]&lt;&gt;&quot;&quot;; [.F67]&lt;&gt;&quot;&quot;); &quot;,&quot;; &quot;&quot;) &amp; IF([.F67]&lt;&gt;&quot;&quot;;&quot;('fr', '&quot; &amp; SUBSTITUTE([.F67];&quot;'&quot;; &quot;\'&quot;) &amp; &quot;', LAST_INSERT_ID(), 'roland', 'roland')&quot;; &quot;&quot;) &amp; &quot;;&quot;; &quot;&quot;)" office:value-type="string" office:string-value="INSERT INTO translation_source SET source='mitglied', location='Interessenbindung', field = 'funktion_im_gremium', created_visa='roland', updated_visa='roland'; INSERT INTO translation_target (lang, translation, translation_source_id, created_visa, updated_visa) VALUES ('de', 'Mitglied', LAST_INSERT_ID(), 'roland', 'roland');" calcext:value-type="string">
            <text:p>INSERT INTO translation_source SET source='mitglied', location='Interessenbindung', field = 'funktion_im_gremium', created_visa='roland', updated_visa='roland'; INSERT INTO translation_target (lang, translation, translation_source_id, created_visa, updated_visa) VALUES ('de', 'Mitglied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office:value-type="string" calcext:value-type="string">
            <text:p>deklarationspflichtig</text:p>
          </table:table-cell>
          <table:table-cell table:number-columns-repeated="5"/>
          <table:table-cell table:formula="of:=&quot;INSERT INTO translation_source SET source='&quot; &amp; SUBSTITUTE([.C68];&quot;'&quot;; &quot;\'&quot;) &amp; &quot;', location='&quot; &amp;SUBSTITUTE([.A68];&quot;'&quot;; &quot;\'&quot;) &amp; &quot;', field = '&quot; &amp; SUBSTITUTE([.B68];&quot;'&quot;; &quot;\'&quot;) &amp; &quot;'&quot; &amp; IF([.D68]&lt;&gt;&quot;&quot;; &quot;, context = '&quot; &amp; SUBSTITUTE([.D68];&quot;'&quot;; &quot;\'&quot;) &amp; &quot;'&quot;; &quot;&quot;) &amp; &quot;, created_visa='roland', updated_visa='roland'; &quot; &amp; IF(OR([.E68]&lt;&gt;&quot;&quot;; [.F68]&lt;&gt;&quot;&quot;);&quot;INSERT INTO translation_target (lang, translation, translation_source_id, created_visa, updated_visa) VALUES &quot; &amp; IF([.E68]&lt;&gt;&quot;&quot;;&quot;('de', '&quot; &amp; SUBSTITUTE([.E68];&quot;'&quot;; &quot;\'&quot;) &amp; &quot;', LAST_INSERT_ID(), 'roland', 'roland')&quot;; &quot;&quot;) &amp; IF(AND([.E68]&lt;&gt;&quot;&quot;; [.F68]&lt;&gt;&quot;&quot;); &quot;,&quot;; &quot;&quot;) &amp; IF([.F68]&lt;&gt;&quot;&quot;;&quot;('fr', '&quot; &amp; SUBSTITUTE([.F68];&quot;'&quot;; &quot;\'&quot;) &amp; &quot;', LAST_INSERT_ID(), 'roland', 'roland')&quot;; &quot;&quot;) &amp; &quot;;&quot;; &quot;&quot;)" office:value-type="string" office:string-value="INSERT INTO translation_source SET source='deklarationspflichtig', location='Interessenbindung', field = 'deklarationstyp', created_visa='roland', updated_visa='roland'; " calcext:value-type="string">
            <text:p>INSERT INTO translation_source SET source='deklarationspflichtig', location='Interessenbindung', field = 'deklarationstyp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office:value-type="string" calcext:value-type="string">
            <text:p>nicht deklarationspflicht</text:p>
          </table:table-cell>
          <table:table-cell table:number-columns-repeated="5"/>
          <table:table-cell table:formula="of:=&quot;INSERT INTO translation_source SET source='&quot; &amp; SUBSTITUTE([.C69];&quot;'&quot;; &quot;\'&quot;) &amp; &quot;', location='&quot; &amp;SUBSTITUTE([.A69];&quot;'&quot;; &quot;\'&quot;) &amp; &quot;', field = '&quot; &amp; SUBSTITUTE([.B69];&quot;'&quot;; &quot;\'&quot;) &amp; &quot;'&quot; &amp; IF([.D69]&lt;&gt;&quot;&quot;; &quot;, context = '&quot; &amp; SUBSTITUTE([.D69];&quot;'&quot;; &quot;\'&quot;) &amp; &quot;'&quot;; &quot;&quot;) &amp; &quot;, created_visa='roland', updated_visa='roland'; &quot; &amp; IF(OR([.E69]&lt;&gt;&quot;&quot;; [.F69]&lt;&gt;&quot;&quot;);&quot;INSERT INTO translation_target (lang, translation, translation_source_id, created_visa, updated_visa) VALUES &quot; &amp; IF([.E69]&lt;&gt;&quot;&quot;;&quot;('de', '&quot; &amp; SUBSTITUTE([.E69];&quot;'&quot;; &quot;\'&quot;) &amp; &quot;', LAST_INSERT_ID(), 'roland', 'roland')&quot;; &quot;&quot;) &amp; IF(AND([.E69]&lt;&gt;&quot;&quot;; [.F69]&lt;&gt;&quot;&quot;); &quot;,&quot;; &quot;&quot;) &amp; IF([.F69]&lt;&gt;&quot;&quot;;&quot;('fr', '&quot; &amp; SUBSTITUTE([.F69];&quot;'&quot;; &quot;\'&quot;) &amp; &quot;', LAST_INSERT_ID(), 'roland', 'roland')&quot;; &quot;&quot;) &amp; &quot;;&quot;; &quot;&quot;)" office:value-type="string" office:string-value="INSERT INTO translation_source SET source='nicht deklarationspflicht', location='Interessenbindung', field = 'deklarationstyp', created_visa='roland', updated_visa='roland'; " calcext:value-type="string">
            <text:p>INSERT INTO translation_source SET source='nicht deklarationspflicht', location='Interessenbindung', field = 'deklarationstyp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klariert</text:p>
          </table:table-cell>
          <table:table-cell table:number-columns-repeated="5"/>
          <table:table-cell table:formula="of:=&quot;INSERT INTO translation_source SET source='&quot; &amp; SUBSTITUTE([.C70];&quot;'&quot;; &quot;\'&quot;) &amp; &quot;', location='&quot; &amp;SUBSTITUTE([.A70];&quot;'&quot;; &quot;\'&quot;) &amp; &quot;', field = '&quot; &amp; SUBSTITUTE([.B70];&quot;'&quot;; &quot;\'&quot;) &amp; &quot;'&quot; &amp; IF([.D70]&lt;&gt;&quot;&quot;; &quot;, context = '&quot; &amp; SUBSTITUTE([.D70];&quot;'&quot;; &quot;\'&quot;) &amp; &quot;'&quot;; &quot;&quot;) &amp; &quot;, created_visa='roland', updated_visa='roland'; &quot; &amp; IF(OR([.E70]&lt;&gt;&quot;&quot;; [.F70]&lt;&gt;&quot;&quot;);&quot;INSERT INTO translation_target (lang, translation, translation_source_id, created_visa, updated_visa) VALUES &quot; &amp; IF([.E70]&lt;&gt;&quot;&quot;;&quot;('de', '&quot; &amp; SUBSTITUTE([.E70];&quot;'&quot;; &quot;\'&quot;) &amp; &quot;', LAST_INSERT_ID(), 'roland', 'roland')&quot;; &quot;&quot;) &amp; IF(AND([.E70]&lt;&gt;&quot;&quot;; [.F70]&lt;&gt;&quot;&quot;); &quot;,&quot;; &quot;&quot;) &amp; IF([.F70]&lt;&gt;&quot;&quot;;&quot;('fr', '&quot; &amp; SUBSTITUTE([.F70];&quot;'&quot;; &quot;\'&quot;) &amp; &quot;', LAST_INSERT_ID(), 'roland', 'roland')&quot;; &quot;&quot;) &amp; &quot;;&quot;; &quot;&quot;)" office:value-type="string" office:string-value="INSERT INTO translation_source SET source='deklariert', location='Interessenbindung', field = 'status', created_visa='roland', updated_visa='roland'; " calcext:value-type="string">
            <text:p>INSERT INTO translation_source SET source='deklariert', location='Interessenbindung', field = 'status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icht-deklariert</text:p>
          </table:table-cell>
          <table:table-cell table:number-columns-repeated="5"/>
          <table:table-cell table:formula="of:=&quot;INSERT INTO translation_source SET source='&quot; &amp; SUBSTITUTE([.C71];&quot;'&quot;; &quot;\'&quot;) &amp; &quot;', location='&quot; &amp;SUBSTITUTE([.A71];&quot;'&quot;; &quot;\'&quot;) &amp; &quot;', field = '&quot; &amp; SUBSTITUTE([.B71];&quot;'&quot;; &quot;\'&quot;) &amp; &quot;'&quot; &amp; IF([.D71]&lt;&gt;&quot;&quot;; &quot;, context = '&quot; &amp; SUBSTITUTE([.D71];&quot;'&quot;; &quot;\'&quot;) &amp; &quot;'&quot;; &quot;&quot;) &amp; &quot;, created_visa='roland', updated_visa='roland'; &quot; &amp; IF(OR([.E71]&lt;&gt;&quot;&quot;; [.F71]&lt;&gt;&quot;&quot;);&quot;INSERT INTO translation_target (lang, translation, translation_source_id, created_visa, updated_visa) VALUES &quot; &amp; IF([.E71]&lt;&gt;&quot;&quot;;&quot;('de', '&quot; &amp; SUBSTITUTE([.E71];&quot;'&quot;; &quot;\'&quot;) &amp; &quot;', LAST_INSERT_ID(), 'roland', 'roland')&quot;; &quot;&quot;) &amp; IF(AND([.E71]&lt;&gt;&quot;&quot;; [.F71]&lt;&gt;&quot;&quot;); &quot;,&quot;; &quot;&quot;) &amp; IF([.F71]&lt;&gt;&quot;&quot;;&quot;('fr', '&quot; &amp; SUBSTITUTE([.F71];&quot;'&quot;; &quot;\'&quot;) &amp; &quot;', LAST_INSERT_ID(), 'roland', 'roland')&quot;; &quot;&quot;) &amp; &quot;;&quot;; &quot;&quot;)" office:value-type="string" office:string-value="INSERT INTO translation_source SET source='nicht-deklariert', location='Interessenbindung', field = 'status', created_visa='roland', updated_visa='roland'; " calcext:value-type="string">
            <text:p>INSERT INTO translation_source SET source='nicht-deklariert', location='Interessenbindung', field = 'status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Ja</text:p>
          </table:table-cell>
          <table:table-cell table:number-columns-repeated="5"/>
          <table:table-cell table:formula="of:=&quot;INSERT INTO translation_source SET source='&quot; &amp; SUBSTITUTE([.C72];&quot;'&quot;; &quot;\'&quot;) &amp; &quot;', location='&quot; &amp;SUBSTITUTE([.A72];&quot;'&quot;; &quot;\'&quot;) &amp; &quot;', field = '&quot; &amp; SUBSTITUTE([.B72];&quot;'&quot;; &quot;\'&quot;) &amp; &quot;'&quot; &amp; IF([.D72]&lt;&gt;&quot;&quot;; &quot;, context = '&quot; &amp; SUBSTITUTE([.D72];&quot;'&quot;; &quot;\'&quot;) &amp; &quot;'&quot;; &quot;&quot;) &amp; &quot;, created_visa='roland', updated_visa='roland'; &quot; &amp; IF(OR([.E72]&lt;&gt;&quot;&quot;; [.F72]&lt;&gt;&quot;&quot;);&quot;INSERT INTO translation_target (lang, translation, translation_source_id, created_visa, updated_visa) VALUES &quot; &amp; IF([.E72]&lt;&gt;&quot;&quot;;&quot;('de', '&quot; &amp; SUBSTITUTE([.E72];&quot;'&quot;; &quot;\'&quot;) &amp; &quot;', LAST_INSERT_ID(), 'roland', 'roland')&quot;; &quot;&quot;) &amp; IF(AND([.E72]&lt;&gt;&quot;&quot;; [.F72]&lt;&gt;&quot;&quot;); &quot;,&quot;; &quot;&quot;) &amp; IF([.F72]&lt;&gt;&quot;&quot;;&quot;('fr', '&quot; &amp; SUBSTITUTE([.F72];&quot;'&quot;; &quot;\'&quot;) &amp; &quot;', LAST_INSERT_ID(), 'roland', 'roland')&quot;; &quot;&quot;) &amp; &quot;;&quot;; &quot;&quot;)" office:value-type="string" office:string-value="INSERT INTO translation_source SET source='Ja', location='Interessenbindung', field = 'behoerden_vertreter', created_visa='roland', updated_visa='roland'; " calcext:value-type="string">
            <text:p>INSERT INTO translation_source SET source='Ja', location='Interessenbindung', field = 'behoerden_vertreter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Nein</text:p>
          </table:table-cell>
          <table:table-cell table:number-columns-repeated="5"/>
          <table:table-cell table:formula="of:=&quot;INSERT INTO translation_source SET source='&quot; &amp; SUBSTITUTE([.C73];&quot;'&quot;; &quot;\'&quot;) &amp; &quot;', location='&quot; &amp;SUBSTITUTE([.A73];&quot;'&quot;; &quot;\'&quot;) &amp; &quot;', field = '&quot; &amp; SUBSTITUTE([.B73];&quot;'&quot;; &quot;\'&quot;) &amp; &quot;'&quot; &amp; IF([.D73]&lt;&gt;&quot;&quot;; &quot;, context = '&quot; &amp; SUBSTITUTE([.D73];&quot;'&quot;; &quot;\'&quot;) &amp; &quot;'&quot;; &quot;&quot;) &amp; &quot;, created_visa='roland', updated_visa='roland'; &quot; &amp; IF(OR([.E73]&lt;&gt;&quot;&quot;; [.F73]&lt;&gt;&quot;&quot;);&quot;INSERT INTO translation_target (lang, translation, translation_source_id, created_visa, updated_visa) VALUES &quot; &amp; IF([.E73]&lt;&gt;&quot;&quot;;&quot;('de', '&quot; &amp; SUBSTITUTE([.E73];&quot;'&quot;; &quot;\'&quot;) &amp; &quot;', LAST_INSERT_ID(), 'roland', 'roland')&quot;; &quot;&quot;) &amp; IF(AND([.E73]&lt;&gt;&quot;&quot;; [.F73]&lt;&gt;&quot;&quot;); &quot;,&quot;; &quot;&quot;) &amp; IF([.F73]&lt;&gt;&quot;&quot;;&quot;('fr', '&quot; &amp; SUBSTITUTE([.F73];&quot;'&quot;; &quot;\'&quot;) &amp; &quot;', LAST_INSERT_ID(), 'roland', 'roland')&quot;; &quot;&quot;) &amp; &quot;;&quot;; &quot;&quot;)" office:value-type="string" office:string-value="INSERT INTO translation_source SET source='Nein', location='Interessenbindung', field = 'behoerden_vertreter', created_visa='roland', updated_visa='roland'; " calcext:value-type="string">
            <text:p>INSERT INTO translation_source SET source='Nein', location='Interessenbindung', field = 'behoerden_vertreter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J</text:p>
          </table:table-cell>
          <table:table-cell table:number-columns-repeated="5"/>
          <table:table-cell table:formula="of:=&quot;INSERT INTO translation_source SET source='&quot; &amp; SUBSTITUTE([.C74];&quot;'&quot;; &quot;\'&quot;) &amp; &quot;', location='&quot; &amp;SUBSTITUTE([.A74];&quot;'&quot;; &quot;\'&quot;) &amp; &quot;', field = '&quot; &amp; SUBSTITUTE([.B74];&quot;'&quot;; &quot;\'&quot;) &amp; &quot;'&quot; &amp; IF([.D74]&lt;&gt;&quot;&quot;; &quot;, context = '&quot; &amp; SUBSTITUTE([.D74];&quot;'&quot;; &quot;\'&quot;) &amp; &quot;'&quot;; &quot;&quot;) &amp; &quot;, created_visa='roland', updated_visa='roland'; &quot; &amp; IF(OR([.E74]&lt;&gt;&quot;&quot;; [.F74]&lt;&gt;&quot;&quot;);&quot;INSERT INTO translation_target (lang, translation, translation_source_id, created_visa, updated_visa) VALUES &quot; &amp; IF([.E74]&lt;&gt;&quot;&quot;;&quot;('de', '&quot; &amp; SUBSTITUTE([.E74];&quot;'&quot;; &quot;\'&quot;) &amp; &quot;', LAST_INSERT_ID(), 'roland', 'roland')&quot;; &quot;&quot;) &amp; IF(AND([.E74]&lt;&gt;&quot;&quot;; [.F74]&lt;&gt;&quot;&quot;); &quot;,&quot;; &quot;&quot;) &amp; IF([.F74]&lt;&gt;&quot;&quot;;&quot;('fr', '&quot; &amp; SUBSTITUTE([.F74];&quot;'&quot;; &quot;\'&quot;) &amp; &quot;', LAST_INSERT_ID(), 'roland', 'roland')&quot;; &quot;&quot;) &amp; &quot;;&quot;; &quot;&quot;)" office:value-type="string" office:string-value="INSERT INTO translation_source SET source='J', location='Interessenbindung', field = 'behoerden_vertreter', created_visa='roland', updated_visa='roland'; " calcext:value-type="string">
            <text:p>INSERT INTO translation_source SET source='J', location='Interessenbindung', field = 'behoerden_vertreter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formula="of:=&quot;INSERT INTO translation_source SET source='&quot; &amp; SUBSTITUTE([.C75];&quot;'&quot;; &quot;\'&quot;) &amp; &quot;', location='&quot; &amp;SUBSTITUTE([.A75];&quot;'&quot;; &quot;\'&quot;) &amp; &quot;', field = '&quot; &amp; SUBSTITUTE([.B75];&quot;'&quot;; &quot;\'&quot;) &amp; &quot;'&quot; &amp; IF([.D75]&lt;&gt;&quot;&quot;; &quot;, context = '&quot; &amp; SUBSTITUTE([.D75];&quot;'&quot;; &quot;\'&quot;) &amp; &quot;'&quot;; &quot;&quot;) &amp; &quot;, created_visa='roland', updated_visa='roland'; &quot; &amp; IF(OR([.E75]&lt;&gt;&quot;&quot;; [.F75]&lt;&gt;&quot;&quot;);&quot;INSERT INTO translation_target (lang, translation, translation_source_id, created_visa, updated_visa) VALUES &quot; &amp; IF([.E75]&lt;&gt;&quot;&quot;;&quot;('de', '&quot; &amp; SUBSTITUTE([.E75];&quot;'&quot;; &quot;\'&quot;) &amp; &quot;', LAST_INSERT_ID(), 'roland', 'roland')&quot;; &quot;&quot;) &amp; IF(AND([.E75]&lt;&gt;&quot;&quot;; [.F75]&lt;&gt;&quot;&quot;); &quot;,&quot;; &quot;&quot;) &amp; IF([.F75]&lt;&gt;&quot;&quot;;&quot;('fr', '&quot; &amp; SUBSTITUTE([.F75];&quot;'&quot;; &quot;\'&quot;) &amp; &quot;', LAST_INSERT_ID(), 'roland', 'roland')&quot;; &quot;&quot;) &amp; &quot;;&quot;; &quot;&quot;)" office:value-type="string" office:string-value="INSERT INTO translation_source SET source='N', location='Interessenbindung', field = 'behoerden_vertreter', created_visa='roland', updated_visa='roland'; " calcext:value-type="string">
            <text:p>INSERT INTO translation_source SET source='N', location='Interessenbindung', field = 'behoerden_vertreter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C76];&quot;'&quot;; &quot;\'&quot;) &amp; &quot;', location='&quot; &amp;SUBSTITUTE([.A76];&quot;'&quot;; &quot;\'&quot;) &amp; &quot;', field = '&quot; &amp; SUBSTITUTE([.B76];&quot;'&quot;; &quot;\'&quot;) &amp; &quot;'&quot; &amp; IF([.D76]&lt;&gt;&quot;&quot;; &quot;, context = '&quot; &amp; SUBSTITUTE([.D76];&quot;'&quot;; &quot;\'&quot;) &amp; &quot;'&quot;; &quot;&quot;) &amp; &quot;, created_visa='roland', updated_visa='roland'; &quot; &amp; IF(OR([.E76]&lt;&gt;&quot;&quot;; [.F76]&lt;&gt;&quot;&quot;);&quot;INSERT INTO translation_target (lang, translation, translation_source_id, created_visa, updated_visa) VALUES &quot; &amp; IF([.E76]&lt;&gt;&quot;&quot;;&quot;('de', '&quot; &amp; SUBSTITUTE([.E76];&quot;'&quot;; &quot;\'&quot;) &amp; &quot;', LAST_INSERT_ID(), 'roland', 'roland')&quot;; &quot;&quot;) &amp; IF(AND([.E76]&lt;&gt;&quot;&quot;; [.F76]&lt;&gt;&quot;&quot;); &quot;,&quot;; &quot;&quot;) &amp; IF([.F76]&lt;&gt;&quot;&quot;;&quot;('fr', '&quot; &amp; SUBSTITUTE([.F76];&quot;'&quot;; &quot;\'&quot;) &amp; &quot;', LAST_INSERT_ID(), 'roland', 'roland')&quot;; &quot;&quot;) &amp; &quot;;&quot;; &quot;&quot;)" office:value-type="string" office:string-value="INSERT INTO translation_source SET source='mitglied', location='mandat', field = 'art', created_visa='roland', updated_visa='roland'; INSERT INTO translation_target (lang, translation, translation_source_id, created_visa, updated_visa) VALUES ('de', 'Mitglied', LAST_INSERT_ID(), 'roland', 'roland'),('fr', 'Membre', LAST_INSERT_ID(), 'roland', 'roland');" calcext:value-type="string">
            <text:p>INSERT INTO translation_source SET source='mitglied', location='mandat', field = 'art', created_visa='roland', updated_visa='roland'; INSERT INTO translation_target (lang, translation, translation_source_id, created_visa, updated_visa) VALUES ('de', 'Mitglied', LAST_INSERT_ID(), 'roland', 'roland'),('fr', 'Membre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eschaeftsfuehrend</text:p>
          </table:table-cell>
          <table:table-cell/>
          <table:table-cell office:value-type="string" calcext:value-type="string">
            <text:p>geschäftsführend</text:p>
          </table:table-cell>
          <table:table-cell table:number-columns-repeated="3"/>
          <table:table-cell table:formula="of:=&quot;INSERT INTO translation_source SET source='&quot; &amp; SUBSTITUTE([.C77];&quot;'&quot;; &quot;\'&quot;) &amp; &quot;', location='&quot; &amp;SUBSTITUTE([.A77];&quot;'&quot;; &quot;\'&quot;) &amp; &quot;', field = '&quot; &amp; SUBSTITUTE([.B77];&quot;'&quot;; &quot;\'&quot;) &amp; &quot;'&quot; &amp; IF([.D77]&lt;&gt;&quot;&quot;; &quot;, context = '&quot; &amp; SUBSTITUTE([.D77];&quot;'&quot;; &quot;\'&quot;) &amp; &quot;'&quot;; &quot;&quot;) &amp; &quot;, created_visa='roland', updated_visa='roland'; &quot; &amp; IF(OR([.E77]&lt;&gt;&quot;&quot;; [.F77]&lt;&gt;&quot;&quot;);&quot;INSERT INTO translation_target (lang, translation, translation_source_id, created_visa, updated_visa) VALUES &quot; &amp; IF([.E77]&lt;&gt;&quot;&quot;;&quot;('de', '&quot; &amp; SUBSTITUTE([.E77];&quot;'&quot;; &quot;\'&quot;) &amp; &quot;', LAST_INSERT_ID(), 'roland', 'roland')&quot;; &quot;&quot;) &amp; IF(AND([.E77]&lt;&gt;&quot;&quot;; [.F77]&lt;&gt;&quot;&quot;); &quot;,&quot;; &quot;&quot;) &amp; IF([.F77]&lt;&gt;&quot;&quot;;&quot;('fr', '&quot; &amp; SUBSTITUTE([.F77];&quot;'&quot;; &quot;\'&quot;) &amp; &quot;', LAST_INSERT_ID(), 'roland', 'roland')&quot;; &quot;&quot;) &amp; &quot;;&quot;; &quot;&quot;)" office:value-type="string" office:string-value="INSERT INTO translation_source SET source='geschaeftsfuehrend', location='mandat', field = 'art', created_visa='roland', updated_visa='roland'; INSERT INTO translation_target (lang, translation, translation_source_id, created_visa, updated_visa) VALUES ('de', 'geschäftsführend', LAST_INSERT_ID(), 'roland', 'roland');" calcext:value-type="string">
            <text:p>INSERT INTO translation_source SET source='geschaeftsfuehrend', location='mandat', field = 'art', created_visa='roland', updated_visa='roland'; INSERT INTO translation_target (lang, translation, translation_source_id, created_visa, updated_visa) VALUES ('de', 'geschäftsführend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vorstand</text:p>
          </table:table-cell>
          <table:table-cell/>
          <table:table-cell office:value-type="string" calcext:value-type="string">
            <text:p>Vorstand</text:p>
          </table:table-cell>
          <table:table-cell table:number-columns-repeated="3"/>
          <table:table-cell table:formula="of:=&quot;INSERT INTO translation_source SET source='&quot; &amp; SUBSTITUTE([.C78];&quot;'&quot;; &quot;\'&quot;) &amp; &quot;', location='&quot; &amp;SUBSTITUTE([.A78];&quot;'&quot;; &quot;\'&quot;) &amp; &quot;', field = '&quot; &amp; SUBSTITUTE([.B78];&quot;'&quot;; &quot;\'&quot;) &amp; &quot;'&quot; &amp; IF([.D78]&lt;&gt;&quot;&quot;; &quot;, context = '&quot; &amp; SUBSTITUTE([.D78];&quot;'&quot;; &quot;\'&quot;) &amp; &quot;'&quot;; &quot;&quot;) &amp; &quot;, created_visa='roland', updated_visa='roland'; &quot; &amp; IF(OR([.E78]&lt;&gt;&quot;&quot;; [.F78]&lt;&gt;&quot;&quot;);&quot;INSERT INTO translation_target (lang, translation, translation_source_id, created_visa, updated_visa) VALUES &quot; &amp; IF([.E78]&lt;&gt;&quot;&quot;;&quot;('de', '&quot; &amp; SUBSTITUTE([.E78];&quot;'&quot;; &quot;\'&quot;) &amp; &quot;', LAST_INSERT_ID(), 'roland', 'roland')&quot;; &quot;&quot;) &amp; IF(AND([.E78]&lt;&gt;&quot;&quot;; [.F78]&lt;&gt;&quot;&quot;); &quot;,&quot;; &quot;&quot;) &amp; IF([.F78]&lt;&gt;&quot;&quot;;&quot;('fr', '&quot; &amp; SUBSTITUTE([.F78];&quot;'&quot;; &quot;\'&quot;) &amp; &quot;', LAST_INSERT_ID(), 'roland', 'roland')&quot;; &quot;&quot;) &amp; &quot;;&quot;; &quot;&quot;)" office:value-type="string" office:string-value="INSERT INTO translation_source SET source='vorstand', location='mandat', field = 'art', created_visa='roland', updated_visa='roland'; INSERT INTO translation_target (lang, translation, translation_source_id, created_visa, updated_visa) VALUES ('de', 'Vorstand', LAST_INSERT_ID(), 'roland', 'roland');" calcext:value-type="string">
            <text:p>INSERT INTO translation_source SET source='vorstand', location='mandat', field = 'art', created_visa='roland', updated_visa='roland'; INSERT INTO translation_target (lang, translation, translation_source_id, created_visa, updated_visa) VALUES ('de', 'Vorstand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</text:p>
          </table:table-cell>
          <table:table-cell/>
          <table:table-cell office:value-type="string" calcext:value-type="string">
            <text:p>PräsidentIn</text:p>
          </table:table-cell>
          <table:table-cell table:number-columns-repeated="3"/>
          <table:table-cell table:formula="of:=&quot;INSERT INTO translation_source SET source='&quot; &amp; SUBSTITUTE([.C79];&quot;'&quot;; &quot;\'&quot;) &amp; &quot;', location='&quot; &amp;SUBSTITUTE([.A79];&quot;'&quot;; &quot;\'&quot;) &amp; &quot;', field = '&quot; &amp; SUBSTITUTE([.B79];&quot;'&quot;; &quot;\'&quot;) &amp; &quot;'&quot; &amp; IF([.D79]&lt;&gt;&quot;&quot;; &quot;, context = '&quot; &amp; SUBSTITUTE([.D79];&quot;'&quot;; &quot;\'&quot;) &amp; &quot;'&quot;; &quot;&quot;) &amp; &quot;, created_visa='roland', updated_visa='roland'; &quot; &amp; IF(OR([.E79]&lt;&gt;&quot;&quot;; [.F79]&lt;&gt;&quot;&quot;);&quot;INSERT INTO translation_target (lang, translation, translation_source_id, created_visa, updated_visa) VALUES &quot; &amp; IF([.E79]&lt;&gt;&quot;&quot;;&quot;('de', '&quot; &amp; SUBSTITUTE([.E79];&quot;'&quot;; &quot;\'&quot;) &amp; &quot;', LAST_INSERT_ID(), 'roland', 'roland')&quot;; &quot;&quot;) &amp; IF(AND([.E79]&lt;&gt;&quot;&quot;; [.F79]&lt;&gt;&quot;&quot;); &quot;,&quot;; &quot;&quot;) &amp; IF([.F79]&lt;&gt;&quot;&quot;;&quot;('fr', '&quot; &amp; SUBSTITUTE([.F79];&quot;'&quot;; &quot;\'&quot;) &amp; &quot;', LAST_INSERT_ID(), 'roland', 'roland')&quot;; &quot;&quot;) &amp; &quot;;&quot;; &quot;&quot;)" office:value-type="string" office:string-value="INSERT INTO translation_source SET source='praesident', location='mandat', field = 'funktion_im_gremium', created_visa='roland', updated_visa='roland'; INSERT INTO translation_target (lang, translation, translation_source_id, created_visa, updated_visa) VALUES ('de', 'PräsidentIn', LAST_INSERT_ID(), 'roland', 'roland');" calcext:value-type="string">
            <text:p>INSERT INTO translation_source SET source='praesident', location='mandat', field = 'funktion_im_gremium', created_visa='roland', updated_visa='roland'; INSERT INTO translation_target (lang, translation, translation_source_id, created_visa, updated_visa) VALUES ('de', 'PräsidentI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vizepraesident</text:p>
          </table:table-cell>
          <table:table-cell/>
          <table:table-cell office:value-type="string" calcext:value-type="string">
            <text:p>VizepräsidentIn</text:p>
          </table:table-cell>
          <table:table-cell table:number-columns-repeated="3"/>
          <table:table-cell table:formula="of:=&quot;INSERT INTO translation_source SET source='&quot; &amp; SUBSTITUTE([.C80];&quot;'&quot;; &quot;\'&quot;) &amp; &quot;', location='&quot; &amp;SUBSTITUTE([.A80];&quot;'&quot;; &quot;\'&quot;) &amp; &quot;', field = '&quot; &amp; SUBSTITUTE([.B80];&quot;'&quot;; &quot;\'&quot;) &amp; &quot;'&quot; &amp; IF([.D80]&lt;&gt;&quot;&quot;; &quot;, context = '&quot; &amp; SUBSTITUTE([.D80];&quot;'&quot;; &quot;\'&quot;) &amp; &quot;'&quot;; &quot;&quot;) &amp; &quot;, created_visa='roland', updated_visa='roland'; &quot; &amp; IF(OR([.E80]&lt;&gt;&quot;&quot;; [.F80]&lt;&gt;&quot;&quot;);&quot;INSERT INTO translation_target (lang, translation, translation_source_id, created_visa, updated_visa) VALUES &quot; &amp; IF([.E80]&lt;&gt;&quot;&quot;;&quot;('de', '&quot; &amp; SUBSTITUTE([.E80];&quot;'&quot;; &quot;\'&quot;) &amp; &quot;', LAST_INSERT_ID(), 'roland', 'roland')&quot;; &quot;&quot;) &amp; IF(AND([.E80]&lt;&gt;&quot;&quot;; [.F80]&lt;&gt;&quot;&quot;); &quot;,&quot;; &quot;&quot;) &amp; IF([.F80]&lt;&gt;&quot;&quot;;&quot;('fr', '&quot; &amp; SUBSTITUTE([.F80];&quot;'&quot;; &quot;\'&quot;) &amp; &quot;', LAST_INSERT_ID(), 'roland', 'roland')&quot;; &quot;&quot;) &amp; &quot;;&quot;; &quot;&quot;)" office:value-type="string" office:string-value="INSERT INTO translation_source SET source='vizepraesident', location='mandat', field = 'funktion_im_gremium', created_visa='roland', updated_visa='roland'; INSERT INTO translation_target (lang, translation, translation_source_id, created_visa, updated_visa) VALUES ('de', 'VizepräsidentIn', LAST_INSERT_ID(), 'roland', 'roland');" calcext:value-type="string">
            <text:p>INSERT INTO translation_source SET source='vizepraesident', location='mandat', field = 'funktion_im_gremium', created_visa='roland', updated_visa='roland'; INSERT INTO translation_target (lang, translation, translation_source_id, created_visa, updated_visa) VALUES ('de', 'VizepräsidentI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Mitglied</text:p>
          </table:table-cell>
          <table:table-cell table:number-columns-repeated="3"/>
          <table:table-cell table:formula="of:=&quot;INSERT INTO translation_source SET source='&quot; &amp; SUBSTITUTE([.C81];&quot;'&quot;; &quot;\'&quot;) &amp; &quot;', location='&quot; &amp;SUBSTITUTE([.A81];&quot;'&quot;; &quot;\'&quot;) &amp; &quot;', field = '&quot; &amp; SUBSTITUTE([.B81];&quot;'&quot;; &quot;\'&quot;) &amp; &quot;'&quot; &amp; IF([.D81]&lt;&gt;&quot;&quot;; &quot;, context = '&quot; &amp; SUBSTITUTE([.D81];&quot;'&quot;; &quot;\'&quot;) &amp; &quot;'&quot;; &quot;&quot;) &amp; &quot;, created_visa='roland', updated_visa='roland'; &quot; &amp; IF(OR([.E81]&lt;&gt;&quot;&quot;; [.F81]&lt;&gt;&quot;&quot;);&quot;INSERT INTO translation_target (lang, translation, translation_source_id, created_visa, updated_visa) VALUES &quot; &amp; IF([.E81]&lt;&gt;&quot;&quot;;&quot;('de', '&quot; &amp; SUBSTITUTE([.E81];&quot;'&quot;; &quot;\'&quot;) &amp; &quot;', LAST_INSERT_ID(), 'roland', 'roland')&quot;; &quot;&quot;) &amp; IF(AND([.E81]&lt;&gt;&quot;&quot;; [.F81]&lt;&gt;&quot;&quot;); &quot;,&quot;; &quot;&quot;) &amp; IF([.F81]&lt;&gt;&quot;&quot;;&quot;('fr', '&quot; &amp; SUBSTITUTE([.F81];&quot;'&quot;; &quot;\'&quot;) &amp; &quot;', LAST_INSERT_ID(), 'roland', 'roland')&quot;; &quot;&quot;) &amp; &quot;;&quot;; &quot;&quot;)" office:value-type="string" office:string-value="INSERT INTO translation_source SET source='mitglied', location='mandat', field = 'funktion_im_gremium', created_visa='roland', updated_visa='roland'; INSERT INTO translation_target (lang, translation, translation_source_id, created_visa, updated_visa) VALUES ('de', 'Mitglied', LAST_INSERT_ID(), 'roland', 'roland');" calcext:value-type="string">
            <text:p>INSERT INTO translation_source SET source='mitglied', location='mandat', field = 'funktion_im_gremium', created_visa='roland', updated_visa='roland'; INSERT INTO translation_target (lang, translation, translation_source_id, created_visa, updated_visa) VALUES ('de', 'Mitglied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formula="of:=&quot;INSERT INTO translation_source SET source='&quot; &amp; SUBSTITUTE([.C82];&quot;'&quot;; &quot;\'&quot;) &amp; &quot;', location='&quot; &amp;SUBSTITUTE([.A82];&quot;'&quot;; &quot;\'&quot;) &amp; &quot;', field = '&quot; &amp; SUBSTITUTE([.B82];&quot;'&quot;; &quot;\'&quot;) &amp; &quot;'&quot; &amp; IF([.D82]&lt;&gt;&quot;&quot;; &quot;, context = '&quot; &amp; SUBSTITUTE([.D82];&quot;'&quot;; &quot;\'&quot;) &amp; &quot;'&quot;; &quot;&quot;) &amp; &quot;, created_visa='roland', updated_visa='roland'; &quot; &amp; IF(OR([.E82]&lt;&gt;&quot;&quot;; [.F82]&lt;&gt;&quot;&quot;);&quot;INSERT INTO translation_target (lang, translation, translation_source_id, created_visa, updated_visa) VALUES &quot; &amp; IF([.E82]&lt;&gt;&quot;&quot;;&quot;('de', '&quot; &amp; SUBSTITUTE([.E82];&quot;'&quot;; &quot;\'&quot;) &amp; &quot;', LAST_INSERT_ID(), 'roland', 'roland')&quot;; &quot;&quot;) &amp; IF(AND([.E82]&lt;&gt;&quot;&quot;; [.F82]&lt;&gt;&quot;&quot;); &quot;,&quot;; &quot;&quot;) &amp; IF([.F82]&lt;&gt;&quot;&quot;;&quot;('fr', '&quot; &amp; SUBSTITUTE([.F82];&quot;'&quot;; &quot;\'&quot;) &amp; &quot;', LAST_INSERT_ID(), 'roland', 'roland')&quot;; &quot;&quot;) &amp; &quot;;&quot;; &quot;&quot;)" office:value-type="string" office:string-value="INSERT INTO translation_source SET source='links', location='fraktion', field = 'position', created_visa='roland', updated_visa='roland'; " calcext:value-type="string">
            <text:p>INSERT INTO translation_source SET source='links', location='fraktion', field = 'position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formula="of:=&quot;INSERT INTO translation_source SET source='&quot; &amp; SUBSTITUTE([.C83];&quot;'&quot;; &quot;\'&quot;) &amp; &quot;', location='&quot; &amp;SUBSTITUTE([.A83];&quot;'&quot;; &quot;\'&quot;) &amp; &quot;', field = '&quot; &amp; SUBSTITUTE([.B83];&quot;'&quot;; &quot;\'&quot;) &amp; &quot;'&quot; &amp; IF([.D83]&lt;&gt;&quot;&quot;; &quot;, context = '&quot; &amp; SUBSTITUTE([.D83];&quot;'&quot;; &quot;\'&quot;) &amp; &quot;'&quot;; &quot;&quot;) &amp; &quot;, created_visa='roland', updated_visa='roland'; &quot; &amp; IF(OR([.E83]&lt;&gt;&quot;&quot;; [.F83]&lt;&gt;&quot;&quot;);&quot;INSERT INTO translation_target (lang, translation, translation_source_id, created_visa, updated_visa) VALUES &quot; &amp; IF([.E83]&lt;&gt;&quot;&quot;;&quot;('de', '&quot; &amp; SUBSTITUTE([.E83];&quot;'&quot;; &quot;\'&quot;) &amp; &quot;', LAST_INSERT_ID(), 'roland', 'roland')&quot;; &quot;&quot;) &amp; IF(AND([.E83]&lt;&gt;&quot;&quot;; [.F83]&lt;&gt;&quot;&quot;); &quot;,&quot;; &quot;&quot;) &amp; IF([.F83]&lt;&gt;&quot;&quot;;&quot;('fr', '&quot; &amp; SUBSTITUTE([.F83];&quot;'&quot;; &quot;\'&quot;) &amp; &quot;', LAST_INSERT_ID(), 'roland', 'roland')&quot;; &quot;&quot;) &amp; &quot;;&quot;; &quot;&quot;)" office:value-type="string" office:string-value="INSERT INTO translation_source SET source='rechts', location='fraktion', field = 'position', created_visa='roland', updated_visa='roland'; " calcext:value-type="string">
            <text:p>INSERT INTO translation_source SET source='rechts', location='fraktion', field = 'position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mitte</text:p>
          </table:table-cell>
          <table:table-cell table:number-columns-repeated="5"/>
          <table:table-cell table:formula="of:=&quot;INSERT INTO translation_source SET source='&quot; &amp; SUBSTITUTE([.C84];&quot;'&quot;; &quot;\'&quot;) &amp; &quot;', location='&quot; &amp;SUBSTITUTE([.A84];&quot;'&quot;; &quot;\'&quot;) &amp; &quot;', field = '&quot; &amp; SUBSTITUTE([.B84];&quot;'&quot;; &quot;\'&quot;) &amp; &quot;'&quot; &amp; IF([.D84]&lt;&gt;&quot;&quot;; &quot;, context = '&quot; &amp; SUBSTITUTE([.D84];&quot;'&quot;; &quot;\'&quot;) &amp; &quot;'&quot;; &quot;&quot;) &amp; &quot;, created_visa='roland', updated_visa='roland'; &quot; &amp; IF(OR([.E84]&lt;&gt;&quot;&quot;; [.F84]&lt;&gt;&quot;&quot;);&quot;INSERT INTO translation_target (lang, translation, translation_source_id, created_visa, updated_visa) VALUES &quot; &amp; IF([.E84]&lt;&gt;&quot;&quot;;&quot;('de', '&quot; &amp; SUBSTITUTE([.E84];&quot;'&quot;; &quot;\'&quot;) &amp; &quot;', LAST_INSERT_ID(), 'roland', 'roland')&quot;; &quot;&quot;) &amp; IF(AND([.E84]&lt;&gt;&quot;&quot;; [.F84]&lt;&gt;&quot;&quot;); &quot;,&quot;; &quot;&quot;) &amp; IF([.F84]&lt;&gt;&quot;&quot;;&quot;('fr', '&quot; &amp; SUBSTITUTE([.F84];&quot;'&quot;; &quot;\'&quot;) &amp; &quot;', LAST_INSERT_ID(), 'roland', 'roland')&quot;; &quot;&quot;) &amp; &quot;;&quot;; &quot;&quot;)" office:value-type="string" office:string-value="INSERT INTO translation_source SET source='mitte', location='fraktion', field = 'position', created_visa='roland', updated_visa='roland'; " calcext:value-type="string">
            <text:p>INSERT INTO translation_source SET source='mitte', location='fraktion', field = 'position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formula="of:=&quot;INSERT INTO translation_source SET source='&quot; &amp; SUBSTITUTE([.C85];&quot;'&quot;; &quot;\'&quot;) &amp; &quot;', location='&quot; &amp;SUBSTITUTE([.A85];&quot;'&quot;; &quot;\'&quot;) &amp; &quot;', field = '&quot; &amp; SUBSTITUTE([.B85];&quot;'&quot;; &quot;\'&quot;) &amp; &quot;'&quot; &amp; IF([.D85]&lt;&gt;&quot;&quot;; &quot;, context = '&quot; &amp; SUBSTITUTE([.D85];&quot;'&quot;; &quot;\'&quot;) &amp; &quot;'&quot;; &quot;&quot;) &amp; &quot;, created_visa='roland', updated_visa='roland'; &quot; &amp; IF(OR([.E85]&lt;&gt;&quot;&quot;; [.F85]&lt;&gt;&quot;&quot;);&quot;INSERT INTO translation_target (lang, translation, translation_source_id, created_visa, updated_visa) VALUES &quot; &amp; IF([.E85]&lt;&gt;&quot;&quot;;&quot;('de', '&quot; &amp; SUBSTITUTE([.E85];&quot;'&quot;; &quot;\'&quot;) &amp; &quot;', LAST_INSERT_ID(), 'roland', 'roland')&quot;; &quot;&quot;) &amp; IF(AND([.E85]&lt;&gt;&quot;&quot;; [.F85]&lt;&gt;&quot;&quot;); &quot;,&quot;; &quot;&quot;) &amp; IF([.F85]&lt;&gt;&quot;&quot;;&quot;('fr', '&quot; &amp; SUBSTITUTE([.F85];&quot;'&quot;; &quot;\'&quot;) &amp; &quot;', LAST_INSERT_ID(), 'roland', 'roland')&quot;; &quot;&quot;) &amp; &quot;;&quot;; &quot;&quot;)" office:value-type="string" office:string-value="INSERT INTO translation_source SET source='links', location='partei', field = 'position', created_visa='roland', updated_visa='roland'; " calcext:value-type="string">
            <text:p>INSERT INTO translation_source SET source='links', location='partei', field = 'position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formula="of:=&quot;INSERT INTO translation_source SET source='&quot; &amp; SUBSTITUTE([.C86];&quot;'&quot;; &quot;\'&quot;) &amp; &quot;', location='&quot; &amp;SUBSTITUTE([.A86];&quot;'&quot;; &quot;\'&quot;) &amp; &quot;', field = '&quot; &amp; SUBSTITUTE([.B86];&quot;'&quot;; &quot;\'&quot;) &amp; &quot;'&quot; &amp; IF([.D86]&lt;&gt;&quot;&quot;; &quot;, context = '&quot; &amp; SUBSTITUTE([.D86];&quot;'&quot;; &quot;\'&quot;) &amp; &quot;'&quot;; &quot;&quot;) &amp; &quot;, created_visa='roland', updated_visa='roland'; &quot; &amp; IF(OR([.E86]&lt;&gt;&quot;&quot;; [.F86]&lt;&gt;&quot;&quot;);&quot;INSERT INTO translation_target (lang, translation, translation_source_id, created_visa, updated_visa) VALUES &quot; &amp; IF([.E86]&lt;&gt;&quot;&quot;;&quot;('de', '&quot; &amp; SUBSTITUTE([.E86];&quot;'&quot;; &quot;\'&quot;) &amp; &quot;', LAST_INSERT_ID(), 'roland', 'roland')&quot;; &quot;&quot;) &amp; IF(AND([.E86]&lt;&gt;&quot;&quot;; [.F86]&lt;&gt;&quot;&quot;); &quot;,&quot;; &quot;&quot;) &amp; IF([.F86]&lt;&gt;&quot;&quot;;&quot;('fr', '&quot; &amp; SUBSTITUTE([.F86];&quot;'&quot;; &quot;\'&quot;) &amp; &quot;', LAST_INSERT_ID(), 'roland', 'roland')&quot;; &quot;&quot;) &amp; &quot;;&quot;; &quot;&quot;)" office:value-type="string" office:string-value="INSERT INTO translation_source SET source='rechts', location='partei', field = 'position', created_visa='roland', updated_visa='roland'; " calcext:value-type="string">
            <text:p>INSERT INTO translation_source SET source='rechts', location='partei', field = 'position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mitte</text:p>
          </table:table-cell>
          <table:table-cell table:number-columns-repeated="5"/>
          <table:table-cell table:formula="of:=&quot;INSERT INTO translation_source SET source='&quot; &amp; SUBSTITUTE([.C87];&quot;'&quot;; &quot;\'&quot;) &amp; &quot;', location='&quot; &amp;SUBSTITUTE([.A87];&quot;'&quot;; &quot;\'&quot;) &amp; &quot;', field = '&quot; &amp; SUBSTITUTE([.B87];&quot;'&quot;; &quot;\'&quot;) &amp; &quot;'&quot; &amp; IF([.D87]&lt;&gt;&quot;&quot;; &quot;, context = '&quot; &amp; SUBSTITUTE([.D87];&quot;'&quot;; &quot;\'&quot;) &amp; &quot;'&quot;; &quot;&quot;) &amp; &quot;, created_visa='roland', updated_visa='roland'; &quot; &amp; IF(OR([.E87]&lt;&gt;&quot;&quot;; [.F87]&lt;&gt;&quot;&quot;);&quot;INSERT INTO translation_target (lang, translation, translation_source_id, created_visa, updated_visa) VALUES &quot; &amp; IF([.E87]&lt;&gt;&quot;&quot;;&quot;('de', '&quot; &amp; SUBSTITUTE([.E87];&quot;'&quot;; &quot;\'&quot;) &amp; &quot;', LAST_INSERT_ID(), 'roland', 'roland')&quot;; &quot;&quot;) &amp; IF(AND([.E87]&lt;&gt;&quot;&quot;; [.F87]&lt;&gt;&quot;&quot;); &quot;,&quot;; &quot;&quot;) &amp; IF([.F87]&lt;&gt;&quot;&quot;;&quot;('fr', '&quot; &amp; SUBSTITUTE([.F87];&quot;'&quot;; &quot;\'&quot;) &amp; &quot;', LAST_INSERT_ID(), 'roland', 'roland')&quot;; &quot;&quot;) &amp; &quot;;&quot;; &quot;&quot;)" office:value-type="string" office:string-value="INSERT INTO translation_source SET source='mitte', location='partei', field = 'position', created_visa='roland', updated_visa='roland'; " calcext:value-type="string">
            <text:p>INSERT INTO translation_source SET source='mitte', location='partei', field = 'position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praesident</text:p>
          </table:table-cell>
          <table:table-cell/>
          <table:table-cell office:value-type="string" calcext:value-type="string">
            <text:p>PräsidentIn</text:p>
          </table:table-cell>
          <table:table-cell table:number-columns-repeated="3"/>
          <table:table-cell table:formula="of:=&quot;INSERT INTO translation_source SET source='&quot; &amp; SUBSTITUTE([.C88];&quot;'&quot;; &quot;\'&quot;) &amp; &quot;', location='&quot; &amp;SUBSTITUTE([.A88];&quot;'&quot;; &quot;\'&quot;) &amp; &quot;', field = '&quot; &amp; SUBSTITUTE([.B88];&quot;'&quot;; &quot;\'&quot;) &amp; &quot;'&quot; &amp; IF([.D88]&lt;&gt;&quot;&quot;; &quot;, context = '&quot; &amp; SUBSTITUTE([.D88];&quot;'&quot;; &quot;\'&quot;) &amp; &quot;'&quot;; &quot;&quot;) &amp; &quot;, created_visa='roland', updated_visa='roland'; &quot; &amp; IF(OR([.E88]&lt;&gt;&quot;&quot;; [.F88]&lt;&gt;&quot;&quot;);&quot;INSERT INTO translation_target (lang, translation, translation_source_id, created_visa, updated_visa) VALUES &quot; &amp; IF([.E88]&lt;&gt;&quot;&quot;;&quot;('de', '&quot; &amp; SUBSTITUTE([.E88];&quot;'&quot;; &quot;\'&quot;) &amp; &quot;', LAST_INSERT_ID(), 'roland', 'roland')&quot;; &quot;&quot;) &amp; IF(AND([.E88]&lt;&gt;&quot;&quot;; [.F88]&lt;&gt;&quot;&quot;); &quot;,&quot;; &quot;&quot;) &amp; IF([.F88]&lt;&gt;&quot;&quot;;&quot;('fr', '&quot; &amp; SUBSTITUTE([.F88];&quot;'&quot;; &quot;\'&quot;) &amp; &quot;', LAST_INSERT_ID(), 'roland', 'roland')&quot;; &quot;&quot;) &amp; &quot;;&quot;; &quot;&quot;)" office:value-type="string" office:string-value="INSERT INTO translation_source SET source='praesident', location='in_kommission', field = 'funktion', created_visa='roland', updated_visa='roland'; INSERT INTO translation_target (lang, translation, translation_source_id, created_visa, updated_visa) VALUES ('de', 'PräsidentIn', LAST_INSERT_ID(), 'roland', 'roland');" calcext:value-type="string">
            <text:p>INSERT INTO translation_source SET source='praesident', location='in_kommission', field = 'funktion', created_visa='roland', updated_visa='roland'; INSERT INTO translation_target (lang, translation, translation_source_id, created_visa, updated_visa) VALUES ('de', 'PräsidentI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vizepraesident</text:p>
          </table:table-cell>
          <table:table-cell/>
          <table:table-cell office:value-type="string" calcext:value-type="string">
            <text:p>VizepräsidentIn</text:p>
          </table:table-cell>
          <table:table-cell table:number-columns-repeated="3"/>
          <table:table-cell table:formula="of:=&quot;INSERT INTO translation_source SET source='&quot; &amp; SUBSTITUTE([.C89];&quot;'&quot;; &quot;\'&quot;) &amp; &quot;', location='&quot; &amp;SUBSTITUTE([.A89];&quot;'&quot;; &quot;\'&quot;) &amp; &quot;', field = '&quot; &amp; SUBSTITUTE([.B89];&quot;'&quot;; &quot;\'&quot;) &amp; &quot;'&quot; &amp; IF([.D89]&lt;&gt;&quot;&quot;; &quot;, context = '&quot; &amp; SUBSTITUTE([.D89];&quot;'&quot;; &quot;\'&quot;) &amp; &quot;'&quot;; &quot;&quot;) &amp; &quot;, created_visa='roland', updated_visa='roland'; &quot; &amp; IF(OR([.E89]&lt;&gt;&quot;&quot;; [.F89]&lt;&gt;&quot;&quot;);&quot;INSERT INTO translation_target (lang, translation, translation_source_id, created_visa, updated_visa) VALUES &quot; &amp; IF([.E89]&lt;&gt;&quot;&quot;;&quot;('de', '&quot; &amp; SUBSTITUTE([.E89];&quot;'&quot;; &quot;\'&quot;) &amp; &quot;', LAST_INSERT_ID(), 'roland', 'roland')&quot;; &quot;&quot;) &amp; IF(AND([.E89]&lt;&gt;&quot;&quot;; [.F89]&lt;&gt;&quot;&quot;); &quot;,&quot;; &quot;&quot;) &amp; IF([.F89]&lt;&gt;&quot;&quot;;&quot;('fr', '&quot; &amp; SUBSTITUTE([.F89];&quot;'&quot;; &quot;\'&quot;) &amp; &quot;', LAST_INSERT_ID(), 'roland', 'roland')&quot;; &quot;&quot;) &amp; &quot;;&quot;; &quot;&quot;)" office:value-type="string" office:string-value="INSERT INTO translation_source SET source='vizepraesident', location='in_kommission', field = 'funktion', created_visa='roland', updated_visa='roland'; INSERT INTO translation_target (lang, translation, translation_source_id, created_visa, updated_visa) VALUES ('de', 'VizepräsidentIn', LAST_INSERT_ID(), 'roland', 'roland');" calcext:value-type="string">
            <text:p>INSERT INTO translation_source SET source='vizepraesident', location='in_kommission', field = 'funktion', created_visa='roland', updated_visa='roland'; INSERT INTO translation_target (lang, translation, translation_source_id, created_visa, updated_visa) VALUES ('de', 'VizepräsidentI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Mitglied</text:p>
          </table:table-cell>
          <table:table-cell table:number-columns-repeated="3"/>
          <table:table-cell table:formula="of:=&quot;INSERT INTO translation_source SET source='&quot; &amp; SUBSTITUTE([.C90];&quot;'&quot;; &quot;\'&quot;) &amp; &quot;', location='&quot; &amp;SUBSTITUTE([.A90];&quot;'&quot;; &quot;\'&quot;) &amp; &quot;', field = '&quot; &amp; SUBSTITUTE([.B90];&quot;'&quot;; &quot;\'&quot;) &amp; &quot;'&quot; &amp; IF([.D90]&lt;&gt;&quot;&quot;; &quot;, context = '&quot; &amp; SUBSTITUTE([.D90];&quot;'&quot;; &quot;\'&quot;) &amp; &quot;'&quot;; &quot;&quot;) &amp; &quot;, created_visa='roland', updated_visa='roland'; &quot; &amp; IF(OR([.E90]&lt;&gt;&quot;&quot;; [.F90]&lt;&gt;&quot;&quot;);&quot;INSERT INTO translation_target (lang, translation, translation_source_id, created_visa, updated_visa) VALUES &quot; &amp; IF([.E90]&lt;&gt;&quot;&quot;;&quot;('de', '&quot; &amp; SUBSTITUTE([.E90];&quot;'&quot;; &quot;\'&quot;) &amp; &quot;', LAST_INSERT_ID(), 'roland', 'roland')&quot;; &quot;&quot;) &amp; IF(AND([.E90]&lt;&gt;&quot;&quot;; [.F90]&lt;&gt;&quot;&quot;); &quot;,&quot;; &quot;&quot;) &amp; IF([.F90]&lt;&gt;&quot;&quot;;&quot;('fr', '&quot; &amp; SUBSTITUTE([.F90];&quot;'&quot;; &quot;\'&quot;) &amp; &quot;', LAST_INSERT_ID(), 'roland', 'roland')&quot;; &quot;&quot;) &amp; &quot;;&quot;; &quot;&quot;)" office:value-type="string" office:string-value="INSERT INTO translation_source SET source='mitglied', location='in_kommission', field = 'funktion', created_visa='roland', updated_visa='roland'; INSERT INTO translation_target (lang, translation, translation_source_id, created_visa, updated_visa) VALUES ('de', 'Mitglied', LAST_INSERT_ID(), 'roland', 'roland');" calcext:value-type="string">
            <text:p>INSERT INTO translation_source SET source='mitglied', location='in_kommission', field = 'funktion', created_visa='roland', updated_visa='roland'; INSERT INTO translation_target (lang, translation, translation_source_id, created_visa, updated_visa) VALUES ('de', 'Mitglied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co-praesident</text:p>
          </table:table-cell>
          <table:table-cell/>
          <table:table-cell office:value-type="string" calcext:value-type="string">
            <text:p>Co-Präsident</text:p>
          </table:table-cell>
          <table:table-cell table:number-columns-repeated="3"/>
          <table:table-cell table:formula="of:=&quot;INSERT INTO translation_source SET source='&quot; &amp; SUBSTITUTE([.C91];&quot;'&quot;; &quot;\'&quot;) &amp; &quot;', location='&quot; &amp;SUBSTITUTE([.A91];&quot;'&quot;; &quot;\'&quot;) &amp; &quot;', field = '&quot; &amp; SUBSTITUTE([.B91];&quot;'&quot;; &quot;\'&quot;) &amp; &quot;'&quot; &amp; IF([.D91]&lt;&gt;&quot;&quot;; &quot;, context = '&quot; &amp; SUBSTITUTE([.D91];&quot;'&quot;; &quot;\'&quot;) &amp; &quot;'&quot;; &quot;&quot;) &amp; &quot;, created_visa='roland', updated_visa='roland'; &quot; &amp; IF(OR([.E91]&lt;&gt;&quot;&quot;; [.F91]&lt;&gt;&quot;&quot;);&quot;INSERT INTO translation_target (lang, translation, translation_source_id, created_visa, updated_visa) VALUES &quot; &amp; IF([.E91]&lt;&gt;&quot;&quot;;&quot;('de', '&quot; &amp; SUBSTITUTE([.E91];&quot;'&quot;; &quot;\'&quot;) &amp; &quot;', LAST_INSERT_ID(), 'roland', 'roland')&quot;; &quot;&quot;) &amp; IF(AND([.E91]&lt;&gt;&quot;&quot;; [.F91]&lt;&gt;&quot;&quot;); &quot;,&quot;; &quot;&quot;) &amp; IF([.F91]&lt;&gt;&quot;&quot;;&quot;('fr', '&quot; &amp; SUBSTITUTE([.F91];&quot;'&quot;; &quot;\'&quot;) &amp; &quot;', LAST_INSERT_ID(), 'roland', 'roland')&quot;; &quot;&quot;) &amp; &quot;;&quot;; &quot;&quot;)" office:value-type="string" office:string-value="INSERT INTO translation_source SET source='co-praesident', location='in_kommission', field = 'funktion', created_visa='roland', updated_visa='roland'; INSERT INTO translation_target (lang, translation, translation_source_id, created_visa, updated_visa) VALUES ('de', 'Co-Präsident', LAST_INSERT_ID(), 'roland', 'roland');" calcext:value-type="string">
            <text:p>INSERT INTO translation_source SET source='co-praesident', location='in_kommission', field = 'funktion', created_visa='roland', updated_visa='roland'; INSERT INTO translation_target (lang, translation, translation_source_id, created_visa, updated_visa) VALUES ('de', 'Co-Präsident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kommission</text:p>
          </table:table-cell>
          <table:table-cell/>
          <table:table-cell office:value-type="string" calcext:value-type="string">
            <text:p>Kommission</text:p>
          </table:table-cell>
          <table:table-cell table:number-columns-repeated="3"/>
          <table:table-cell table:formula="of:=&quot;INSERT INTO translation_source SET source='&quot; &amp; SUBSTITUTE([.C92];&quot;'&quot;; &quot;\'&quot;) &amp; &quot;', location='&quot; &amp;SUBSTITUTE([.A92];&quot;'&quot;; &quot;\'&quot;) &amp; &quot;', field = '&quot; &amp; SUBSTITUTE([.B92];&quot;'&quot;; &quot;\'&quot;) &amp; &quot;'&quot; &amp; IF([.D92]&lt;&gt;&quot;&quot;; &quot;, context = '&quot; &amp; SUBSTITUTE([.D92];&quot;'&quot;; &quot;\'&quot;) &amp; &quot;'&quot;; &quot;&quot;) &amp; &quot;, created_visa='roland', updated_visa='roland'; &quot; &amp; IF(OR([.E92]&lt;&gt;&quot;&quot;; [.F92]&lt;&gt;&quot;&quot;);&quot;INSERT INTO translation_target (lang, translation, translation_source_id, created_visa, updated_visa) VALUES &quot; &amp; IF([.E92]&lt;&gt;&quot;&quot;;&quot;('de', '&quot; &amp; SUBSTITUTE([.E92];&quot;'&quot;; &quot;\'&quot;) &amp; &quot;', LAST_INSERT_ID(), 'roland', 'roland')&quot;; &quot;&quot;) &amp; IF(AND([.E92]&lt;&gt;&quot;&quot;; [.F92]&lt;&gt;&quot;&quot;); &quot;,&quot;; &quot;&quot;) &amp; IF([.F92]&lt;&gt;&quot;&quot;;&quot;('fr', '&quot; &amp; SUBSTITUTE([.F92];&quot;'&quot;; &quot;\'&quot;) &amp; &quot;', LAST_INSERT_ID(), 'roland', 'roland')&quot;; &quot;&quot;) &amp; &quot;;&quot;; &quot;&quot;)" office:value-type="string" office:string-value="INSERT INTO translation_source SET source='kommission', location='kommission', field = 'typ', created_visa='roland', updated_visa='roland'; INSERT INTO translation_target (lang, translation, translation_source_id, created_visa, updated_visa) VALUES ('de', 'Kommission', LAST_INSERT_ID(), 'roland', 'roland');" calcext:value-type="string">
            <text:p>INSERT INTO translation_source SET source='kommission', location='kommission', field = 'typ', created_visa='roland', updated_visa='roland'; INSERT INTO translation_target (lang, translation, translation_source_id, created_visa, updated_visa) VALUES ('de', 'Kommissio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subkommission</text:p>
          </table:table-cell>
          <table:table-cell/>
          <table:table-cell office:value-type="string" calcext:value-type="string">
            <text:p>Subkommission</text:p>
          </table:table-cell>
          <table:table-cell table:number-columns-repeated="3"/>
          <table:table-cell table:formula="of:=&quot;INSERT INTO translation_source SET source='&quot; &amp; SUBSTITUTE([.C93];&quot;'&quot;; &quot;\'&quot;) &amp; &quot;', location='&quot; &amp;SUBSTITUTE([.A93];&quot;'&quot;; &quot;\'&quot;) &amp; &quot;', field = '&quot; &amp; SUBSTITUTE([.B93];&quot;'&quot;; &quot;\'&quot;) &amp; &quot;'&quot; &amp; IF([.D93]&lt;&gt;&quot;&quot;; &quot;, context = '&quot; &amp; SUBSTITUTE([.D93];&quot;'&quot;; &quot;\'&quot;) &amp; &quot;'&quot;; &quot;&quot;) &amp; &quot;, created_visa='roland', updated_visa='roland'; &quot; &amp; IF(OR([.E93]&lt;&gt;&quot;&quot;; [.F93]&lt;&gt;&quot;&quot;);&quot;INSERT INTO translation_target (lang, translation, translation_source_id, created_visa, updated_visa) VALUES &quot; &amp; IF([.E93]&lt;&gt;&quot;&quot;;&quot;('de', '&quot; &amp; SUBSTITUTE([.E93];&quot;'&quot;; &quot;\'&quot;) &amp; &quot;', LAST_INSERT_ID(), 'roland', 'roland')&quot;; &quot;&quot;) &amp; IF(AND([.E93]&lt;&gt;&quot;&quot;; [.F93]&lt;&gt;&quot;&quot;); &quot;,&quot;; &quot;&quot;) &amp; IF([.F93]&lt;&gt;&quot;&quot;;&quot;('fr', '&quot; &amp; SUBSTITUTE([.F93];&quot;'&quot;; &quot;\'&quot;) &amp; &quot;', LAST_INSERT_ID(), 'roland', 'roland')&quot;; &quot;&quot;) &amp; &quot;;&quot;; &quot;&quot;)" office:value-type="string" office:string-value="INSERT INTO translation_source SET source='subkommission', location='kommission', field = 'typ', created_visa='roland', updated_visa='roland'; INSERT INTO translation_target (lang, translation, translation_source_id, created_visa, updated_visa) VALUES ('de', 'Subkommission', LAST_INSERT_ID(), 'roland', 'roland');" calcext:value-type="string">
            <text:p>INSERT INTO translation_source SET source='subkommission', location='kommission', field = 'typ', created_visa='roland', updated_visa='roland'; INSERT INTO translation_target (lang, translation, translation_source_id, created_visa, updated_visa) VALUES ('de', 'Subkommissio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spezialkommission</text:p>
          </table:table-cell>
          <table:table-cell/>
          <table:table-cell office:value-type="string" calcext:value-type="string">
            <text:p>Spezialkommission</text:p>
          </table:table-cell>
          <table:table-cell table:number-columns-repeated="3"/>
          <table:table-cell table:formula="of:=&quot;INSERT INTO translation_source SET source='&quot; &amp; SUBSTITUTE([.C94];&quot;'&quot;; &quot;\'&quot;) &amp; &quot;', location='&quot; &amp;SUBSTITUTE([.A94];&quot;'&quot;; &quot;\'&quot;) &amp; &quot;', field = '&quot; &amp; SUBSTITUTE([.B94];&quot;'&quot;; &quot;\'&quot;) &amp; &quot;'&quot; &amp; IF([.D94]&lt;&gt;&quot;&quot;; &quot;, context = '&quot; &amp; SUBSTITUTE([.D94];&quot;'&quot;; &quot;\'&quot;) &amp; &quot;'&quot;; &quot;&quot;) &amp; &quot;, created_visa='roland', updated_visa='roland'; &quot; &amp; IF(OR([.E94]&lt;&gt;&quot;&quot;; [.F94]&lt;&gt;&quot;&quot;);&quot;INSERT INTO translation_target (lang, translation, translation_source_id, created_visa, updated_visa) VALUES &quot; &amp; IF([.E94]&lt;&gt;&quot;&quot;;&quot;('de', '&quot; &amp; SUBSTITUTE([.E94];&quot;'&quot;; &quot;\'&quot;) &amp; &quot;', LAST_INSERT_ID(), 'roland', 'roland')&quot;; &quot;&quot;) &amp; IF(AND([.E94]&lt;&gt;&quot;&quot;; [.F94]&lt;&gt;&quot;&quot;); &quot;,&quot;; &quot;&quot;) &amp; IF([.F94]&lt;&gt;&quot;&quot;;&quot;('fr', '&quot; &amp; SUBSTITUTE([.F94];&quot;'&quot;; &quot;\'&quot;) &amp; &quot;', LAST_INSERT_ID(), 'roland', 'roland')&quot;; &quot;&quot;) &amp; &quot;;&quot;; &quot;&quot;)" office:value-type="string" office:string-value="INSERT INTO translation_source SET source='spezialkommission', location='kommission', field = 'typ', created_visa='roland', updated_visa='roland'; INSERT INTO translation_target (lang, translation, translation_source_id, created_visa, updated_visa) VALUES ('de', 'Spezialkommission', LAST_INSERT_ID(), 'roland', 'roland');" calcext:value-type="string">
            <text:p>INSERT INTO translation_source SET source='spezialkommission', location='kommission', field = 'typ', created_visa='roland', updated_visa='roland'; INSERT INTO translation_target (lang, translation, translation_source_id, created_visa, updated_visa) VALUES ('de', 'Spezialkommissio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egislativkommission</text:p>
          </table:table-cell>
          <table:table-cell/>
          <table:table-cell office:value-type="string" calcext:value-type="string">
            <text:p>Legislativkommission</text:p>
          </table:table-cell>
          <table:table-cell table:number-columns-repeated="3"/>
          <table:table-cell table:formula="of:=&quot;INSERT INTO translation_source SET source='&quot; &amp; SUBSTITUTE([.C95];&quot;'&quot;; &quot;\'&quot;) &amp; &quot;', location='&quot; &amp;SUBSTITUTE([.A95];&quot;'&quot;; &quot;\'&quot;) &amp; &quot;', field = '&quot; &amp; SUBSTITUTE([.B95];&quot;'&quot;; &quot;\'&quot;) &amp; &quot;'&quot; &amp; IF([.D95]&lt;&gt;&quot;&quot;; &quot;, context = '&quot; &amp; SUBSTITUTE([.D95];&quot;'&quot;; &quot;\'&quot;) &amp; &quot;'&quot;; &quot;&quot;) &amp; &quot;, created_visa='roland', updated_visa='roland'; &quot; &amp; IF(OR([.E95]&lt;&gt;&quot;&quot;; [.F95]&lt;&gt;&quot;&quot;);&quot;INSERT INTO translation_target (lang, translation, translation_source_id, created_visa, updated_visa) VALUES &quot; &amp; IF([.E95]&lt;&gt;&quot;&quot;;&quot;('de', '&quot; &amp; SUBSTITUTE([.E95];&quot;'&quot;; &quot;\'&quot;) &amp; &quot;', LAST_INSERT_ID(), 'roland', 'roland')&quot;; &quot;&quot;) &amp; IF(AND([.E95]&lt;&gt;&quot;&quot;; [.F95]&lt;&gt;&quot;&quot;); &quot;,&quot;; &quot;&quot;) &amp; IF([.F95]&lt;&gt;&quot;&quot;;&quot;('fr', '&quot; &amp; SUBSTITUTE([.F95];&quot;'&quot;; &quot;\'&quot;) &amp; &quot;', LAST_INSERT_ID(), 'roland', 'roland')&quot;; &quot;&quot;) &amp; &quot;;&quot;; &quot;&quot;)" office:value-type="string" office:string-value="INSERT INTO translation_source SET source='legislativkommission', location='kommission', field = 'art', created_visa='roland', updated_visa='roland'; INSERT INTO translation_target (lang, translation, translation_source_id, created_visa, updated_visa) VALUES ('de', 'Legislativkommission', LAST_INSERT_ID(), 'roland', 'roland');" calcext:value-type="string">
            <text:p>INSERT INTO translation_source SET source='legislativkommission', location='kommission', field = 'art', created_visa='roland', updated_visa='roland'; INSERT INTO translation_target (lang, translation, translation_source_id, created_visa, updated_visa) VALUES ('de', 'Legislativkommissio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ufsichtskommission</text:p>
          </table:table-cell>
          <table:table-cell/>
          <table:table-cell office:value-type="string" calcext:value-type="string">
            <text:p>Aufsichtskommission</text:p>
          </table:table-cell>
          <table:table-cell table:number-columns-repeated="3"/>
          <table:table-cell table:formula="of:=&quot;INSERT INTO translation_source SET source='&quot; &amp; SUBSTITUTE([.C96];&quot;'&quot;; &quot;\'&quot;) &amp; &quot;', location='&quot; &amp;SUBSTITUTE([.A96];&quot;'&quot;; &quot;\'&quot;) &amp; &quot;', field = '&quot; &amp; SUBSTITUTE([.B96];&quot;'&quot;; &quot;\'&quot;) &amp; &quot;'&quot; &amp; IF([.D96]&lt;&gt;&quot;&quot;; &quot;, context = '&quot; &amp; SUBSTITUTE([.D96];&quot;'&quot;; &quot;\'&quot;) &amp; &quot;'&quot;; &quot;&quot;) &amp; &quot;, created_visa='roland', updated_visa='roland'; &quot; &amp; IF(OR([.E96]&lt;&gt;&quot;&quot;; [.F96]&lt;&gt;&quot;&quot;);&quot;INSERT INTO translation_target (lang, translation, translation_source_id, created_visa, updated_visa) VALUES &quot; &amp; IF([.E96]&lt;&gt;&quot;&quot;;&quot;('de', '&quot; &amp; SUBSTITUTE([.E96];&quot;'&quot;; &quot;\'&quot;) &amp; &quot;', LAST_INSERT_ID(), 'roland', 'roland')&quot;; &quot;&quot;) &amp; IF(AND([.E96]&lt;&gt;&quot;&quot;; [.F96]&lt;&gt;&quot;&quot;); &quot;,&quot;; &quot;&quot;) &amp; IF([.F96]&lt;&gt;&quot;&quot;;&quot;('fr', '&quot; &amp; SUBSTITUTE([.F96];&quot;'&quot;; &quot;\'&quot;) &amp; &quot;', LAST_INSERT_ID(), 'roland', 'roland')&quot;; &quot;&quot;) &amp; &quot;;&quot;; &quot;&quot;)" office:value-type="string" office:string-value="INSERT INTO translation_source SET source='aufsichtskommission', location='kommission', field = 'art', created_visa='roland', updated_visa='roland'; INSERT INTO translation_target (lang, translation, translation_source_id, created_visa, updated_visa) VALUES ('de', 'Aufsichtskommission', LAST_INSERT_ID(), 'roland', 'roland');" calcext:value-type="string">
            <text:p>INSERT INTO translation_source SET source='aufsichtskommission', location='kommission', field = 'art', created_visa='roland', updated_visa='roland'; INSERT INTO translation_target (lang, translation, translation_source_id, created_visa, updated_visa) VALUES ('de', 'Aufsichtskommissio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arlam verwaltungskontrolle</text:p>
          </table:table-cell>
          <table:table-cell/>
          <table:table-cell office:value-type="string" calcext:value-type="string">
            <text:p>Parlamentarische Verwaltungskontrolle</text:p>
          </table:table-cell>
          <table:table-cell table:number-columns-repeated="3"/>
          <table:table-cell table:formula="of:=&quot;INSERT INTO translation_source SET source='&quot; &amp; SUBSTITUTE([.C97];&quot;'&quot;; &quot;\'&quot;) &amp; &quot;', location='&quot; &amp;SUBSTITUTE([.A97];&quot;'&quot;; &quot;\'&quot;) &amp; &quot;', field = '&quot; &amp; SUBSTITUTE([.B97];&quot;'&quot;; &quot;\'&quot;) &amp; &quot;'&quot; &amp; IF([.D97]&lt;&gt;&quot;&quot;; &quot;, context = '&quot; &amp; SUBSTITUTE([.D97];&quot;'&quot;; &quot;\'&quot;) &amp; &quot;'&quot;; &quot;&quot;) &amp; &quot;, created_visa='roland', updated_visa='roland'; &quot; &amp; IF(OR([.E97]&lt;&gt;&quot;&quot;; [.F97]&lt;&gt;&quot;&quot;);&quot;INSERT INTO translation_target (lang, translation, translation_source_id, created_visa, updated_visa) VALUES &quot; &amp; IF([.E97]&lt;&gt;&quot;&quot;;&quot;('de', '&quot; &amp; SUBSTITUTE([.E97];&quot;'&quot;; &quot;\'&quot;) &amp; &quot;', LAST_INSERT_ID(), 'roland', 'roland')&quot;; &quot;&quot;) &amp; IF(AND([.E97]&lt;&gt;&quot;&quot;; [.F97]&lt;&gt;&quot;&quot;); &quot;,&quot;; &quot;&quot;) &amp; IF([.F97]&lt;&gt;&quot;&quot;;&quot;('fr', '&quot; &amp; SUBSTITUTE([.F97];&quot;'&quot;; &quot;\'&quot;) &amp; &quot;', LAST_INSERT_ID(), 'roland', 'roland')&quot;; &quot;&quot;) &amp; &quot;;&quot;; &quot;&quot;)" office:value-type="string" office:string-value="INSERT INTO translation_source SET source='parlam verwaltungskontrolle', location='kommission', field = 'art', created_visa='roland', updated_visa='roland'; INSERT INTO translation_target (lang, translation, translation_source_id, created_visa, updated_visa) VALUES ('de', 'Parlamentarische Verwaltungskontrolle', LAST_INSERT_ID(), 'roland', 'roland');" calcext:value-type="string">
            <text:p>INSERT INTO translation_source SET source='parlam verwaltungskontrolle', location='kommission', field = 'art', created_visa='roland', updated_visa='roland'; INSERT INTO translation_target (lang, translation, translation_source_id, created_visa, updated_visa) VALUES ('de', 'Parlamentarische Verwaltungskontrolle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weitere kommission</text:p>
          </table:table-cell>
          <table:table-cell/>
          <table:table-cell office:value-type="string" calcext:value-type="string">
            <text:p>Weitere Kommission</text:p>
          </table:table-cell>
          <table:table-cell table:number-columns-repeated="3"/>
          <table:table-cell table:formula="of:=&quot;INSERT INTO translation_source SET source='&quot; &amp; SUBSTITUTE([.C98];&quot;'&quot;; &quot;\'&quot;) &amp; &quot;', location='&quot; &amp;SUBSTITUTE([.A98];&quot;'&quot;; &quot;\'&quot;) &amp; &quot;', field = '&quot; &amp; SUBSTITUTE([.B98];&quot;'&quot;; &quot;\'&quot;) &amp; &quot;'&quot; &amp; IF([.D98]&lt;&gt;&quot;&quot;; &quot;, context = '&quot; &amp; SUBSTITUTE([.D98];&quot;'&quot;; &quot;\'&quot;) &amp; &quot;'&quot;; &quot;&quot;) &amp; &quot;, created_visa='roland', updated_visa='roland'; &quot; &amp; IF(OR([.E98]&lt;&gt;&quot;&quot;; [.F98]&lt;&gt;&quot;&quot;);&quot;INSERT INTO translation_target (lang, translation, translation_source_id, created_visa, updated_visa) VALUES &quot; &amp; IF([.E98]&lt;&gt;&quot;&quot;;&quot;('de', '&quot; &amp; SUBSTITUTE([.E98];&quot;'&quot;; &quot;\'&quot;) &amp; &quot;', LAST_INSERT_ID(), 'roland', 'roland')&quot;; &quot;&quot;) &amp; IF(AND([.E98]&lt;&gt;&quot;&quot;; [.F98]&lt;&gt;&quot;&quot;); &quot;,&quot;; &quot;&quot;) &amp; IF([.F98]&lt;&gt;&quot;&quot;;&quot;('fr', '&quot; &amp; SUBSTITUTE([.F98];&quot;'&quot;; &quot;\'&quot;) &amp; &quot;', LAST_INSERT_ID(), 'roland', 'roland')&quot;; &quot;&quot;) &amp; &quot;;&quot;; &quot;&quot;)" office:value-type="string" office:string-value="INSERT INTO translation_source SET source='weitere kommission', location='kommission', field = 'art', created_visa='roland', updated_visa='roland'; INSERT INTO translation_target (lang, translation, translation_source_id, created_visa, updated_visa) VALUES ('de', 'Weitere Kommission', LAST_INSERT_ID(), 'roland', 'roland');" calcext:value-type="string">
            <text:p>INSERT INTO translation_source SET source='weitere kommission', location='kommission', field = 'art', created_visa='roland', updated_visa='roland'; INSERT INTO translation_target (lang, translation, translation_source_id, created_visa, updated_visa) VALUES ('de', 'Weitere Kommissio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legation im weiteren sinne</text:p>
          </table:table-cell>
          <table:table-cell/>
          <table:table-cell office:value-type="string" calcext:value-type="string">
            <text:p>Delegation im weiteren Sinne</text:p>
          </table:table-cell>
          <table:table-cell table:number-columns-repeated="3"/>
          <table:table-cell table:formula="of:=&quot;INSERT INTO translation_source SET source='&quot; &amp; SUBSTITUTE([.C99];&quot;'&quot;; &quot;\'&quot;) &amp; &quot;', location='&quot; &amp;SUBSTITUTE([.A99];&quot;'&quot;; &quot;\'&quot;) &amp; &quot;', field = '&quot; &amp; SUBSTITUTE([.B99];&quot;'&quot;; &quot;\'&quot;) &amp; &quot;'&quot; &amp; IF([.D99]&lt;&gt;&quot;&quot;; &quot;, context = '&quot; &amp; SUBSTITUTE([.D99];&quot;'&quot;; &quot;\'&quot;) &amp; &quot;'&quot;; &quot;&quot;) &amp; &quot;, created_visa='roland', updated_visa='roland'; &quot; &amp; IF(OR([.E99]&lt;&gt;&quot;&quot;; [.F99]&lt;&gt;&quot;&quot;);&quot;INSERT INTO translation_target (lang, translation, translation_source_id, created_visa, updated_visa) VALUES &quot; &amp; IF([.E99]&lt;&gt;&quot;&quot;;&quot;('de', '&quot; &amp; SUBSTITUTE([.E99];&quot;'&quot;; &quot;\'&quot;) &amp; &quot;', LAST_INSERT_ID(), 'roland', 'roland')&quot;; &quot;&quot;) &amp; IF(AND([.E99]&lt;&gt;&quot;&quot;; [.F99]&lt;&gt;&quot;&quot;); &quot;,&quot;; &quot;&quot;) &amp; IF([.F99]&lt;&gt;&quot;&quot;;&quot;('fr', '&quot; &amp; SUBSTITUTE([.F99];&quot;'&quot;; &quot;\'&quot;) &amp; &quot;', LAST_INSERT_ID(), 'roland', 'roland')&quot;; &quot;&quot;) &amp; &quot;;&quot;; &quot;&quot;)" office:value-type="string" office:string-value="INSERT INTO translation_source SET source='delegation im weiteren sinne', location='kommission', field = 'art', created_visa='roland', updated_visa='roland'; INSERT INTO translation_target (lang, translation, translation_source_id, created_visa, updated_visa) VALUES ('de', 'Delegation im weiteren Sinne', LAST_INSERT_ID(), 'roland', 'roland');" calcext:value-type="string">
            <text:p>INSERT INTO translation_source SET source='delegation im weiteren sinne', location='kommission', field = 'art', created_visa='roland', updated_visa='roland'; INSERT INTO translation_target (lang, translation, translation_source_id, created_visa, updated_visa) VALUES ('de', 'Delegation im weiteren Sinne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nnschaft</text:p>
          </table:table-cell>
          <table:table-cell/>
          <table:table-cell office:value-type="string" calcext:value-type="string">
            <text:p>Mannschaft</text:p>
          </table:table-cell>
          <table:table-cell table:number-columns-repeated="3"/>
          <table:table-cell table:formula="of:=&quot;INSERT INTO translation_source SET source='&quot; &amp; SUBSTITUTE([.C100];&quot;'&quot;; &quot;\'&quot;) &amp; &quot;', location='&quot; &amp;SUBSTITUTE([.A100];&quot;'&quot;; &quot;\'&quot;) &amp; &quot;', field = '&quot; &amp; SUBSTITUTE([.B100];&quot;'&quot;; &quot;\'&quot;) &amp; &quot;'&quot; &amp; IF([.D100]&lt;&gt;&quot;&quot;; &quot;, context = '&quot; &amp; SUBSTITUTE([.D100];&quot;'&quot;; &quot;\'&quot;) &amp; &quot;'&quot;; &quot;&quot;) &amp; &quot;, created_visa='roland', updated_visa='roland'; &quot; &amp; IF(OR([.E100]&lt;&gt;&quot;&quot;; [.F100]&lt;&gt;&quot;&quot;);&quot;INSERT INTO translation_target (lang, translation, translation_source_id, created_visa, updated_visa) VALUES &quot; &amp; IF([.E100]&lt;&gt;&quot;&quot;;&quot;('de', '&quot; &amp; SUBSTITUTE([.E100];&quot;'&quot;; &quot;\'&quot;) &amp; &quot;', LAST_INSERT_ID(), 'roland', 'roland')&quot;; &quot;&quot;) &amp; IF(AND([.E100]&lt;&gt;&quot;&quot;; [.F100]&lt;&gt;&quot;&quot;); &quot;,&quot;; &quot;&quot;) &amp; IF([.F100]&lt;&gt;&quot;&quot;;&quot;('fr', '&quot; &amp; SUBSTITUTE([.F100];&quot;'&quot;; &quot;\'&quot;) &amp; &quot;', LAST_INSERT_ID(), 'roland', 'roland')&quot;; &quot;&quot;) &amp; &quot;;&quot;; &quot;&quot;)" office:value-type="string" office:string-value="INSERT INTO translation_source SET source='Mannschaft', location='mil_grad', field = 'typ', created_visa='roland', updated_visa='roland'; INSERT INTO translation_target (lang, translation, translation_source_id, created_visa, updated_visa) VALUES ('de', 'Mannschaft', LAST_INSERT_ID(), 'roland', 'roland');" calcext:value-type="string">
            <text:p>INSERT INTO translation_source SET source='Mannschaft', location='mil_grad', field = 'typ', created_visa='roland', updated_visa='roland'; INSERT INTO translation_target (lang, translation, translation_source_id, created_visa, updated_visa) VALUES ('de', 'Mannschaft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Unteroffizier</text:p>
          </table:table-cell>
          <table:table-cell/>
          <table:table-cell office:value-type="string" calcext:value-type="string">
            <text:p>Unteroffizier</text:p>
          </table:table-cell>
          <table:table-cell table:number-columns-repeated="3"/>
          <table:table-cell table:formula="of:=&quot;INSERT INTO translation_source SET source='&quot; &amp; SUBSTITUTE([.C101];&quot;'&quot;; &quot;\'&quot;) &amp; &quot;', location='&quot; &amp;SUBSTITUTE([.A101];&quot;'&quot;; &quot;\'&quot;) &amp; &quot;', field = '&quot; &amp; SUBSTITUTE([.B101];&quot;'&quot;; &quot;\'&quot;) &amp; &quot;'&quot; &amp; IF([.D101]&lt;&gt;&quot;&quot;; &quot;, context = '&quot; &amp; SUBSTITUTE([.D101];&quot;'&quot;; &quot;\'&quot;) &amp; &quot;'&quot;; &quot;&quot;) &amp; &quot;, created_visa='roland', updated_visa='roland'; &quot; &amp; IF(OR([.E101]&lt;&gt;&quot;&quot;; [.F101]&lt;&gt;&quot;&quot;);&quot;INSERT INTO translation_target (lang, translation, translation_source_id, created_visa, updated_visa) VALUES &quot; &amp; IF([.E101]&lt;&gt;&quot;&quot;;&quot;('de', '&quot; &amp; SUBSTITUTE([.E101];&quot;'&quot;; &quot;\'&quot;) &amp; &quot;', LAST_INSERT_ID(), 'roland', 'roland')&quot;; &quot;&quot;) &amp; IF(AND([.E101]&lt;&gt;&quot;&quot;; [.F101]&lt;&gt;&quot;&quot;); &quot;,&quot;; &quot;&quot;) &amp; IF([.F101]&lt;&gt;&quot;&quot;;&quot;('fr', '&quot; &amp; SUBSTITUTE([.F101];&quot;'&quot;; &quot;\'&quot;) &amp; &quot;', LAST_INSERT_ID(), 'roland', 'roland')&quot;; &quot;&quot;) &amp; &quot;;&quot;; &quot;&quot;)" office:value-type="string" office:string-value="INSERT INTO translation_source SET source='Unteroffizier', location='mil_grad', field = 'typ', created_visa='roland', updated_visa='roland'; INSERT INTO translation_target (lang, translation, translation_source_id, created_visa, updated_visa) VALUES ('de', 'Unteroffizier', LAST_INSERT_ID(), 'roland', 'roland');" calcext:value-type="string">
            <text:p>INSERT INTO translation_source SET source='Unteroffizier', location='mil_grad', field = 'typ', created_visa='roland', updated_visa='roland'; INSERT INTO translation_target (lang, translation, translation_source_id, created_visa, updated_visa) VALUES ('de', 'Unteroffizier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Hoeherer Unteroffizier</text:p>
          </table:table-cell>
          <table:table-cell/>
          <table:table-cell office:value-type="string" calcext:value-type="string">
            <text:p>Höherer Unteroffizier</text:p>
          </table:table-cell>
          <table:table-cell table:number-columns-repeated="3"/>
          <table:table-cell table:formula="of:=&quot;INSERT INTO translation_source SET source='&quot; &amp; SUBSTITUTE([.C102];&quot;'&quot;; &quot;\'&quot;) &amp; &quot;', location='&quot; &amp;SUBSTITUTE([.A102];&quot;'&quot;; &quot;\'&quot;) &amp; &quot;', field = '&quot; &amp; SUBSTITUTE([.B102];&quot;'&quot;; &quot;\'&quot;) &amp; &quot;'&quot; &amp; IF([.D102]&lt;&gt;&quot;&quot;; &quot;, context = '&quot; &amp; SUBSTITUTE([.D102];&quot;'&quot;; &quot;\'&quot;) &amp; &quot;'&quot;; &quot;&quot;) &amp; &quot;, created_visa='roland', updated_visa='roland'; &quot; &amp; IF(OR([.E102]&lt;&gt;&quot;&quot;; [.F102]&lt;&gt;&quot;&quot;);&quot;INSERT INTO translation_target (lang, translation, translation_source_id, created_visa, updated_visa) VALUES &quot; &amp; IF([.E102]&lt;&gt;&quot;&quot;;&quot;('de', '&quot; &amp; SUBSTITUTE([.E102];&quot;'&quot;; &quot;\'&quot;) &amp; &quot;', LAST_INSERT_ID(), 'roland', 'roland')&quot;; &quot;&quot;) &amp; IF(AND([.E102]&lt;&gt;&quot;&quot;; [.F102]&lt;&gt;&quot;&quot;); &quot;,&quot;; &quot;&quot;) &amp; IF([.F102]&lt;&gt;&quot;&quot;;&quot;('fr', '&quot; &amp; SUBSTITUTE([.F102];&quot;'&quot;; &quot;\'&quot;) &amp; &quot;', LAST_INSERT_ID(), 'roland', 'roland')&quot;; &quot;&quot;) &amp; &quot;;&quot;; &quot;&quot;)" office:value-type="string" office:string-value="INSERT INTO translation_source SET source='Hoeherer Unteroffizier', location='mil_grad', field = 'typ', created_visa='roland', updated_visa='roland'; INSERT INTO translation_target (lang, translation, translation_source_id, created_visa, updated_visa) VALUES ('de', 'Höherer Unteroffizier', LAST_INSERT_ID(), 'roland', 'roland');" calcext:value-type="string">
            <text:p>INSERT INTO translation_source SET source='Hoeherer Unteroffizier', location='mil_grad', field = 'typ', created_visa='roland', updated_visa='roland'; INSERT INTO translation_target (lang, translation, translation_source_id, created_visa, updated_visa) VALUES ('de', 'Höherer Unteroffizier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Offizier</text:p>
          </table:table-cell>
          <table:table-cell/>
          <table:table-cell office:value-type="string" calcext:value-type="string">
            <text:p>Offizier</text:p>
          </table:table-cell>
          <table:table-cell table:number-columns-repeated="3"/>
          <table:table-cell table:formula="of:=&quot;INSERT INTO translation_source SET source='&quot; &amp; SUBSTITUTE([.C103];&quot;'&quot;; &quot;\'&quot;) &amp; &quot;', location='&quot; &amp;SUBSTITUTE([.A103];&quot;'&quot;; &quot;\'&quot;) &amp; &quot;', field = '&quot; &amp; SUBSTITUTE([.B103];&quot;'&quot;; &quot;\'&quot;) &amp; &quot;'&quot; &amp; IF([.D103]&lt;&gt;&quot;&quot;; &quot;, context = '&quot; &amp; SUBSTITUTE([.D103];&quot;'&quot;; &quot;\'&quot;) &amp; &quot;'&quot;; &quot;&quot;) &amp; &quot;, created_visa='roland', updated_visa='roland'; &quot; &amp; IF(OR([.E103]&lt;&gt;&quot;&quot;; [.F103]&lt;&gt;&quot;&quot;);&quot;INSERT INTO translation_target (lang, translation, translation_source_id, created_visa, updated_visa) VALUES &quot; &amp; IF([.E103]&lt;&gt;&quot;&quot;;&quot;('de', '&quot; &amp; SUBSTITUTE([.E103];&quot;'&quot;; &quot;\'&quot;) &amp; &quot;', LAST_INSERT_ID(), 'roland', 'roland')&quot;; &quot;&quot;) &amp; IF(AND([.E103]&lt;&gt;&quot;&quot;; [.F103]&lt;&gt;&quot;&quot;); &quot;,&quot;; &quot;&quot;) &amp; IF([.F103]&lt;&gt;&quot;&quot;;&quot;('fr', '&quot; &amp; SUBSTITUTE([.F103];&quot;'&quot;; &quot;\'&quot;) &amp; &quot;', LAST_INSERT_ID(), 'roland', 'roland')&quot;; &quot;&quot;) &amp; &quot;;&quot;; &quot;&quot;)" office:value-type="string" office:string-value="INSERT INTO translation_source SET source='Offizier', location='mil_grad', field = 'typ', created_visa='roland', updated_visa='roland'; INSERT INTO translation_target (lang, translation, translation_source_id, created_visa, updated_visa) VALUES ('de', 'Offizier', LAST_INSERT_ID(), 'roland', 'roland');" calcext:value-type="string">
            <text:p>INSERT INTO translation_source SET source='Offizier', location='mil_grad', field = 'typ', created_visa='roland', updated_visa='roland'; INSERT INTO translation_target (lang, translation, translation_source_id, created_visa, updated_visa) VALUES ('de', 'Offizier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Hoeherer Stabsoffizier</text:p>
          </table:table-cell>
          <table:table-cell/>
          <table:table-cell office:value-type="string" calcext:value-type="string">
            <text:p>Höherer Stabsoffizier</text:p>
          </table:table-cell>
          <table:table-cell table:number-columns-repeated="3"/>
          <table:table-cell table:formula="of:=&quot;INSERT INTO translation_source SET source='&quot; &amp; SUBSTITUTE([.C104];&quot;'&quot;; &quot;\'&quot;) &amp; &quot;', location='&quot; &amp;SUBSTITUTE([.A104];&quot;'&quot;; &quot;\'&quot;) &amp; &quot;', field = '&quot; &amp; SUBSTITUTE([.B104];&quot;'&quot;; &quot;\'&quot;) &amp; &quot;'&quot; &amp; IF([.D104]&lt;&gt;&quot;&quot;; &quot;, context = '&quot; &amp; SUBSTITUTE([.D104];&quot;'&quot;; &quot;\'&quot;) &amp; &quot;'&quot;; &quot;&quot;) &amp; &quot;, created_visa='roland', updated_visa='roland'; &quot; &amp; IF(OR([.E104]&lt;&gt;&quot;&quot;; [.F104]&lt;&gt;&quot;&quot;);&quot;INSERT INTO translation_target (lang, translation, translation_source_id, created_visa, updated_visa) VALUES &quot; &amp; IF([.E104]&lt;&gt;&quot;&quot;;&quot;('de', '&quot; &amp; SUBSTITUTE([.E104];&quot;'&quot;; &quot;\'&quot;) &amp; &quot;', LAST_INSERT_ID(), 'roland', 'roland')&quot;; &quot;&quot;) &amp; IF(AND([.E104]&lt;&gt;&quot;&quot;; [.F104]&lt;&gt;&quot;&quot;); &quot;,&quot;; &quot;&quot;) &amp; IF([.F104]&lt;&gt;&quot;&quot;;&quot;('fr', '&quot; &amp; SUBSTITUTE([.F104];&quot;'&quot;; &quot;\'&quot;) &amp; &quot;', LAST_INSERT_ID(), 'roland', 'roland')&quot;; &quot;&quot;) &amp; &quot;;&quot;; &quot;&quot;)" office:value-type="string" office:string-value="INSERT INTO translation_source SET source='Hoeherer Stabsoffizier', location='mil_grad', field = 'typ', created_visa='roland', updated_visa='roland'; INSERT INTO translation_target (lang, translation, translation_source_id, created_visa, updated_visa) VALUES ('de', 'Höherer Stabsoffizier', LAST_INSERT_ID(), 'roland', 'roland');" calcext:value-type="string">
            <text:p>INSERT INTO translation_source SET source='Hoeherer Stabsoffizier', location='mil_grad', field = 'typ', created_visa='roland', updated_visa='roland'; INSERT INTO translation_target (lang, translation, translation_source_id, created_visa, updated_visa) VALUES ('de', 'Höherer Stabsoffizier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beitet fuer</text:p>
          </table:table-cell>
          <table:table-cell/>
          <table:table-cell office:value-type="string" calcext:value-type="string">
            <text:p>arbeitet für</text:p>
          </table:table-cell>
          <table:table-cell table:number-columns-repeated="3"/>
          <table:table-cell table:formula="of:=&quot;INSERT INTO translation_source SET source='&quot; &amp; SUBSTITUTE([.C105];&quot;'&quot;; &quot;\'&quot;) &amp; &quot;', location='&quot; &amp;SUBSTITUTE([.A105];&quot;'&quot;; &quot;\'&quot;) &amp; &quot;', field = '&quot; &amp; SUBSTITUTE([.B105];&quot;'&quot;; &quot;\'&quot;) &amp; &quot;'&quot; &amp; IF([.D105]&lt;&gt;&quot;&quot;; &quot;, context = '&quot; &amp; SUBSTITUTE([.D105];&quot;'&quot;; &quot;\'&quot;) &amp; &quot;'&quot;; &quot;&quot;) &amp; &quot;, created_visa='roland', updated_visa='roland'; &quot; &amp; IF(OR([.E105]&lt;&gt;&quot;&quot;; [.F105]&lt;&gt;&quot;&quot;);&quot;INSERT INTO translation_target (lang, translation, translation_source_id, created_visa, updated_visa) VALUES &quot; &amp; IF([.E105]&lt;&gt;&quot;&quot;;&quot;('de', '&quot; &amp; SUBSTITUTE([.E105];&quot;'&quot;; &quot;\'&quot;) &amp; &quot;', LAST_INSERT_ID(), 'roland', 'roland')&quot;; &quot;&quot;) &amp; IF(AND([.E105]&lt;&gt;&quot;&quot;; [.F105]&lt;&gt;&quot;&quot;); &quot;,&quot;; &quot;&quot;) &amp; IF([.F105]&lt;&gt;&quot;&quot;;&quot;('fr', '&quot; &amp; SUBSTITUTE([.F105];&quot;'&quot;; &quot;\'&quot;) &amp; &quot;', LAST_INSERT_ID(), 'roland', 'roland')&quot;; &quot;&quot;) &amp; &quot;;&quot;; &quot;&quot;)" office:value-type="string" office:string-value="INSERT INTO translation_source SET source='arbeitet fuer', location='organisation_beziehung', field = 'art', created_visa='roland', updated_visa='roland'; INSERT INTO translation_target (lang, translation, translation_source_id, created_visa, updated_visa) VALUES ('de', 'arbeitet für', LAST_INSERT_ID(), 'roland', 'roland');" calcext:value-type="string">
            <text:p>INSERT INTO translation_source SET source='arbeitet fuer', location='organisation_beziehung', field = 'art', created_visa='roland', updated_visa='roland'; INSERT INTO translation_target (lang, translation, translation_source_id, created_visa, updated_visa) VALUES ('de', 'arbeitet für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 von</text:p>
          </table:table-cell>
          <table:table-cell/>
          <table:table-cell office:value-type="string" calcext:value-type="string">
            <text:p>Mitglied von</text:p>
          </table:table-cell>
          <table:table-cell table:number-columns-repeated="3"/>
          <table:table-cell table:formula="of:=&quot;INSERT INTO translation_source SET source='&quot; &amp; SUBSTITUTE([.C106];&quot;'&quot;; &quot;\'&quot;) &amp; &quot;', location='&quot; &amp;SUBSTITUTE([.A106];&quot;'&quot;; &quot;\'&quot;) &amp; &quot;', field = '&quot; &amp; SUBSTITUTE([.B106];&quot;'&quot;; &quot;\'&quot;) &amp; &quot;'&quot; &amp; IF([.D106]&lt;&gt;&quot;&quot;; &quot;, context = '&quot; &amp; SUBSTITUTE([.D106];&quot;'&quot;; &quot;\'&quot;) &amp; &quot;'&quot;; &quot;&quot;) &amp; &quot;, created_visa='roland', updated_visa='roland'; &quot; &amp; IF(OR([.E106]&lt;&gt;&quot;&quot;; [.F106]&lt;&gt;&quot;&quot;);&quot;INSERT INTO translation_target (lang, translation, translation_source_id, created_visa, updated_visa) VALUES &quot; &amp; IF([.E106]&lt;&gt;&quot;&quot;;&quot;('de', '&quot; &amp; SUBSTITUTE([.E106];&quot;'&quot;; &quot;\'&quot;) &amp; &quot;', LAST_INSERT_ID(), 'roland', 'roland')&quot;; &quot;&quot;) &amp; IF(AND([.E106]&lt;&gt;&quot;&quot;; [.F106]&lt;&gt;&quot;&quot;); &quot;,&quot;; &quot;&quot;) &amp; IF([.F106]&lt;&gt;&quot;&quot;;&quot;('fr', '&quot; &amp; SUBSTITUTE([.F106];&quot;'&quot;; &quot;\'&quot;) &amp; &quot;', LAST_INSERT_ID(), 'roland', 'roland')&quot;; &quot;&quot;) &amp; &quot;;&quot;; &quot;&quot;)" office:value-type="string" office:string-value="INSERT INTO translation_source SET source='mitglied von', location='organisation_beziehung', field = 'art', created_visa='roland', updated_visa='roland'; INSERT INTO translation_target (lang, translation, translation_source_id, created_visa, updated_visa) VALUES ('de', 'Mitglied von', LAST_INSERT_ID(), 'roland', 'roland');" calcext:value-type="string">
            <text:p>INSERT INTO translation_source SET source='mitglied von', location='organisation_beziehung', field = 'art', created_visa='roland', updated_visa='roland'; INSERT INTO translation_target (lang, translation, translation_source_id, created_visa, updated_visa) VALUES ('de', 'Mitglied vo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ochtergesellschaft von</text:p>
          </table:table-cell>
          <table:table-cell/>
          <table:table-cell office:value-type="string" calcext:value-type="string">
            <text:p>Tochtergesellschaft von</text:p>
          </table:table-cell>
          <table:table-cell table:number-columns-repeated="3"/>
          <table:table-cell table:formula="of:=&quot;INSERT INTO translation_source SET source='&quot; &amp; SUBSTITUTE([.C107];&quot;'&quot;; &quot;\'&quot;) &amp; &quot;', location='&quot; &amp;SUBSTITUTE([.A107];&quot;'&quot;; &quot;\'&quot;) &amp; &quot;', field = '&quot; &amp; SUBSTITUTE([.B107];&quot;'&quot;; &quot;\'&quot;) &amp; &quot;'&quot; &amp; IF([.D107]&lt;&gt;&quot;&quot;; &quot;, context = '&quot; &amp; SUBSTITUTE([.D107];&quot;'&quot;; &quot;\'&quot;) &amp; &quot;'&quot;; &quot;&quot;) &amp; &quot;, created_visa='roland', updated_visa='roland'; &quot; &amp; IF(OR([.E107]&lt;&gt;&quot;&quot;; [.F107]&lt;&gt;&quot;&quot;);&quot;INSERT INTO translation_target (lang, translation, translation_source_id, created_visa, updated_visa) VALUES &quot; &amp; IF([.E107]&lt;&gt;&quot;&quot;;&quot;('de', '&quot; &amp; SUBSTITUTE([.E107];&quot;'&quot;; &quot;\'&quot;) &amp; &quot;', LAST_INSERT_ID(), 'roland', 'roland')&quot;; &quot;&quot;) &amp; IF(AND([.E107]&lt;&gt;&quot;&quot;; [.F107]&lt;&gt;&quot;&quot;); &quot;,&quot;; &quot;&quot;) &amp; IF([.F107]&lt;&gt;&quot;&quot;;&quot;('fr', '&quot; &amp; SUBSTITUTE([.F107];&quot;'&quot;; &quot;\'&quot;) &amp; &quot;', LAST_INSERT_ID(), 'roland', 'roland')&quot;; &quot;&quot;) &amp; &quot;;&quot;; &quot;&quot;)" office:value-type="string" office:string-value="INSERT INTO translation_source SET source='tochtergesellschaft von', location='organisation_beziehung', field = 'art', created_visa='roland', updated_visa='roland'; INSERT INTO translation_target (lang, translation, translation_source_id, created_visa, updated_visa) VALUES ('de', 'Tochtergesellschaft von', LAST_INSERT_ID(), 'roland', 'roland');" calcext:value-type="string">
            <text:p>INSERT INTO translation_source SET source='tochtergesellschaft von', location='organisation_beziehung', field = 'art', created_visa='roland', updated_visa='roland'; INSERT INTO translation_target (lang, translation, translation_source_id, created_visa, updated_visa) VALUES ('de', 'Tochtergesellschaft vo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artner von</text:p>
          </table:table-cell>
          <table:table-cell/>
          <table:table-cell office:value-type="string" calcext:value-type="string">
            <text:p>Partner von</text:p>
          </table:table-cell>
          <table:table-cell table:number-columns-repeated="3"/>
          <table:table-cell table:formula="of:=&quot;INSERT INTO translation_source SET source='&quot; &amp; SUBSTITUTE([.C108];&quot;'&quot;; &quot;\'&quot;) &amp; &quot;', location='&quot; &amp;SUBSTITUTE([.A108];&quot;'&quot;; &quot;\'&quot;) &amp; &quot;', field = '&quot; &amp; SUBSTITUTE([.B108];&quot;'&quot;; &quot;\'&quot;) &amp; &quot;'&quot; &amp; IF([.D108]&lt;&gt;&quot;&quot;; &quot;, context = '&quot; &amp; SUBSTITUTE([.D108];&quot;'&quot;; &quot;\'&quot;) &amp; &quot;'&quot;; &quot;&quot;) &amp; &quot;, created_visa='roland', updated_visa='roland'; &quot; &amp; IF(OR([.E108]&lt;&gt;&quot;&quot;; [.F108]&lt;&gt;&quot;&quot;);&quot;INSERT INTO translation_target (lang, translation, translation_source_id, created_visa, updated_visa) VALUES &quot; &amp; IF([.E108]&lt;&gt;&quot;&quot;;&quot;('de', '&quot; &amp; SUBSTITUTE([.E108];&quot;'&quot;; &quot;\'&quot;) &amp; &quot;', LAST_INSERT_ID(), 'roland', 'roland')&quot;; &quot;&quot;) &amp; IF(AND([.E108]&lt;&gt;&quot;&quot;; [.F108]&lt;&gt;&quot;&quot;); &quot;,&quot;; &quot;&quot;) &amp; IF([.F108]&lt;&gt;&quot;&quot;;&quot;('fr', '&quot; &amp; SUBSTITUTE([.F108];&quot;'&quot;; &quot;\'&quot;) &amp; &quot;', LAST_INSERT_ID(), 'roland', 'roland')&quot;; &quot;&quot;) &amp; &quot;;&quot;; &quot;&quot;)" office:value-type="string" office:string-value="INSERT INTO translation_source SET source='partner von', location='organisation_beziehung', field = 'art', created_visa='roland', updated_visa='roland'; INSERT INTO translation_target (lang, translation, translation_source_id, created_visa, updated_visa) VALUES ('de', 'Partner von', LAST_INSERT_ID(), 'roland', 'roland');" calcext:value-type="string">
            <text:p>INSERT INTO translation_source SET source='partner von', location='organisation_beziehung', field = 'art', created_visa='roland', updated_visa='roland'; INSERT INTO translation_target (lang, translation, translation_source_id, created_visa, updated_visa) VALUES ('de', 'Partner vo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beteiligt an</text:p>
          </table:table-cell>
          <table:table-cell/>
          <table:table-cell office:value-type="string" calcext:value-type="string">
            <text:p>beteiligt an</text:p>
          </table:table-cell>
          <table:table-cell table:number-columns-repeated="3"/>
          <table:table-cell table:formula="of:=&quot;INSERT INTO translation_source SET source='&quot; &amp; SUBSTITUTE([.C109];&quot;'&quot;; &quot;\'&quot;) &amp; &quot;', location='&quot; &amp;SUBSTITUTE([.A109];&quot;'&quot;; &quot;\'&quot;) &amp; &quot;', field = '&quot; &amp; SUBSTITUTE([.B109];&quot;'&quot;; &quot;\'&quot;) &amp; &quot;'&quot; &amp; IF([.D109]&lt;&gt;&quot;&quot;; &quot;, context = '&quot; &amp; SUBSTITUTE([.D109];&quot;'&quot;; &quot;\'&quot;) &amp; &quot;'&quot;; &quot;&quot;) &amp; &quot;, created_visa='roland', updated_visa='roland'; &quot; &amp; IF(OR([.E109]&lt;&gt;&quot;&quot;; [.F109]&lt;&gt;&quot;&quot;);&quot;INSERT INTO translation_target (lang, translation, translation_source_id, created_visa, updated_visa) VALUES &quot; &amp; IF([.E109]&lt;&gt;&quot;&quot;;&quot;('de', '&quot; &amp; SUBSTITUTE([.E109];&quot;'&quot;; &quot;\'&quot;) &amp; &quot;', LAST_INSERT_ID(), 'roland', 'roland')&quot;; &quot;&quot;) &amp; IF(AND([.E109]&lt;&gt;&quot;&quot;; [.F109]&lt;&gt;&quot;&quot;); &quot;,&quot;; &quot;&quot;) &amp; IF([.F109]&lt;&gt;&quot;&quot;;&quot;('fr', '&quot; &amp; SUBSTITUTE([.F109];&quot;'&quot;; &quot;\'&quot;) &amp; &quot;', LAST_INSERT_ID(), 'roland', 'roland')&quot;; &quot;&quot;) &amp; &quot;;&quot;; &quot;&quot;)" office:value-type="string" office:string-value="INSERT INTO translation_source SET source='beteiligt an', location='organisation_beziehung', field = 'art', created_visa='roland', updated_visa='roland'; INSERT INTO translation_target (lang, translation, translation_source_id, created_visa, updated_visa) VALUES ('de', 'beteiligt an', LAST_INSERT_ID(), 'roland', 'roland');" calcext:value-type="string">
            <text:p>INSERT INTO translation_source SET source='beteiligt an', location='organisation_beziehung', field = 'art', created_visa='roland', updated_visa='roland'; INSERT INTO translation_target (lang, translation, translation_source_id, created_visa, updated_visa) VALUES ('de', 'beteiligt a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Mitglied</text:p>
          </table:table-cell>
          <table:table-cell table:number-columns-repeated="3"/>
          <table:table-cell table:formula="of:=&quot;INSERT INTO translation_source SET source='&quot; &amp; SUBSTITUTE([.C110];&quot;'&quot;; &quot;\'&quot;) &amp; &quot;', location='&quot; &amp;SUBSTITUTE([.A110];&quot;'&quot;; &quot;\'&quot;) &amp; &quot;', field = '&quot; &amp; SUBSTITUTE([.B110];&quot;'&quot;; &quot;\'&quot;) &amp; &quot;'&quot; &amp; IF([.D110]&lt;&gt;&quot;&quot;; &quot;, context = '&quot; &amp; SUBSTITUTE([.D110];&quot;'&quot;; &quot;\'&quot;) &amp; &quot;'&quot;; &quot;&quot;) &amp; &quot;, created_visa='roland', updated_visa='roland'; &quot; &amp; IF(OR([.E110]&lt;&gt;&quot;&quot;; [.F110]&lt;&gt;&quot;&quot;);&quot;INSERT INTO translation_target (lang, translation, translation_source_id, created_visa, updated_visa) VALUES &quot; &amp; IF([.E110]&lt;&gt;&quot;&quot;;&quot;('de', '&quot; &amp; SUBSTITUTE([.E110];&quot;'&quot;; &quot;\'&quot;) &amp; &quot;', LAST_INSERT_ID(), 'roland', 'roland')&quot;; &quot;&quot;) &amp; IF(AND([.E110]&lt;&gt;&quot;&quot;; [.F110]&lt;&gt;&quot;&quot;); &quot;,&quot;; &quot;&quot;) &amp; IF([.F110]&lt;&gt;&quot;&quot;;&quot;('fr', '&quot; &amp; SUBSTITUTE([.F110];&quot;'&quot;; &quot;\'&quot;) &amp; &quot;', LAST_INSERT_ID(), 'roland', 'roland')&quot;; &quot;&quot;) &amp; &quot;;&quot;; &quot;&quot;)" office:value-type="string" office:string-value="INSERT INTO translation_source SET source='mitglied', location='parlamentarier', field = 'parteifunktion', created_visa='roland', updated_visa='roland'; INSERT INTO translation_target (lang, translation, translation_source_id, created_visa, updated_visa) VALUES ('de', 'Mitglied', LAST_INSERT_ID(), 'roland', 'roland');" calcext:value-type="string">
            <text:p>INSERT INTO translation_source SET source='mitglied', location='parlamentarier', field = 'parteifunktion', created_visa='roland', updated_visa='roland'; INSERT INTO translation_target (lang, translation, translation_source_id, created_visa, updated_visa) VALUES ('de', 'Mitglied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praesident</text:p>
          </table:table-cell>
          <table:table-cell/>
          <table:table-cell office:value-type="string" calcext:value-type="string">
            <text:p>PräsidentIn</text:p>
          </table:table-cell>
          <table:table-cell table:number-columns-repeated="3"/>
          <table:table-cell table:formula="of:=&quot;INSERT INTO translation_source SET source='&quot; &amp; SUBSTITUTE([.C111];&quot;'&quot;; &quot;\'&quot;) &amp; &quot;', location='&quot; &amp;SUBSTITUTE([.A111];&quot;'&quot;; &quot;\'&quot;) &amp; &quot;', field = '&quot; &amp; SUBSTITUTE([.B111];&quot;'&quot;; &quot;\'&quot;) &amp; &quot;'&quot; &amp; IF([.D111]&lt;&gt;&quot;&quot;; &quot;, context = '&quot; &amp; SUBSTITUTE([.D111];&quot;'&quot;; &quot;\'&quot;) &amp; &quot;'&quot;; &quot;&quot;) &amp; &quot;, created_visa='roland', updated_visa='roland'; &quot; &amp; IF(OR([.E111]&lt;&gt;&quot;&quot;; [.F111]&lt;&gt;&quot;&quot;);&quot;INSERT INTO translation_target (lang, translation, translation_source_id, created_visa, updated_visa) VALUES &quot; &amp; IF([.E111]&lt;&gt;&quot;&quot;;&quot;('de', '&quot; &amp; SUBSTITUTE([.E111];&quot;'&quot;; &quot;\'&quot;) &amp; &quot;', LAST_INSERT_ID(), 'roland', 'roland')&quot;; &quot;&quot;) &amp; IF(AND([.E111]&lt;&gt;&quot;&quot;; [.F111]&lt;&gt;&quot;&quot;); &quot;,&quot;; &quot;&quot;) &amp; IF([.F111]&lt;&gt;&quot;&quot;;&quot;('fr', '&quot; &amp; SUBSTITUTE([.F111];&quot;'&quot;; &quot;\'&quot;) &amp; &quot;', LAST_INSERT_ID(), 'roland', 'roland')&quot;; &quot;&quot;) &amp; &quot;;&quot;; &quot;&quot;)" office:value-type="string" office:string-value="INSERT INTO translation_source SET source='praesident', location='parlamentarier', field = 'parteifunktion', created_visa='roland', updated_visa='roland'; INSERT INTO translation_target (lang, translation, translation_source_id, created_visa, updated_visa) VALUES ('de', 'PräsidentIn', LAST_INSERT_ID(), 'roland', 'roland');" calcext:value-type="string">
            <text:p>INSERT INTO translation_source SET source='praesident', location='parlamentarier', field = 'parteifunktion', created_visa='roland', updated_visa='roland'; INSERT INTO translation_target (lang, translation, translation_source_id, created_visa, updated_visa) VALUES ('de', 'PräsidentI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vizepraesident</text:p>
          </table:table-cell>
          <table:table-cell/>
          <table:table-cell office:value-type="string" calcext:value-type="string">
            <text:p>VizepräsidentIn</text:p>
          </table:table-cell>
          <table:table-cell table:number-columns-repeated="3"/>
          <table:table-cell table:formula="of:=&quot;INSERT INTO translation_source SET source='&quot; &amp; SUBSTITUTE([.C112];&quot;'&quot;; &quot;\'&quot;) &amp; &quot;', location='&quot; &amp;SUBSTITUTE([.A112];&quot;'&quot;; &quot;\'&quot;) &amp; &quot;', field = '&quot; &amp; SUBSTITUTE([.B112];&quot;'&quot;; &quot;\'&quot;) &amp; &quot;'&quot; &amp; IF([.D112]&lt;&gt;&quot;&quot;; &quot;, context = '&quot; &amp; SUBSTITUTE([.D112];&quot;'&quot;; &quot;\'&quot;) &amp; &quot;'&quot;; &quot;&quot;) &amp; &quot;, created_visa='roland', updated_visa='roland'; &quot; &amp; IF(OR([.E112]&lt;&gt;&quot;&quot;; [.F112]&lt;&gt;&quot;&quot;);&quot;INSERT INTO translation_target (lang, translation, translation_source_id, created_visa, updated_visa) VALUES &quot; &amp; IF([.E112]&lt;&gt;&quot;&quot;;&quot;('de', '&quot; &amp; SUBSTITUTE([.E112];&quot;'&quot;; &quot;\'&quot;) &amp; &quot;', LAST_INSERT_ID(), 'roland', 'roland')&quot;; &quot;&quot;) &amp; IF(AND([.E112]&lt;&gt;&quot;&quot;; [.F112]&lt;&gt;&quot;&quot;); &quot;,&quot;; &quot;&quot;) &amp; IF([.F112]&lt;&gt;&quot;&quot;;&quot;('fr', '&quot; &amp; SUBSTITUTE([.F112];&quot;'&quot;; &quot;\'&quot;) &amp; &quot;', LAST_INSERT_ID(), 'roland', 'roland')&quot;; &quot;&quot;) &amp; &quot;;&quot;; &quot;&quot;)" office:value-type="string" office:string-value="INSERT INTO translation_source SET source='vizepraesident', location='parlamentarier', field = 'parteifunktion', created_visa='roland', updated_visa='roland'; INSERT INTO translation_target (lang, translation, translation_source_id, created_visa, updated_visa) VALUES ('de', 'VizepräsidentIn', LAST_INSERT_ID(), 'roland', 'roland');" calcext:value-type="string">
            <text:p>INSERT INTO translation_source SET source='vizepraesident', location='parlamentarier', field = 'parteifunktion', created_visa='roland', updated_visa='roland'; INSERT INTO translation_target (lang, translation, translation_source_id, created_visa, updated_visa) VALUES ('de', 'VizepräsidentI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Mitglied</text:p>
          </table:table-cell>
          <table:table-cell table:number-columns-repeated="3"/>
          <table:table-cell table:formula="of:=&quot;INSERT INTO translation_source SET source='&quot; &amp; SUBSTITUTE([.C113];&quot;'&quot;; &quot;\'&quot;) &amp; &quot;', location='&quot; &amp;SUBSTITUTE([.A113];&quot;'&quot;; &quot;\'&quot;) &amp; &quot;', field = '&quot; &amp; SUBSTITUTE([.B113];&quot;'&quot;; &quot;\'&quot;) &amp; &quot;'&quot; &amp; IF([.D113]&lt;&gt;&quot;&quot;; &quot;, context = '&quot; &amp; SUBSTITUTE([.D113];&quot;'&quot;; &quot;\'&quot;) &amp; &quot;'&quot;; &quot;&quot;) &amp; &quot;, created_visa='roland', updated_visa='roland'; &quot; &amp; IF(OR([.E113]&lt;&gt;&quot;&quot;; [.F113]&lt;&gt;&quot;&quot;);&quot;INSERT INTO translation_target (lang, translation, translation_source_id, created_visa, updated_visa) VALUES &quot; &amp; IF([.E113]&lt;&gt;&quot;&quot;;&quot;('de', '&quot; &amp; SUBSTITUTE([.E113];&quot;'&quot;; &quot;\'&quot;) &amp; &quot;', LAST_INSERT_ID(), 'roland', 'roland')&quot;; &quot;&quot;) &amp; IF(AND([.E113]&lt;&gt;&quot;&quot;; [.F113]&lt;&gt;&quot;&quot;); &quot;,&quot;; &quot;&quot;) &amp; IF([.F113]&lt;&gt;&quot;&quot;;&quot;('fr', '&quot; &amp; SUBSTITUTE([.F113];&quot;'&quot;; &quot;\'&quot;) &amp; &quot;', LAST_INSERT_ID(), 'roland', 'roland')&quot;; &quot;&quot;) &amp; &quot;;&quot;; &quot;&quot;)" office:value-type="string" office:string-value="INSERT INTO translation_source SET source='mitglied', location='parlamentarier', field = 'fraktionsfunktion', created_visa='roland', updated_visa='roland'; INSERT INTO translation_target (lang, translation, translation_source_id, created_visa, updated_visa) VALUES ('de', 'Mitglied', LAST_INSERT_ID(), 'roland', 'roland');" calcext:value-type="string">
            <text:p>INSERT INTO translation_source SET source='mitglied', location='parlamentarier', field = 'fraktionsfunktion', created_visa='roland', updated_visa='roland'; INSERT INTO translation_target (lang, translation, translation_source_id, created_visa, updated_visa) VALUES ('de', 'Mitglied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praesident</text:p>
          </table:table-cell>
          <table:table-cell/>
          <table:table-cell office:value-type="string" calcext:value-type="string">
            <text:p>PräsidentIn</text:p>
          </table:table-cell>
          <table:table-cell table:number-columns-repeated="3"/>
          <table:table-cell table:formula="of:=&quot;INSERT INTO translation_source SET source='&quot; &amp; SUBSTITUTE([.C114];&quot;'&quot;; &quot;\'&quot;) &amp; &quot;', location='&quot; &amp;SUBSTITUTE([.A114];&quot;'&quot;; &quot;\'&quot;) &amp; &quot;', field = '&quot; &amp; SUBSTITUTE([.B114];&quot;'&quot;; &quot;\'&quot;) &amp; &quot;'&quot; &amp; IF([.D114]&lt;&gt;&quot;&quot;; &quot;, context = '&quot; &amp; SUBSTITUTE([.D114];&quot;'&quot;; &quot;\'&quot;) &amp; &quot;'&quot;; &quot;&quot;) &amp; &quot;, created_visa='roland', updated_visa='roland'; &quot; &amp; IF(OR([.E114]&lt;&gt;&quot;&quot;; [.F114]&lt;&gt;&quot;&quot;);&quot;INSERT INTO translation_target (lang, translation, translation_source_id, created_visa, updated_visa) VALUES &quot; &amp; IF([.E114]&lt;&gt;&quot;&quot;;&quot;('de', '&quot; &amp; SUBSTITUTE([.E114];&quot;'&quot;; &quot;\'&quot;) &amp; &quot;', LAST_INSERT_ID(), 'roland', 'roland')&quot;; &quot;&quot;) &amp; IF(AND([.E114]&lt;&gt;&quot;&quot;; [.F114]&lt;&gt;&quot;&quot;); &quot;,&quot;; &quot;&quot;) &amp; IF([.F114]&lt;&gt;&quot;&quot;;&quot;('fr', '&quot; &amp; SUBSTITUTE([.F114];&quot;'&quot;; &quot;\'&quot;) &amp; &quot;', LAST_INSERT_ID(), 'roland', 'roland')&quot;; &quot;&quot;) &amp; &quot;;&quot;; &quot;&quot;)" office:value-type="string" office:string-value="INSERT INTO translation_source SET source='praesident', location='parlamentarier', field = 'fraktionsfunktion', created_visa='roland', updated_visa='roland'; INSERT INTO translation_target (lang, translation, translation_source_id, created_visa, updated_visa) VALUES ('de', 'PräsidentIn', LAST_INSERT_ID(), 'roland', 'roland');" calcext:value-type="string">
            <text:p>INSERT INTO translation_source SET source='praesident', location='parlamentarier', field = 'fraktionsfunktion', created_visa='roland', updated_visa='roland'; INSERT INTO translation_target (lang, translation, translation_source_id, created_visa, updated_visa) VALUES ('de', 'PräsidentI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vizepraesident</text:p>
          </table:table-cell>
          <table:table-cell/>
          <table:table-cell office:value-type="string" calcext:value-type="string">
            <text:p>VizepräsidentIn</text:p>
          </table:table-cell>
          <table:table-cell table:number-columns-repeated="3"/>
          <table:table-cell table:formula="of:=&quot;INSERT INTO translation_source SET source='&quot; &amp; SUBSTITUTE([.C115];&quot;'&quot;; &quot;\'&quot;) &amp; &quot;', location='&quot; &amp;SUBSTITUTE([.A115];&quot;'&quot;; &quot;\'&quot;) &amp; &quot;', field = '&quot; &amp; SUBSTITUTE([.B115];&quot;'&quot;; &quot;\'&quot;) &amp; &quot;'&quot; &amp; IF([.D115]&lt;&gt;&quot;&quot;; &quot;, context = '&quot; &amp; SUBSTITUTE([.D115];&quot;'&quot;; &quot;\'&quot;) &amp; &quot;'&quot;; &quot;&quot;) &amp; &quot;, created_visa='roland', updated_visa='roland'; &quot; &amp; IF(OR([.E115]&lt;&gt;&quot;&quot;; [.F115]&lt;&gt;&quot;&quot;);&quot;INSERT INTO translation_target (lang, translation, translation_source_id, created_visa, updated_visa) VALUES &quot; &amp; IF([.E115]&lt;&gt;&quot;&quot;;&quot;('de', '&quot; &amp; SUBSTITUTE([.E115];&quot;'&quot;; &quot;\'&quot;) &amp; &quot;', LAST_INSERT_ID(), 'roland', 'roland')&quot;; &quot;&quot;) &amp; IF(AND([.E115]&lt;&gt;&quot;&quot;; [.F115]&lt;&gt;&quot;&quot;); &quot;,&quot;; &quot;&quot;) &amp; IF([.F115]&lt;&gt;&quot;&quot;;&quot;('fr', '&quot; &amp; SUBSTITUTE([.F115];&quot;'&quot;; &quot;\'&quot;) &amp; &quot;', LAST_INSERT_ID(), 'roland', 'roland')&quot;; &quot;&quot;) &amp; &quot;;&quot;; &quot;&quot;)" office:value-type="string" office:string-value="INSERT INTO translation_source SET source='vizepraesident', location='parlamentarier', field = 'fraktionsfunktion', created_visa='roland', updated_visa='roland'; INSERT INTO translation_target (lang, translation, translation_source_id, created_visa, updated_visa) VALUES ('de', 'VizepräsidentIn', LAST_INSERT_ID(), 'roland', 'roland');" calcext:value-type="string">
            <text:p>INSERT INTO translation_source SET source='vizepraesident', location='parlamentarier', field = 'fraktionsfunktion', created_visa='roland', updated_visa='roland'; INSERT INTO translation_target (lang, translation, translation_source_id, created_visa, updated_visa) VALUES ('de', 'VizepräsidentI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ledig</text:p>
          </table:table-cell>
          <table:table-cell table:number-columns-repeated="5"/>
          <table:table-cell table:formula="of:=&quot;INSERT INTO translation_source SET source='&quot; &amp; SUBSTITUTE([.C116];&quot;'&quot;; &quot;\'&quot;) &amp; &quot;', location='&quot; &amp;SUBSTITUTE([.A116];&quot;'&quot;; &quot;\'&quot;) &amp; &quot;', field = '&quot; &amp; SUBSTITUTE([.B116];&quot;'&quot;; &quot;\'&quot;) &amp; &quot;'&quot; &amp; IF([.D116]&lt;&gt;&quot;&quot;; &quot;, context = '&quot; &amp; SUBSTITUTE([.D116];&quot;'&quot;; &quot;\'&quot;) &amp; &quot;'&quot;; &quot;&quot;) &amp; &quot;, created_visa='roland', updated_visa='roland'; &quot; &amp; IF(OR([.E116]&lt;&gt;&quot;&quot;; [.F116]&lt;&gt;&quot;&quot;);&quot;INSERT INTO translation_target (lang, translation, translation_source_id, created_visa, updated_visa) VALUES &quot; &amp; IF([.E116]&lt;&gt;&quot;&quot;;&quot;('de', '&quot; &amp; SUBSTITUTE([.E116];&quot;'&quot;; &quot;\'&quot;) &amp; &quot;', LAST_INSERT_ID(), 'roland', 'roland')&quot;; &quot;&quot;) &amp; IF(AND([.E116]&lt;&gt;&quot;&quot;; [.F116]&lt;&gt;&quot;&quot;); &quot;,&quot;; &quot;&quot;) &amp; IF([.F116]&lt;&gt;&quot;&quot;;&quot;('fr', '&quot; &amp; SUBSTITUTE([.F116];&quot;'&quot;; &quot;\'&quot;) &amp; &quot;', LAST_INSERT_ID(), 'roland', 'roland')&quot;; &quot;&quot;) &amp; &quot;;&quot;; &quot;&quot;)" office:value-type="string" office:string-value="INSERT INTO translation_source SET source='ledig', location='parlamentarier', field = 'zivilstand', created_visa='roland', updated_visa='roland'; " calcext:value-type="string">
            <text:p>INSERT INTO translation_source SET source='ledig', location='parlamentarier', field = 'zivilstan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formula="of:=&quot;INSERT INTO translation_source SET source='&quot; &amp; SUBSTITUTE([.C117];&quot;'&quot;; &quot;\'&quot;) &amp; &quot;', location='&quot; &amp;SUBSTITUTE([.A117];&quot;'&quot;; &quot;\'&quot;) &amp; &quot;', field = '&quot; &amp; SUBSTITUTE([.B117];&quot;'&quot;; &quot;\'&quot;) &amp; &quot;'&quot; &amp; IF([.D117]&lt;&gt;&quot;&quot;; &quot;, context = '&quot; &amp; SUBSTITUTE([.D117];&quot;'&quot;; &quot;\'&quot;) &amp; &quot;'&quot;; &quot;&quot;) &amp; &quot;, created_visa='roland', updated_visa='roland'; &quot; &amp; IF(OR([.E117]&lt;&gt;&quot;&quot;; [.F117]&lt;&gt;&quot;&quot;);&quot;INSERT INTO translation_target (lang, translation, translation_source_id, created_visa, updated_visa) VALUES &quot; &amp; IF([.E117]&lt;&gt;&quot;&quot;;&quot;('de', '&quot; &amp; SUBSTITUTE([.E117];&quot;'&quot;; &quot;\'&quot;) &amp; &quot;', LAST_INSERT_ID(), 'roland', 'roland')&quot;; &quot;&quot;) &amp; IF(AND([.E117]&lt;&gt;&quot;&quot;; [.F117]&lt;&gt;&quot;&quot;); &quot;,&quot;; &quot;&quot;) &amp; IF([.F117]&lt;&gt;&quot;&quot;;&quot;('fr', '&quot; &amp; SUBSTITUTE([.F117];&quot;'&quot;; &quot;\'&quot;) &amp; &quot;', LAST_INSERT_ID(), 'roland', 'roland')&quot;; &quot;&quot;) &amp; &quot;;&quot;; &quot;&quot;)" office:value-type="string" office:string-value="INSERT INTO translation_source SET source='verheiratet', location='parlamentarier', field = 'zivilstand', context = 'M', created_visa='roland', updated_visa='roland'; " calcext:value-type="string">
            <text:p>INSERT INTO translation_source SET source='verheiratet', location='parlamentarier', field = 'zivilstand', context = 'M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F</text:p>
          </table:table-cell>
          <table:table-cell table:number-columns-repeated="4"/>
          <table:table-cell table:formula="of:=&quot;INSERT INTO translation_source SET source='&quot; &amp; SUBSTITUTE([.C118];&quot;'&quot;; &quot;\'&quot;) &amp; &quot;', location='&quot; &amp;SUBSTITUTE([.A118];&quot;'&quot;; &quot;\'&quot;) &amp; &quot;', field = '&quot; &amp; SUBSTITUTE([.B118];&quot;'&quot;; &quot;\'&quot;) &amp; &quot;'&quot; &amp; IF([.D118]&lt;&gt;&quot;&quot;; &quot;, context = '&quot; &amp; SUBSTITUTE([.D118];&quot;'&quot;; &quot;\'&quot;) &amp; &quot;'&quot;; &quot;&quot;) &amp; &quot;, created_visa='roland', updated_visa='roland'; &quot; &amp; IF(OR([.E118]&lt;&gt;&quot;&quot;; [.F118]&lt;&gt;&quot;&quot;);&quot;INSERT INTO translation_target (lang, translation, translation_source_id, created_visa, updated_visa) VALUES &quot; &amp; IF([.E118]&lt;&gt;&quot;&quot;;&quot;('de', '&quot; &amp; SUBSTITUTE([.E118];&quot;'&quot;; &quot;\'&quot;) &amp; &quot;', LAST_INSERT_ID(), 'roland', 'roland')&quot;; &quot;&quot;) &amp; IF(AND([.E118]&lt;&gt;&quot;&quot;; [.F118]&lt;&gt;&quot;&quot;); &quot;,&quot;; &quot;&quot;) &amp; IF([.F118]&lt;&gt;&quot;&quot;;&quot;('fr', '&quot; &amp; SUBSTITUTE([.F118];&quot;'&quot;; &quot;\'&quot;) &amp; &quot;', LAST_INSERT_ID(), 'roland', 'roland')&quot;; &quot;&quot;) &amp; &quot;;&quot;; &quot;&quot;)" office:value-type="string" office:string-value="INSERT INTO translation_source SET source='verheiratet', location='parlamentarier', field = 'zivilstand', context = 'F', created_visa='roland', updated_visa='roland'; " calcext:value-type="string">
            <text:p>INSERT INTO translation_source SET source='verheiratet', location='parlamentarier', field = 'zivilstand', context = 'F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geschieden</text:p>
          </table:table-cell>
          <table:table-cell table:number-columns-repeated="5"/>
          <table:table-cell table:formula="of:=&quot;INSERT INTO translation_source SET source='&quot; &amp; SUBSTITUTE([.C119];&quot;'&quot;; &quot;\'&quot;) &amp; &quot;', location='&quot; &amp;SUBSTITUTE([.A119];&quot;'&quot;; &quot;\'&quot;) &amp; &quot;', field = '&quot; &amp; SUBSTITUTE([.B119];&quot;'&quot;; &quot;\'&quot;) &amp; &quot;'&quot; &amp; IF([.D119]&lt;&gt;&quot;&quot;; &quot;, context = '&quot; &amp; SUBSTITUTE([.D119];&quot;'&quot;; &quot;\'&quot;) &amp; &quot;'&quot;; &quot;&quot;) &amp; &quot;, created_visa='roland', updated_visa='roland'; &quot; &amp; IF(OR([.E119]&lt;&gt;&quot;&quot;; [.F119]&lt;&gt;&quot;&quot;);&quot;INSERT INTO translation_target (lang, translation, translation_source_id, created_visa, updated_visa) VALUES &quot; &amp; IF([.E119]&lt;&gt;&quot;&quot;;&quot;('de', '&quot; &amp; SUBSTITUTE([.E119];&quot;'&quot;; &quot;\'&quot;) &amp; &quot;', LAST_INSERT_ID(), 'roland', 'roland')&quot;; &quot;&quot;) &amp; IF(AND([.E119]&lt;&gt;&quot;&quot;; [.F119]&lt;&gt;&quot;&quot;); &quot;,&quot;; &quot;&quot;) &amp; IF([.F119]&lt;&gt;&quot;&quot;;&quot;('fr', '&quot; &amp; SUBSTITUTE([.F119];&quot;'&quot;; &quot;\'&quot;) &amp; &quot;', LAST_INSERT_ID(), 'roland', 'roland')&quot;; &quot;&quot;) &amp; &quot;;&quot;; &quot;&quot;)" office:value-type="string" office:string-value="INSERT INTO translation_source SET source='geschieden', location='parlamentarier', field = 'zivilstand', created_visa='roland', updated_visa='roland'; " calcext:value-type="string">
            <text:p>INSERT INTO translation_source SET source='geschieden', location='parlamentarier', field = 'zivilstan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eingetragene partnerschaft</text:p>
          </table:table-cell>
          <table:table-cell/>
          <table:table-cell office:value-type="string" calcext:value-type="string">
            <text:p>eingetragene Partnerschaft</text:p>
          </table:table-cell>
          <table:table-cell table:number-columns-repeated="3"/>
          <table:table-cell table:formula="of:=&quot;INSERT INTO translation_source SET source='&quot; &amp; SUBSTITUTE([.C120];&quot;'&quot;; &quot;\'&quot;) &amp; &quot;', location='&quot; &amp;SUBSTITUTE([.A120];&quot;'&quot;; &quot;\'&quot;) &amp; &quot;', field = '&quot; &amp; SUBSTITUTE([.B120];&quot;'&quot;; &quot;\'&quot;) &amp; &quot;'&quot; &amp; IF([.D120]&lt;&gt;&quot;&quot;; &quot;, context = '&quot; &amp; SUBSTITUTE([.D120];&quot;'&quot;; &quot;\'&quot;) &amp; &quot;'&quot;; &quot;&quot;) &amp; &quot;, created_visa='roland', updated_visa='roland'; &quot; &amp; IF(OR([.E120]&lt;&gt;&quot;&quot;; [.F120]&lt;&gt;&quot;&quot;);&quot;INSERT INTO translation_target (lang, translation, translation_source_id, created_visa, updated_visa) VALUES &quot; &amp; IF([.E120]&lt;&gt;&quot;&quot;;&quot;('de', '&quot; &amp; SUBSTITUTE([.E120];&quot;'&quot;; &quot;\'&quot;) &amp; &quot;', LAST_INSERT_ID(), 'roland', 'roland')&quot;; &quot;&quot;) &amp; IF(AND([.E120]&lt;&gt;&quot;&quot;; [.F120]&lt;&gt;&quot;&quot;); &quot;,&quot;; &quot;&quot;) &amp; IF([.F120]&lt;&gt;&quot;&quot;;&quot;('fr', '&quot; &amp; SUBSTITUTE([.F120];&quot;'&quot;; &quot;\'&quot;) &amp; &quot;', LAST_INSERT_ID(), 'roland', 'roland')&quot;; &quot;&quot;) &amp; &quot;;&quot;; &quot;&quot;)" office:value-type="string" office:string-value="INSERT INTO translation_source SET source='eingetragene partnerschaft', location='parlamentarier', field = 'zivilstand', created_visa='roland', updated_visa='roland'; INSERT INTO translation_target (lang, translation, translation_source_id, created_visa, updated_visa) VALUES ('de', 'eingetragene Partnerschaft', LAST_INSERT_ID(), 'roland', 'roland');" calcext:value-type="string">
            <text:p>INSERT INTO translation_source SET source='eingetragene partnerschaft', location='parlamentarier', field = 'zivilstand', created_visa='roland', updated_visa='roland'; INSERT INTO translation_target (lang, translation, translation_source_id, created_visa, updated_visa) VALUES ('de', 'eingetragene Partnerschaft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</text:p>
          </table:table-cell>
          <table:table-cell table:number-columns-repeated="5"/>
          <table:table-cell table:formula="of:=&quot;INSERT INTO translation_source SET source='&quot; &amp; SUBSTITUTE([.C121];&quot;'&quot;; &quot;\'&quot;) &amp; &quot;', location='&quot; &amp;SUBSTITUTE([.A121];&quot;'&quot;; &quot;\'&quot;) &amp; &quot;', field = '&quot; &amp; SUBSTITUTE([.B121];&quot;'&quot;; &quot;\'&quot;) &amp; &quot;'&quot; &amp; IF([.D121]&lt;&gt;&quot;&quot;; &quot;, context = '&quot; &amp; SUBSTITUTE([.D121];&quot;'&quot;; &quot;\'&quot;) &amp; &quot;'&quot;; &quot;&quot;) &amp; &quot;, created_visa='roland', updated_visa='roland'; &quot; &amp; IF(OR([.E121]&lt;&gt;&quot;&quot;; [.F121]&lt;&gt;&quot;&quot;);&quot;INSERT INTO translation_target (lang, translation, translation_source_id, created_visa, updated_visa) VALUES &quot; &amp; IF([.E121]&lt;&gt;&quot;&quot;;&quot;('de', '&quot; &amp; SUBSTITUTE([.E121];&quot;'&quot;; &quot;\'&quot;) &amp; &quot;', LAST_INSERT_ID(), 'roland', 'roland')&quot;; &quot;&quot;) &amp; IF(AND([.E121]&lt;&gt;&quot;&quot;; [.F121]&lt;&gt;&quot;&quot;); &quot;,&quot;; &quot;&quot;) &amp; IF([.F121]&lt;&gt;&quot;&quot;;&quot;('fr', '&quot; &amp; SUBSTITUTE([.F121];&quot;'&quot;; &quot;\'&quot;) &amp; &quot;', LAST_INSERT_ID(), 'roland', 'roland')&quot;; &quot;&quot;) &amp; &quot;;&quot;; &quot;&quot;)" office:value-type="string" office:string-value="INSERT INTO translation_source SET source='M', location='parlamentarier', field = 'geschlecht', created_visa='roland', updated_visa='roland'; " calcext:value-type="string">
            <text:p>INSERT INTO translation_source SET source='M', location='parlamentarier', field = 'geschlech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formula="of:=&quot;INSERT INTO translation_source SET source='&quot; &amp; SUBSTITUTE([.C122];&quot;'&quot;; &quot;\'&quot;) &amp; &quot;', location='&quot; &amp;SUBSTITUTE([.A122];&quot;'&quot;; &quot;\'&quot;) &amp; &quot;', field = '&quot; &amp; SUBSTITUTE([.B122];&quot;'&quot;; &quot;\'&quot;) &amp; &quot;'&quot; &amp; IF([.D122]&lt;&gt;&quot;&quot;; &quot;, context = '&quot; &amp; SUBSTITUTE([.D122];&quot;'&quot;; &quot;\'&quot;) &amp; &quot;'&quot;; &quot;&quot;) &amp; &quot;, created_visa='roland', updated_visa='roland'; &quot; &amp; IF(OR([.E122]&lt;&gt;&quot;&quot;; [.F122]&lt;&gt;&quot;&quot;);&quot;INSERT INTO translation_target (lang, translation, translation_source_id, created_visa, updated_visa) VALUES &quot; &amp; IF([.E122]&lt;&gt;&quot;&quot;;&quot;('de', '&quot; &amp; SUBSTITUTE([.E122];&quot;'&quot;; &quot;\'&quot;) &amp; &quot;', LAST_INSERT_ID(), 'roland', 'roland')&quot;; &quot;&quot;) &amp; IF(AND([.E122]&lt;&gt;&quot;&quot;; [.F122]&lt;&gt;&quot;&quot;); &quot;,&quot;; &quot;&quot;) &amp; IF([.F122]&lt;&gt;&quot;&quot;;&quot;('fr', '&quot; &amp; SUBSTITUTE([.F122];&quot;'&quot;; &quot;\'&quot;) &amp; &quot;', LAST_INSERT_ID(), 'roland', 'roland')&quot;; &quot;&quot;) &amp; &quot;;&quot;; &quot;&quot;)" office:value-type="string" office:string-value="INSERT INTO translation_source SET source='F', location='parlamentarier', field = 'geschlecht', created_visa='roland', updated_visa='roland'; " calcext:value-type="string">
            <text:p>INSERT INTO translation_source SET source='F', location='parlamentarier', field = 'geschlech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ann</text:p>
          </table:table-cell>
          <table:table-cell table:number-columns-repeated="2"/>
          <table:table-cell office:value-type="string" calcext:value-type="string">
            <text:p>Homme</text:p>
          </table:table-cell>
          <table:table-cell table:number-columns-repeated="2"/>
          <table:table-cell table:formula="of:=&quot;INSERT INTO translation_source SET source='&quot; &amp; SUBSTITUTE([.C123];&quot;'&quot;; &quot;\'&quot;) &amp; &quot;', location='&quot; &amp;SUBSTITUTE([.A123];&quot;'&quot;; &quot;\'&quot;) &amp; &quot;', field = '&quot; &amp; SUBSTITUTE([.B123];&quot;'&quot;; &quot;\'&quot;) &amp; &quot;'&quot; &amp; IF([.D123]&lt;&gt;&quot;&quot;; &quot;, context = '&quot; &amp; SUBSTITUTE([.D123];&quot;'&quot;; &quot;\'&quot;) &amp; &quot;'&quot;; &quot;&quot;) &amp; &quot;, created_visa='roland', updated_visa='roland'; &quot; &amp; IF(OR([.E123]&lt;&gt;&quot;&quot;; [.F123]&lt;&gt;&quot;&quot;);&quot;INSERT INTO translation_target (lang, translation, translation_source_id, created_visa, updated_visa) VALUES &quot; &amp; IF([.E123]&lt;&gt;&quot;&quot;;&quot;('de', '&quot; &amp; SUBSTITUTE([.E123];&quot;'&quot;; &quot;\'&quot;) &amp; &quot;', LAST_INSERT_ID(), 'roland', 'roland')&quot;; &quot;&quot;) &amp; IF(AND([.E123]&lt;&gt;&quot;&quot;; [.F123]&lt;&gt;&quot;&quot;); &quot;,&quot;; &quot;&quot;) &amp; IF([.F123]&lt;&gt;&quot;&quot;;&quot;('fr', '&quot; &amp; SUBSTITUTE([.F123];&quot;'&quot;; &quot;\'&quot;) &amp; &quot;', LAST_INSERT_ID(), 'roland', 'roland')&quot;; &quot;&quot;) &amp; &quot;;&quot;; &quot;&quot;)" office:value-type="string" office:string-value="INSERT INTO translation_source SET source='Mann', location='parlamentarier', field = 'geschlecht', created_visa='roland', updated_visa='roland'; INSERT INTO translation_target (lang, translation, translation_source_id, created_visa, updated_visa) VALUES ('fr', 'Homme', LAST_INSERT_ID(), 'roland', 'roland');" calcext:value-type="string">
            <text:p>INSERT INTO translation_source SET source='Mann', location='parlamentarier', field = 'geschlecht', created_visa='roland', updated_visa='roland'; INSERT INTO translation_target (lang, translation, translation_source_id, created_visa, updated_visa) VALUES ('fr', 'Homme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Frau</text:p>
          </table:table-cell>
          <table:table-cell table:number-columns-repeated="2"/>
          <table:table-cell office:value-type="string" calcext:value-type="string">
            <text:p>Femme</text:p>
          </table:table-cell>
          <table:table-cell table:number-columns-repeated="2"/>
          <table:table-cell table:formula="of:=&quot;INSERT INTO translation_source SET source='&quot; &amp; SUBSTITUTE([.C124];&quot;'&quot;; &quot;\'&quot;) &amp; &quot;', location='&quot; &amp;SUBSTITUTE([.A124];&quot;'&quot;; &quot;\'&quot;) &amp; &quot;', field = '&quot; &amp; SUBSTITUTE([.B124];&quot;'&quot;; &quot;\'&quot;) &amp; &quot;'&quot; &amp; IF([.D124]&lt;&gt;&quot;&quot;; &quot;, context = '&quot; &amp; SUBSTITUTE([.D124];&quot;'&quot;; &quot;\'&quot;) &amp; &quot;'&quot;; &quot;&quot;) &amp; &quot;, created_visa='roland', updated_visa='roland'; &quot; &amp; IF(OR([.E124]&lt;&gt;&quot;&quot;; [.F124]&lt;&gt;&quot;&quot;);&quot;INSERT INTO translation_target (lang, translation, translation_source_id, created_visa, updated_visa) VALUES &quot; &amp; IF([.E124]&lt;&gt;&quot;&quot;;&quot;('de', '&quot; &amp; SUBSTITUTE([.E124];&quot;'&quot;; &quot;\'&quot;) &amp; &quot;', LAST_INSERT_ID(), 'roland', 'roland')&quot;; &quot;&quot;) &amp; IF(AND([.E124]&lt;&gt;&quot;&quot;; [.F124]&lt;&gt;&quot;&quot;); &quot;,&quot;; &quot;&quot;) &amp; IF([.F124]&lt;&gt;&quot;&quot;;&quot;('fr', '&quot; &amp; SUBSTITUTE([.F124];&quot;'&quot;; &quot;\'&quot;) &amp; &quot;', LAST_INSERT_ID(), 'roland', 'roland')&quot;; &quot;&quot;) &amp; &quot;;&quot;; &quot;&quot;)" office:value-type="string" office:string-value="INSERT INTO translation_source SET source='Frau', location='parlamentarier', field = 'geschlecht', created_visa='roland', updated_visa='roland'; INSERT INTO translation_target (lang, translation, translation_source_id, created_visa, updated_visa) VALUES ('fr', 'Femme', LAST_INSERT_ID(), 'roland', 'roland');" calcext:value-type="string">
            <text:p>INSERT INTO translation_source SET source='Frau', location='parlamentarier', field = 'geschlecht', created_visa='roland', updated_visa='roland'; INSERT INTO translation_target (lang, translation, translation_source_id, created_visa, updated_visa) VALUES ('fr', 'Femme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ännlich</text:p>
          </table:table-cell>
          <table:table-cell table:number-columns-repeated="2"/>
          <table:table-cell office:value-type="string" calcext:value-type="string">
            <text:p>masculin</text:p>
          </table:table-cell>
          <table:table-cell table:number-columns-repeated="2"/>
          <table:table-cell table:formula="of:=&quot;INSERT INTO translation_source SET source='&quot; &amp; SUBSTITUTE([.C125];&quot;'&quot;; &quot;\'&quot;) &amp; &quot;', location='&quot; &amp;SUBSTITUTE([.A125];&quot;'&quot;; &quot;\'&quot;) &amp; &quot;', field = '&quot; &amp; SUBSTITUTE([.B125];&quot;'&quot;; &quot;\'&quot;) &amp; &quot;'&quot; &amp; IF([.D125]&lt;&gt;&quot;&quot;; &quot;, context = '&quot; &amp; SUBSTITUTE([.D125];&quot;'&quot;; &quot;\'&quot;) &amp; &quot;'&quot;; &quot;&quot;) &amp; &quot;, created_visa='roland', updated_visa='roland'; &quot; &amp; IF(OR([.E125]&lt;&gt;&quot;&quot;; [.F125]&lt;&gt;&quot;&quot;);&quot;INSERT INTO translation_target (lang, translation, translation_source_id, created_visa, updated_visa) VALUES &quot; &amp; IF([.E125]&lt;&gt;&quot;&quot;;&quot;('de', '&quot; &amp; SUBSTITUTE([.E125];&quot;'&quot;; &quot;\'&quot;) &amp; &quot;', LAST_INSERT_ID(), 'roland', 'roland')&quot;; &quot;&quot;) &amp; IF(AND([.E125]&lt;&gt;&quot;&quot;; [.F125]&lt;&gt;&quot;&quot;); &quot;,&quot;; &quot;&quot;) &amp; IF([.F125]&lt;&gt;&quot;&quot;;&quot;('fr', '&quot; &amp; SUBSTITUTE([.F125];&quot;'&quot;; &quot;\'&quot;) &amp; &quot;', LAST_INSERT_ID(), 'roland', 'roland')&quot;; &quot;&quot;) &amp; &quot;;&quot;; &quot;&quot;)" office:value-type="string" office:string-value="INSERT INTO translation_source SET source='männlich', location='parlamentarier', field = 'geschlecht', created_visa='roland', updated_visa='roland'; INSERT INTO translation_target (lang, translation, translation_source_id, created_visa, updated_visa) VALUES ('fr', 'masculin', LAST_INSERT_ID(), 'roland', 'roland');" calcext:value-type="string">
            <text:p>INSERT INTO translation_source SET source='männlich', location='parlamentarier', field = 'geschlecht', created_visa='roland', updated_visa='roland'; INSERT INTO translation_target (lang, translation, translation_source_id, created_visa, updated_visa) VALUES ('fr', 'masculi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weiblich</text:p>
          </table:table-cell>
          <table:table-cell table:number-columns-repeated="2"/>
          <table:table-cell office:value-type="string" calcext:value-type="string">
            <text:p>féminin</text:p>
          </table:table-cell>
          <table:table-cell table:number-columns-repeated="2"/>
          <table:table-cell table:formula="of:=&quot;INSERT INTO translation_source SET source='&quot; &amp; SUBSTITUTE([.C126];&quot;'&quot;; &quot;\'&quot;) &amp; &quot;', location='&quot; &amp;SUBSTITUTE([.A126];&quot;'&quot;; &quot;\'&quot;) &amp; &quot;', field = '&quot; &amp; SUBSTITUTE([.B126];&quot;'&quot;; &quot;\'&quot;) &amp; &quot;'&quot; &amp; IF([.D126]&lt;&gt;&quot;&quot;; &quot;, context = '&quot; &amp; SUBSTITUTE([.D126];&quot;'&quot;; &quot;\'&quot;) &amp; &quot;'&quot;; &quot;&quot;) &amp; &quot;, created_visa='roland', updated_visa='roland'; &quot; &amp; IF(OR([.E126]&lt;&gt;&quot;&quot;; [.F126]&lt;&gt;&quot;&quot;);&quot;INSERT INTO translation_target (lang, translation, translation_source_id, created_visa, updated_visa) VALUES &quot; &amp; IF([.E126]&lt;&gt;&quot;&quot;;&quot;('de', '&quot; &amp; SUBSTITUTE([.E126];&quot;'&quot;; &quot;\'&quot;) &amp; &quot;', LAST_INSERT_ID(), 'roland', 'roland')&quot;; &quot;&quot;) &amp; IF(AND([.E126]&lt;&gt;&quot;&quot;; [.F126]&lt;&gt;&quot;&quot;); &quot;,&quot;; &quot;&quot;) &amp; IF([.F126]&lt;&gt;&quot;&quot;;&quot;('fr', '&quot; &amp; SUBSTITUTE([.F126];&quot;'&quot;; &quot;\'&quot;) &amp; &quot;', LAST_INSERT_ID(), 'roland', 'roland')&quot;; &quot;&quot;) &amp; &quot;;&quot;; &quot;&quot;)" office:value-type="string" office:string-value="INSERT INTO translation_source SET source='weiblich', location='parlamentarier', field = 'geschlecht', created_visa='roland', updated_visa='roland'; INSERT INTO translation_target (lang, translation, translation_source_id, created_visa, updated_visa) VALUES ('fr', 'féminin', LAST_INSERT_ID(), 'roland', 'roland');" calcext:value-type="string">
            <text:p>INSERT INTO translation_source SET source='weiblich', location='parlamentarier', field = 'geschlecht', created_visa='roland', updated_visa='roland'; INSERT INTO translation_target (lang, translation, translation_source_id, created_visa, updated_visa) VALUES ('fr', 'féminin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utsch</text:p>
          </table:table-cell>
          <table:table-cell table:number-columns-repeated="5"/>
          <table:table-cell table:formula="of:=&quot;INSERT INTO translation_source SET source='&quot; &amp; SUBSTITUTE([.C127];&quot;'&quot;; &quot;\'&quot;) &amp; &quot;', location='&quot; &amp;SUBSTITUTE([.A127];&quot;'&quot;; &quot;\'&quot;) &amp; &quot;', field = '&quot; &amp; SUBSTITUTE([.B127];&quot;'&quot;; &quot;\'&quot;) &amp; &quot;'&quot; &amp; IF([.D127]&lt;&gt;&quot;&quot;; &quot;, context = '&quot; &amp; SUBSTITUTE([.D127];&quot;'&quot;; &quot;\'&quot;) &amp; &quot;'&quot;; &quot;&quot;) &amp; &quot;, created_visa='roland', updated_visa='roland'; &quot; &amp; IF(OR([.E127]&lt;&gt;&quot;&quot;; [.F127]&lt;&gt;&quot;&quot;);&quot;INSERT INTO translation_target (lang, translation, translation_source_id, created_visa, updated_visa) VALUES &quot; &amp; IF([.E127]&lt;&gt;&quot;&quot;;&quot;('de', '&quot; &amp; SUBSTITUTE([.E127];&quot;'&quot;; &quot;\'&quot;) &amp; &quot;', LAST_INSERT_ID(), 'roland', 'roland')&quot;; &quot;&quot;) &amp; IF(AND([.E127]&lt;&gt;&quot;&quot;; [.F127]&lt;&gt;&quot;&quot;); &quot;,&quot;; &quot;&quot;) &amp; IF([.F127]&lt;&gt;&quot;&quot;;&quot;('fr', '&quot; &amp; SUBSTITUTE([.F127];&quot;'&quot;; &quot;\'&quot;) &amp; &quot;', LAST_INSERT_ID(), 'roland', 'roland')&quot;; &quot;&quot;) &amp; &quot;;&quot;; &quot;&quot;)" office:value-type="string" office:string-value="INSERT INTO translation_source SET source='deutsch', location='parlamentarier', field = 'arbeitssprache', created_visa='roland', updated_visa='roland'; " calcext:value-type="string">
            <text:p>INSERT INTO translation_source SET source='deutsch', location='parlamentarier', field = 'arbeitssprach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französisch</text:p>
          </table:table-cell>
          <table:table-cell table:number-columns-repeated="5"/>
          <table:table-cell table:formula="of:=&quot;INSERT INTO translation_source SET source='&quot; &amp; SUBSTITUTE([.C128];&quot;'&quot;; &quot;\'&quot;) &amp; &quot;', location='&quot; &amp;SUBSTITUTE([.A128];&quot;'&quot;; &quot;\'&quot;) &amp; &quot;', field = '&quot; &amp; SUBSTITUTE([.B128];&quot;'&quot;; &quot;\'&quot;) &amp; &quot;'&quot; &amp; IF([.D128]&lt;&gt;&quot;&quot;; &quot;, context = '&quot; &amp; SUBSTITUTE([.D128];&quot;'&quot;; &quot;\'&quot;) &amp; &quot;'&quot;; &quot;&quot;) &amp; &quot;, created_visa='roland', updated_visa='roland'; &quot; &amp; IF(OR([.E128]&lt;&gt;&quot;&quot;; [.F128]&lt;&gt;&quot;&quot;);&quot;INSERT INTO translation_target (lang, translation, translation_source_id, created_visa, updated_visa) VALUES &quot; &amp; IF([.E128]&lt;&gt;&quot;&quot;;&quot;('de', '&quot; &amp; SUBSTITUTE([.E128];&quot;'&quot;; &quot;\'&quot;) &amp; &quot;', LAST_INSERT_ID(), 'roland', 'roland')&quot;; &quot;&quot;) &amp; IF(AND([.E128]&lt;&gt;&quot;&quot;; [.F128]&lt;&gt;&quot;&quot;); &quot;,&quot;; &quot;&quot;) &amp; IF([.F128]&lt;&gt;&quot;&quot;;&quot;('fr', '&quot; &amp; SUBSTITUTE([.F128];&quot;'&quot;; &quot;\'&quot;) &amp; &quot;', LAST_INSERT_ID(), 'roland', 'roland')&quot;; &quot;&quot;) &amp; &quot;;&quot;; &quot;&quot;)" office:value-type="string" office:string-value="INSERT INTO translation_source SET source='französisch', location='parlamentarier', field = 'arbeitssprache', created_visa='roland', updated_visa='roland'; " calcext:value-type="string">
            <text:p>INSERT INTO translation_source SET source='französisch', location='parlamentarier', field = 'arbeitssprach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italienisch</text:p>
          </table:table-cell>
          <table:table-cell table:number-columns-repeated="5"/>
          <table:table-cell table:formula="of:=&quot;INSERT INTO translation_source SET source='&quot; &amp; SUBSTITUTE([.C129];&quot;'&quot;; &quot;\'&quot;) &amp; &quot;', location='&quot; &amp;SUBSTITUTE([.A129];&quot;'&quot;; &quot;\'&quot;) &amp; &quot;', field = '&quot; &amp; SUBSTITUTE([.B129];&quot;'&quot;; &quot;\'&quot;) &amp; &quot;'&quot; &amp; IF([.D129]&lt;&gt;&quot;&quot;; &quot;, context = '&quot; &amp; SUBSTITUTE([.D129];&quot;'&quot;; &quot;\'&quot;) &amp; &quot;'&quot;; &quot;&quot;) &amp; &quot;, created_visa='roland', updated_visa='roland'; &quot; &amp; IF(OR([.E129]&lt;&gt;&quot;&quot;; [.F129]&lt;&gt;&quot;&quot;);&quot;INSERT INTO translation_target (lang, translation, translation_source_id, created_visa, updated_visa) VALUES &quot; &amp; IF([.E129]&lt;&gt;&quot;&quot;;&quot;('de', '&quot; &amp; SUBSTITUTE([.E129];&quot;'&quot;; &quot;\'&quot;) &amp; &quot;', LAST_INSERT_ID(), 'roland', 'roland')&quot;; &quot;&quot;) &amp; IF(AND([.E129]&lt;&gt;&quot;&quot;; [.F129]&lt;&gt;&quot;&quot;); &quot;,&quot;; &quot;&quot;) &amp; IF([.F129]&lt;&gt;&quot;&quot;;&quot;('fr', '&quot; &amp; SUBSTITUTE([.F129];&quot;'&quot;; &quot;\'&quot;) &amp; &quot;', LAST_INSERT_ID(), 'roland', 'roland')&quot;; &quot;&quot;) &amp; &quot;;&quot;; &quot;&quot;)" office:value-type="string" office:string-value="INSERT INTO translation_source SET source='italienisch', location='parlamentarier', field = 'arbeitssprache', created_visa='roland', updated_visa='roland'; " calcext:value-type="string">
            <text:p>INSERT INTO translation_source SET source='italienisch', location='parlamentarier', field = 'arbeitssprach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</text:p>
          </table:table-cell>
          <table:table-cell table:number-columns-repeated="5"/>
          <table:table-cell table:formula="of:=&quot;INSERT INTO translation_source SET source='&quot; &amp; SUBSTITUTE([.C130];&quot;'&quot;; &quot;\'&quot;) &amp; &quot;', location='&quot; &amp;SUBSTITUTE([.A130];&quot;'&quot;; &quot;\'&quot;) &amp; &quot;', field = '&quot; &amp; SUBSTITUTE([.B130];&quot;'&quot;; &quot;\'&quot;) &amp; &quot;'&quot; &amp; IF([.D130]&lt;&gt;&quot;&quot;; &quot;, context = '&quot; &amp; SUBSTITUTE([.D130];&quot;'&quot;; &quot;\'&quot;) &amp; &quot;'&quot;; &quot;&quot;) &amp; &quot;, created_visa='roland', updated_visa='roland'; &quot; &amp; IF(OR([.E130]&lt;&gt;&quot;&quot;; [.F130]&lt;&gt;&quot;&quot;);&quot;INSERT INTO translation_target (lang, translation, translation_source_id, created_visa, updated_visa) VALUES &quot; &amp; IF([.E130]&lt;&gt;&quot;&quot;;&quot;('de', '&quot; &amp; SUBSTITUTE([.E130];&quot;'&quot;; &quot;\'&quot;) &amp; &quot;', LAST_INSERT_ID(), 'roland', 'roland')&quot;; &quot;&quot;) &amp; IF(AND([.E130]&lt;&gt;&quot;&quot;; [.F130]&lt;&gt;&quot;&quot;); &quot;,&quot;; &quot;&quot;) &amp; IF([.F130]&lt;&gt;&quot;&quot;;&quot;('fr', '&quot; &amp; SUBSTITUTE([.F130];&quot;'&quot;; &quot;\'&quot;) &amp; &quot;', LAST_INSERT_ID(), 'roland', 'roland')&quot;; &quot;&quot;) &amp; &quot;;&quot;; &quot;&quot;)" office:value-type="string" office:string-value="INSERT INTO translation_source SET source='de', location='parlamentarier', field = 'arbeitssprache', created_visa='roland', updated_visa='roland'; " calcext:value-type="string">
            <text:p>INSERT INTO translation_source SET source='de', location='parlamentarier', field = 'arbeitssprach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fr</text:p>
          </table:table-cell>
          <table:table-cell table:number-columns-repeated="5"/>
          <table:table-cell table:formula="of:=&quot;INSERT INTO translation_source SET source='&quot; &amp; SUBSTITUTE([.C131];&quot;'&quot;; &quot;\'&quot;) &amp; &quot;', location='&quot; &amp;SUBSTITUTE([.A131];&quot;'&quot;; &quot;\'&quot;) &amp; &quot;', field = '&quot; &amp; SUBSTITUTE([.B131];&quot;'&quot;; &quot;\'&quot;) &amp; &quot;'&quot; &amp; IF([.D131]&lt;&gt;&quot;&quot;; &quot;, context = '&quot; &amp; SUBSTITUTE([.D131];&quot;'&quot;; &quot;\'&quot;) &amp; &quot;'&quot;; &quot;&quot;) &amp; &quot;, created_visa='roland', updated_visa='roland'; &quot; &amp; IF(OR([.E131]&lt;&gt;&quot;&quot;; [.F131]&lt;&gt;&quot;&quot;);&quot;INSERT INTO translation_target (lang, translation, translation_source_id, created_visa, updated_visa) VALUES &quot; &amp; IF([.E131]&lt;&gt;&quot;&quot;;&quot;('de', '&quot; &amp; SUBSTITUTE([.E131];&quot;'&quot;; &quot;\'&quot;) &amp; &quot;', LAST_INSERT_ID(), 'roland', 'roland')&quot;; &quot;&quot;) &amp; IF(AND([.E131]&lt;&gt;&quot;&quot;; [.F131]&lt;&gt;&quot;&quot;); &quot;,&quot;; &quot;&quot;) &amp; IF([.F131]&lt;&gt;&quot;&quot;;&quot;('fr', '&quot; &amp; SUBSTITUTE([.F131];&quot;'&quot;; &quot;\'&quot;) &amp; &quot;', LAST_INSERT_ID(), 'roland', 'roland')&quot;; &quot;&quot;) &amp; &quot;;&quot;; &quot;&quot;)" office:value-type="string" office:string-value="INSERT INTO translation_source SET source='fr', location='parlamentarier', field = 'arbeitssprache', created_visa='roland', updated_visa='roland'; " calcext:value-type="string">
            <text:p>INSERT INTO translation_source SET source='fr', location='parlamentarier', field = 'arbeitssprach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it</text:p>
          </table:table-cell>
          <table:table-cell table:number-columns-repeated="5"/>
          <table:table-cell table:formula="of:=&quot;INSERT INTO translation_source SET source='&quot; &amp; SUBSTITUTE([.C132];&quot;'&quot;; &quot;\'&quot;) &amp; &quot;', location='&quot; &amp;SUBSTITUTE([.A132];&quot;'&quot;; &quot;\'&quot;) &amp; &quot;', field = '&quot; &amp; SUBSTITUTE([.B132];&quot;'&quot;; &quot;\'&quot;) &amp; &quot;'&quot; &amp; IF([.D132]&lt;&gt;&quot;&quot;; &quot;, context = '&quot; &amp; SUBSTITUTE([.D132];&quot;'&quot;; &quot;\'&quot;) &amp; &quot;'&quot;; &quot;&quot;) &amp; &quot;, created_visa='roland', updated_visa='roland'; &quot; &amp; IF(OR([.E132]&lt;&gt;&quot;&quot;; [.F132]&lt;&gt;&quot;&quot;);&quot;INSERT INTO translation_target (lang, translation, translation_source_id, created_visa, updated_visa) VALUES &quot; &amp; IF([.E132]&lt;&gt;&quot;&quot;;&quot;('de', '&quot; &amp; SUBSTITUTE([.E132];&quot;'&quot;; &quot;\'&quot;) &amp; &quot;', LAST_INSERT_ID(), 'roland', 'roland')&quot;; &quot;&quot;) &amp; IF(AND([.E132]&lt;&gt;&quot;&quot;; [.F132]&lt;&gt;&quot;&quot;); &quot;,&quot;; &quot;&quot;) &amp; IF([.F132]&lt;&gt;&quot;&quot;;&quot;('fr', '&quot; &amp; SUBSTITUTE([.F132];&quot;'&quot;; &quot;\'&quot;) &amp; &quot;', LAST_INSERT_ID(), 'roland', 'roland')&quot;; &quot;&quot;) &amp; &quot;;&quot;; &quot;&quot;)" office:value-type="string" office:string-value="INSERT INTO translation_source SET source='it', location='parlamentarier', field = 'arbeitssprache', created_visa='roland', updated_visa='roland'; " calcext:value-type="string">
            <text:p>INSERT INTO translation_source SET source='it', location='parlamentarier', field = 'arbeitssprach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legislativ</text:p>
          </table:table-cell>
          <table:table-cell table:number-columns-repeated="5"/>
          <table:table-cell table:formula="of:=&quot;INSERT INTO translation_source SET source='&quot; &amp; SUBSTITUTE([.C133];&quot;'&quot;; &quot;\'&quot;) &amp; &quot;', location='&quot; &amp;SUBSTITUTE([.A133];&quot;'&quot;; &quot;\'&quot;) &amp; &quot;', field = '&quot; &amp; SUBSTITUTE([.B133];&quot;'&quot;; &quot;\'&quot;) &amp; &quot;'&quot; &amp; IF([.D133]&lt;&gt;&quot;&quot;; &quot;, context = '&quot; &amp; SUBSTITUTE([.D133];&quot;'&quot;; &quot;\'&quot;) &amp; &quot;'&quot;; &quot;&quot;) &amp; &quot;, created_visa='roland', updated_visa='roland'; &quot; &amp; IF(OR([.E133]&lt;&gt;&quot;&quot;; [.F133]&lt;&gt;&quot;&quot;);&quot;INSERT INTO translation_target (lang, translation, translation_source_id, created_visa, updated_visa) VALUES &quot; &amp; IF([.E133]&lt;&gt;&quot;&quot;;&quot;('de', '&quot; &amp; SUBSTITUTE([.E133];&quot;'&quot;; &quot;\'&quot;) &amp; &quot;', LAST_INSERT_ID(), 'roland', 'roland')&quot;; &quot;&quot;) &amp; IF(AND([.E133]&lt;&gt;&quot;&quot;; [.F133]&lt;&gt;&quot;&quot;); &quot;,&quot;; &quot;&quot;) &amp; IF([.F133]&lt;&gt;&quot;&quot;;&quot;('fr', '&quot; &amp; SUBSTITUTE([.F133];&quot;'&quot;; &quot;\'&quot;) &amp; &quot;', LAST_INSERT_ID(), 'roland', 'roland')&quot;; &quot;&quot;) &amp; &quot;;&quot;; &quot;&quot;)" office:value-type="string" office:string-value="INSERT INTO translation_source SET source='legislativ', location='rat', field = 'typ', created_visa='roland', updated_visa='roland'; " calcext:value-type="string">
            <text:p>INSERT INTO translation_source SET source='legislativ', location='rat', field = 'typ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exekutiv</text:p>
          </table:table-cell>
          <table:table-cell table:number-columns-repeated="5"/>
          <table:table-cell table:formula="of:=&quot;INSERT INTO translation_source SET source='&quot; &amp; SUBSTITUTE([.C134];&quot;'&quot;; &quot;\'&quot;) &amp; &quot;', location='&quot; &amp;SUBSTITUTE([.A134];&quot;'&quot;; &quot;\'&quot;) &amp; &quot;', field = '&quot; &amp; SUBSTITUTE([.B134];&quot;'&quot;; &quot;\'&quot;) &amp; &quot;'&quot; &amp; IF([.D134]&lt;&gt;&quot;&quot;; &quot;, context = '&quot; &amp; SUBSTITUTE([.D134];&quot;'&quot;; &quot;\'&quot;) &amp; &quot;'&quot;; &quot;&quot;) &amp; &quot;, created_visa='roland', updated_visa='roland'; &quot; &amp; IF(OR([.E134]&lt;&gt;&quot;&quot;; [.F134]&lt;&gt;&quot;&quot;);&quot;INSERT INTO translation_target (lang, translation, translation_source_id, created_visa, updated_visa) VALUES &quot; &amp; IF([.E134]&lt;&gt;&quot;&quot;;&quot;('de', '&quot; &amp; SUBSTITUTE([.E134];&quot;'&quot;; &quot;\'&quot;) &amp; &quot;', LAST_INSERT_ID(), 'roland', 'roland')&quot;; &quot;&quot;) &amp; IF(AND([.E134]&lt;&gt;&quot;&quot;; [.F134]&lt;&gt;&quot;&quot;); &quot;,&quot;; &quot;&quot;) &amp; IF([.F134]&lt;&gt;&quot;&quot;;&quot;('fr', '&quot; &amp; SUBSTITUTE([.F134];&quot;'&quot;; &quot;\'&quot;) &amp; &quot;', LAST_INSERT_ID(), 'roland', 'roland')&quot;; &quot;&quot;) &amp; &quot;;&quot;; &quot;&quot;)" office:value-type="string" office:string-value="INSERT INTO translation_source SET source='exekutiv', location='rat', field = 'typ', created_visa='roland', updated_visa='roland'; " calcext:value-type="string">
            <text:p>INSERT INTO translation_source SET source='exekutiv', location='rat', field = 'typ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judikativ</text:p>
          </table:table-cell>
          <table:table-cell table:number-columns-repeated="5"/>
          <table:table-cell table:formula="of:=&quot;INSERT INTO translation_source SET source='&quot; &amp; SUBSTITUTE([.C135];&quot;'&quot;; &quot;\'&quot;) &amp; &quot;', location='&quot; &amp;SUBSTITUTE([.A135];&quot;'&quot;; &quot;\'&quot;) &amp; &quot;', field = '&quot; &amp; SUBSTITUTE([.B135];&quot;'&quot;; &quot;\'&quot;) &amp; &quot;'&quot; &amp; IF([.D135]&lt;&gt;&quot;&quot;; &quot;, context = '&quot; &amp; SUBSTITUTE([.D135];&quot;'&quot;; &quot;\'&quot;) &amp; &quot;'&quot;; &quot;&quot;) &amp; &quot;, created_visa='roland', updated_visa='roland'; &quot; &amp; IF(OR([.E135]&lt;&gt;&quot;&quot;; [.F135]&lt;&gt;&quot;&quot;);&quot;INSERT INTO translation_target (lang, translation, translation_source_id, created_visa, updated_visa) VALUES &quot; &amp; IF([.E135]&lt;&gt;&quot;&quot;;&quot;('de', '&quot; &amp; SUBSTITUTE([.E135];&quot;'&quot;; &quot;\'&quot;) &amp; &quot;', LAST_INSERT_ID(), 'roland', 'roland')&quot;; &quot;&quot;) &amp; IF(AND([.E135]&lt;&gt;&quot;&quot;; [.F135]&lt;&gt;&quot;&quot;); &quot;,&quot;; &quot;&quot;) &amp; IF([.F135]&lt;&gt;&quot;&quot;;&quot;('fr', '&quot; &amp; SUBSTITUTE([.F135];&quot;'&quot;; &quot;\'&quot;) &amp; &quot;', LAST_INSERT_ID(), 'roland', 'roland')&quot;; &quot;&quot;) &amp; &quot;;&quot;; &quot;&quot;)" office:value-type="string" office:string-value="INSERT INTO translation_source SET source='judikativ', location='rat', field = 'typ', created_visa='roland', updated_visa='roland'; " calcext:value-type="string">
            <text:p>INSERT INTO translation_source SET source='judikativ', location='rat', field = 'typ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</text:p>
          </table:table-cell>
          <table:table-cell table:number-columns-repeated="5"/>
          <table:table-cell table:formula="of:=&quot;INSERT INTO translation_source SET source='&quot; &amp; SUBSTITUTE([.C136];&quot;'&quot;; &quot;\'&quot;) &amp; &quot;', location='&quot; &amp;SUBSTITUTE([.A136];&quot;'&quot;; &quot;\'&quot;) &amp; &quot;', field = '&quot; &amp; SUBSTITUTE([.B136];&quot;'&quot;; &quot;\'&quot;) &amp; &quot;'&quot; &amp; IF([.D136]&lt;&gt;&quot;&quot;; &quot;, context = '&quot; &amp; SUBSTITUTE([.D136];&quot;'&quot;; &quot;\'&quot;) &amp; &quot;'&quot;; &quot;&quot;) &amp; &quot;, created_visa='roland', updated_visa='roland'; &quot; &amp; IF(OR([.E136]&lt;&gt;&quot;&quot;; [.F136]&lt;&gt;&quot;&quot;);&quot;INSERT INTO translation_target (lang, translation, translation_source_id, created_visa, updated_visa) VALUES &quot; &amp; IF([.E136]&lt;&gt;&quot;&quot;;&quot;('de', '&quot; &amp; SUBSTITUTE([.E136];&quot;'&quot;; &quot;\'&quot;) &amp; &quot;', LAST_INSERT_ID(), 'roland', 'roland')&quot;; &quot;&quot;) &amp; IF(AND([.E136]&lt;&gt;&quot;&quot;; [.F136]&lt;&gt;&quot;&quot;); &quot;,&quot;; &quot;&quot;) &amp; IF([.F136]&lt;&gt;&quot;&quot;;&quot;('fr', '&quot; &amp; SUBSTITUTE([.F136];&quot;'&quot;; &quot;\'&quot;) &amp; &quot;', LAST_INSERT_ID(), 'roland', 'roland')&quot;; &quot;&quot;) &amp; &quot;;&quot;; &quot;&quot;)" office:value-type="string" office:string-value="INSERT INTO translation_source SET source='M', location='zutrittsberechtigung', field = 'geschlecht', created_visa='roland', updated_visa='roland'; " calcext:value-type="string">
            <text:p>INSERT INTO translation_source SET source='M', location='zutrittsberechtigung', field = 'geschlech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formula="of:=&quot;INSERT INTO translation_source SET source='&quot; &amp; SUBSTITUTE([.C137];&quot;'&quot;; &quot;\'&quot;) &amp; &quot;', location='&quot; &amp;SUBSTITUTE([.A137];&quot;'&quot;; &quot;\'&quot;) &amp; &quot;', field = '&quot; &amp; SUBSTITUTE([.B137];&quot;'&quot;; &quot;\'&quot;) &amp; &quot;'&quot; &amp; IF([.D137]&lt;&gt;&quot;&quot;; &quot;, context = '&quot; &amp; SUBSTITUTE([.D137];&quot;'&quot;; &quot;\'&quot;) &amp; &quot;'&quot;; &quot;&quot;) &amp; &quot;, created_visa='roland', updated_visa='roland'; &quot; &amp; IF(OR([.E137]&lt;&gt;&quot;&quot;; [.F137]&lt;&gt;&quot;&quot;);&quot;INSERT INTO translation_target (lang, translation, translation_source_id, created_visa, updated_visa) VALUES &quot; &amp; IF([.E137]&lt;&gt;&quot;&quot;;&quot;('de', '&quot; &amp; SUBSTITUTE([.E137];&quot;'&quot;; &quot;\'&quot;) &amp; &quot;', LAST_INSERT_ID(), 'roland', 'roland')&quot;; &quot;&quot;) &amp; IF(AND([.E137]&lt;&gt;&quot;&quot;; [.F137]&lt;&gt;&quot;&quot;); &quot;,&quot;; &quot;&quot;) &amp; IF([.F137]&lt;&gt;&quot;&quot;;&quot;('fr', '&quot; &amp; SUBSTITUTE([.F137];&quot;'&quot;; &quot;\'&quot;) &amp; &quot;', LAST_INSERT_ID(), 'roland', 'roland')&quot;; &quot;&quot;) &amp; &quot;;&quot;; &quot;&quot;)" office:value-type="string" office:string-value="INSERT INTO translation_source SET source='F', location='zutrittsberechtigung', field = 'geschlecht', created_visa='roland', updated_visa='roland'; " calcext:value-type="string">
            <text:p>INSERT INTO translation_source SET source='F', location='zutrittsberechtigung', field = 'geschlech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</text:p>
          </table:table-cell>
          <table:table-cell table:number-columns-repeated="5"/>
          <table:table-cell table:formula="of:=&quot;INSERT INTO translation_source SET source='&quot; &amp; SUBSTITUTE([.C138];&quot;'&quot;; &quot;\'&quot;) &amp; &quot;', location='&quot; &amp;SUBSTITUTE([.A138];&quot;'&quot;; &quot;\'&quot;) &amp; &quot;', field = '&quot; &amp; SUBSTITUTE([.B138];&quot;'&quot;; &quot;\'&quot;) &amp; &quot;'&quot; &amp; IF([.D138]&lt;&gt;&quot;&quot;; &quot;, context = '&quot; &amp; SUBSTITUTE([.D138];&quot;'&quot;; &quot;\'&quot;) &amp; &quot;'&quot;; &quot;&quot;) &amp; &quot;, created_visa='roland', updated_visa='roland'; &quot; &amp; IF(OR([.E138]&lt;&gt;&quot;&quot;; [.F138]&lt;&gt;&quot;&quot;);&quot;INSERT INTO translation_target (lang, translation, translation_source_id, created_visa, updated_visa) VALUES &quot; &amp; IF([.E138]&lt;&gt;&quot;&quot;;&quot;('de', '&quot; &amp; SUBSTITUTE([.E138];&quot;'&quot;; &quot;\'&quot;) &amp; &quot;', LAST_INSERT_ID(), 'roland', 'roland')&quot;; &quot;&quot;) &amp; IF(AND([.E138]&lt;&gt;&quot;&quot;; [.F138]&lt;&gt;&quot;&quot;); &quot;,&quot;; &quot;&quot;) &amp; IF([.F138]&lt;&gt;&quot;&quot;;&quot;('fr', '&quot; &amp; SUBSTITUTE([.F138];&quot;'&quot;; &quot;\'&quot;) &amp; &quot;', LAST_INSERT_ID(), 'roland', 'roland')&quot;; &quot;&quot;) &amp; &quot;;&quot;; &quot;&quot;)" office:value-type="string" office:string-value="INSERT INTO translation_source SET source='de', location='zutrittsberechtigung', field = 'arbeitssprache', created_visa='roland', updated_visa='roland'; " calcext:value-type="string">
            <text:p>INSERT INTO translation_source SET source='de', location='zutrittsberechtigung', field = 'arbeitssprach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fr</text:p>
          </table:table-cell>
          <table:table-cell table:number-columns-repeated="5"/>
          <table:table-cell table:formula="of:=&quot;INSERT INTO translation_source SET source='&quot; &amp; SUBSTITUTE([.C139];&quot;'&quot;; &quot;\'&quot;) &amp; &quot;', location='&quot; &amp;SUBSTITUTE([.A139];&quot;'&quot;; &quot;\'&quot;) &amp; &quot;', field = '&quot; &amp; SUBSTITUTE([.B139];&quot;'&quot;; &quot;\'&quot;) &amp; &quot;'&quot; &amp; IF([.D139]&lt;&gt;&quot;&quot;; &quot;, context = '&quot; &amp; SUBSTITUTE([.D139];&quot;'&quot;; &quot;\'&quot;) &amp; &quot;'&quot;; &quot;&quot;) &amp; &quot;, created_visa='roland', updated_visa='roland'; &quot; &amp; IF(OR([.E139]&lt;&gt;&quot;&quot;; [.F139]&lt;&gt;&quot;&quot;);&quot;INSERT INTO translation_target (lang, translation, translation_source_id, created_visa, updated_visa) VALUES &quot; &amp; IF([.E139]&lt;&gt;&quot;&quot;;&quot;('de', '&quot; &amp; SUBSTITUTE([.E139];&quot;'&quot;; &quot;\'&quot;) &amp; &quot;', LAST_INSERT_ID(), 'roland', 'roland')&quot;; &quot;&quot;) &amp; IF(AND([.E139]&lt;&gt;&quot;&quot;; [.F139]&lt;&gt;&quot;&quot;); &quot;,&quot;; &quot;&quot;) &amp; IF([.F139]&lt;&gt;&quot;&quot;;&quot;('fr', '&quot; &amp; SUBSTITUTE([.F139];&quot;'&quot;; &quot;\'&quot;) &amp; &quot;', LAST_INSERT_ID(), 'roland', 'roland')&quot;; &quot;&quot;) &amp; &quot;;&quot;; &quot;&quot;)" office:value-type="string" office:string-value="INSERT INTO translation_source SET source='fr', location='zutrittsberechtigung', field = 'arbeitssprache', created_visa='roland', updated_visa='roland'; " calcext:value-type="string">
            <text:p>INSERT INTO translation_source SET source='fr', location='zutrittsberechtigung', field = 'arbeitssprach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it</text:p>
          </table:table-cell>
          <table:table-cell table:number-columns-repeated="5"/>
          <table:table-cell table:formula="of:=&quot;INSERT INTO translation_source SET source='&quot; &amp; SUBSTITUTE([.C140];&quot;'&quot;; &quot;\'&quot;) &amp; &quot;', location='&quot; &amp;SUBSTITUTE([.A140];&quot;'&quot;; &quot;\'&quot;) &amp; &quot;', field = '&quot; &amp; SUBSTITUTE([.B140];&quot;'&quot;; &quot;\'&quot;) &amp; &quot;'&quot; &amp; IF([.D140]&lt;&gt;&quot;&quot;; &quot;, context = '&quot; &amp; SUBSTITUTE([.D140];&quot;'&quot;; &quot;\'&quot;) &amp; &quot;'&quot;; &quot;&quot;) &amp; &quot;, created_visa='roland', updated_visa='roland'; &quot; &amp; IF(OR([.E140]&lt;&gt;&quot;&quot;; [.F140]&lt;&gt;&quot;&quot;);&quot;INSERT INTO translation_target (lang, translation, translation_source_id, created_visa, updated_visa) VALUES &quot; &amp; IF([.E140]&lt;&gt;&quot;&quot;;&quot;('de', '&quot; &amp; SUBSTITUTE([.E140];&quot;'&quot;; &quot;\'&quot;) &amp; &quot;', LAST_INSERT_ID(), 'roland', 'roland')&quot;; &quot;&quot;) &amp; IF(AND([.E140]&lt;&gt;&quot;&quot;; [.F140]&lt;&gt;&quot;&quot;); &quot;,&quot;; &quot;&quot;) &amp; IF([.F140]&lt;&gt;&quot;&quot;;&quot;('fr', '&quot; &amp; SUBSTITUTE([.F140];&quot;'&quot;; &quot;\'&quot;) &amp; &quot;', LAST_INSERT_ID(), 'roland', 'roland')&quot;; &quot;&quot;) &amp; &quot;;&quot;; &quot;&quot;)" office:value-type="string" office:string-value="INSERT INTO translation_source SET source='it', location='zutrittsberechtigung', field = 'arbeitssprache', created_visa='roland', updated_visa='roland'; " calcext:value-type="string">
            <text:p>INSERT INTO translation_source SET source='it', location='zutrittsberechtigung', field = 'arbeitssprach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Nicht mehr im Parlament. '@name' war im Parlament bis "@bis".</text:p>
          </table:table-cell>
          <table:table-cell table:number-columns-repeated="5"/>
          <table:table-cell table:formula="of:=&quot;INSERT INTO translation_source SET source='&quot; &amp; SUBSTITUTE([.C141];&quot;'&quot;; &quot;\'&quot;) &amp; &quot;', location='&quot; &amp;SUBSTITUTE([.A141];&quot;'&quot;; &quot;\'&quot;) &amp; &quot;', field = '&quot; &amp; SUBSTITUTE([.B141];&quot;'&quot;; &quot;\'&quot;) &amp; &quot;'&quot; &amp; IF([.D141]&lt;&gt;&quot;&quot;; &quot;, context = '&quot; &amp; SUBSTITUTE([.D141];&quot;'&quot;; &quot;\'&quot;) &amp; &quot;'&quot;; &quot;&quot;) &amp; &quot;, created_visa='roland', updated_visa='roland'; &quot; &amp; IF(OR([.E141]&lt;&gt;&quot;&quot;; [.F141]&lt;&gt;&quot;&quot;);&quot;INSERT INTO translation_target (lang, translation, translation_source_id, created_visa, updated_visa) VALUES &quot; &amp; IF([.E141]&lt;&gt;&quot;&quot;;&quot;('de', '&quot; &amp; SUBSTITUTE([.E141];&quot;'&quot;; &quot;\'&quot;) &amp; &quot;', LAST_INSERT_ID(), 'roland', 'roland')&quot;; &quot;&quot;) &amp; IF(AND([.E141]&lt;&gt;&quot;&quot;; [.F141]&lt;&gt;&quot;&quot;); &quot;,&quot;; &quot;&quot;) &amp; IF([.F141]&lt;&gt;&quot;&quot;;&quot;('fr', '&quot; &amp; SUBSTITUTE([.F141];&quot;'&quot;; &quot;\'&quot;) &amp; &quot;', LAST_INSERT_ID(), 'roland', 'roland')&quot;; &quot;&quot;) &amp; &quot;;&quot;; &quot;&quot;)" office:value-type="string" office:string-value="INSERT INTO translation_source SET source='Nicht mehr im Parlament. \'@name\' war im Parlament bis &quot;@bis&quot;.', location='lobbywatch.daten.inc', field = '_lobbywatch_parlamentarier_id', created_visa='roland', updated_visa='roland'; " calcext:value-type="string">
            <text:p>INSERT INTO translation_source SET source='Nicht mehr im Parlament. \'@name\' war im Parlament bis "@bis".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Partei:</text:p>
          </table:table-cell>
          <table:table-cell table:number-columns-repeated="5"/>
          <table:table-cell table:formula="of:=&quot;INSERT INTO translation_source SET source='&quot; &amp; SUBSTITUTE([.C142];&quot;'&quot;; &quot;\'&quot;) &amp; &quot;', location='&quot; &amp;SUBSTITUTE([.A142];&quot;'&quot;; &quot;\'&quot;) &amp; &quot;', field = '&quot; &amp; SUBSTITUTE([.B142];&quot;'&quot;; &quot;\'&quot;) &amp; &quot;'&quot; &amp; IF([.D142]&lt;&gt;&quot;&quot;; &quot;, context = '&quot; &amp; SUBSTITUTE([.D142];&quot;'&quot;; &quot;\'&quot;) &amp; &quot;'&quot;; &quot;&quot;) &amp; &quot;, created_visa='roland', updated_visa='roland'; &quot; &amp; IF(OR([.E142]&lt;&gt;&quot;&quot;; [.F142]&lt;&gt;&quot;&quot;);&quot;INSERT INTO translation_target (lang, translation, translation_source_id, created_visa, updated_visa) VALUES &quot; &amp; IF([.E142]&lt;&gt;&quot;&quot;;&quot;('de', '&quot; &amp; SUBSTITUTE([.E142];&quot;'&quot;; &quot;\'&quot;) &amp; &quot;', LAST_INSERT_ID(), 'roland', 'roland')&quot;; &quot;&quot;) &amp; IF(AND([.E142]&lt;&gt;&quot;&quot;; [.F142]&lt;&gt;&quot;&quot;); &quot;,&quot;; &quot;&quot;) &amp; IF([.F142]&lt;&gt;&quot;&quot;;&quot;('fr', '&quot; &amp; SUBSTITUTE([.F142];&quot;'&quot;; &quot;\'&quot;) &amp; &quot;', LAST_INSERT_ID(), 'roland', 'roland')&quot;; &quot;&quot;) &amp; &quot;;&quot;; &quot;&quot;)" office:value-type="string" office:string-value="INSERT INTO translation_source SET source='Partei:', location='lobbywatch.daten.inc', field = '_lobbywatch_parlamentarier_id', created_visa='roland', updated_visa='roland'; " calcext:value-type="string">
            <text:p>INSERT INTO translation_source SET source='Partei: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Vertretene Bevölkerung:</text:p>
          </table:table-cell>
          <table:table-cell table:number-columns-repeated="5"/>
          <table:table-cell table:formula="of:=&quot;INSERT INTO translation_source SET source='&quot; &amp; SUBSTITUTE([.C143];&quot;'&quot;; &quot;\'&quot;) &amp; &quot;', location='&quot; &amp;SUBSTITUTE([.A143];&quot;'&quot;; &quot;\'&quot;) &amp; &quot;', field = '&quot; &amp; SUBSTITUTE([.B143];&quot;'&quot;; &quot;\'&quot;) &amp; &quot;'&quot; &amp; IF([.D143]&lt;&gt;&quot;&quot;; &quot;, context = '&quot; &amp; SUBSTITUTE([.D143];&quot;'&quot;; &quot;\'&quot;) &amp; &quot;'&quot;; &quot;&quot;) &amp; &quot;, created_visa='roland', updated_visa='roland'; &quot; &amp; IF(OR([.E143]&lt;&gt;&quot;&quot;; [.F143]&lt;&gt;&quot;&quot;);&quot;INSERT INTO translation_target (lang, translation, translation_source_id, created_visa, updated_visa) VALUES &quot; &amp; IF([.E143]&lt;&gt;&quot;&quot;;&quot;('de', '&quot; &amp; SUBSTITUTE([.E143];&quot;'&quot;; &quot;\'&quot;) &amp; &quot;', LAST_INSERT_ID(), 'roland', 'roland')&quot;; &quot;&quot;) &amp; IF(AND([.E143]&lt;&gt;&quot;&quot;; [.F143]&lt;&gt;&quot;&quot;); &quot;,&quot;; &quot;&quot;) &amp; IF([.F143]&lt;&gt;&quot;&quot;;&quot;('fr', '&quot; &amp; SUBSTITUTE([.F143];&quot;'&quot;; &quot;\'&quot;) &amp; &quot;', LAST_INSERT_ID(), 'roland', 'roland')&quot;; &quot;&quot;) &amp; &quot;;&quot;; &quot;&quot;)" office:value-type="string" office:string-value="INSERT INTO translation_source SET source='Vertretene Bevölkerung:', location='lobbywatch.daten.inc', field = '_lobbywatch_parlamentarier_id', created_visa='roland', updated_visa='roland'; " calcext:value-type="string">
            <text:p>INSERT INTO translation_source SET source='Vertretene Bevölkerung: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Im Parlament seit:</text:p>
          </table:table-cell>
          <table:table-cell table:number-columns-repeated="5"/>
          <table:table-cell table:formula="of:=&quot;INSERT INTO translation_source SET source='&quot; &amp; SUBSTITUTE([.C144];&quot;'&quot;; &quot;\'&quot;) &amp; &quot;', location='&quot; &amp;SUBSTITUTE([.A144];&quot;'&quot;; &quot;\'&quot;) &amp; &quot;', field = '&quot; &amp; SUBSTITUTE([.B144];&quot;'&quot;; &quot;\'&quot;) &amp; &quot;'&quot; &amp; IF([.D144]&lt;&gt;&quot;&quot;; &quot;, context = '&quot; &amp; SUBSTITUTE([.D144];&quot;'&quot;; &quot;\'&quot;) &amp; &quot;'&quot;; &quot;&quot;) &amp; &quot;, created_visa='roland', updated_visa='roland'; &quot; &amp; IF(OR([.E144]&lt;&gt;&quot;&quot;; [.F144]&lt;&gt;&quot;&quot;);&quot;INSERT INTO translation_target (lang, translation, translation_source_id, created_visa, updated_visa) VALUES &quot; &amp; IF([.E144]&lt;&gt;&quot;&quot;;&quot;('de', '&quot; &amp; SUBSTITUTE([.E144];&quot;'&quot;; &quot;\'&quot;) &amp; &quot;', LAST_INSERT_ID(), 'roland', 'roland')&quot;; &quot;&quot;) &amp; IF(AND([.E144]&lt;&gt;&quot;&quot;; [.F144]&lt;&gt;&quot;&quot;); &quot;,&quot;; &quot;&quot;) &amp; IF([.F144]&lt;&gt;&quot;&quot;;&quot;('fr', '&quot; &amp; SUBSTITUTE([.F144];&quot;'&quot;; &quot;\'&quot;) &amp; &quot;', LAST_INSERT_ID(), 'roland', 'roland')&quot;; &quot;&quot;) &amp; &quot;;&quot;; &quot;&quot;)" office:value-type="string" office:string-value="INSERT INTO translation_source SET source='Im Parlament seit:', location='lobbywatch.daten.inc', field = '_lobbywatch_parlamentarier_id', created_visa='roland', updated_visa='roland'; " calcext:value-type="string">
            <text:p>INSERT INTO translation_source SET source='Im Parlament seit: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Dauer:</text:p>
          </table:table-cell>
          <table:table-cell table:number-columns-repeated="5"/>
          <table:table-cell table:formula="of:=&quot;INSERT INTO translation_source SET source='&quot; &amp; SUBSTITUTE([.C145];&quot;'&quot;; &quot;\'&quot;) &amp; &quot;', location='&quot; &amp;SUBSTITUTE([.A145];&quot;'&quot;; &quot;\'&quot;) &amp; &quot;', field = '&quot; &amp; SUBSTITUTE([.B145];&quot;'&quot;; &quot;\'&quot;) &amp; &quot;'&quot; &amp; IF([.D145]&lt;&gt;&quot;&quot;; &quot;, context = '&quot; &amp; SUBSTITUTE([.D145];&quot;'&quot;; &quot;\'&quot;) &amp; &quot;'&quot;; &quot;&quot;) &amp; &quot;, created_visa='roland', updated_visa='roland'; &quot; &amp; IF(OR([.E145]&lt;&gt;&quot;&quot;; [.F145]&lt;&gt;&quot;&quot;);&quot;INSERT INTO translation_target (lang, translation, translation_source_id, created_visa, updated_visa) VALUES &quot; &amp; IF([.E145]&lt;&gt;&quot;&quot;;&quot;('de', '&quot; &amp; SUBSTITUTE([.E145];&quot;'&quot;; &quot;\'&quot;) &amp; &quot;', LAST_INSERT_ID(), 'roland', 'roland')&quot;; &quot;&quot;) &amp; IF(AND([.E145]&lt;&gt;&quot;&quot;; [.F145]&lt;&gt;&quot;&quot;); &quot;,&quot;; &quot;&quot;) &amp; IF([.F145]&lt;&gt;&quot;&quot;;&quot;('fr', '&quot; &amp; SUBSTITUTE([.F145];&quot;'&quot;; &quot;\'&quot;) &amp; &quot;', LAST_INSERT_ID(), 'roland', 'roland')&quot;; &quot;&quot;) &amp; &quot;;&quot;; &quot;&quot;)" office:value-type="string" office:string-value="INSERT INTO translation_source SET source='Dauer:', location='lobbywatch.daten.inc', field = '_lobbywatch_parlamentarier_id', created_visa='roland', updated_visa='roland'; " calcext:value-type="string">
            <text:p>INSERT INTO translation_source SET source='Dauer: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Beruf:</text:p>
          </table:table-cell>
          <table:table-cell table:number-columns-repeated="2"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C146];&quot;'&quot;; &quot;\'&quot;) &amp; &quot;', location='&quot; &amp;SUBSTITUTE([.A146];&quot;'&quot;; &quot;\'&quot;) &amp; &quot;', field = '&quot; &amp; SUBSTITUTE([.B146];&quot;'&quot;; &quot;\'&quot;) &amp; &quot;'&quot; &amp; IF([.D146]&lt;&gt;&quot;&quot;; &quot;, context = '&quot; &amp; SUBSTITUTE([.D146];&quot;'&quot;; &quot;\'&quot;) &amp; &quot;'&quot;; &quot;&quot;) &amp; &quot;, created_visa='roland', updated_visa='roland'; &quot; &amp; IF(OR([.E146]&lt;&gt;&quot;&quot;; [.F146]&lt;&gt;&quot;&quot;);&quot;INSERT INTO translation_target (lang, translation, translation_source_id, created_visa, updated_visa) VALUES &quot; &amp; IF([.E146]&lt;&gt;&quot;&quot;;&quot;('de', '&quot; &amp; SUBSTITUTE([.E146];&quot;'&quot;; &quot;\'&quot;) &amp; &quot;', LAST_INSERT_ID(), 'roland', 'roland')&quot;; &quot;&quot;) &amp; IF(AND([.E146]&lt;&gt;&quot;&quot;; [.F146]&lt;&gt;&quot;&quot;); &quot;,&quot;; &quot;&quot;) &amp; IF([.F146]&lt;&gt;&quot;&quot;;&quot;('fr', '&quot; &amp; SUBSTITUTE([.F146];&quot;'&quot;; &quot;\'&quot;) &amp; &quot;', LAST_INSERT_ID(), 'roland', 'roland')&quot;; &quot;&quot;) &amp; &quot;;&quot;; &quot;&quot;)" office:value-type="string" office:string-value="INSERT INTO translation_source SET source='Beruf:', location='lobbywatch.daten.inc', field = '_lobbywatch_parlamentarier_id', created_visa='roland', updated_visa='roland'; INSERT INTO translation_target (lang, translation, translation_source_id, created_visa, updated_visa) VALUES ('fr', 'Profession :', LAST_INSERT_ID(), 'roland', 'roland');" calcext:value-type="string">
            <text:p>INSERT INTO translation_source SET source='Beruf:', location='lobbywatch.daten.inc', field = '_lobbywatch_parlamentarier_id', created_visa='roland', updated_visa='roland'; INSERT INTO translation_target (lang, translation, translation_source_id, created_visa, updated_visa) VALUES ('fr', 'Profession :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Kinder:</text:p>
          </table:table-cell>
          <table:table-cell table:number-columns-repeated="5"/>
          <table:table-cell table:formula="of:=&quot;INSERT INTO translation_source SET source='&quot; &amp; SUBSTITUTE([.C147];&quot;'&quot;; &quot;\'&quot;) &amp; &quot;', location='&quot; &amp;SUBSTITUTE([.A147];&quot;'&quot;; &quot;\'&quot;) &amp; &quot;', field = '&quot; &amp; SUBSTITUTE([.B147];&quot;'&quot;; &quot;\'&quot;) &amp; &quot;'&quot; &amp; IF([.D147]&lt;&gt;&quot;&quot;; &quot;, context = '&quot; &amp; SUBSTITUTE([.D147];&quot;'&quot;; &quot;\'&quot;) &amp; &quot;'&quot;; &quot;&quot;) &amp; &quot;, created_visa='roland', updated_visa='roland'; &quot; &amp; IF(OR([.E147]&lt;&gt;&quot;&quot;; [.F147]&lt;&gt;&quot;&quot;);&quot;INSERT INTO translation_target (lang, translation, translation_source_id, created_visa, updated_visa) VALUES &quot; &amp; IF([.E147]&lt;&gt;&quot;&quot;;&quot;('de', '&quot; &amp; SUBSTITUTE([.E147];&quot;'&quot;; &quot;\'&quot;) &amp; &quot;', LAST_INSERT_ID(), 'roland', 'roland')&quot;; &quot;&quot;) &amp; IF(AND([.E147]&lt;&gt;&quot;&quot;; [.F147]&lt;&gt;&quot;&quot;); &quot;,&quot;; &quot;&quot;) &amp; IF([.F147]&lt;&gt;&quot;&quot;;&quot;('fr', '&quot; &amp; SUBSTITUTE([.F147];&quot;'&quot;; &quot;\'&quot;) &amp; &quot;', LAST_INSERT_ID(), 'roland', 'roland')&quot;; &quot;&quot;) &amp; &quot;;&quot;; &quot;&quot;)" office:value-type="string" office:string-value="INSERT INTO translation_source SET source='Kinder:', location='lobbywatch.daten.inc', field = '_lobbywatch_parlamentarier_id', created_visa='roland', updated_visa='roland'; " calcext:value-type="string">
            <text:p>INSERT INTO translation_source SET source='Kinder: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Homepage:</text:p>
          </table:table-cell>
          <table:table-cell table:number-columns-repeated="5"/>
          <table:table-cell table:formula="of:=&quot;INSERT INTO translation_source SET source='&quot; &amp; SUBSTITUTE([.C148];&quot;'&quot;; &quot;\'&quot;) &amp; &quot;', location='&quot; &amp;SUBSTITUTE([.A148];&quot;'&quot;; &quot;\'&quot;) &amp; &quot;', field = '&quot; &amp; SUBSTITUTE([.B148];&quot;'&quot;; &quot;\'&quot;) &amp; &quot;'&quot; &amp; IF([.D148]&lt;&gt;&quot;&quot;; &quot;, context = '&quot; &amp; SUBSTITUTE([.D148];&quot;'&quot;; &quot;\'&quot;) &amp; &quot;'&quot;; &quot;&quot;) &amp; &quot;, created_visa='roland', updated_visa='roland'; &quot; &amp; IF(OR([.E148]&lt;&gt;&quot;&quot;; [.F148]&lt;&gt;&quot;&quot;);&quot;INSERT INTO translation_target (lang, translation, translation_source_id, created_visa, updated_visa) VALUES &quot; &amp; IF([.E148]&lt;&gt;&quot;&quot;;&quot;('de', '&quot; &amp; SUBSTITUTE([.E148];&quot;'&quot;; &quot;\'&quot;) &amp; &quot;', LAST_INSERT_ID(), 'roland', 'roland')&quot;; &quot;&quot;) &amp; IF(AND([.E148]&lt;&gt;&quot;&quot;; [.F148]&lt;&gt;&quot;&quot;); &quot;,&quot;; &quot;&quot;) &amp; IF([.F148]&lt;&gt;&quot;&quot;;&quot;('fr', '&quot; &amp; SUBSTITUTE([.F148];&quot;'&quot;; &quot;\'&quot;) &amp; &quot;', LAST_INSERT_ID(), 'roland', 'roland')&quot;; &quot;&quot;) &amp; &quot;;&quot;; &quot;&quot;)" office:value-type="string" office:string-value="INSERT INTO translation_source SET source='Homepage:', location='lobbywatch.daten.inc', field = '_lobbywatch_parlamentarier_id', created_visa='roland', updated_visa='roland'; " calcext:value-type="string">
            <text:p>INSERT INTO translation_source SET source='Homepage: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Parlament.ch Webseite:</text:p>
          </table:table-cell>
          <table:table-cell table:number-columns-repeated="5"/>
          <table:table-cell table:formula="of:=&quot;INSERT INTO translation_source SET source='&quot; &amp; SUBSTITUTE([.C149];&quot;'&quot;; &quot;\'&quot;) &amp; &quot;', location='&quot; &amp;SUBSTITUTE([.A149];&quot;'&quot;; &quot;\'&quot;) &amp; &quot;', field = '&quot; &amp; SUBSTITUTE([.B149];&quot;'&quot;; &quot;\'&quot;) &amp; &quot;'&quot; &amp; IF([.D149]&lt;&gt;&quot;&quot;; &quot;, context = '&quot; &amp; SUBSTITUTE([.D149];&quot;'&quot;; &quot;\'&quot;) &amp; &quot;'&quot;; &quot;&quot;) &amp; &quot;, created_visa='roland', updated_visa='roland'; &quot; &amp; IF(OR([.E149]&lt;&gt;&quot;&quot;; [.F149]&lt;&gt;&quot;&quot;);&quot;INSERT INTO translation_target (lang, translation, translation_source_id, created_visa, updated_visa) VALUES &quot; &amp; IF([.E149]&lt;&gt;&quot;&quot;;&quot;('de', '&quot; &amp; SUBSTITUTE([.E149];&quot;'&quot;; &quot;\'&quot;) &amp; &quot;', LAST_INSERT_ID(), 'roland', 'roland')&quot;; &quot;&quot;) &amp; IF(AND([.E149]&lt;&gt;&quot;&quot;; [.F149]&lt;&gt;&quot;&quot;); &quot;,&quot;; &quot;&quot;) &amp; IF([.F149]&lt;&gt;&quot;&quot;;&quot;('fr', '&quot; &amp; SUBSTITUTE([.F149];&quot;'&quot;; &quot;\'&quot;) &amp; &quot;', LAST_INSERT_ID(), 'roland', 'roland')&quot;; &quot;&quot;) &amp; &quot;;&quot;; &quot;&quot;)" office:value-type="string" office:string-value="INSERT INTO translation_source SET source='Parlament.ch Webseite:', location='lobbywatch.daten.inc', field = '_lobbywatch_parlamentarier_id', created_visa='roland', updated_visa='roland'; " calcext:value-type="string">
            <text:p>INSERT INTO translation_source SET source='Parlament.ch Webseite: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Interessenbindungen</text:p>
          </table:table-cell>
          <table:table-cell table:number-columns-repeated="5"/>
          <table:table-cell table:formula="of:=&quot;INSERT INTO translation_source SET source='&quot; &amp; SUBSTITUTE([.C150];&quot;'&quot;; &quot;\'&quot;) &amp; &quot;', location='&quot; &amp;SUBSTITUTE([.A150];&quot;'&quot;; &quot;\'&quot;) &amp; &quot;', field = '&quot; &amp; SUBSTITUTE([.B150];&quot;'&quot;; &quot;\'&quot;) &amp; &quot;'&quot; &amp; IF([.D150]&lt;&gt;&quot;&quot;; &quot;, context = '&quot; &amp; SUBSTITUTE([.D150];&quot;'&quot;; &quot;\'&quot;) &amp; &quot;'&quot;; &quot;&quot;) &amp; &quot;, created_visa='roland', updated_visa='roland'; &quot; &amp; IF(OR([.E150]&lt;&gt;&quot;&quot;; [.F150]&lt;&gt;&quot;&quot;);&quot;INSERT INTO translation_target (lang, translation, translation_source_id, created_visa, updated_visa) VALUES &quot; &amp; IF([.E150]&lt;&gt;&quot;&quot;;&quot;('de', '&quot; &amp; SUBSTITUTE([.E150];&quot;'&quot;; &quot;\'&quot;) &amp; &quot;', LAST_INSERT_ID(), 'roland', 'roland')&quot;; &quot;&quot;) &amp; IF(AND([.E150]&lt;&gt;&quot;&quot;; [.F150]&lt;&gt;&quot;&quot;); &quot;,&quot;; &quot;&quot;) &amp; IF([.F150]&lt;&gt;&quot;&quot;;&quot;('fr', '&quot; &amp; SUBSTITUTE([.F150];&quot;'&quot;; &quot;\'&quot;) &amp; &quot;', LAST_INSERT_ID(), 'roland', 'roland')&quot;; &quot;&quot;) &amp; &quot;;&quot;; &quot;&quot;)" office:value-type="string" office:string-value="INSERT INTO translation_source SET source='Interessenbindungen', location='lobbywatch.daten.inc', field = '_lobbywatch_parlamentarier_id', created_visa='roland', updated_visa='roland'; " calcext:value-type="string">
            <text:p>INSERT INTO translation_source SET source='Interessenbindungen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Interessenbindungen</text:p>
          </table:table-cell>
          <table:table-cell table:number-columns-repeated="4"/>
          <table:table-cell table:formula="of:=&quot;INSERT INTO translation_source SET source='&quot; &amp; SUBSTITUTE([.C151];&quot;'&quot;; &quot;\'&quot;) &amp; &quot;', location='&quot; &amp;SUBSTITUTE([.A151];&quot;'&quot;; &quot;\'&quot;) &amp; &quot;', field = '&quot; &amp; SUBSTITUTE([.B151];&quot;'&quot;; &quot;\'&quot;) &amp; &quot;'&quot; &amp; IF([.D151]&lt;&gt;&quot;&quot;; &quot;, context = '&quot; &amp; SUBSTITUTE([.D151];&quot;'&quot;; &quot;\'&quot;) &amp; &quot;'&quot;; &quot;&quot;) &amp; &quot;, created_visa='roland', updated_visa='roland'; &quot; &amp; IF(OR([.E151]&lt;&gt;&quot;&quot;; [.F151]&lt;&gt;&quot;&quot;);&quot;INSERT INTO translation_target (lang, translation, translation_source_id, created_visa, updated_visa) VALUES &quot; &amp; IF([.E151]&lt;&gt;&quot;&quot;;&quot;('de', '&quot; &amp; SUBSTITUTE([.E151];&quot;'&quot;; &quot;\'&quot;) &amp; &quot;', LAST_INSERT_ID(), 'roland', 'roland')&quot;; &quot;&quot;) &amp; IF(AND([.E151]&lt;&gt;&quot;&quot;; [.F151]&lt;&gt;&quot;&quot;); &quot;,&quot;; &quot;&quot;) &amp; IF([.F151]&lt;&gt;&quot;&quot;;&quot;('fr', '&quot; &amp; SUBSTITUTE([.F151];&quot;'&quot;; &quot;\'&quot;) &amp; &quot;', LAST_INSERT_ID(), 'roland', 'roland')&quot;; &quot;&quot;) &amp; &quot;;&quot;; &quot;&quot;)" office:value-type="string" office:string-value="INSERT INTO translation_source SET source='keine', location='lobbywatch.daten.inc', field = '_lobbywatch_parlamentarier_id', context = 'Interessenbindungen', created_visa='roland', updated_visa='roland'; " calcext:value-type="string">
            <text:p>INSERT INTO translation_source SET source='keine', location='lobbywatch.daten.inc', field = '_lobbywatch_parlamentarier_id', context = 'Interessenbindungen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Mandate</text:p>
          </table:table-cell>
          <table:table-cell table:number-columns-repeated="4"/>
          <table:table-cell table:formula="of:=&quot;INSERT INTO translation_source SET source='&quot; &amp; SUBSTITUTE([.C152];&quot;'&quot;; &quot;\'&quot;) &amp; &quot;', location='&quot; &amp;SUBSTITUTE([.A152];&quot;'&quot;; &quot;\'&quot;) &amp; &quot;', field = '&quot; &amp; SUBSTITUTE([.B152];&quot;'&quot;; &quot;\'&quot;) &amp; &quot;'&quot; &amp; IF([.D152]&lt;&gt;&quot;&quot;; &quot;, context = '&quot; &amp; SUBSTITUTE([.D152];&quot;'&quot;; &quot;\'&quot;) &amp; &quot;'&quot;; &quot;&quot;) &amp; &quot;, created_visa='roland', updated_visa='roland'; &quot; &amp; IF(OR([.E152]&lt;&gt;&quot;&quot;; [.F152]&lt;&gt;&quot;&quot;);&quot;INSERT INTO translation_target (lang, translation, translation_source_id, created_visa, updated_visa) VALUES &quot; &amp; IF([.E152]&lt;&gt;&quot;&quot;;&quot;('de', '&quot; &amp; SUBSTITUTE([.E152];&quot;'&quot;; &quot;\'&quot;) &amp; &quot;', LAST_INSERT_ID(), 'roland', 'roland')&quot;; &quot;&quot;) &amp; IF(AND([.E152]&lt;&gt;&quot;&quot;; [.F152]&lt;&gt;&quot;&quot;); &quot;,&quot;; &quot;&quot;) &amp; IF([.F152]&lt;&gt;&quot;&quot;;&quot;('fr', '&quot; &amp; SUBSTITUTE([.F152];&quot;'&quot;; &quot;\'&quot;) &amp; &quot;', LAST_INSERT_ID(), 'roland', 'roland')&quot;; &quot;&quot;) &amp; &quot;;&quot;; &quot;&quot;)" office:value-type="string" office:string-value="INSERT INTO translation_source SET source='keine', location='lobbywatch.daten.inc', field = '_lobbywatch_parlamentarier_id', context = 'Mandate', created_visa='roland', updated_visa='roland'; " calcext:value-type="string">
            <text:p>INSERT INTO translation_source SET source='keine', location='lobbywatch.daten.inc', field = '_lobbywatch_parlamentarier_id', context = 'Mandat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Mandate der Gäste</text:p>
          </table:table-cell>
          <table:table-cell table:number-columns-repeated="5"/>
          <table:table-cell table:formula="of:=&quot;INSERT INTO translation_source SET source='&quot; &amp; SUBSTITUTE([.C153];&quot;'&quot;; &quot;\'&quot;) &amp; &quot;', location='&quot; &amp;SUBSTITUTE([.A153];&quot;'&quot;; &quot;\'&quot;) &amp; &quot;', field = '&quot; &amp; SUBSTITUTE([.B153];&quot;'&quot;; &quot;\'&quot;) &amp; &quot;'&quot; &amp; IF([.D153]&lt;&gt;&quot;&quot;; &quot;, context = '&quot; &amp; SUBSTITUTE([.D153];&quot;'&quot;; &quot;\'&quot;) &amp; &quot;'&quot;; &quot;&quot;) &amp; &quot;, created_visa='roland', updated_visa='roland'; &quot; &amp; IF(OR([.E153]&lt;&gt;&quot;&quot;; [.F153]&lt;&gt;&quot;&quot;);&quot;INSERT INTO translation_target (lang, translation, translation_source_id, created_visa, updated_visa) VALUES &quot; &amp; IF([.E153]&lt;&gt;&quot;&quot;;&quot;('de', '&quot; &amp; SUBSTITUTE([.E153];&quot;'&quot;; &quot;\'&quot;) &amp; &quot;', LAST_INSERT_ID(), 'roland', 'roland')&quot;; &quot;&quot;) &amp; IF(AND([.E153]&lt;&gt;&quot;&quot;; [.F153]&lt;&gt;&quot;&quot;); &quot;,&quot;; &quot;&quot;) &amp; IF([.F153]&lt;&gt;&quot;&quot;;&quot;('fr', '&quot; &amp; SUBSTITUTE([.F153];&quot;'&quot;; &quot;\'&quot;) &amp; &quot;', LAST_INSERT_ID(), 'roland', 'roland')&quot;; &quot;&quot;) &amp; &quot;;&quot;; &quot;&quot;)" office:value-type="string" office:string-value="INSERT INTO translation_source SET source='Mandate der Gäste', location='lobbywatch.daten.inc', field = '_lobbywatch_parlamentarier_id', created_visa='roland', updated_visa='roland'; " calcext:value-type="string">
            <text:p>INSERT INTO translation_source SET source='Mandate der Gäste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Gäste</text:p>
          </table:table-cell>
          <table:table-cell table:number-columns-repeated="5"/>
          <table:table-cell table:formula="of:=&quot;INSERT INTO translation_source SET source='&quot; &amp; SUBSTITUTE([.C154];&quot;'&quot;; &quot;\'&quot;) &amp; &quot;', location='&quot; &amp;SUBSTITUTE([.A154];&quot;'&quot;; &quot;\'&quot;) &amp; &quot;', field = '&quot; &amp; SUBSTITUTE([.B154];&quot;'&quot;; &quot;\'&quot;) &amp; &quot;'&quot; &amp; IF([.D154]&lt;&gt;&quot;&quot;; &quot;, context = '&quot; &amp; SUBSTITUTE([.D154];&quot;'&quot;; &quot;\'&quot;) &amp; &quot;'&quot;; &quot;&quot;) &amp; &quot;, created_visa='roland', updated_visa='roland'; &quot; &amp; IF(OR([.E154]&lt;&gt;&quot;&quot;; [.F154]&lt;&gt;&quot;&quot;);&quot;INSERT INTO translation_target (lang, translation, translation_source_id, created_visa, updated_visa) VALUES &quot; &amp; IF([.E154]&lt;&gt;&quot;&quot;;&quot;('de', '&quot; &amp; SUBSTITUTE([.E154];&quot;'&quot;; &quot;\'&quot;) &amp; &quot;', LAST_INSERT_ID(), 'roland', 'roland')&quot;; &quot;&quot;) &amp; IF(AND([.E154]&lt;&gt;&quot;&quot;; [.F154]&lt;&gt;&quot;&quot;); &quot;,&quot;; &quot;&quot;) &amp; IF([.F154]&lt;&gt;&quot;&quot;;&quot;('fr', '&quot; &amp; SUBSTITUTE([.F154];&quot;'&quot;; &quot;\'&quot;) &amp; &quot;', LAST_INSERT_ID(), 'roland', 'roland')&quot;; &quot;&quot;) &amp; &quot;;&quot;; &quot;&quot;)" office:value-type="string" office:string-value="INSERT INTO translation_source SET source='Gäste', location='lobbywatch.daten.inc', field = '_lobbywatch_parlamentarier_id', created_visa='roland', updated_visa='roland'; " calcext:value-type="string">
            <text:p>INSERT INTO translation_source SET source='Gäste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Organisationen mit einer Verbindung</text:p>
          </table:table-cell>
          <table:table-cell table:number-columns-repeated="5"/>
          <table:table-cell table:formula="of:=&quot;INSERT INTO translation_source SET source='&quot; &amp; SUBSTITUTE([.C155];&quot;'&quot;; &quot;\'&quot;) &amp; &quot;', location='&quot; &amp;SUBSTITUTE([.A155];&quot;'&quot;; &quot;\'&quot;) &amp; &quot;', field = '&quot; &amp; SUBSTITUTE([.B155];&quot;'&quot;; &quot;\'&quot;) &amp; &quot;'&quot; &amp; IF([.D155]&lt;&gt;&quot;&quot;; &quot;, context = '&quot; &amp; SUBSTITUTE([.D155];&quot;'&quot;; &quot;\'&quot;) &amp; &quot;'&quot;; &quot;&quot;) &amp; &quot;, created_visa='roland', updated_visa='roland'; &quot; &amp; IF(OR([.E155]&lt;&gt;&quot;&quot;; [.F155]&lt;&gt;&quot;&quot;);&quot;INSERT INTO translation_target (lang, translation, translation_source_id, created_visa, updated_visa) VALUES &quot; &amp; IF([.E155]&lt;&gt;&quot;&quot;;&quot;('de', '&quot; &amp; SUBSTITUTE([.E155];&quot;'&quot;; &quot;\'&quot;) &amp; &quot;', LAST_INSERT_ID(), 'roland', 'roland')&quot;; &quot;&quot;) &amp; IF(AND([.E155]&lt;&gt;&quot;&quot;; [.F155]&lt;&gt;&quot;&quot;); &quot;,&quot;; &quot;&quot;) &amp; IF([.F155]&lt;&gt;&quot;&quot;;&quot;('fr', '&quot; &amp; SUBSTITUTE([.F155];&quot;'&quot;; &quot;\'&quot;) &amp; &quot;', LAST_INSERT_ID(), 'roland', 'roland')&quot;; &quot;&quot;) &amp; &quot;;&quot;; &quot;&quot;)" office:value-type="string" office:string-value="INSERT INTO translation_source SET source='Organisationen mit einer Verbindung', location='lobbywatch.daten.inc', field = '_lobbywatch_parlamentarier_id', created_visa='roland', updated_visa='roland'; " calcext:value-type="string">
            <text:p>INSERT INTO translation_source SET source='Organisationen mit einer Verbindung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Auch indirekte Verbindungen werden aufgeführt.</text:p>
          </table:table-cell>
          <table:table-cell table:number-columns-repeated="5"/>
          <table:table-cell table:formula="of:=&quot;INSERT INTO translation_source SET source='&quot; &amp; SUBSTITUTE([.C156];&quot;'&quot;; &quot;\'&quot;) &amp; &quot;', location='&quot; &amp;SUBSTITUTE([.A156];&quot;'&quot;; &quot;\'&quot;) &amp; &quot;', field = '&quot; &amp; SUBSTITUTE([.B156];&quot;'&quot;; &quot;\'&quot;) &amp; &quot;'&quot; &amp; IF([.D156]&lt;&gt;&quot;&quot;; &quot;, context = '&quot; &amp; SUBSTITUTE([.D156];&quot;'&quot;; &quot;\'&quot;) &amp; &quot;'&quot;; &quot;&quot;) &amp; &quot;, created_visa='roland', updated_visa='roland'; &quot; &amp; IF(OR([.E156]&lt;&gt;&quot;&quot;; [.F156]&lt;&gt;&quot;&quot;);&quot;INSERT INTO translation_target (lang, translation, translation_source_id, created_visa, updated_visa) VALUES &quot; &amp; IF([.E156]&lt;&gt;&quot;&quot;;&quot;('de', '&quot; &amp; SUBSTITUTE([.E156];&quot;'&quot;; &quot;\'&quot;) &amp; &quot;', LAST_INSERT_ID(), 'roland', 'roland')&quot;; &quot;&quot;) &amp; IF(AND([.E156]&lt;&gt;&quot;&quot;; [.F156]&lt;&gt;&quot;&quot;); &quot;,&quot;; &quot;&quot;) &amp; IF([.F156]&lt;&gt;&quot;&quot;;&quot;('fr', '&quot; &amp; SUBSTITUTE([.F156];&quot;'&quot;; &quot;\'&quot;) &amp; &quot;', LAST_INSERT_ID(), 'roland', 'roland')&quot;; &quot;&quot;) &amp; &quot;;&quot;; &quot;&quot;)" office:value-type="string" office:string-value="INSERT INTO translation_source SET source='Auch indirekte Verbindungen werden aufgeführt.', location='lobbywatch.daten.inc', field = '_lobbywatch_parlamentarier_id', created_visa='roland', updated_visa='roland'; " calcext:value-type="string">
            <text:p>INSERT INTO translation_source SET source='Auch indirekte Verbindungen werden aufgeführt.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Kommissionen</text:p>
          </table:table-cell>
          <table:table-cell table:number-columns-repeated="5"/>
          <table:table-cell table:formula="of:=&quot;INSERT INTO translation_source SET source='&quot; &amp; SUBSTITUTE([.C157];&quot;'&quot;; &quot;\'&quot;) &amp; &quot;', location='&quot; &amp;SUBSTITUTE([.A157];&quot;'&quot;; &quot;\'&quot;) &amp; &quot;', field = '&quot; &amp; SUBSTITUTE([.B157];&quot;'&quot;; &quot;\'&quot;) &amp; &quot;'&quot; &amp; IF([.D157]&lt;&gt;&quot;&quot;; &quot;, context = '&quot; &amp; SUBSTITUTE([.D157];&quot;'&quot;; &quot;\'&quot;) &amp; &quot;'&quot;; &quot;&quot;) &amp; &quot;, created_visa='roland', updated_visa='roland'; &quot; &amp; IF(OR([.E157]&lt;&gt;&quot;&quot;; [.F157]&lt;&gt;&quot;&quot;);&quot;INSERT INTO translation_target (lang, translation, translation_source_id, created_visa, updated_visa) VALUES &quot; &amp; IF([.E157]&lt;&gt;&quot;&quot;;&quot;('de', '&quot; &amp; SUBSTITUTE([.E157];&quot;'&quot;; &quot;\'&quot;) &amp; &quot;', LAST_INSERT_ID(), 'roland', 'roland')&quot;; &quot;&quot;) &amp; IF(AND([.E157]&lt;&gt;&quot;&quot;; [.F157]&lt;&gt;&quot;&quot;); &quot;,&quot;; &quot;&quot;) &amp; IF([.F157]&lt;&gt;&quot;&quot;;&quot;('fr', '&quot; &amp; SUBSTITUTE([.F157];&quot;'&quot;; &quot;\'&quot;) &amp; &quot;', LAST_INSERT_ID(), 'roland', 'roland')&quot;; &quot;&quot;) &amp; &quot;;&quot;; &quot;&quot;)" office:value-type="string" office:string-value="INSERT INTO translation_source SET source='Kommissionen', location='lobbywatch.daten.inc', field = '_lobbywatch_parlamentarier_id', created_visa='roland', updated_visa='roland'; " calcext:value-type="string">
            <text:p>INSERT INTO translation_source SET source='Kommissionen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Zeige Angaben zur Person</text:p>
          </table:table-cell>
          <table:table-cell table:number-columns-repeated="5"/>
          <table:table-cell table:formula="of:=&quot;INSERT INTO translation_source SET source='&quot; &amp; SUBSTITUTE([.C158];&quot;'&quot;; &quot;\'&quot;) &amp; &quot;', location='&quot; &amp;SUBSTITUTE([.A158];&quot;'&quot;; &quot;\'&quot;) &amp; &quot;', field = '&quot; &amp; SUBSTITUTE([.B158];&quot;'&quot;; &quot;\'&quot;) &amp; &quot;'&quot; &amp; IF([.D158]&lt;&gt;&quot;&quot;; &quot;, context = '&quot; &amp; SUBSTITUTE([.D158];&quot;'&quot;; &quot;\'&quot;) &amp; &quot;'&quot;; &quot;&quot;) &amp; &quot;, created_visa='roland', updated_visa='roland'; &quot; &amp; IF(OR([.E158]&lt;&gt;&quot;&quot;; [.F158]&lt;&gt;&quot;&quot;);&quot;INSERT INTO translation_target (lang, translation, translation_source_id, created_visa, updated_visa) VALUES &quot; &amp; IF([.E158]&lt;&gt;&quot;&quot;;&quot;('de', '&quot; &amp; SUBSTITUTE([.E158];&quot;'&quot;; &quot;\'&quot;) &amp; &quot;', LAST_INSERT_ID(), 'roland', 'roland')&quot;; &quot;&quot;) &amp; IF(AND([.E158]&lt;&gt;&quot;&quot;; [.F158]&lt;&gt;&quot;&quot;); &quot;,&quot;; &quot;&quot;) &amp; IF([.F158]&lt;&gt;&quot;&quot;;&quot;('fr', '&quot; &amp; SUBSTITUTE([.F158];&quot;'&quot;; &quot;\'&quot;) &amp; &quot;', LAST_INSERT_ID(), 'roland', 'roland')&quot;; &quot;&quot;) &amp; &quot;;&quot;; &quot;&quot;)" office:value-type="string" office:string-value="INSERT INTO translation_source SET source='Zeige Angaben zur Person', location='lobbywatch.daten.inc', field = '_lobbywatch_parlamentarier_id', created_visa='roland', updated_visa='roland'; " calcext:value-type="string">
            <text:p>INSERT INTO translation_source SET source='Zeige Angaben zur Person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Verstecke Angaben zur Person</text:p>
          </table:table-cell>
          <table:table-cell table:number-columns-repeated="5"/>
          <table:table-cell table:formula="of:=&quot;INSERT INTO translation_source SET source='&quot; &amp; SUBSTITUTE([.C159];&quot;'&quot;; &quot;\'&quot;) &amp; &quot;', location='&quot; &amp;SUBSTITUTE([.A159];&quot;'&quot;; &quot;\'&quot;) &amp; &quot;', field = '&quot; &amp; SUBSTITUTE([.B159];&quot;'&quot;; &quot;\'&quot;) &amp; &quot;'&quot; &amp; IF([.D159]&lt;&gt;&quot;&quot;; &quot;, context = '&quot; &amp; SUBSTITUTE([.D159];&quot;'&quot;; &quot;\'&quot;) &amp; &quot;'&quot;; &quot;&quot;) &amp; &quot;, created_visa='roland', updated_visa='roland'; &quot; &amp; IF(OR([.E159]&lt;&gt;&quot;&quot;; [.F159]&lt;&gt;&quot;&quot;);&quot;INSERT INTO translation_target (lang, translation, translation_source_id, created_visa, updated_visa) VALUES &quot; &amp; IF([.E159]&lt;&gt;&quot;&quot;;&quot;('de', '&quot; &amp; SUBSTITUTE([.E159];&quot;'&quot;; &quot;\'&quot;) &amp; &quot;', LAST_INSERT_ID(), 'roland', 'roland')&quot;; &quot;&quot;) &amp; IF(AND([.E159]&lt;&gt;&quot;&quot;; [.F159]&lt;&gt;&quot;&quot;); &quot;,&quot;; &quot;&quot;) &amp; IF([.F159]&lt;&gt;&quot;&quot;;&quot;('fr', '&quot; &amp; SUBSTITUTE([.F159];&quot;'&quot;; &quot;\'&quot;) &amp; &quot;', LAST_INSERT_ID(), 'roland', 'roland')&quot;; &quot;&quot;) &amp; &quot;;&quot;; &quot;&quot;)" office:value-type="string" office:string-value="INSERT INTO translation_source SET source='Verstecke Angaben zur Person', location='lobbywatch.daten.inc', field = '_lobbywatch_parlamentarier_id', created_visa='roland', updated_visa='roland'; " calcext:value-type="string">
            <text:p>INSERT INTO translation_source SET source='Verstecke Angaben zur Person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Unveröffentlicht</text:p>
          </table:table-cell>
          <table:table-cell table:number-columns-repeated="5"/>
          <table:table-cell table:formula="of:=&quot;INSERT INTO translation_source SET source='&quot; &amp; SUBSTITUTE([.C160];&quot;'&quot;; &quot;\'&quot;) &amp; &quot;', location='&quot; &amp;SUBSTITUTE([.A160];&quot;'&quot;; &quot;\'&quot;) &amp; &quot;', field = '&quot; &amp; SUBSTITUTE([.B160];&quot;'&quot;; &quot;\'&quot;) &amp; &quot;'&quot; &amp; IF([.D160]&lt;&gt;&quot;&quot;; &quot;, context = '&quot; &amp; SUBSTITUTE([.D160];&quot;'&quot;; &quot;\'&quot;) &amp; &quot;'&quot;; &quot;&quot;) &amp; &quot;, created_visa='roland', updated_visa='roland'; &quot; &amp; IF(OR([.E160]&lt;&gt;&quot;&quot;; [.F160]&lt;&gt;&quot;&quot;);&quot;INSERT INTO translation_target (lang, translation, translation_source_id, created_visa, updated_visa) VALUES &quot; &amp; IF([.E160]&lt;&gt;&quot;&quot;;&quot;('de', '&quot; &amp; SUBSTITUTE([.E160];&quot;'&quot;; &quot;\'&quot;) &amp; &quot;', LAST_INSERT_ID(), 'roland', 'roland')&quot;; &quot;&quot;) &amp; IF(AND([.E160]&lt;&gt;&quot;&quot;; [.F160]&lt;&gt;&quot;&quot;); &quot;,&quot;; &quot;&quot;) &amp; IF([.F160]&lt;&gt;&quot;&quot;;&quot;('fr', '&quot; &amp; SUBSTITUTE([.F160];&quot;'&quot;; &quot;\'&quot;) &amp; &quot;', LAST_INSERT_ID(), 'roland', 'roland')&quot;; &quot;&quot;) &amp; &quot;;&quot;; &quot;&quot;)" office:value-type="string" office:string-value="INSERT INTO translation_source SET source='Unveröffentlicht', location='lobbywatch.daten.inc', field = '_lobbywatch_parlamentarier_id', created_visa='roland', updated_visa='roland'; " calcext:value-type="string">
            <text:p>INSERT INTO translation_source SET source='Unveröffentlicht', location='lobbywatch.daten.inc', field = '_lobbywatch_parlamentarier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 Jahr</text:p>
          </table:table-cell>
          <table:table-cell table:number-columns-repeated="5"/>
          <table:table-cell table:formula="of:=&quot;INSERT INTO translation_source SET source='&quot; &amp; SUBSTITUTE([.C161];&quot;'&quot;; &quot;\'&quot;) &amp; &quot;', location='&quot; &amp;SUBSTITUTE([.A161];&quot;'&quot;; &quot;\'&quot;) &amp; &quot;', field = '&quot; &amp; SUBSTITUTE([.B161];&quot;'&quot;; &quot;\'&quot;) &amp; &quot;'&quot; &amp; IF([.D161]&lt;&gt;&quot;&quot;; &quot;, context = '&quot; &amp; SUBSTITUTE([.D161];&quot;'&quot;; &quot;\'&quot;) &amp; &quot;'&quot;; &quot;&quot;) &amp; &quot;, created_visa='roland', updated_visa='roland'; &quot; &amp; IF(OR([.E161]&lt;&gt;&quot;&quot;; [.F161]&lt;&gt;&quot;&quot;);&quot;INSERT INTO translation_target (lang, translation, translation_source_id, created_visa, updated_visa) VALUES &quot; &amp; IF([.E161]&lt;&gt;&quot;&quot;;&quot;('de', '&quot; &amp; SUBSTITUTE([.E161];&quot;'&quot;; &quot;\'&quot;) &amp; &quot;', LAST_INSERT_ID(), 'roland', 'roland')&quot;; &quot;&quot;) &amp; IF(AND([.E161]&lt;&gt;&quot;&quot;; [.F161]&lt;&gt;&quot;&quot;); &quot;,&quot;; &quot;&quot;) &amp; IF([.F161]&lt;&gt;&quot;&quot;;&quot;('fr', '&quot; &amp; SUBSTITUTE([.F161];&quot;'&quot;; &quot;\'&quot;) &amp; &quot;', LAST_INSERT_ID(), 'roland', 'roland')&quot;; &quot;&quot;) &amp; &quot;;&quot;; &quot;&quot;)" office:value-type="string" office:string-value="INSERT INTO translation_source SET source='1 Jahr', location='lobbywatch.daten.inc', field = 'years', created_visa='roland', updated_visa='roland'; " calcext:value-type="string">
            <text:p>INSERT INTO translation_source SET source='1 Jahr', location='lobbywatch.daten.inc', field = 'years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@count Jahre</text:p>
          </table:table-cell>
          <table:table-cell table:number-columns-repeated="5"/>
          <table:table-cell table:formula="of:=&quot;INSERT INTO translation_source SET source='&quot; &amp; SUBSTITUTE([.C162];&quot;'&quot;; &quot;\'&quot;) &amp; &quot;', location='&quot; &amp;SUBSTITUTE([.A162];&quot;'&quot;; &quot;\'&quot;) &amp; &quot;', field = '&quot; &amp; SUBSTITUTE([.B162];&quot;'&quot;; &quot;\'&quot;) &amp; &quot;'&quot; &amp; IF([.D162]&lt;&gt;&quot;&quot;; &quot;, context = '&quot; &amp; SUBSTITUTE([.D162];&quot;'&quot;; &quot;\'&quot;) &amp; &quot;'&quot;; &quot;&quot;) &amp; &quot;, created_visa='roland', updated_visa='roland'; &quot; &amp; IF(OR([.E162]&lt;&gt;&quot;&quot;; [.F162]&lt;&gt;&quot;&quot;);&quot;INSERT INTO translation_target (lang, translation, translation_source_id, created_visa, updated_visa) VALUES &quot; &amp; IF([.E162]&lt;&gt;&quot;&quot;;&quot;('de', '&quot; &amp; SUBSTITUTE([.E162];&quot;'&quot;; &quot;\'&quot;) &amp; &quot;', LAST_INSERT_ID(), 'roland', 'roland')&quot;; &quot;&quot;) &amp; IF(AND([.E162]&lt;&gt;&quot;&quot;; [.F162]&lt;&gt;&quot;&quot;); &quot;,&quot;; &quot;&quot;) &amp; IF([.F162]&lt;&gt;&quot;&quot;;&quot;('fr', '&quot; &amp; SUBSTITUTE([.F162];&quot;'&quot;; &quot;\'&quot;) &amp; &quot;', LAST_INSERT_ID(), 'roland', 'roland')&quot;; &quot;&quot;) &amp; &quot;;&quot;; &quot;&quot;)" office:value-type="string" office:string-value="INSERT INTO translation_source SET source='@count Jahre', location='lobbywatch.daten.inc', field = 'years', created_visa='roland', updated_visa='roland'; " calcext:value-type="string">
            <text:p>INSERT INTO translation_source SET source='@count Jahre', location='lobbywatch.daten.inc', field = 'years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_months</text:p>
          </table:table-cell>
          <table:table-cell office:value-type="string" calcext:value-type="string">
            <text:p>1 Monat</text:p>
          </table:table-cell>
          <table:table-cell table:number-columns-repeated="5"/>
          <table:table-cell table:formula="of:=&quot;INSERT INTO translation_source SET source='&quot; &amp; SUBSTITUTE([.C163];&quot;'&quot;; &quot;\'&quot;) &amp; &quot;', location='&quot; &amp;SUBSTITUTE([.A163];&quot;'&quot;; &quot;\'&quot;) &amp; &quot;', field = '&quot; &amp; SUBSTITUTE([.B163];&quot;'&quot;; &quot;\'&quot;) &amp; &quot;'&quot; &amp; IF([.D163]&lt;&gt;&quot;&quot;; &quot;, context = '&quot; &amp; SUBSTITUTE([.D163];&quot;'&quot;; &quot;\'&quot;) &amp; &quot;'&quot;; &quot;&quot;) &amp; &quot;, created_visa='roland', updated_visa='roland'; &quot; &amp; IF(OR([.E163]&lt;&gt;&quot;&quot;; [.F163]&lt;&gt;&quot;&quot;);&quot;INSERT INTO translation_target (lang, translation, translation_source_id, created_visa, updated_visa) VALUES &quot; &amp; IF([.E163]&lt;&gt;&quot;&quot;;&quot;('de', '&quot; &amp; SUBSTITUTE([.E163];&quot;'&quot;; &quot;\'&quot;) &amp; &quot;', LAST_INSERT_ID(), 'roland', 'roland')&quot;; &quot;&quot;) &amp; IF(AND([.E163]&lt;&gt;&quot;&quot;; [.F163]&lt;&gt;&quot;&quot;); &quot;,&quot;; &quot;&quot;) &amp; IF([.F163]&lt;&gt;&quot;&quot;;&quot;('fr', '&quot; &amp; SUBSTITUTE([.F163];&quot;'&quot;; &quot;\'&quot;) &amp; &quot;', LAST_INSERT_ID(), 'roland', 'roland')&quot;; &quot;&quot;) &amp; &quot;;&quot;; &quot;&quot;)" office:value-type="string" office:string-value="INSERT INTO translation_source SET source='1 Monat', location='lobbywatch.daten.inc', field = 'years_months', created_visa='roland', updated_visa='roland'; " calcext:value-type="string">
            <text:p>INSERT INTO translation_source SET source='1 Monat', location='lobbywatch.daten.inc', field = 'years_months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_months</text:p>
          </table:table-cell>
          <table:table-cell office:value-type="string" calcext:value-type="string">
            <text:p>@count Monate</text:p>
          </table:table-cell>
          <table:table-cell table:number-columns-repeated="5"/>
          <table:table-cell table:formula="of:=&quot;INSERT INTO translation_source SET source='&quot; &amp; SUBSTITUTE([.C164];&quot;'&quot;; &quot;\'&quot;) &amp; &quot;', location='&quot; &amp;SUBSTITUTE([.A164];&quot;'&quot;; &quot;\'&quot;) &amp; &quot;', field = '&quot; &amp; SUBSTITUTE([.B164];&quot;'&quot;; &quot;\'&quot;) &amp; &quot;'&quot; &amp; IF([.D164]&lt;&gt;&quot;&quot;; &quot;, context = '&quot; &amp; SUBSTITUTE([.D164];&quot;'&quot;; &quot;\'&quot;) &amp; &quot;'&quot;; &quot;&quot;) &amp; &quot;, created_visa='roland', updated_visa='roland'; &quot; &amp; IF(OR([.E164]&lt;&gt;&quot;&quot;; [.F164]&lt;&gt;&quot;&quot;);&quot;INSERT INTO translation_target (lang, translation, translation_source_id, created_visa, updated_visa) VALUES &quot; &amp; IF([.E164]&lt;&gt;&quot;&quot;;&quot;('de', '&quot; &amp; SUBSTITUTE([.E164];&quot;'&quot;; &quot;\'&quot;) &amp; &quot;', LAST_INSERT_ID(), 'roland', 'roland')&quot;; &quot;&quot;) &amp; IF(AND([.E164]&lt;&gt;&quot;&quot;; [.F164]&lt;&gt;&quot;&quot;); &quot;,&quot;; &quot;&quot;) &amp; IF([.F164]&lt;&gt;&quot;&quot;;&quot;('fr', '&quot; &amp; SUBSTITUTE([.F164];&quot;'&quot;; &quot;\'&quot;) &amp; &quot;', LAST_INSERT_ID(), 'roland', 'roland')&quot;; &quot;&quot;) &amp; &quot;;&quot;; &quot;&quot;)" office:value-type="string" office:string-value="INSERT INTO translation_source SET source='@count Monate', location='lobbywatch.daten.inc', field = 'years_months', created_visa='roland', updated_visa='roland'; " calcext:value-type="string">
            <text:p>INSERT INTO translation_source SET source='@count Monate', location='lobbywatch.daten.inc', field = 'years_months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office:value-type="string" calcext:value-type="string">
            <text:p>keine</text:p>
          </table:table-cell>
          <table:table-cell table:number-columns-repeated="5"/>
          <table:table-cell table:formula="of:=&quot;INSERT INTO translation_source SET source='&quot; &amp; SUBSTITUTE([.C165];&quot;'&quot;; &quot;\'&quot;) &amp; &quot;', location='&quot; &amp;SUBSTITUTE([.A165];&quot;'&quot;; &quot;\'&quot;) &amp; &quot;', field = '&quot; &amp; SUBSTITUTE([.B165];&quot;'&quot;; &quot;\'&quot;) &amp; &quot;'&quot; &amp; IF([.D165]&lt;&gt;&quot;&quot;; &quot;, context = '&quot; &amp; SUBSTITUTE([.D165];&quot;'&quot;; &quot;\'&quot;) &amp; &quot;'&quot;; &quot;&quot;) &amp; &quot;, created_visa='roland', updated_visa='roland'; &quot; &amp; IF(OR([.E165]&lt;&gt;&quot;&quot;; [.F165]&lt;&gt;&quot;&quot;);&quot;INSERT INTO translation_target (lang, translation, translation_source_id, created_visa, updated_visa) VALUES &quot; &amp; IF([.E165]&lt;&gt;&quot;&quot;;&quot;('de', '&quot; &amp; SUBSTITUTE([.E165];&quot;'&quot;; &quot;\'&quot;) &amp; &quot;', LAST_INSERT_ID(), 'roland', 'roland')&quot;; &quot;&quot;) &amp; IF(AND([.E165]&lt;&gt;&quot;&quot;; [.F165]&lt;&gt;&quot;&quot;); &quot;,&quot;; &quot;&quot;) &amp; IF([.F165]&lt;&gt;&quot;&quot;;&quot;('fr', '&quot; &amp; SUBSTITUTE([.F165];&quot;'&quot;; &quot;\'&quot;) &amp; &quot;', LAST_INSERT_ID(), 'roland', 'roland')&quot;; &quot;&quot;) &amp; &quot;;&quot;; &quot;&quot;)" office:value-type="string" office:string-value="INSERT INTO translation_source SET source='keine', location='lobbywatch.daten.inc', field = '_lobbywatch_gaesteMitMandaten', created_visa='roland', updated_visa='roland'; " calcext:value-type="string">
            <text:p>INSERT INTO translation_source SET source='keine', location='lobbywatch.daten.inc', field = '_lobbywatch_gaesteMitMandaten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office:value-type="string" calcext:value-type="string">
            <text:p>!name ist mit folgenden Firmen, Verbänden und Organisationen verbunden:</text:p>
          </table:table-cell>
          <table:table-cell table:number-columns-repeated="5"/>
          <table:table-cell table:formula="of:=&quot;INSERT INTO translation_source SET source='&quot; &amp; SUBSTITUTE([.C166];&quot;'&quot;; &quot;\'&quot;) &amp; &quot;', location='&quot; &amp;SUBSTITUTE([.A166];&quot;'&quot;; &quot;\'&quot;) &amp; &quot;', field = '&quot; &amp; SUBSTITUTE([.B166];&quot;'&quot;; &quot;\'&quot;) &amp; &quot;'&quot; &amp; IF([.D166]&lt;&gt;&quot;&quot;; &quot;, context = '&quot; &amp; SUBSTITUTE([.D166];&quot;'&quot;; &quot;\'&quot;) &amp; &quot;'&quot;; &quot;&quot;) &amp; &quot;, created_visa='roland', updated_visa='roland'; &quot; &amp; IF(OR([.E166]&lt;&gt;&quot;&quot;; [.F166]&lt;&gt;&quot;&quot;);&quot;INSERT INTO translation_target (lang, translation, translation_source_id, created_visa, updated_visa) VALUES &quot; &amp; IF([.E166]&lt;&gt;&quot;&quot;;&quot;('de', '&quot; &amp; SUBSTITUTE([.E166];&quot;'&quot;; &quot;\'&quot;) &amp; &quot;', LAST_INSERT_ID(), 'roland', 'roland')&quot;; &quot;&quot;) &amp; IF(AND([.E166]&lt;&gt;&quot;&quot;; [.F166]&lt;&gt;&quot;&quot;); &quot;,&quot;; &quot;&quot;) &amp; IF([.F166]&lt;&gt;&quot;&quot;;&quot;('fr', '&quot; &amp; SUBSTITUTE([.F166];&quot;'&quot;; &quot;\'&quot;) &amp; &quot;', LAST_INSERT_ID(), 'roland', 'roland'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reated_visa='roland', updated_visa='roland'; " calcext:value-type="string">
            <text:p>INSERT INTO translation_source SET source='!name ist mit folgenden Firmen, Verbänden und Organisationen verbunden:', location='lobbywatch.daten.inc', field = '_lobbywatch_gaesteMitMandaten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office:value-type="string" calcext:value-type="string">
            <text:p>Suche Parlamentarier, Organisationen, Lobbygruppen, …</text:p>
          </table:table-cell>
          <table:table-cell table:number-columns-repeated="5"/>
          <table:table-cell table:formula="of:=&quot;INSERT INTO translation_source SET source='&quot; &amp; SUBSTITUTE([.C167];&quot;'&quot;; &quot;\'&quot;) &amp; &quot;', location='&quot; &amp;SUBSTITUTE([.A167];&quot;'&quot;; &quot;\'&quot;) &amp; &quot;', field = '&quot; &amp; SUBSTITUTE([.B167];&quot;'&quot;; &quot;\'&quot;) &amp; &quot;'&quot; &amp; IF([.D167]&lt;&gt;&quot;&quot;; &quot;, context = '&quot; &amp; SUBSTITUTE([.D167];&quot;'&quot;; &quot;\'&quot;) &amp; &quot;'&quot;; &quot;&quot;) &amp; &quot;, created_visa='roland', updated_visa='roland'; &quot; &amp; IF(OR([.E167]&lt;&gt;&quot;&quot;; [.F167]&lt;&gt;&quot;&quot;);&quot;INSERT INTO translation_target (lang, translation, translation_source_id, created_visa, updated_visa) VALUES &quot; &amp; IF([.E167]&lt;&gt;&quot;&quot;;&quot;('de', '&quot; &amp; SUBSTITUTE([.E167];&quot;'&quot;; &quot;\'&quot;) &amp; &quot;', LAST_INSERT_ID(), 'roland', 'roland')&quot;; &quot;&quot;) &amp; IF(AND([.E167]&lt;&gt;&quot;&quot;; [.F167]&lt;&gt;&quot;&quot;); &quot;,&quot;; &quot;&quot;) &amp; IF([.F167]&lt;&gt;&quot;&quot;;&quot;('fr', '&quot; &amp; SUBSTITUTE([.F167];&quot;'&quot;; &quot;\'&quot;) &amp; &quot;', LAST_INSERT_ID(), 'roland', 'roland')&quot;; &quot;&quot;) &amp; &quot;;&quot;; &quot;&quot;)" office:value-type="string" office:string-value="INSERT INTO translation_source SET source='Suche Parlamentarier, Organisationen, Lobbygruppen, …', location='lobbywatch.module', field = 'lobbywatch_form_search_form_alter', created_visa='roland', updated_visa='roland'; " calcext:value-type="string">
            <text:p>INSERT INTO translation_source SET source='Suche Parlamentarier, Organisationen, Lobbygruppen, …', location='lobbywatch.module', field = 'lobbywatch_form_search_form_alter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office:value-type="string" calcext:value-type="string">
            <text:p>Graphik</text:p>
          </table:table-cell>
          <table:table-cell table:number-columns-repeated="5"/>
          <table:table-cell table:formula="of:=&quot;INSERT INTO translation_source SET source='&quot; &amp; SUBSTITUTE([.C168];&quot;'&quot;; &quot;\'&quot;) &amp; &quot;', location='&quot; &amp;SUBSTITUTE([.A168];&quot;'&quot;; &quot;\'&quot;) &amp; &quot;', field = '&quot; &amp; SUBSTITUTE([.B168];&quot;'&quot;; &quot;\'&quot;) &amp; &quot;'&quot; &amp; IF([.D168]&lt;&gt;&quot;&quot;; &quot;, context = '&quot; &amp; SUBSTITUTE([.D168];&quot;'&quot;; &quot;\'&quot;) &amp; &quot;'&quot;; &quot;&quot;) &amp; &quot;, created_visa='roland', updated_visa='roland'; &quot; &amp; IF(OR([.E168]&lt;&gt;&quot;&quot;; [.F168]&lt;&gt;&quot;&quot;);&quot;INSERT INTO translation_target (lang, translation, translation_source_id, created_visa, updated_visa) VALUES &quot; &amp; IF([.E168]&lt;&gt;&quot;&quot;;&quot;('de', '&quot; &amp; SUBSTITUTE([.E168];&quot;'&quot;; &quot;\'&quot;) &amp; &quot;', LAST_INSERT_ID(), 'roland', 'roland')&quot;; &quot;&quot;) &amp; IF(AND([.E168]&lt;&gt;&quot;&quot;; [.F168]&lt;&gt;&quot;&quot;); &quot;,&quot;; &quot;&quot;) &amp; IF([.F168]&lt;&gt;&quot;&quot;;&quot;('fr', '&quot; &amp; SUBSTITUTE([.F168];&quot;'&quot;; &quot;\'&quot;) &amp; &quot;', LAST_INSERT_ID(), 'roland', 'roland')&quot;; &quot;&quot;) &amp; &quot;;&quot;; &quot;&quot;)" office:value-type="string" office:string-value="INSERT INTO translation_source SET source='Graphik', location='lobbywatch.module', field = 'lobbywatch_form_search_form_alter', created_visa='roland', updated_visa='roland'; " calcext:value-type="string">
            <text:p>INSERT INTO translation_source SET source='Graphik', location='lobbywatch.module', field = 'lobbywatch_form_search_form_alter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office:value-type="string" calcext:value-type="string">
            <text:p>Sollen die Resultate graphisch angezeigt werden?</text:p>
          </table:table-cell>
          <table:table-cell table:number-columns-repeated="5"/>
          <table:table-cell table:formula="of:=&quot;INSERT INTO translation_source SET source='&quot; &amp; SUBSTITUTE([.C169];&quot;'&quot;; &quot;\'&quot;) &amp; &quot;', location='&quot; &amp;SUBSTITUTE([.A169];&quot;'&quot;; &quot;\'&quot;) &amp; &quot;', field = '&quot; &amp; SUBSTITUTE([.B169];&quot;'&quot;; &quot;\'&quot;) &amp; &quot;'&quot; &amp; IF([.D169]&lt;&gt;&quot;&quot;; &quot;, context = '&quot; &amp; SUBSTITUTE([.D169];&quot;'&quot;; &quot;\'&quot;) &amp; &quot;'&quot;; &quot;&quot;) &amp; &quot;, created_visa='roland', updated_visa='roland'; &quot; &amp; IF(OR([.E169]&lt;&gt;&quot;&quot;; [.F169]&lt;&gt;&quot;&quot;);&quot;INSERT INTO translation_target (lang, translation, translation_source_id, created_visa, updated_visa) VALUES &quot; &amp; IF([.E169]&lt;&gt;&quot;&quot;;&quot;('de', '&quot; &amp; SUBSTITUTE([.E169];&quot;'&quot;; &quot;\'&quot;) &amp; &quot;', LAST_INSERT_ID(), 'roland', 'roland')&quot;; &quot;&quot;) &amp; IF(AND([.E169]&lt;&gt;&quot;&quot;; [.F169]&lt;&gt;&quot;&quot;); &quot;,&quot;; &quot;&quot;) &amp; IF([.F169]&lt;&gt;&quot;&quot;;&quot;('fr', '&quot; &amp; SUBSTITUTE([.F169];&quot;'&quot;; &quot;\'&quot;) &amp; &quot;', LAST_INSERT_ID(), 'roland', 'roland')&quot;; &quot;&quot;) &amp; &quot;;&quot;; &quot;&quot;)" office:value-type="string" office:string-value="INSERT INTO translation_source SET source='Sollen die Resultate graphisch angezeigt werden?', location='lobbywatch.module', field = 'lobbywatch_form_search_form_alter', created_visa='roland', updated_visa='roland'; " calcext:value-type="string">
            <text:p>INSERT INTO translation_source SET source='Sollen die Resultate graphisch angezeigt werden?', location='lobbywatch.module', field = 'lobbywatch_form_search_form_alter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office:value-type="string" calcext:value-type="string">
            <text:p>Darstellung:</text:p>
          </table:table-cell>
          <table:table-cell table:number-columns-repeated="5"/>
          <table:table-cell table:formula="of:=&quot;INSERT INTO translation_source SET source='&quot; &amp; SUBSTITUTE([.C170];&quot;'&quot;; &quot;\'&quot;) &amp; &quot;', location='&quot; &amp;SUBSTITUTE([.A170];&quot;'&quot;; &quot;\'&quot;) &amp; &quot;', field = '&quot; &amp; SUBSTITUTE([.B170];&quot;'&quot;; &quot;\'&quot;) &amp; &quot;'&quot; &amp; IF([.D170]&lt;&gt;&quot;&quot;; &quot;, context = '&quot; &amp; SUBSTITUTE([.D170];&quot;'&quot;; &quot;\'&quot;) &amp; &quot;'&quot;; &quot;&quot;) &amp; &quot;, created_visa='roland', updated_visa='roland'; &quot; &amp; IF(OR([.E170]&lt;&gt;&quot;&quot;; [.F170]&lt;&gt;&quot;&quot;);&quot;INSERT INTO translation_target (lang, translation, translation_source_id, created_visa, updated_visa) VALUES &quot; &amp; IF([.E170]&lt;&gt;&quot;&quot;;&quot;('de', '&quot; &amp; SUBSTITUTE([.E170];&quot;'&quot;; &quot;\'&quot;) &amp; &quot;', LAST_INSERT_ID(), 'roland', 'roland')&quot;; &quot;&quot;) &amp; IF(AND([.E170]&lt;&gt;&quot;&quot;; [.F170]&lt;&gt;&quot;&quot;); &quot;,&quot;; &quot;&quot;) &amp; IF([.F170]&lt;&gt;&quot;&quot;;&quot;('fr', '&quot; &amp; SUBSTITUTE([.F170];&quot;'&quot;; &quot;\'&quot;) &amp; &quot;', LAST_INSERT_ID(), 'roland', 'roland')&quot;; &quot;&quot;) &amp; &quot;;&quot;; &quot;&quot;)" office:value-type="string" office:string-value="INSERT INTO translation_source SET source='Darstellung:', location='lobbywatch.module', field = 'lobbywatch_form_search_form_alter', created_visa='roland', updated_visa='roland'; " calcext:value-type="string">
            <text:p>INSERT INTO translation_source SET source='Darstellung:', location='lobbywatch.module', field = 'lobbywatch_form_search_form_alter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block_form_alter</text:p>
          </table:table-cell>
          <table:table-cell office:value-type="string" calcext:value-type="string">
            <text:p>Suche Parlamentarier, Organisationen, Lobbygruppen, …</text:p>
          </table:table-cell>
          <table:table-cell table:number-columns-repeated="5"/>
          <table:table-cell table:formula="of:=&quot;INSERT INTO translation_source SET source='&quot; &amp; SUBSTITUTE([.C171];&quot;'&quot;; &quot;\'&quot;) &amp; &quot;', location='&quot; &amp;SUBSTITUTE([.A171];&quot;'&quot;; &quot;\'&quot;) &amp; &quot;', field = '&quot; &amp; SUBSTITUTE([.B171];&quot;'&quot;; &quot;\'&quot;) &amp; &quot;'&quot; &amp; IF([.D171]&lt;&gt;&quot;&quot;; &quot;, context = '&quot; &amp; SUBSTITUTE([.D171];&quot;'&quot;; &quot;\'&quot;) &amp; &quot;'&quot;; &quot;&quot;) &amp; &quot;, created_visa='roland', updated_visa='roland'; &quot; &amp; IF(OR([.E171]&lt;&gt;&quot;&quot;; [.F171]&lt;&gt;&quot;&quot;);&quot;INSERT INTO translation_target (lang, translation, translation_source_id, created_visa, updated_visa) VALUES &quot; &amp; IF([.E171]&lt;&gt;&quot;&quot;;&quot;('de', '&quot; &amp; SUBSTITUTE([.E171];&quot;'&quot;; &quot;\'&quot;) &amp; &quot;', LAST_INSERT_ID(), 'roland', 'roland')&quot;; &quot;&quot;) &amp; IF(AND([.E171]&lt;&gt;&quot;&quot;; [.F171]&lt;&gt;&quot;&quot;); &quot;,&quot;; &quot;&quot;) &amp; IF([.F171]&lt;&gt;&quot;&quot;;&quot;('fr', '&quot; &amp; SUBSTITUTE([.F171];&quot;'&quot;; &quot;\'&quot;) &amp; &quot;', LAST_INSERT_ID(), 'roland', 'roland')&quot;; &quot;&quot;) &amp; &quot;;&quot;; &quot;&quot;)" office:value-type="string" office:string-value="INSERT INTO translation_source SET source='Suche Parlamentarier, Organisationen, Lobbygruppen, …', location='lobbywatch.module', field = 'lobbywatch_form_search_block_form_alter', created_visa='roland', updated_visa='roland'; " calcext:value-type="string">
            <text:p>INSERT INTO translation_source SET source='Suche Parlamentarier, Organisationen, Lobbygruppen, …', location='lobbywatch.module', field = 'lobbywatch_form_search_block_form_alter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search_info</text:p>
          </table:table-cell>
          <table:table-cell office:value-type="string" calcext:value-type="string">
            <text:p>Lobbywatch Daten</text:p>
          </table:table-cell>
          <table:table-cell table:number-columns-repeated="5"/>
          <table:table-cell table:formula="of:=&quot;INSERT INTO translation_source SET source='&quot; &amp; SUBSTITUTE([.C172];&quot;'&quot;; &quot;\'&quot;) &amp; &quot;', location='&quot; &amp;SUBSTITUTE([.A172];&quot;'&quot;; &quot;\'&quot;) &amp; &quot;', field = '&quot; &amp; SUBSTITUTE([.B172];&quot;'&quot;; &quot;\'&quot;) &amp; &quot;'&quot; &amp; IF([.D172]&lt;&gt;&quot;&quot;; &quot;, context = '&quot; &amp; SUBSTITUTE([.D172];&quot;'&quot;; &quot;\'&quot;) &amp; &quot;'&quot;; &quot;&quot;) &amp; &quot;, created_visa='roland', updated_visa='roland'; &quot; &amp; IF(OR([.E172]&lt;&gt;&quot;&quot;; [.F172]&lt;&gt;&quot;&quot;);&quot;INSERT INTO translation_target (lang, translation, translation_source_id, created_visa, updated_visa) VALUES &quot; &amp; IF([.E172]&lt;&gt;&quot;&quot;;&quot;('de', '&quot; &amp; SUBSTITUTE([.E172];&quot;'&quot;; &quot;\'&quot;) &amp; &quot;', LAST_INSERT_ID(), 'roland', 'roland')&quot;; &quot;&quot;) &amp; IF(AND([.E172]&lt;&gt;&quot;&quot;; [.F172]&lt;&gt;&quot;&quot;); &quot;,&quot;; &quot;&quot;) &amp; IF([.F172]&lt;&gt;&quot;&quot;;&quot;('fr', '&quot; &amp; SUBSTITUTE([.F172];&quot;'&quot;; &quot;\'&quot;) &amp; &quot;', LAST_INSERT_ID(), 'roland', 'roland')&quot;; &quot;&quot;) &amp; &quot;;&quot;; &quot;&quot;)" office:value-type="string" office:string-value="INSERT INTO translation_source SET source='Lobbywatch Daten', location='lobbywatch.module', field = 'lobbywatch_search_info', created_visa='roland', updated_visa='roland'; " calcext:value-type="string">
            <text:p>INSERT INTO translation_source SET source='Lobbywatch Daten', location='lobbywatch.module', field = 'lobbywatch_search_info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office:value-type="string" calcext:value-type="string">
            <text:p>Text</text:p>
          </table:table-cell>
          <table:table-cell table:number-columns-repeated="5"/>
          <table:table-cell table:formula="of:=&quot;INSERT INTO translation_source SET source='&quot; &amp; SUBSTITUTE([.C173];&quot;'&quot;; &quot;\'&quot;) &amp; &quot;', location='&quot; &amp;SUBSTITUTE([.A173];&quot;'&quot;; &quot;\'&quot;) &amp; &quot;', field = '&quot; &amp; SUBSTITUTE([.B173];&quot;'&quot;; &quot;\'&quot;) &amp; &quot;'&quot; &amp; IF([.D173]&lt;&gt;&quot;&quot;; &quot;, context = '&quot; &amp; SUBSTITUTE([.D173];&quot;'&quot;; &quot;\'&quot;) &amp; &quot;'&quot;; &quot;&quot;) &amp; &quot;, created_visa='roland', updated_visa='roland'; &quot; &amp; IF(OR([.E173]&lt;&gt;&quot;&quot;; [.F173]&lt;&gt;&quot;&quot;);&quot;INSERT INTO translation_target (lang, translation, translation_source_id, created_visa, updated_visa) VALUES &quot; &amp; IF([.E173]&lt;&gt;&quot;&quot;;&quot;('de', '&quot; &amp; SUBSTITUTE([.E173];&quot;'&quot;; &quot;\'&quot;) &amp; &quot;', LAST_INSERT_ID(), 'roland', 'roland')&quot;; &quot;&quot;) &amp; IF(AND([.E173]&lt;&gt;&quot;&quot;; [.F173]&lt;&gt;&quot;&quot;); &quot;,&quot;; &quot;&quot;) &amp; IF([.F173]&lt;&gt;&quot;&quot;;&quot;('fr', '&quot; &amp; SUBSTITUTE([.F173];&quot;'&quot;; &quot;\'&quot;) &amp; &quot;', LAST_INSERT_ID(), 'roland', 'roland')&quot;; &quot;&quot;) &amp; &quot;;&quot;; &quot;&quot;)" office:value-type="string" office:string-value="INSERT INTO translation_source SET source='Text', location='lobbywatch.module', field = 'lobbywatch_autocomplete_search_form', created_visa='roland', updated_visa='roland'; " calcext:value-type="string">
            <text:p>INSERT INTO translation_source SET source='Text', location='lobbywatch.module', field = 'lobbywatch_autocomplete_search_form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office:value-type="string" calcext:value-type="string">
            <text:p>Suchtext eingeben, kurz warten und auswählen</text:p>
          </table:table-cell>
          <table:table-cell table:number-columns-repeated="5"/>
          <table:table-cell table:formula="of:=&quot;INSERT INTO translation_source SET source='&quot; &amp; SUBSTITUTE([.C174];&quot;'&quot;; &quot;\'&quot;) &amp; &quot;', location='&quot; &amp;SUBSTITUTE([.A174];&quot;'&quot;; &quot;\'&quot;) &amp; &quot;', field = '&quot; &amp; SUBSTITUTE([.B174];&quot;'&quot;; &quot;\'&quot;) &amp; &quot;'&quot; &amp; IF([.D174]&lt;&gt;&quot;&quot;; &quot;, context = '&quot; &amp; SUBSTITUTE([.D174];&quot;'&quot;; &quot;\'&quot;) &amp; &quot;'&quot;; &quot;&quot;) &amp; &quot;, created_visa='roland', updated_visa='roland'; &quot; &amp; IF(OR([.E174]&lt;&gt;&quot;&quot;; [.F174]&lt;&gt;&quot;&quot;);&quot;INSERT INTO translation_target (lang, translation, translation_source_id, created_visa, updated_visa) VALUES &quot; &amp; IF([.E174]&lt;&gt;&quot;&quot;;&quot;('de', '&quot; &amp; SUBSTITUTE([.E174];&quot;'&quot;; &quot;\'&quot;) &amp; &quot;', LAST_INSERT_ID(), 'roland', 'roland')&quot;; &quot;&quot;) &amp; IF(AND([.E174]&lt;&gt;&quot;&quot;; [.F174]&lt;&gt;&quot;&quot;); &quot;,&quot;; &quot;&quot;) &amp; IF([.F174]&lt;&gt;&quot;&quot;;&quot;('fr', '&quot; &amp; SUBSTITUTE([.F174];&quot;'&quot;; &quot;\'&quot;) &amp; &quot;', LAST_INSERT_ID(), 'roland', 'roland')&quot;; &quot;&quot;) &amp; &quot;;&quot;; &quot;&quot;)" office:value-type="string" office:string-value="INSERT INTO translation_source SET source='Suchtext eingeben, kurz warten und auswählen', location='lobbywatch.module', field = 'lobbywatch_autocomplete_search_form', created_visa='roland', updated_visa='roland'; " calcext:value-type="string">
            <text:p>INSERT INTO translation_source SET source='Suchtext eingeben, kurz warten und auswählen', location='lobbywatch.module', field = 'lobbywatch_autocomplete_search_form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office:value-type="string" calcext:value-type="string">
            <text:p>Zeige</text:p>
          </table:table-cell>
          <table:table-cell table:number-columns-repeated="5"/>
          <table:table-cell table:formula="of:=&quot;INSERT INTO translation_source SET source='&quot; &amp; SUBSTITUTE([.C175];&quot;'&quot;; &quot;\'&quot;) &amp; &quot;', location='&quot; &amp;SUBSTITUTE([.A175];&quot;'&quot;; &quot;\'&quot;) &amp; &quot;', field = '&quot; &amp; SUBSTITUTE([.B175];&quot;'&quot;; &quot;\'&quot;) &amp; &quot;'&quot; &amp; IF([.D175]&lt;&gt;&quot;&quot;; &quot;, context = '&quot; &amp; SUBSTITUTE([.D175];&quot;'&quot;; &quot;\'&quot;) &amp; &quot;'&quot;; &quot;&quot;) &amp; &quot;, created_visa='roland', updated_visa='roland'; &quot; &amp; IF(OR([.E175]&lt;&gt;&quot;&quot;; [.F175]&lt;&gt;&quot;&quot;);&quot;INSERT INTO translation_target (lang, translation, translation_source_id, created_visa, updated_visa) VALUES &quot; &amp; IF([.E175]&lt;&gt;&quot;&quot;;&quot;('de', '&quot; &amp; SUBSTITUTE([.E175];&quot;'&quot;; &quot;\'&quot;) &amp; &quot;', LAST_INSERT_ID(), 'roland', 'roland')&quot;; &quot;&quot;) &amp; IF(AND([.E175]&lt;&gt;&quot;&quot;; [.F175]&lt;&gt;&quot;&quot;); &quot;,&quot;; &quot;&quot;) &amp; IF([.F175]&lt;&gt;&quot;&quot;;&quot;('fr', '&quot; &amp; SUBSTITUTE([.F175];&quot;'&quot;; &quot;\'&quot;) &amp; &quot;', LAST_INSERT_ID(), 'roland', 'roland')&quot;; &quot;&quot;) &amp; &quot;;&quot;; &quot;&quot;)" office:value-type="string" office:string-value="INSERT INTO translation_source SET source='Zeige', location='lobbywatch.module', field = 'lobbywatch_autocomplete_search_form', created_visa='roland', updated_visa='roland'; " calcext:value-type="string">
            <text:p>INSERT INTO translation_source SET source='Zeige', location='lobbywatch.module', field = 'lobbywatch_autocomplete_search_form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office:value-type="string" calcext:value-type="string">
            <text:p>Suche via Auswahlliste: Suchtext eingeben, eine Sekunde warten und auswählen</text:p>
          </table:table-cell>
          <table:table-cell table:number-columns-repeated="5"/>
          <table:table-cell table:formula="of:=&quot;INSERT INTO translation_source SET source='&quot; &amp; SUBSTITUTE([.C176];&quot;'&quot;; &quot;\'&quot;) &amp; &quot;', location='&quot; &amp;SUBSTITUTE([.A176];&quot;'&quot;; &quot;\'&quot;) &amp; &quot;', field = '&quot; &amp; SUBSTITUTE([.B176];&quot;'&quot;; &quot;\'&quot;) &amp; &quot;'&quot; &amp; IF([.D176]&lt;&gt;&quot;&quot;; &quot;, context = '&quot; &amp; SUBSTITUTE([.D176];&quot;'&quot;; &quot;\'&quot;) &amp; &quot;'&quot;; &quot;&quot;) &amp; &quot;, created_visa='roland', updated_visa='roland'; &quot; &amp; IF(OR([.E176]&lt;&gt;&quot;&quot;; [.F176]&lt;&gt;&quot;&quot;);&quot;INSERT INTO translation_target (lang, translation, translation_source_id, created_visa, updated_visa) VALUES &quot; &amp; IF([.E176]&lt;&gt;&quot;&quot;;&quot;('de', '&quot; &amp; SUBSTITUTE([.E176];&quot;'&quot;; &quot;\'&quot;) &amp; &quot;', LAST_INSERT_ID(), 'roland', 'roland')&quot;; &quot;&quot;) &amp; IF(AND([.E176]&lt;&gt;&quot;&quot;; [.F176]&lt;&gt;&quot;&quot;); &quot;,&quot;; &quot;&quot;) &amp; IF([.F176]&lt;&gt;&quot;&quot;;&quot;('fr', '&quot; &amp; SUBSTITUTE([.F176];&quot;'&quot;; &quot;\'&quot;) &amp; &quot;', LAST_INSERT_ID(), 'roland', 'roland')&quot;; &quot;&quot;) &amp; &quot;;&quot;; &quot;&quot;)" office:value-type="string" office:string-value="INSERT INTO translation_source SET source='Suche via Auswahlliste: Suchtext eingeben, eine Sekunde warten und auswählen', location='lobbywatch.module', field = 'lobbywatch_autocomplete_search_form', created_visa='roland', updated_visa='roland'; " calcext:value-type="string">
            <text:p>INSERT INTO translation_source SET source='Suche via Auswahlliste: Suchtext eingeben, eine Sekunde warten und auswählen', location='lobbywatch.module', field = 'lobbywatch_autocomplete_search_form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block_view</text:p>
          </table:table-cell>
          <table:table-cell office:value-type="string" calcext:value-type="string">
            <text:p>Suchen</text:p>
          </table:table-cell>
          <table:table-cell table:number-columns-repeated="5"/>
          <table:table-cell table:formula="of:=&quot;INSERT INTO translation_source SET source='&quot; &amp; SUBSTITUTE([.C177];&quot;'&quot;; &quot;\'&quot;) &amp; &quot;', location='&quot; &amp;SUBSTITUTE([.A177];&quot;'&quot;; &quot;\'&quot;) &amp; &quot;', field = '&quot; &amp; SUBSTITUTE([.B177];&quot;'&quot;; &quot;\'&quot;) &amp; &quot;'&quot; &amp; IF([.D177]&lt;&gt;&quot;&quot;; &quot;, context = '&quot; &amp; SUBSTITUTE([.D177];&quot;'&quot;; &quot;\'&quot;) &amp; &quot;'&quot;; &quot;&quot;) &amp; &quot;, created_visa='roland', updated_visa='roland'; &quot; &amp; IF(OR([.E177]&lt;&gt;&quot;&quot;; [.F177]&lt;&gt;&quot;&quot;);&quot;INSERT INTO translation_target (lang, translation, translation_source_id, created_visa, updated_visa) VALUES &quot; &amp; IF([.E177]&lt;&gt;&quot;&quot;;&quot;('de', '&quot; &amp; SUBSTITUTE([.E177];&quot;'&quot;; &quot;\'&quot;) &amp; &quot;', LAST_INSERT_ID(), 'roland', 'roland')&quot;; &quot;&quot;) &amp; IF(AND([.E177]&lt;&gt;&quot;&quot;; [.F177]&lt;&gt;&quot;&quot;); &quot;,&quot;; &quot;&quot;) &amp; IF([.F177]&lt;&gt;&quot;&quot;;&quot;('fr', '&quot; &amp; SUBSTITUTE([.F177];&quot;'&quot;; &quot;\'&quot;) &amp; &quot;', LAST_INSERT_ID(), 'roland', 'roland')&quot;; &quot;&quot;) &amp; &quot;;&quot;; &quot;&quot;)" office:value-type="string" office:string-value="INSERT INTO translation_source SET source='Suchen', location='lobbywatch.module', field = 'lobbywatch_block_view', created_visa='roland', updated_visa='roland'; " calcext:value-type="string">
            <text:p>INSERT INTO translation_source SET source='Suchen', location='lobbywatch.module', field = 'lobbywatch_block_view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Artikel zu Lobbygruppen</text:p>
          </table:table-cell>
          <table:table-cell table:number-columns-repeated="5"/>
          <table:table-cell table:formula="of:=&quot;INSERT INTO translation_source SET source='&quot; &amp; SUBSTITUTE([.C178];&quot;'&quot;; &quot;\'&quot;) &amp; &quot;', location='&quot; &amp;SUBSTITUTE([.A178];&quot;'&quot;; &quot;\'&quot;) &amp; &quot;', field = '&quot; &amp; SUBSTITUTE([.B178];&quot;'&quot;; &quot;\'&quot;) &amp; &quot;'&quot; &amp; IF([.D178]&lt;&gt;&quot;&quot;; &quot;, context = '&quot; &amp; SUBSTITUTE([.D178];&quot;'&quot;; &quot;\'&quot;) &amp; &quot;'&quot;; &quot;&quot;) &amp; &quot;, created_visa='roland', updated_visa='roland'; &quot; &amp; IF(OR([.E178]&lt;&gt;&quot;&quot;; [.F178]&lt;&gt;&quot;&quot;);&quot;INSERT INTO translation_target (lang, translation, translation_source_id, created_visa, updated_visa) VALUES &quot; &amp; IF([.E178]&lt;&gt;&quot;&quot;;&quot;('de', '&quot; &amp; SUBSTITUTE([.E178];&quot;'&quot;; &quot;\'&quot;) &amp; &quot;', LAST_INSERT_ID(), 'roland', 'roland')&quot;; &quot;&quot;) &amp; IF(AND([.E178]&lt;&gt;&quot;&quot;; [.F178]&lt;&gt;&quot;&quot;); &quot;,&quot;; &quot;&quot;) &amp; IF([.F178]&lt;&gt;&quot;&quot;;&quot;('fr', '&quot; &amp; SUBSTITUTE([.F178];&quot;'&quot;; &quot;\'&quot;) &amp; &quot;', LAST_INSERT_ID(), 'roland', 'roland')&quot;; &quot;&quot;) &amp; &quot;;&quot;; &quot;&quot;)" office:value-type="string" office:string-value="INSERT INTO translation_source SET source='Artikel zu Lobbygruppen', location='lobbywatch.module', field = 'lobbywatch_menu', created_visa='roland', updated_visa='roland'; " calcext:value-type="string">
            <text:p>INSERT INTO translation_source SET source='Artikel zu Lobbygruppen', location='lobbywatch.module', field = 'lobbywatch_menu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Artikelkategorien</text:p>
          </table:table-cell>
          <table:table-cell table:number-columns-repeated="5"/>
          <table:table-cell table:formula="of:=&quot;INSERT INTO translation_source SET source='&quot; &amp; SUBSTITUTE([.C179];&quot;'&quot;; &quot;\'&quot;) &amp; &quot;', location='&quot; &amp;SUBSTITUTE([.A179];&quot;'&quot;; &quot;\'&quot;) &amp; &quot;', field = '&quot; &amp; SUBSTITUTE([.B179];&quot;'&quot;; &quot;\'&quot;) &amp; &quot;'&quot; &amp; IF([.D179]&lt;&gt;&quot;&quot;; &quot;, context = '&quot; &amp; SUBSTITUTE([.D179];&quot;'&quot;; &quot;\'&quot;) &amp; &quot;'&quot;; &quot;&quot;) &amp; &quot;, created_visa='roland', updated_visa='roland'; &quot; &amp; IF(OR([.E179]&lt;&gt;&quot;&quot;; [.F179]&lt;&gt;&quot;&quot;);&quot;INSERT INTO translation_target (lang, translation, translation_source_id, created_visa, updated_visa) VALUES &quot; &amp; IF([.E179]&lt;&gt;&quot;&quot;;&quot;('de', '&quot; &amp; SUBSTITUTE([.E179];&quot;'&quot;; &quot;\'&quot;) &amp; &quot;', LAST_INSERT_ID(), 'roland', 'roland')&quot;; &quot;&quot;) &amp; IF(AND([.E179]&lt;&gt;&quot;&quot;; [.F179]&lt;&gt;&quot;&quot;); &quot;,&quot;; &quot;&quot;) &amp; IF([.F179]&lt;&gt;&quot;&quot;;&quot;('fr', '&quot; &amp; SUBSTITUTE([.F179];&quot;'&quot;; &quot;\'&quot;) &amp; &quot;', LAST_INSERT_ID(), 'roland', 'roland')&quot;; &quot;&quot;) &amp; &quot;;&quot;; &quot;&quot;)" office:value-type="string" office:string-value="INSERT INTO translation_source SET source='Artikelkategorien', location='lobbywatch.module', field = 'lobbywatch_menu', created_visa='roland', updated_visa='roland'; " calcext:value-type="string">
            <text:p>INSERT INTO translation_source SET source='Artikelkategorien', location='lobbywatch.module', field = 'lobbywatch_menu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Zutrittsberechtigte</text:p>
          </table:table-cell>
          <table:table-cell table:number-columns-repeated="5"/>
          <table:table-cell table:formula="of:=&quot;INSERT INTO translation_source SET source='&quot; &amp; SUBSTITUTE([.C180];&quot;'&quot;; &quot;\'&quot;) &amp; &quot;', location='&quot; &amp;SUBSTITUTE([.A180];&quot;'&quot;; &quot;\'&quot;) &amp; &quot;', field = '&quot; &amp; SUBSTITUTE([.B180];&quot;'&quot;; &quot;\'&quot;) &amp; &quot;'&quot; &amp; IF([.D180]&lt;&gt;&quot;&quot;; &quot;, context = '&quot; &amp; SUBSTITUTE([.D180];&quot;'&quot;; &quot;\'&quot;) &amp; &quot;'&quot;; &quot;&quot;) &amp; &quot;, created_visa='roland', updated_visa='roland'; &quot; &amp; IF(OR([.E180]&lt;&gt;&quot;&quot;; [.F180]&lt;&gt;&quot;&quot;);&quot;INSERT INTO translation_target (lang, translation, translation_source_id, created_visa, updated_visa) VALUES &quot; &amp; IF([.E180]&lt;&gt;&quot;&quot;;&quot;('de', '&quot; &amp; SUBSTITUTE([.E180];&quot;'&quot;; &quot;\'&quot;) &amp; &quot;', LAST_INSERT_ID(), 'roland', 'roland')&quot;; &quot;&quot;) &amp; IF(AND([.E180]&lt;&gt;&quot;&quot;; [.F180]&lt;&gt;&quot;&quot;); &quot;,&quot;; &quot;&quot;) &amp; IF([.F180]&lt;&gt;&quot;&quot;;&quot;('fr', '&quot; &amp; SUBSTITUTE([.F180];&quot;'&quot;; &quot;\'&quot;) &amp; &quot;', LAST_INSERT_ID(), 'roland', 'roland')&quot;; &quot;&quot;) &amp; &quot;;&quot;; &quot;&quot;)" office:value-type="string" office:string-value="INSERT INTO translation_source SET source='Zutrittsberechtigte', location='lobbywatch.module', field = 'lobbywatch_menu', created_visa='roland', updated_visa='roland'; " calcext:value-type="string">
            <text:p>INSERT INTO translation_source SET source='Zutrittsberechtigte', location='lobbywatch.module', field = 'lobbywatch_menu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Branchen</text:p>
          </table:table-cell>
          <table:table-cell table:number-columns-repeated="5"/>
          <table:table-cell table:formula="of:=&quot;INSERT INTO translation_source SET source='&quot; &amp; SUBSTITUTE([.C181];&quot;'&quot;; &quot;\'&quot;) &amp; &quot;', location='&quot; &amp;SUBSTITUTE([.A181];&quot;'&quot;; &quot;\'&quot;) &amp; &quot;', field = '&quot; &amp; SUBSTITUTE([.B181];&quot;'&quot;; &quot;\'&quot;) &amp; &quot;'&quot; &amp; IF([.D181]&lt;&gt;&quot;&quot;; &quot;, context = '&quot; &amp; SUBSTITUTE([.D181];&quot;'&quot;; &quot;\'&quot;) &amp; &quot;'&quot;; &quot;&quot;) &amp; &quot;, created_visa='roland', updated_visa='roland'; &quot; &amp; IF(OR([.E181]&lt;&gt;&quot;&quot;; [.F181]&lt;&gt;&quot;&quot;);&quot;INSERT INTO translation_target (lang, translation, translation_source_id, created_visa, updated_visa) VALUES &quot; &amp; IF([.E181]&lt;&gt;&quot;&quot;;&quot;('de', '&quot; &amp; SUBSTITUTE([.E181];&quot;'&quot;; &quot;\'&quot;) &amp; &quot;', LAST_INSERT_ID(), 'roland', 'roland')&quot;; &quot;&quot;) &amp; IF(AND([.E181]&lt;&gt;&quot;&quot;; [.F181]&lt;&gt;&quot;&quot;); &quot;,&quot;; &quot;&quot;) &amp; IF([.F181]&lt;&gt;&quot;&quot;;&quot;('fr', '&quot; &amp; SUBSTITUTE([.F181];&quot;'&quot;; &quot;\'&quot;) &amp; &quot;', LAST_INSERT_ID(), 'roland', 'roland')&quot;; &quot;&quot;) &amp; &quot;;&quot;; &quot;&quot;)" office:value-type="string" office:string-value="INSERT INTO translation_source SET source='Branchen', location='lobbywatch.module', field = 'lobbywatch_menu', created_visa='roland', updated_visa='roland'; " calcext:value-type="string">
            <text:p>INSERT INTO translation_source SET source='Branchen', location='lobbywatch.module', field = 'lobbywatch_menu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Kommissionen</text:p>
          </table:table-cell>
          <table:table-cell table:number-columns-repeated="5"/>
          <table:table-cell table:formula="of:=&quot;INSERT INTO translation_source SET source='&quot; &amp; SUBSTITUTE([.C182];&quot;'&quot;; &quot;\'&quot;) &amp; &quot;', location='&quot; &amp;SUBSTITUTE([.A182];&quot;'&quot;; &quot;\'&quot;) &amp; &quot;', field = '&quot; &amp; SUBSTITUTE([.B182];&quot;'&quot;; &quot;\'&quot;) &amp; &quot;'&quot; &amp; IF([.D182]&lt;&gt;&quot;&quot;; &quot;, context = '&quot; &amp; SUBSTITUTE([.D182];&quot;'&quot;; &quot;\'&quot;) &amp; &quot;'&quot;; &quot;&quot;) &amp; &quot;, created_visa='roland', updated_visa='roland'; &quot; &amp; IF(OR([.E182]&lt;&gt;&quot;&quot;; [.F182]&lt;&gt;&quot;&quot;);&quot;INSERT INTO translation_target (lang, translation, translation_source_id, created_visa, updated_visa) VALUES &quot; &amp; IF([.E182]&lt;&gt;&quot;&quot;;&quot;('de', '&quot; &amp; SUBSTITUTE([.E182];&quot;'&quot;; &quot;\'&quot;) &amp; &quot;', LAST_INSERT_ID(), 'roland', 'roland')&quot;; &quot;&quot;) &amp; IF(AND([.E182]&lt;&gt;&quot;&quot;; [.F182]&lt;&gt;&quot;&quot;); &quot;,&quot;; &quot;&quot;) &amp; IF([.F182]&lt;&gt;&quot;&quot;;&quot;('fr', '&quot; &amp; SUBSTITUTE([.F182];&quot;'&quot;; &quot;\'&quot;) &amp; &quot;', LAST_INSERT_ID(), 'roland', 'roland')&quot;; &quot;&quot;) &amp; &quot;;&quot;; &quot;&quot;)" office:value-type="string" office:string-value="INSERT INTO translation_source SET source='Kommissionen', location='lobbywatch.module', field = 'lobbywatch_menu', created_visa='roland', updated_visa='roland'; " calcext:value-type="string">
            <text:p>INSERT INTO translation_source SET source='Kommissionen', location='lobbywatch.module', field = 'lobbywatch_menu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Parteien</text:p>
          </table:table-cell>
          <table:table-cell table:number-columns-repeated="5"/>
          <table:table-cell table:formula="of:=&quot;INSERT INTO translation_source SET source='&quot; &amp; SUBSTITUTE([.C183];&quot;'&quot;; &quot;\'&quot;) &amp; &quot;', location='&quot; &amp;SUBSTITUTE([.A183];&quot;'&quot;; &quot;\'&quot;) &amp; &quot;', field = '&quot; &amp; SUBSTITUTE([.B183];&quot;'&quot;; &quot;\'&quot;) &amp; &quot;'&quot; &amp; IF([.D183]&lt;&gt;&quot;&quot;; &quot;, context = '&quot; &amp; SUBSTITUTE([.D183];&quot;'&quot;; &quot;\'&quot;) &amp; &quot;'&quot;; &quot;&quot;) &amp; &quot;, created_visa='roland', updated_visa='roland'; &quot; &amp; IF(OR([.E183]&lt;&gt;&quot;&quot;; [.F183]&lt;&gt;&quot;&quot;);&quot;INSERT INTO translation_target (lang, translation, translation_source_id, created_visa, updated_visa) VALUES &quot; &amp; IF([.E183]&lt;&gt;&quot;&quot;;&quot;('de', '&quot; &amp; SUBSTITUTE([.E183];&quot;'&quot;; &quot;\'&quot;) &amp; &quot;', LAST_INSERT_ID(), 'roland', 'roland')&quot;; &quot;&quot;) &amp; IF(AND([.E183]&lt;&gt;&quot;&quot;; [.F183]&lt;&gt;&quot;&quot;); &quot;,&quot;; &quot;&quot;) &amp; IF([.F183]&lt;&gt;&quot;&quot;;&quot;('fr', '&quot; &amp; SUBSTITUTE([.F183];&quot;'&quot;; &quot;\'&quot;) &amp; &quot;', LAST_INSERT_ID(), 'roland', 'roland')&quot;; &quot;&quot;) &amp; &quot;;&quot;; &quot;&quot;)" office:value-type="string" office:string-value="INSERT INTO translation_source SET source='Parteien', location='lobbywatch.module', field = 'lobbywatch_menu', created_visa='roland', updated_visa='roland'; " calcext:value-type="string">
            <text:p>INSERT INTO translation_source SET source='Parteien', location='lobbywatch.module', field = 'lobbywatch_menu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Organisationen</text:p>
          </table:table-cell>
          <table:table-cell table:number-columns-repeated="5"/>
          <table:table-cell table:formula="of:=&quot;INSERT INTO translation_source SET source='&quot; &amp; SUBSTITUTE([.C184];&quot;'&quot;; &quot;\'&quot;) &amp; &quot;', location='&quot; &amp;SUBSTITUTE([.A184];&quot;'&quot;; &quot;\'&quot;) &amp; &quot;', field = '&quot; &amp; SUBSTITUTE([.B184];&quot;'&quot;; &quot;\'&quot;) &amp; &quot;'&quot; &amp; IF([.D184]&lt;&gt;&quot;&quot;; &quot;, context = '&quot; &amp; SUBSTITUTE([.D184];&quot;'&quot;; &quot;\'&quot;) &amp; &quot;'&quot;; &quot;&quot;) &amp; &quot;, created_visa='roland', updated_visa='roland'; &quot; &amp; IF(OR([.E184]&lt;&gt;&quot;&quot;; [.F184]&lt;&gt;&quot;&quot;);&quot;INSERT INTO translation_target (lang, translation, translation_source_id, created_visa, updated_visa) VALUES &quot; &amp; IF([.E184]&lt;&gt;&quot;&quot;;&quot;('de', '&quot; &amp; SUBSTITUTE([.E184];&quot;'&quot;; &quot;\'&quot;) &amp; &quot;', LAST_INSERT_ID(), 'roland', 'roland')&quot;; &quot;&quot;) &amp; IF(AND([.E184]&lt;&gt;&quot;&quot;; [.F184]&lt;&gt;&quot;&quot;); &quot;,&quot;; &quot;&quot;) &amp; IF([.F184]&lt;&gt;&quot;&quot;;&quot;('fr', '&quot; &amp; SUBSTITUTE([.F184];&quot;'&quot;; &quot;\'&quot;) &amp; &quot;', LAST_INSERT_ID(), 'roland', 'roland')&quot;; &quot;&quot;) &amp; &quot;;&quot;; &quot;&quot;)" office:value-type="string" office:string-value="INSERT INTO translation_source SET source='Organisationen', location='lobbywatch.module', field = 'lobbywatch_menu', created_visa='roland', updated_visa='roland'; " calcext:value-type="string">
            <text:p>INSERT INTO translation_source SET source='Organisationen', location='lobbywatch.module', field = 'lobbywatch_menu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Wirksamkeit:</text:p>
          </table:table-cell>
          <table:table-cell table:number-columns-repeated="5"/>
          <table:table-cell table:formula="of:=&quot;INSERT INTO translation_source SET source='&quot; &amp; SUBSTITUTE([.C185];&quot;'&quot;; &quot;\'&quot;) &amp; &quot;', location='&quot; &amp;SUBSTITUTE([.A185];&quot;'&quot;; &quot;\'&quot;) &amp; &quot;', field = '&quot; &amp; SUBSTITUTE([.B185];&quot;'&quot;; &quot;\'&quot;) &amp; &quot;'&quot; &amp; IF([.D185]&lt;&gt;&quot;&quot;; &quot;, context = '&quot; &amp; SUBSTITUTE([.D185];&quot;'&quot;; &quot;\'&quot;) &amp; &quot;'&quot;; &quot;&quot;) &amp; &quot;, created_visa='roland', updated_visa='roland'; &quot; &amp; IF(OR([.E185]&lt;&gt;&quot;&quot;; [.F185]&lt;&gt;&quot;&quot;);&quot;INSERT INTO translation_target (lang, translation, translation_source_id, created_visa, updated_visa) VALUES &quot; &amp; IF([.E185]&lt;&gt;&quot;&quot;;&quot;('de', '&quot; &amp; SUBSTITUTE([.E185];&quot;'&quot;; &quot;\'&quot;) &amp; &quot;', LAST_INSERT_ID(), 'roland', 'roland')&quot;; &quot;&quot;) &amp; IF(AND([.E185]&lt;&gt;&quot;&quot;; [.F185]&lt;&gt;&quot;&quot;); &quot;,&quot;; &quot;&quot;) &amp; IF([.F185]&lt;&gt;&quot;&quot;;&quot;('fr', '&quot; &amp; SUBSTITUTE([.F185];&quot;'&quot;; &quot;\'&quot;) &amp; &quot;', LAST_INSERT_ID(), 'roland', 'roland')&quot;; &quot;&quot;) &amp; &quot;;&quot;; &quot;&quot;)" office:value-type="string" office:string-value="INSERT INTO translation_source SET source='Wirksamkeit:', location='lobbywatch.daten.inc', field = '_lobbywatch_legende_wirksamkeit', created_visa='roland', updated_visa='roland'; " calcext:value-type="string">
            <text:p>INSERT INTO translation_source SET source='Wirksamkeit: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hoch</text:p>
          </table:table-cell>
          <table:table-cell table:number-columns-repeated="5"/>
          <table:table-cell table:formula="of:=&quot;INSERT INTO translation_source SET source='&quot; &amp; SUBSTITUTE([.C186];&quot;'&quot;; &quot;\'&quot;) &amp; &quot;', location='&quot; &amp;SUBSTITUTE([.A186];&quot;'&quot;; &quot;\'&quot;) &amp; &quot;', field = '&quot; &amp; SUBSTITUTE([.B186];&quot;'&quot;; &quot;\'&quot;) &amp; &quot;'&quot; &amp; IF([.D186]&lt;&gt;&quot;&quot;; &quot;, context = '&quot; &amp; SUBSTITUTE([.D186];&quot;'&quot;; &quot;\'&quot;) &amp; &quot;'&quot;; &quot;&quot;) &amp; &quot;, created_visa='roland', updated_visa='roland'; &quot; &amp; IF(OR([.E186]&lt;&gt;&quot;&quot;; [.F186]&lt;&gt;&quot;&quot;);&quot;INSERT INTO translation_target (lang, translation, translation_source_id, created_visa, updated_visa) VALUES &quot; &amp; IF([.E186]&lt;&gt;&quot;&quot;;&quot;('de', '&quot; &amp; SUBSTITUTE([.E186];&quot;'&quot;; &quot;\'&quot;) &amp; &quot;', LAST_INSERT_ID(), 'roland', 'roland')&quot;; &quot;&quot;) &amp; IF(AND([.E186]&lt;&gt;&quot;&quot;; [.F186]&lt;&gt;&quot;&quot;); &quot;,&quot;; &quot;&quot;) &amp; IF([.F186]&lt;&gt;&quot;&quot;;&quot;('fr', '&quot; &amp; SUBSTITUTE([.F186];&quot;'&quot;; &quot;\'&quot;) &amp; &quot;', LAST_INSERT_ID(), 'roland', 'roland')&quot;; &quot;&quot;) &amp; &quot;;&quot;; &quot;&quot;)" office:value-type="string" office:string-value="INSERT INTO translation_source SET source='hoch', location='lobbywatch.daten.inc', field = '_lobbywatch_legende_wirksamkeit', created_visa='roland', updated_visa='roland'; " calcext:value-type="string">
            <text:p>INSERT INTO translation_source SET source='hoch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mittel</text:p>
          </table:table-cell>
          <table:table-cell table:number-columns-repeated="5"/>
          <table:table-cell table:formula="of:=&quot;INSERT INTO translation_source SET source='&quot; &amp; SUBSTITUTE([.C187];&quot;'&quot;; &quot;\'&quot;) &amp; &quot;', location='&quot; &amp;SUBSTITUTE([.A187];&quot;'&quot;; &quot;\'&quot;) &amp; &quot;', field = '&quot; &amp; SUBSTITUTE([.B187];&quot;'&quot;; &quot;\'&quot;) &amp; &quot;'&quot; &amp; IF([.D187]&lt;&gt;&quot;&quot;; &quot;, context = '&quot; &amp; SUBSTITUTE([.D187];&quot;'&quot;; &quot;\'&quot;) &amp; &quot;'&quot;; &quot;&quot;) &amp; &quot;, created_visa='roland', updated_visa='roland'; &quot; &amp; IF(OR([.E187]&lt;&gt;&quot;&quot;; [.F187]&lt;&gt;&quot;&quot;);&quot;INSERT INTO translation_target (lang, translation, translation_source_id, created_visa, updated_visa) VALUES &quot; &amp; IF([.E187]&lt;&gt;&quot;&quot;;&quot;('de', '&quot; &amp; SUBSTITUTE([.E187];&quot;'&quot;; &quot;\'&quot;) &amp; &quot;', LAST_INSERT_ID(), 'roland', 'roland')&quot;; &quot;&quot;) &amp; IF(AND([.E187]&lt;&gt;&quot;&quot;; [.F187]&lt;&gt;&quot;&quot;); &quot;,&quot;; &quot;&quot;) &amp; IF([.F187]&lt;&gt;&quot;&quot;;&quot;('fr', '&quot; &amp; SUBSTITUTE([.F187];&quot;'&quot;; &quot;\'&quot;) &amp; &quot;', LAST_INSERT_ID(), 'roland', 'roland')&quot;; &quot;&quot;) &amp; &quot;;&quot;; &quot;&quot;)" office:value-type="string" office:string-value="INSERT INTO translation_source SET source='mittel', location='lobbywatch.daten.inc', field = '_lobbywatch_legende_wirksamkeit', created_visa='roland', updated_visa='roland'; " calcext:value-type="string">
            <text:p>INSERT INTO translation_source SET source='mittel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gering</text:p>
          </table:table-cell>
          <table:table-cell table:number-columns-repeated="5"/>
          <table:table-cell table:formula="of:=&quot;INSERT INTO translation_source SET source='&quot; &amp; SUBSTITUTE([.C188];&quot;'&quot;; &quot;\'&quot;) &amp; &quot;', location='&quot; &amp;SUBSTITUTE([.A188];&quot;'&quot;; &quot;\'&quot;) &amp; &quot;', field = '&quot; &amp; SUBSTITUTE([.B188];&quot;'&quot;; &quot;\'&quot;) &amp; &quot;'&quot; &amp; IF([.D188]&lt;&gt;&quot;&quot;; &quot;, context = '&quot; &amp; SUBSTITUTE([.D188];&quot;'&quot;; &quot;\'&quot;) &amp; &quot;'&quot;; &quot;&quot;) &amp; &quot;, created_visa='roland', updated_visa='roland'; &quot; &amp; IF(OR([.E188]&lt;&gt;&quot;&quot;; [.F188]&lt;&gt;&quot;&quot;);&quot;INSERT INTO translation_target (lang, translation, translation_source_id, created_visa, updated_visa) VALUES &quot; &amp; IF([.E188]&lt;&gt;&quot;&quot;;&quot;('de', '&quot; &amp; SUBSTITUTE([.E188];&quot;'&quot;; &quot;\'&quot;) &amp; &quot;', LAST_INSERT_ID(), 'roland', 'roland')&quot;; &quot;&quot;) &amp; IF(AND([.E188]&lt;&gt;&quot;&quot;; [.F188]&lt;&gt;&quot;&quot;); &quot;,&quot;; &quot;&quot;) &amp; IF([.F188]&lt;&gt;&quot;&quot;;&quot;('fr', '&quot; &amp; SUBSTITUTE([.F188];&quot;'&quot;; &quot;\'&quot;) &amp; &quot;', LAST_INSERT_ID(), 'roland', 'roland')&quot;; &quot;&quot;) &amp; &quot;;&quot;; &quot;&quot;)" office:value-type="string" office:string-value="INSERT INTO translation_source SET source='gering', location='lobbywatch.daten.inc', field = '_lobbywatch_legende_wirksamkeit', created_visa='roland', updated_visa='roland'; " calcext:value-type="string">
            <text:p>INSERT INTO translation_source SET source='gering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Zeige Erklärung</text:p>
          </table:table-cell>
          <table:table-cell table:number-columns-repeated="5"/>
          <table:table-cell table:formula="of:=&quot;INSERT INTO translation_source SET source='&quot; &amp; SUBSTITUTE([.C189];&quot;'&quot;; &quot;\'&quot;) &amp; &quot;', location='&quot; &amp;SUBSTITUTE([.A189];&quot;'&quot;; &quot;\'&quot;) &amp; &quot;', field = '&quot; &amp; SUBSTITUTE([.B189];&quot;'&quot;; &quot;\'&quot;) &amp; &quot;'&quot; &amp; IF([.D189]&lt;&gt;&quot;&quot;; &quot;, context = '&quot; &amp; SUBSTITUTE([.D189];&quot;'&quot;; &quot;\'&quot;) &amp; &quot;'&quot;; &quot;&quot;) &amp; &quot;, created_visa='roland', updated_visa='roland'; &quot; &amp; IF(OR([.E189]&lt;&gt;&quot;&quot;; [.F189]&lt;&gt;&quot;&quot;);&quot;INSERT INTO translation_target (lang, translation, translation_source_id, created_visa, updated_visa) VALUES &quot; &amp; IF([.E189]&lt;&gt;&quot;&quot;;&quot;('de', '&quot; &amp; SUBSTITUTE([.E189];&quot;'&quot;; &quot;\'&quot;) &amp; &quot;', LAST_INSERT_ID(), 'roland', 'roland')&quot;; &quot;&quot;) &amp; IF(AND([.E189]&lt;&gt;&quot;&quot;; [.F189]&lt;&gt;&quot;&quot;); &quot;,&quot;; &quot;&quot;) &amp; IF([.F189]&lt;&gt;&quot;&quot;;&quot;('fr', '&quot; &amp; SUBSTITUTE([.F189];&quot;'&quot;; &quot;\'&quot;) &amp; &quot;', LAST_INSERT_ID(), 'roland', 'roland')&quot;; &quot;&quot;) &amp; &quot;;&quot;; &quot;&quot;)" office:value-type="string" office:string-value="INSERT INTO translation_source SET source='Zeige Erklärung', location='lobbywatch.daten.inc', field = '_lobbywatch_legende_wirksamkeit', created_visa='roland', updated_visa='roland'; " calcext:value-type="string">
            <text:p>INSERT INTO translation_source SET source='Zeige Erklärung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Verstecke Erklärung</text:p>
          </table:table-cell>
          <table:table-cell table:number-columns-repeated="5"/>
          <table:table-cell table:formula="of:=&quot;INSERT INTO translation_source SET source='&quot; &amp; SUBSTITUTE([.C190];&quot;'&quot;; &quot;\'&quot;) &amp; &quot;', location='&quot; &amp;SUBSTITUTE([.A190];&quot;'&quot;; &quot;\'&quot;) &amp; &quot;', field = '&quot; &amp; SUBSTITUTE([.B190];&quot;'&quot;; &quot;\'&quot;) &amp; &quot;'&quot; &amp; IF([.D190]&lt;&gt;&quot;&quot;; &quot;, context = '&quot; &amp; SUBSTITUTE([.D190];&quot;'&quot;; &quot;\'&quot;) &amp; &quot;'&quot;; &quot;&quot;) &amp; &quot;, created_visa='roland', updated_visa='roland'; &quot; &amp; IF(OR([.E190]&lt;&gt;&quot;&quot;; [.F190]&lt;&gt;&quot;&quot;);&quot;INSERT INTO translation_target (lang, translation, translation_source_id, created_visa, updated_visa) VALUES &quot; &amp; IF([.E190]&lt;&gt;&quot;&quot;;&quot;('de', '&quot; &amp; SUBSTITUTE([.E190];&quot;'&quot;; &quot;\'&quot;) &amp; &quot;', LAST_INSERT_ID(), 'roland', 'roland')&quot;; &quot;&quot;) &amp; IF(AND([.E190]&lt;&gt;&quot;&quot;; [.F190]&lt;&gt;&quot;&quot;); &quot;,&quot;; &quot;&quot;) &amp; IF([.F190]&lt;&gt;&quot;&quot;;&quot;('fr', '&quot; &amp; SUBSTITUTE([.F190];&quot;'&quot;; &quot;\'&quot;) &amp; &quot;', LAST_INSERT_ID(), 'roland', 'roland')&quot;; &quot;&quot;) &amp; &quot;;&quot;; &quot;&quot;)" office:value-type="string" office:string-value="INSERT INTO translation_source SET source='Verstecke Erklärung', location='lobbywatch.daten.inc', field = '_lobbywatch_legende_wirksamkeit', created_visa='roland', updated_visa='roland'; " calcext:value-type="string">
            <text:p>INSERT INTO translation_source SET source='Verstecke Erklärung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Wirksame und weniger wirksame Lobbys</text:p>
          </table:table-cell>
          <table:table-cell table:number-columns-repeated="5"/>
          <table:table-cell table:formula="of:=&quot;INSERT INTO translation_source SET source='&quot; &amp; SUBSTITUTE([.C191];&quot;'&quot;; &quot;\'&quot;) &amp; &quot;', location='&quot; &amp;SUBSTITUTE([.A191];&quot;'&quot;; &quot;\'&quot;) &amp; &quot;', field = '&quot; &amp; SUBSTITUTE([.B191];&quot;'&quot;; &quot;\'&quot;) &amp; &quot;'&quot; &amp; IF([.D191]&lt;&gt;&quot;&quot;; &quot;, context = '&quot; &amp; SUBSTITUTE([.D191];&quot;'&quot;; &quot;\'&quot;) &amp; &quot;'&quot;; &quot;&quot;) &amp; &quot;, created_visa='roland', updated_visa='roland'; &quot; &amp; IF(OR([.E191]&lt;&gt;&quot;&quot;; [.F191]&lt;&gt;&quot;&quot;);&quot;INSERT INTO translation_target (lang, translation, translation_source_id, created_visa, updated_visa) VALUES &quot; &amp; IF([.E191]&lt;&gt;&quot;&quot;;&quot;('de', '&quot; &amp; SUBSTITUTE([.E191];&quot;'&quot;; &quot;\'&quot;) &amp; &quot;', LAST_INSERT_ID(), 'roland', 'roland')&quot;; &quot;&quot;) &amp; IF(AND([.E191]&lt;&gt;&quot;&quot;; [.F191]&lt;&gt;&quot;&quot;); &quot;,&quot;; &quot;&quot;) &amp; IF([.F191]&lt;&gt;&quot;&quot;;&quot;('fr', '&quot; &amp; SUBSTITUTE([.F191];&quot;'&quot;; &quot;\'&quot;) &amp; &quot;', LAST_INSERT_ID(), 'roland', 'roland')&quot;; &quot;&quot;) &amp; &quot;;&quot;; &quot;&quot;)" office:value-type="string" office:string-value="INSERT INTO translation_source SET source='Wirksame und weniger wirksame Lobbys', location='lobbywatch.daten.inc', field = '_lobbywatch_legende_wirksamkeit', created_visa='roland', updated_visa='roland'; " calcext:value-type="string">
            <text:p>INSERT INTO translation_source SET source='Wirksame und weniger wirksame Lobbys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Anhand der Farbe lässt sich die Wirksamkeit einer Lobbyorganisation ablesen</text:p>
          </table:table-cell>
          <table:table-cell table:number-columns-repeated="5"/>
          <table:table-cell table:formula="of:=&quot;INSERT INTO translation_source SET source='&quot; &amp; SUBSTITUTE([.C192];&quot;'&quot;; &quot;\'&quot;) &amp; &quot;', location='&quot; &amp;SUBSTITUTE([.A192];&quot;'&quot;; &quot;\'&quot;) &amp; &quot;', field = '&quot; &amp; SUBSTITUTE([.B192];&quot;'&quot;; &quot;\'&quot;) &amp; &quot;'&quot; &amp; IF([.D192]&lt;&gt;&quot;&quot;; &quot;, context = '&quot; &amp; SUBSTITUTE([.D192];&quot;'&quot;; &quot;\'&quot;) &amp; &quot;'&quot;; &quot;&quot;) &amp; &quot;, created_visa='roland', updated_visa='roland'; &quot; &amp; IF(OR([.E192]&lt;&gt;&quot;&quot;; [.F192]&lt;&gt;&quot;&quot;);&quot;INSERT INTO translation_target (lang, translation, translation_source_id, created_visa, updated_visa) VALUES &quot; &amp; IF([.E192]&lt;&gt;&quot;&quot;;&quot;('de', '&quot; &amp; SUBSTITUTE([.E192];&quot;'&quot;; &quot;\'&quot;) &amp; &quot;', LAST_INSERT_ID(), 'roland', 'roland')&quot;; &quot;&quot;) &amp; IF(AND([.E192]&lt;&gt;&quot;&quot;; [.F192]&lt;&gt;&quot;&quot;); &quot;,&quot;; &quot;&quot;) &amp; IF([.F192]&lt;&gt;&quot;&quot;;&quot;('fr', '&quot; &amp; SUBSTITUTE([.F192];&quot;'&quot;; &quot;\'&quot;) &amp; &quot;', LAST_INSERT_ID(), 'roland', 'roland')&quot;; &quot;&quot;) &amp; &quot;;&quot;; &quot;&quot;)" office:value-type="string" office:string-value="INSERT INTO translation_source SET source='Anhand der Farbe lässt sich die Wirksamkeit einer Lobbyorganisation ablesen', location='lobbywatch.daten.inc', field = '_lobbywatch_legende_wirksamkeit', created_visa='roland', updated_visa='roland'; " calcext:value-type="string">
            <text:p>INSERT INTO translation_source SET source='Anhand der Farbe lässt sich die Wirksamkeit einer Lobbyorganisation ablesen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Für den Einflussfaktor «hoch», muss die Lobbyorganisation</text:p>
          </table:table-cell>
          <table:table-cell table:number-columns-repeated="5"/>
          <table:table-cell table:formula="of:=&quot;INSERT INTO translation_source SET source='&quot; &amp; SUBSTITUTE([.C193];&quot;'&quot;; &quot;\'&quot;) &amp; &quot;', location='&quot; &amp;SUBSTITUTE([.A193];&quot;'&quot;; &quot;\'&quot;) &amp; &quot;', field = '&quot; &amp; SUBSTITUTE([.B193];&quot;'&quot;; &quot;\'&quot;) &amp; &quot;'&quot; &amp; IF([.D193]&lt;&gt;&quot;&quot;; &quot;, context = '&quot; &amp; SUBSTITUTE([.D193];&quot;'&quot;; &quot;\'&quot;) &amp; &quot;'&quot;; &quot;&quot;) &amp; &quot;, created_visa='roland', updated_visa='roland'; &quot; &amp; IF(OR([.E193]&lt;&gt;&quot;&quot;; [.F193]&lt;&gt;&quot;&quot;);&quot;INSERT INTO translation_target (lang, translation, translation_source_id, created_visa, updated_visa) VALUES &quot; &amp; IF([.E193]&lt;&gt;&quot;&quot;;&quot;('de', '&quot; &amp; SUBSTITUTE([.E193];&quot;'&quot;; &quot;\'&quot;) &amp; &quot;', LAST_INSERT_ID(), 'roland', 'roland')&quot;; &quot;&quot;) &amp; IF(AND([.E193]&lt;&gt;&quot;&quot;; [.F193]&lt;&gt;&quot;&quot;); &quot;,&quot;; &quot;&quot;) &amp; IF([.F193]&lt;&gt;&quot;&quot;;&quot;('fr', '&quot; &amp; SUBSTITUTE([.F193];&quot;'&quot;; &quot;\'&quot;) &amp; &quot;', LAST_INSERT_ID(), 'roland', 'roland')&quot;; &quot;&quot;) &amp; &quot;;&quot;; &quot;&quot;)" office:value-type="string" office:string-value="INSERT INTO translation_source SET source='Für den Einflussfaktor «hoch», muss die Lobbyorganisation', location='lobbywatch.daten.inc', field = '_lobbywatch_legende_wirksamkeit', created_visa='roland', updated_visa='roland'; " calcext:value-type="string">
            <text:p>INSERT INTO translation_source SET source='Für den Einflussfaktor «hoch», muss die Lobbyorganisation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immer oder punktuell an Gesetzesrevisionen mitarbeiten (Vernehmlassungen);</text:p>
          </table:table-cell>
          <table:table-cell table:number-columns-repeated="5"/>
          <table:table-cell table:formula="of:=&quot;INSERT INTO translation_source SET source='&quot; &amp; SUBSTITUTE([.C194];&quot;'&quot;; &quot;\'&quot;) &amp; &quot;', location='&quot; &amp;SUBSTITUTE([.A194];&quot;'&quot;; &quot;\'&quot;) &amp; &quot;', field = '&quot; &amp; SUBSTITUTE([.B194];&quot;'&quot;; &quot;\'&quot;) &amp; &quot;'&quot; &amp; IF([.D194]&lt;&gt;&quot;&quot;; &quot;, context = '&quot; &amp; SUBSTITUTE([.D194];&quot;'&quot;; &quot;\'&quot;) &amp; &quot;'&quot;; &quot;&quot;) &amp; &quot;, created_visa='roland', updated_visa='roland'; &quot; &amp; IF(OR([.E194]&lt;&gt;&quot;&quot;; [.F194]&lt;&gt;&quot;&quot;);&quot;INSERT INTO translation_target (lang, translation, translation_source_id, created_visa, updated_visa) VALUES &quot; &amp; IF([.E194]&lt;&gt;&quot;&quot;;&quot;('de', '&quot; &amp; SUBSTITUTE([.E194];&quot;'&quot;; &quot;\'&quot;) &amp; &quot;', LAST_INSERT_ID(), 'roland', 'roland')&quot;; &quot;&quot;) &amp; IF(AND([.E194]&lt;&gt;&quot;&quot;; [.F194]&lt;&gt;&quot;&quot;); &quot;,&quot;; &quot;&quot;) &amp; IF([.F194]&lt;&gt;&quot;&quot;;&quot;('fr', '&quot; &amp; SUBSTITUTE([.F194];&quot;'&quot;; &quot;\'&quot;) &amp; &quot;', LAST_INSERT_ID(), 'roland', 'roland')&quot;; &quot;&quot;) &amp; &quot;;&quot;; &quot;&quot;)" office:value-type="string" office:string-value="INSERT INTO translation_source SET source='immer oder punktuell an Gesetzesrevisionen mitarbeiten (Vernehmlassungen);', location='lobbywatch.daten.inc', field = '_lobbywatch_legende_wirksamkeit', created_visa='roland', updated_visa='roland'; " calcext:value-type="string">
            <text:p>INSERT INTO translation_source SET source='immer oder punktuell an Gesetzesrevisionen mitarbeiten (Vernehmlassungen);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im Parlament mit einer Person vertreten sein, die im Verband, in der Organisation et cetera eine Führungsaufgabe wahrnimmt (Geschäftsleitung, Verwaltungsrat, Stiftungsrat);</text:p>
          </table:table-cell>
          <table:table-cell table:number-columns-repeated="5"/>
          <table:table-cell table:formula="of:=&quot;INSERT INTO translation_source SET source='&quot; &amp; SUBSTITUTE([.C195];&quot;'&quot;; &quot;\'&quot;) &amp; &quot;', location='&quot; &amp;SUBSTITUTE([.A195];&quot;'&quot;; &quot;\'&quot;) &amp; &quot;', field = '&quot; &amp; SUBSTITUTE([.B195];&quot;'&quot;; &quot;\'&quot;) &amp; &quot;'&quot; &amp; IF([.D195]&lt;&gt;&quot;&quot;; &quot;, context = '&quot; &amp; SUBSTITUTE([.D195];&quot;'&quot;; &quot;\'&quot;) &amp; &quot;'&quot;; &quot;&quot;) &amp; &quot;, created_visa='roland', updated_visa='roland'; &quot; &amp; IF(OR([.E195]&lt;&gt;&quot;&quot;; [.F195]&lt;&gt;&quot;&quot;);&quot;INSERT INTO translation_target (lang, translation, translation_source_id, created_visa, updated_visa) VALUES &quot; &amp; IF([.E195]&lt;&gt;&quot;&quot;;&quot;('de', '&quot; &amp; SUBSTITUTE([.E195];&quot;'&quot;; &quot;\'&quot;) &amp; &quot;', LAST_INSERT_ID(), 'roland', 'roland')&quot;; &quot;&quot;) &amp; IF(AND([.E195]&lt;&gt;&quot;&quot;; [.F195]&lt;&gt;&quot;&quot;); &quot;,&quot;; &quot;&quot;) &amp; IF([.F195]&lt;&gt;&quot;&quot;;&quot;('fr', '&quot; &amp; SUBSTITUTE([.F195];&quot;'&quot;; &quot;\'&quot;) &amp; &quot;', LAST_INSERT_ID(), 'roland', 'roland')&quot;; &quot;&quot;) &amp; &quot;;&quot;; &quot;&quot;)" office:value-type="string" office:string-value="INSERT INTO translation_source SET source='im Parlament mit einer Person vertreten sein, die im Verband, in der Organisation et cetera eine Führungsaufgabe wahrnimmt (Geschäftsleitung, Verwaltungsrat, Stiftungsrat);', location='lobbywatch.daten.inc', field = '_lobbywatch_legende_wirksamkeit', created_visa='roland', updated_visa='roland'; " calcext:value-type="string">
            <text:p>INSERT INTO translation_source SET source='im Parlament mit einer Person vertreten sein, die im Verband, in der Organisation et cetera eine Führungsaufgabe wahrnimmt (Geschäftsleitung, Verwaltungsrat, Stiftungsrat);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mit ihrem Parlamentsmitglied in der behandelnden Kommission (z.B. Gesundheitskommission) vertreten sein.</text:p>
          </table:table-cell>
          <table:table-cell table:number-columns-repeated="5"/>
          <table:table-cell table:formula="of:=&quot;INSERT INTO translation_source SET source='&quot; &amp; SUBSTITUTE([.C196];&quot;'&quot;; &quot;\'&quot;) &amp; &quot;', location='&quot; &amp;SUBSTITUTE([.A196];&quot;'&quot;; &quot;\'&quot;) &amp; &quot;', field = '&quot; &amp; SUBSTITUTE([.B196];&quot;'&quot;; &quot;\'&quot;) &amp; &quot;'&quot; &amp; IF([.D196]&lt;&gt;&quot;&quot;; &quot;, context = '&quot; &amp; SUBSTITUTE([.D196];&quot;'&quot;; &quot;\'&quot;) &amp; &quot;'&quot;; &quot;&quot;) &amp; &quot;, created_visa='roland', updated_visa='roland'; &quot; &amp; IF(OR([.E196]&lt;&gt;&quot;&quot;; [.F196]&lt;&gt;&quot;&quot;);&quot;INSERT INTO translation_target (lang, translation, translation_source_id, created_visa, updated_visa) VALUES &quot; &amp; IF([.E196]&lt;&gt;&quot;&quot;;&quot;('de', '&quot; &amp; SUBSTITUTE([.E196];&quot;'&quot;; &quot;\'&quot;) &amp; &quot;', LAST_INSERT_ID(), 'roland', 'roland')&quot;; &quot;&quot;) &amp; IF(AND([.E196]&lt;&gt;&quot;&quot;; [.F196]&lt;&gt;&quot;&quot;); &quot;,&quot;; &quot;&quot;) &amp; IF([.F196]&lt;&gt;&quot;&quot;;&quot;('fr', '&quot; &amp; SUBSTITUTE([.F196];&quot;'&quot;; &quot;\'&quot;) &amp; &quot;', LAST_INSERT_ID(), 'roland', 'roland')&quot;; &quot;&quot;) &amp; &quot;;&quot;; &quot;&quot;)" office:value-type="string" office:string-value="INSERT INTO translation_source SET source='mit ihrem Parlamentsmitglied in der behandelnden Kommission (z.B. Gesundheitskommission) vertreten sein.', location='lobbywatch.daten.inc', field = '_lobbywatch_legende_wirksamkeit', created_visa='roland', updated_visa='roland'; " calcext:value-type="string">
            <text:p>INSERT INTO translation_source SET source='mit ihrem Parlamentsmitglied in der behandelnden Kommission (z.B. Gesundheitskommission) vertreten sein.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Für den Einflussfaktor «mittel» muss die Lobbyorganisation</text:p>
          </table:table-cell>
          <table:table-cell table:number-columns-repeated="5"/>
          <table:table-cell table:formula="of:=&quot;INSERT INTO translation_source SET source='&quot; &amp; SUBSTITUTE([.C197];&quot;'&quot;; &quot;\'&quot;) &amp; &quot;', location='&quot; &amp;SUBSTITUTE([.A197];&quot;'&quot;; &quot;\'&quot;) &amp; &quot;', field = '&quot; &amp; SUBSTITUTE([.B197];&quot;'&quot;; &quot;\'&quot;) &amp; &quot;'&quot; &amp; IF([.D197]&lt;&gt;&quot;&quot;; &quot;, context = '&quot; &amp; SUBSTITUTE([.D197];&quot;'&quot;; &quot;\'&quot;) &amp; &quot;'&quot;; &quot;&quot;) &amp; &quot;, created_visa='roland', updated_visa='roland'; &quot; &amp; IF(OR([.E197]&lt;&gt;&quot;&quot;; [.F197]&lt;&gt;&quot;&quot;);&quot;INSERT INTO translation_target (lang, translation, translation_source_id, created_visa, updated_visa) VALUES &quot; &amp; IF([.E197]&lt;&gt;&quot;&quot;;&quot;('de', '&quot; &amp; SUBSTITUTE([.E197];&quot;'&quot;; &quot;\'&quot;) &amp; &quot;', LAST_INSERT_ID(), 'roland', 'roland')&quot;; &quot;&quot;) &amp; IF(AND([.E197]&lt;&gt;&quot;&quot;; [.F197]&lt;&gt;&quot;&quot;); &quot;,&quot;; &quot;&quot;) &amp; IF([.F197]&lt;&gt;&quot;&quot;;&quot;('fr', '&quot; &amp; SUBSTITUTE([.F197];&quot;'&quot;; &quot;\'&quot;) &amp; &quot;', LAST_INSERT_ID(), 'roland', 'roland')&quot;; &quot;&quot;) &amp; &quot;;&quot;; &quot;&quot;)" office:value-type="string" office:string-value="INSERT INTO translation_source SET source='Für den Einflussfaktor «mittel» muss die Lobbyorganisation', location='lobbywatch.daten.inc', field = '_lobbywatch_legende_wirksamkeit', created_visa='roland', updated_visa='roland'; " calcext:value-type="string">
            <text:p>INSERT INTO translation_source SET source='Für den Einflussfaktor «mittel» muss die Lobbyorganisation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punktuell an Gesetzesrevisionen mitarbeiten (Vernehmlassungen);</text:p>
          </table:table-cell>
          <table:table-cell table:number-columns-repeated="5"/>
          <table:table-cell table:formula="of:=&quot;INSERT INTO translation_source SET source='&quot; &amp; SUBSTITUTE([.C198];&quot;'&quot;; &quot;\'&quot;) &amp; &quot;', location='&quot; &amp;SUBSTITUTE([.A198];&quot;'&quot;; &quot;\'&quot;) &amp; &quot;', field = '&quot; &amp; SUBSTITUTE([.B198];&quot;'&quot;; &quot;\'&quot;) &amp; &quot;'&quot; &amp; IF([.D198]&lt;&gt;&quot;&quot;; &quot;, context = '&quot; &amp; SUBSTITUTE([.D198];&quot;'&quot;; &quot;\'&quot;) &amp; &quot;'&quot;; &quot;&quot;) &amp; &quot;, created_visa='roland', updated_visa='roland'; &quot; &amp; IF(OR([.E198]&lt;&gt;&quot;&quot;; [.F198]&lt;&gt;&quot;&quot;);&quot;INSERT INTO translation_target (lang, translation, translation_source_id, created_visa, updated_visa) VALUES &quot; &amp; IF([.E198]&lt;&gt;&quot;&quot;;&quot;('de', '&quot; &amp; SUBSTITUTE([.E198];&quot;'&quot;; &quot;\'&quot;) &amp; &quot;', LAST_INSERT_ID(), 'roland', 'roland')&quot;; &quot;&quot;) &amp; IF(AND([.E198]&lt;&gt;&quot;&quot;; [.F198]&lt;&gt;&quot;&quot;); &quot;,&quot;; &quot;&quot;) &amp; IF([.F198]&lt;&gt;&quot;&quot;;&quot;('fr', '&quot; &amp; SUBSTITUTE([.F198];&quot;'&quot;; &quot;\'&quot;) &amp; &quot;', LAST_INSERT_ID(), 'roland', 'roland')&quot;; &quot;&quot;) &amp; &quot;;&quot;; &quot;&quot;)" office:value-type="string" office:string-value="INSERT INTO translation_source SET source='punktuell an Gesetzesrevisionen mitarbeiten (Vernehmlassungen);', location='lobbywatch.daten.inc', field = '_lobbywatch_legende_wirksamkeit', created_visa='roland', updated_visa='roland'; " calcext:value-type="string">
            <text:p>INSERT INTO translation_source SET source='punktuell an Gesetzesrevisionen mitarbeiten (Vernehmlassungen);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im Parlament mit einem Mitglied oder Beirat (Patronatskomitee et cetera) vertreten sein.</text:p>
          </table:table-cell>
          <table:table-cell table:number-columns-repeated="5"/>
          <table:table-cell table:formula="of:=&quot;INSERT INTO translation_source SET source='&quot; &amp; SUBSTITUTE([.C199];&quot;'&quot;; &quot;\'&quot;) &amp; &quot;', location='&quot; &amp;SUBSTITUTE([.A199];&quot;'&quot;; &quot;\'&quot;) &amp; &quot;', field = '&quot; &amp; SUBSTITUTE([.B199];&quot;'&quot;; &quot;\'&quot;) &amp; &quot;'&quot; &amp; IF([.D199]&lt;&gt;&quot;&quot;; &quot;, context = '&quot; &amp; SUBSTITUTE([.D199];&quot;'&quot;; &quot;\'&quot;) &amp; &quot;'&quot;; &quot;&quot;) &amp; &quot;, created_visa='roland', updated_visa='roland'; &quot; &amp; IF(OR([.E199]&lt;&gt;&quot;&quot;; [.F199]&lt;&gt;&quot;&quot;);&quot;INSERT INTO translation_target (lang, translation, translation_source_id, created_visa, updated_visa) VALUES &quot; &amp; IF([.E199]&lt;&gt;&quot;&quot;;&quot;('de', '&quot; &amp; SUBSTITUTE([.E199];&quot;'&quot;; &quot;\'&quot;) &amp; &quot;', LAST_INSERT_ID(), 'roland', 'roland')&quot;; &quot;&quot;) &amp; IF(AND([.E199]&lt;&gt;&quot;&quot;; [.F199]&lt;&gt;&quot;&quot;); &quot;,&quot;; &quot;&quot;) &amp; IF([.F199]&lt;&gt;&quot;&quot;;&quot;('fr', '&quot; &amp; SUBSTITUTE([.F199];&quot;'&quot;; &quot;\'&quot;) &amp; &quot;', LAST_INSERT_ID(), 'roland', 'roland')&quot;; &quot;&quot;) &amp; &quot;;&quot;; &quot;&quot;)" office:value-type="string" office:string-value="INSERT INTO translation_source SET source='im Parlament mit einem Mitglied oder Beirat (Patronatskomitee et cetera) vertreten sein.', location='lobbywatch.daten.inc', field = '_lobbywatch_legende_wirksamkeit', created_visa='roland', updated_visa='roland'; " calcext:value-type="string">
            <text:p>INSERT INTO translation_source SET source='im Parlament mit einem Mitglied oder Beirat (Patronatskomitee et cetera) vertreten sein.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Für den Einflussfaktor «gering» muss die Lobbyorganisation</text:p>
          </table:table-cell>
          <table:table-cell table:number-columns-repeated="5"/>
          <table:table-cell table:formula="of:=&quot;INSERT INTO translation_source SET source='&quot; &amp; SUBSTITUTE([.C200];&quot;'&quot;; &quot;\'&quot;) &amp; &quot;', location='&quot; &amp;SUBSTITUTE([.A200];&quot;'&quot;; &quot;\'&quot;) &amp; &quot;', field = '&quot; &amp; SUBSTITUTE([.B200];&quot;'&quot;; &quot;\'&quot;) &amp; &quot;'&quot; &amp; IF([.D200]&lt;&gt;&quot;&quot;; &quot;, context = '&quot; &amp; SUBSTITUTE([.D200];&quot;'&quot;; &quot;\'&quot;) &amp; &quot;'&quot;; &quot;&quot;) &amp; &quot;, created_visa='roland', updated_visa='roland'; &quot; &amp; IF(OR([.E200]&lt;&gt;&quot;&quot;; [.F200]&lt;&gt;&quot;&quot;);&quot;INSERT INTO translation_target (lang, translation, translation_source_id, created_visa, updated_visa) VALUES &quot; &amp; IF([.E200]&lt;&gt;&quot;&quot;;&quot;('de', '&quot; &amp; SUBSTITUTE([.E200];&quot;'&quot;; &quot;\'&quot;) &amp; &quot;', LAST_INSERT_ID(), 'roland', 'roland')&quot;; &quot;&quot;) &amp; IF(AND([.E200]&lt;&gt;&quot;&quot;; [.F200]&lt;&gt;&quot;&quot;); &quot;,&quot;; &quot;&quot;) &amp; IF([.F200]&lt;&gt;&quot;&quot;;&quot;('fr', '&quot; &amp; SUBSTITUTE([.F200];&quot;'&quot;; &quot;\'&quot;) &amp; &quot;', LAST_INSERT_ID(), 'roland', 'roland')&quot;; &quot;&quot;) &amp; &quot;;&quot;; &quot;&quot;)" office:value-type="string" office:string-value="INSERT INTO translation_source SET source='Für den Einflussfaktor «gering» muss die Lobbyorganisation', location='lobbywatch.daten.inc', field = '_lobbywatch_legende_wirksamkeit', created_visa='roland', updated_visa='roland'; " calcext:value-type="string">
            <text:p>INSERT INTO translation_source SET source='Für den Einflussfaktor «gering» muss die Lobbyorganisation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nie an Gesetzesrevisionen mitarbeiten (Vernehmlassungen);</text:p>
          </table:table-cell>
          <table:table-cell table:number-columns-repeated="5"/>
          <table:table-cell table:formula="of:=&quot;INSERT INTO translation_source SET source='&quot; &amp; SUBSTITUTE([.C201];&quot;'&quot;; &quot;\'&quot;) &amp; &quot;', location='&quot; &amp;SUBSTITUTE([.A201];&quot;'&quot;; &quot;\'&quot;) &amp; &quot;', field = '&quot; &amp; SUBSTITUTE([.B201];&quot;'&quot;; &quot;\'&quot;) &amp; &quot;'&quot; &amp; IF([.D201]&lt;&gt;&quot;&quot;; &quot;, context = '&quot; &amp; SUBSTITUTE([.D201];&quot;'&quot;; &quot;\'&quot;) &amp; &quot;'&quot;; &quot;&quot;) &amp; &quot;, created_visa='roland', updated_visa='roland'; &quot; &amp; IF(OR([.E201]&lt;&gt;&quot;&quot;; [.F201]&lt;&gt;&quot;&quot;);&quot;INSERT INTO translation_target (lang, translation, translation_source_id, created_visa, updated_visa) VALUES &quot; &amp; IF([.E201]&lt;&gt;&quot;&quot;;&quot;('de', '&quot; &amp; SUBSTITUTE([.E201];&quot;'&quot;; &quot;\'&quot;) &amp; &quot;', LAST_INSERT_ID(), 'roland', 'roland')&quot;; &quot;&quot;) &amp; IF(AND([.E201]&lt;&gt;&quot;&quot;; [.F201]&lt;&gt;&quot;&quot;); &quot;,&quot;; &quot;&quot;) &amp; IF([.F201]&lt;&gt;&quot;&quot;;&quot;('fr', '&quot; &amp; SUBSTITUTE([.F201];&quot;'&quot;; &quot;\'&quot;) &amp; &quot;', LAST_INSERT_ID(), 'roland', 'roland')&quot;; &quot;&quot;) &amp; &quot;;&quot;; &quot;&quot;)" office:value-type="string" office:string-value="INSERT INTO translation_source SET source='nie an Gesetzesrevisionen mitarbeiten (Vernehmlassungen);', location='lobbywatch.daten.inc', field = '_lobbywatch_legende_wirksamkeit', created_visa='roland', updated_visa='roland'; " calcext:value-type="string">
            <text:p>INSERT INTO translation_source SET source='nie an Gesetzesrevisionen mitarbeiten (Vernehmlassungen);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im Parlament mit einer Person vertreten sein.</text:p>
          </table:table-cell>
          <table:table-cell table:number-columns-repeated="5"/>
          <table:table-cell table:formula="of:=&quot;INSERT INTO translation_source SET source='&quot; &amp; SUBSTITUTE([.C202];&quot;'&quot;; &quot;\'&quot;) &amp; &quot;', location='&quot; &amp;SUBSTITUTE([.A202];&quot;'&quot;; &quot;\'&quot;) &amp; &quot;', field = '&quot; &amp; SUBSTITUTE([.B202];&quot;'&quot;; &quot;\'&quot;) &amp; &quot;'&quot; &amp; IF([.D202]&lt;&gt;&quot;&quot;; &quot;, context = '&quot; &amp; SUBSTITUTE([.D202];&quot;'&quot;; &quot;\'&quot;) &amp; &quot;'&quot;; &quot;&quot;) &amp; &quot;, created_visa='roland', updated_visa='roland'; &quot; &amp; IF(OR([.E202]&lt;&gt;&quot;&quot;; [.F202]&lt;&gt;&quot;&quot;);&quot;INSERT INTO translation_target (lang, translation, translation_source_id, created_visa, updated_visa) VALUES &quot; &amp; IF([.E202]&lt;&gt;&quot;&quot;;&quot;('de', '&quot; &amp; SUBSTITUTE([.E202];&quot;'&quot;; &quot;\'&quot;) &amp; &quot;', LAST_INSERT_ID(), 'roland', 'roland')&quot;; &quot;&quot;) &amp; IF(AND([.E202]&lt;&gt;&quot;&quot;; [.F202]&lt;&gt;&quot;&quot;); &quot;,&quot;; &quot;&quot;) &amp; IF([.F202]&lt;&gt;&quot;&quot;;&quot;('fr', '&quot; &amp; SUBSTITUTE([.F202];&quot;'&quot;; &quot;\'&quot;) &amp; &quot;', LAST_INSERT_ID(), 'roland', 'roland')&quot;; &quot;&quot;) &amp; &quot;;&quot;; &quot;&quot;)" office:value-type="string" office:string-value="INSERT INTO translation_source SET source='im Parlament mit einer Person vertreten sein.', location='lobbywatch.daten.inc', field = '_lobbywatch_legende_wirksamkeit', created_visa='roland', updated_visa='roland'; " calcext:value-type="string">
            <text:p>INSERT INTO translation_source SET source='im Parlament mit einer Person vertreten sein.', location='lobbywatch.daten.inc', field = '_lobbywatch_legende_wirksamkei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list</text:p>
          </table:table-cell>
          <table:table-cell office:value-type="string" calcext:value-type="string">
            <text:p>Liste der Organisationen</text:p>
          </table:table-cell>
          <table:table-cell table:number-columns-repeated="5"/>
          <table:table-cell table:formula="of:=&quot;INSERT INTO translation_source SET source='&quot; &amp; SUBSTITUTE([.C203];&quot;'&quot;; &quot;\'&quot;) &amp; &quot;', location='&quot; &amp;SUBSTITUTE([.A203];&quot;'&quot;; &quot;\'&quot;) &amp; &quot;', field = '&quot; &amp; SUBSTITUTE([.B203];&quot;'&quot;; &quot;\'&quot;) &amp; &quot;'&quot; &amp; IF([.D203]&lt;&gt;&quot;&quot;; &quot;, context = '&quot; &amp; SUBSTITUTE([.D203];&quot;'&quot;; &quot;\'&quot;) &amp; &quot;'&quot;; &quot;&quot;) &amp; &quot;, created_visa='roland', updated_visa='roland'; &quot; &amp; IF(OR([.E203]&lt;&gt;&quot;&quot;; [.F203]&lt;&gt;&quot;&quot;);&quot;INSERT INTO translation_target (lang, translation, translation_source_id, created_visa, updated_visa) VALUES &quot; &amp; IF([.E203]&lt;&gt;&quot;&quot;;&quot;('de', '&quot; &amp; SUBSTITUTE([.E203];&quot;'&quot;; &quot;\'&quot;) &amp; &quot;', LAST_INSERT_ID(), 'roland', 'roland')&quot;; &quot;&quot;) &amp; IF(AND([.E203]&lt;&gt;&quot;&quot;; [.F203]&lt;&gt;&quot;&quot;); &quot;,&quot;; &quot;&quot;) &amp; IF([.F203]&lt;&gt;&quot;&quot;;&quot;('fr', '&quot; &amp; SUBSTITUTE([.F203];&quot;'&quot;; &quot;\'&quot;) &amp; &quot;', LAST_INSERT_ID(), 'roland', 'roland')&quot;; &quot;&quot;) &amp; &quot;;&quot;; &quot;&quot;)" office:value-type="string" office:string-value="INSERT INTO translation_source SET source='Liste der Organisationen', location='lobbywatch.daten.inc', field = '_lobbywatch_organisation_list', created_visa='roland', updated_visa='roland'; " calcext:value-type="string">
            <text:p>INSERT INTO translation_source SET source='Liste der Organisationen', location='lobbywatch.daten.inc', field = '_lobbywatch_organisation_lis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Lobbyeinfluss:</text:p>
          </table:table-cell>
          <table:table-cell table:number-columns-repeated="5"/>
          <table:table-cell table:formula="of:=&quot;INSERT INTO translation_source SET source='&quot; &amp; SUBSTITUTE([.C204];&quot;'&quot;; &quot;\'&quot;) &amp; &quot;', location='&quot; &amp;SUBSTITUTE([.A204];&quot;'&quot;; &quot;\'&quot;) &amp; &quot;', field = '&quot; &amp; SUBSTITUTE([.B204];&quot;'&quot;; &quot;\'&quot;) &amp; &quot;'&quot; &amp; IF([.D204]&lt;&gt;&quot;&quot;; &quot;, context = '&quot; &amp; SUBSTITUTE([.D204];&quot;'&quot;; &quot;\'&quot;) &amp; &quot;'&quot;; &quot;&quot;) &amp; &quot;, created_visa='roland', updated_visa='roland'; &quot; &amp; IF(OR([.E204]&lt;&gt;&quot;&quot;; [.F204]&lt;&gt;&quot;&quot;);&quot;INSERT INTO translation_target (lang, translation, translation_source_id, created_visa, updated_visa) VALUES &quot; &amp; IF([.E204]&lt;&gt;&quot;&quot;;&quot;('de', '&quot; &amp; SUBSTITUTE([.E204];&quot;'&quot;; &quot;\'&quot;) &amp; &quot;', LAST_INSERT_ID(), 'roland', 'roland')&quot;; &quot;&quot;) &amp; IF(AND([.E204]&lt;&gt;&quot;&quot;; [.F204]&lt;&gt;&quot;&quot;); &quot;,&quot;; &quot;&quot;) &amp; IF([.F204]&lt;&gt;&quot;&quot;;&quot;('fr', '&quot; &amp; SUBSTITUTE([.F204];&quot;'&quot;; &quot;\'&quot;) &amp; &quot;', LAST_INSERT_ID(), 'roland', 'roland')&quot;; &quot;&quot;) &amp; &quot;;&quot;; &quot;&quot;)" office:value-type="string" office:string-value="INSERT INTO translation_source SET source='Lobbyeinfluss:', location='lobbywatch.daten.inc', field = '_lobbywatch_organisation_id', created_visa='roland', updated_visa='roland'; " calcext:value-type="string">
            <text:p>INSERT INTO translation_source SET source='Lobbyeinfluss:', location='lobbywatch.daten.inc', field = '_lobbywatch_organisat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Rechtsform:</text:p>
          </table:table-cell>
          <table:table-cell table:number-columns-repeated="5"/>
          <table:table-cell table:formula="of:=&quot;INSERT INTO translation_source SET source='&quot; &amp; SUBSTITUTE([.C205];&quot;'&quot;; &quot;\'&quot;) &amp; &quot;', location='&quot; &amp;SUBSTITUTE([.A205];&quot;'&quot;; &quot;\'&quot;) &amp; &quot;', field = '&quot; &amp; SUBSTITUTE([.B205];&quot;'&quot;; &quot;\'&quot;) &amp; &quot;'&quot; &amp; IF([.D205]&lt;&gt;&quot;&quot;; &quot;, context = '&quot; &amp; SUBSTITUTE([.D205];&quot;'&quot;; &quot;\'&quot;) &amp; &quot;'&quot;; &quot;&quot;) &amp; &quot;, created_visa='roland', updated_visa='roland'; &quot; &amp; IF(OR([.E205]&lt;&gt;&quot;&quot;; [.F205]&lt;&gt;&quot;&quot;);&quot;INSERT INTO translation_target (lang, translation, translation_source_id, created_visa, updated_visa) VALUES &quot; &amp; IF([.E205]&lt;&gt;&quot;&quot;;&quot;('de', '&quot; &amp; SUBSTITUTE([.E205];&quot;'&quot;; &quot;\'&quot;) &amp; &quot;', LAST_INSERT_ID(), 'roland', 'roland')&quot;; &quot;&quot;) &amp; IF(AND([.E205]&lt;&gt;&quot;&quot;; [.F205]&lt;&gt;&quot;&quot;); &quot;,&quot;; &quot;&quot;) &amp; IF([.F205]&lt;&gt;&quot;&quot;;&quot;('fr', '&quot; &amp; SUBSTITUTE([.F205];&quot;'&quot;; &quot;\'&quot;) &amp; &quot;', LAST_INSERT_ID(), 'roland', 'roland')&quot;; &quot;&quot;) &amp; &quot;;&quot;; &quot;&quot;)" office:value-type="string" office:string-value="INSERT INTO translation_source SET source='Rechtsform:', location='lobbywatch.daten.inc', field = '_lobbywatch_organisation_id', created_visa='roland', updated_visa='roland'; " calcext:value-type="string">
            <text:p>INSERT INTO translation_source SET source='Rechtsform:', location='lobbywatch.daten.inc', field = '_lobbywatch_organisat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Ort:</text:p>
          </table:table-cell>
          <table:table-cell table:number-columns-repeated="5"/>
          <table:table-cell table:formula="of:=&quot;INSERT INTO translation_source SET source='&quot; &amp; SUBSTITUTE([.C206];&quot;'&quot;; &quot;\'&quot;) &amp; &quot;', location='&quot; &amp;SUBSTITUTE([.A206];&quot;'&quot;; &quot;\'&quot;) &amp; &quot;', field = '&quot; &amp; SUBSTITUTE([.B206];&quot;'&quot;; &quot;\'&quot;) &amp; &quot;'&quot; &amp; IF([.D206]&lt;&gt;&quot;&quot;; &quot;, context = '&quot; &amp; SUBSTITUTE([.D206];&quot;'&quot;; &quot;\'&quot;) &amp; &quot;'&quot;; &quot;&quot;) &amp; &quot;, created_visa='roland', updated_visa='roland'; &quot; &amp; IF(OR([.E206]&lt;&gt;&quot;&quot;; [.F206]&lt;&gt;&quot;&quot;);&quot;INSERT INTO translation_target (lang, translation, translation_source_id, created_visa, updated_visa) VALUES &quot; &amp; IF([.E206]&lt;&gt;&quot;&quot;;&quot;('de', '&quot; &amp; SUBSTITUTE([.E206];&quot;'&quot;; &quot;\'&quot;) &amp; &quot;', LAST_INSERT_ID(), 'roland', 'roland')&quot;; &quot;&quot;) &amp; IF(AND([.E206]&lt;&gt;&quot;&quot;; [.F206]&lt;&gt;&quot;&quot;); &quot;,&quot;; &quot;&quot;) &amp; IF([.F206]&lt;&gt;&quot;&quot;;&quot;('fr', '&quot; &amp; SUBSTITUTE([.F206];&quot;'&quot;; &quot;\'&quot;) &amp; &quot;', LAST_INSERT_ID(), 'roland', 'roland')&quot;; &quot;&quot;) &amp; &quot;;&quot;; &quot;&quot;)" office:value-type="string" office:string-value="INSERT INTO translation_source SET source='Ort:', location='lobbywatch.daten.inc', field = '_lobbywatch_organisation_id', created_visa='roland', updated_visa='roland'; " calcext:value-type="string">
            <text:p>INSERT INTO translation_source SET source='Ort:', location='lobbywatch.daten.inc', field = '_lobbywatch_organisat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Branche</text:p>
          </table:table-cell>
          <table:table-cell table:number-columns-repeated="5"/>
          <table:table-cell table:formula="of:=&quot;INSERT INTO translation_source SET source='&quot; &amp; SUBSTITUTE([.C207];&quot;'&quot;; &quot;\'&quot;) &amp; &quot;', location='&quot; &amp;SUBSTITUTE([.A207];&quot;'&quot;; &quot;\'&quot;) &amp; &quot;', field = '&quot; &amp; SUBSTITUTE([.B207];&quot;'&quot;; &quot;\'&quot;) &amp; &quot;'&quot; &amp; IF([.D207]&lt;&gt;&quot;&quot;; &quot;, context = '&quot; &amp; SUBSTITUTE([.D207];&quot;'&quot;; &quot;\'&quot;) &amp; &quot;'&quot;; &quot;&quot;) &amp; &quot;, created_visa='roland', updated_visa='roland'; &quot; &amp; IF(OR([.E207]&lt;&gt;&quot;&quot;; [.F207]&lt;&gt;&quot;&quot;);&quot;INSERT INTO translation_target (lang, translation, translation_source_id, created_visa, updated_visa) VALUES &quot; &amp; IF([.E207]&lt;&gt;&quot;&quot;;&quot;('de', '&quot; &amp; SUBSTITUTE([.E207];&quot;'&quot;; &quot;\'&quot;) &amp; &quot;', LAST_INSERT_ID(), 'roland', 'roland')&quot;; &quot;&quot;) &amp; IF(AND([.E207]&lt;&gt;&quot;&quot;; [.F207]&lt;&gt;&quot;&quot;); &quot;,&quot;; &quot;&quot;) &amp; IF([.F207]&lt;&gt;&quot;&quot;;&quot;('fr', '&quot; &amp; SUBSTITUTE([.F207];&quot;'&quot;; &quot;\'&quot;) &amp; &quot;', LAST_INSERT_ID(), 'roland', 'roland')&quot;; &quot;&quot;) &amp; &quot;;&quot;; &quot;&quot;)" office:value-type="string" office:string-value="INSERT INTO translation_source SET source='Branche', location='lobbywatch.daten.inc', field = '_lobbywatch_organisation_id', created_visa='roland', updated_visa='roland'; " calcext:value-type="string">
            <text:p>INSERT INTO translation_source SET source='Branche', location='lobbywatch.daten.inc', field = '_lobbywatch_organisat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Lobbygruppe</text:p>
          </table:table-cell>
          <table:table-cell table:number-columns-repeated="5"/>
          <table:table-cell table:formula="of:=&quot;INSERT INTO translation_source SET source='&quot; &amp; SUBSTITUTE([.C208];&quot;'&quot;; &quot;\'&quot;) &amp; &quot;', location='&quot; &amp;SUBSTITUTE([.A208];&quot;'&quot;; &quot;\'&quot;) &amp; &quot;', field = '&quot; &amp; SUBSTITUTE([.B208];&quot;'&quot;; &quot;\'&quot;) &amp; &quot;'&quot; &amp; IF([.D208]&lt;&gt;&quot;&quot;; &quot;, context = '&quot; &amp; SUBSTITUTE([.D208];&quot;'&quot;; &quot;\'&quot;) &amp; &quot;'&quot;; &quot;&quot;) &amp; &quot;, created_visa='roland', updated_visa='roland'; &quot; &amp; IF(OR([.E208]&lt;&gt;&quot;&quot;; [.F208]&lt;&gt;&quot;&quot;);&quot;INSERT INTO translation_target (lang, translation, translation_source_id, created_visa, updated_visa) VALUES &quot; &amp; IF([.E208]&lt;&gt;&quot;&quot;;&quot;('de', '&quot; &amp; SUBSTITUTE([.E208];&quot;'&quot;; &quot;\'&quot;) &amp; &quot;', LAST_INSERT_ID(), 'roland', 'roland')&quot;; &quot;&quot;) &amp; IF(AND([.E208]&lt;&gt;&quot;&quot;; [.F208]&lt;&gt;&quot;&quot;); &quot;,&quot;; &quot;&quot;) &amp; IF([.F208]&lt;&gt;&quot;&quot;;&quot;('fr', '&quot; &amp; SUBSTITUTE([.F208];&quot;'&quot;; &quot;\'&quot;) &amp; &quot;', LAST_INSERT_ID(), 'roland', 'roland')&quot;; &quot;&quot;) &amp; &quot;;&quot;; &quot;&quot;)" office:value-type="string" office:string-value="INSERT INTO translation_source SET source='Lobbygruppe', location='lobbywatch.daten.inc', field = '_lobbywatch_organisation_id', created_visa='roland', updated_visa='roland'; " calcext:value-type="string">
            <text:p>INSERT INTO translation_source SET source='Lobbygruppe', location='lobbywatch.daten.inc', field = '_lobbywatch_organisat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Beschreibung:</text:p>
          </table:table-cell>
          <table:table-cell table:number-columns-repeated="5"/>
          <table:table-cell table:formula="of:=&quot;INSERT INTO translation_source SET source='&quot; &amp; SUBSTITUTE([.C209];&quot;'&quot;; &quot;\'&quot;) &amp; &quot;', location='&quot; &amp;SUBSTITUTE([.A209];&quot;'&quot;; &quot;\'&quot;) &amp; &quot;', field = '&quot; &amp; SUBSTITUTE([.B209];&quot;'&quot;; &quot;\'&quot;) &amp; &quot;'&quot; &amp; IF([.D209]&lt;&gt;&quot;&quot;; &quot;, context = '&quot; &amp; SUBSTITUTE([.D209];&quot;'&quot;; &quot;\'&quot;) &amp; &quot;'&quot;; &quot;&quot;) &amp; &quot;, created_visa='roland', updated_visa='roland'; &quot; &amp; IF(OR([.E209]&lt;&gt;&quot;&quot;; [.F209]&lt;&gt;&quot;&quot;);&quot;INSERT INTO translation_target (lang, translation, translation_source_id, created_visa, updated_visa) VALUES &quot; &amp; IF([.E209]&lt;&gt;&quot;&quot;;&quot;('de', '&quot; &amp; SUBSTITUTE([.E209];&quot;'&quot;; &quot;\'&quot;) &amp; &quot;', LAST_INSERT_ID(), 'roland', 'roland')&quot;; &quot;&quot;) &amp; IF(AND([.E209]&lt;&gt;&quot;&quot;; [.F209]&lt;&gt;&quot;&quot;); &quot;,&quot;; &quot;&quot;) &amp; IF([.F209]&lt;&gt;&quot;&quot;;&quot;('fr', '&quot; &amp; SUBSTITUTE([.F209];&quot;'&quot;; &quot;\'&quot;) &amp; &quot;', LAST_INSERT_ID(), 'roland', 'roland')&quot;; &quot;&quot;) &amp; &quot;;&quot;; &quot;&quot;)" office:value-type="string" office:string-value="INSERT INTO translation_source SET source='Beschreibung:', location='lobbywatch.daten.inc', field = '_lobbywatch_organisation_id', created_visa='roland', updated_visa='roland'; " calcext:value-type="string">
            <text:p>INSERT INTO translation_source SET source='Beschreibung:', location='lobbywatch.daten.inc', field = '_lobbywatch_organisat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Handelsregister:</text:p>
          </table:table-cell>
          <table:table-cell table:number-columns-repeated="5"/>
          <table:table-cell table:formula="of:=&quot;INSERT INTO translation_source SET source='&quot; &amp; SUBSTITUTE([.C210];&quot;'&quot;; &quot;\'&quot;) &amp; &quot;', location='&quot; &amp;SUBSTITUTE([.A210];&quot;'&quot;; &quot;\'&quot;) &amp; &quot;', field = '&quot; &amp; SUBSTITUTE([.B210];&quot;'&quot;; &quot;\'&quot;) &amp; &quot;'&quot; &amp; IF([.D210]&lt;&gt;&quot;&quot;; &quot;, context = '&quot; &amp; SUBSTITUTE([.D210];&quot;'&quot;; &quot;\'&quot;) &amp; &quot;'&quot;; &quot;&quot;) &amp; &quot;, created_visa='roland', updated_visa='roland'; &quot; &amp; IF(OR([.E210]&lt;&gt;&quot;&quot;; [.F210]&lt;&gt;&quot;&quot;);&quot;INSERT INTO translation_target (lang, translation, translation_source_id, created_visa, updated_visa) VALUES &quot; &amp; IF([.E210]&lt;&gt;&quot;&quot;;&quot;('de', '&quot; &amp; SUBSTITUTE([.E210];&quot;'&quot;; &quot;\'&quot;) &amp; &quot;', LAST_INSERT_ID(), 'roland', 'roland')&quot;; &quot;&quot;) &amp; IF(AND([.E210]&lt;&gt;&quot;&quot;; [.F210]&lt;&gt;&quot;&quot;); &quot;,&quot;; &quot;&quot;) &amp; IF([.F210]&lt;&gt;&quot;&quot;;&quot;('fr', '&quot; &amp; SUBSTITUTE([.F210];&quot;'&quot;; &quot;\'&quot;) &amp; &quot;', LAST_INSERT_ID(), 'roland', 'roland')&quot;; &quot;&quot;) &amp; &quot;;&quot;; &quot;&quot;)" office:value-type="string" office:string-value="INSERT INTO translation_source SET source='Handelsregister:', location='lobbywatch.daten.inc', field = '_lobbywatch_organisation_id', created_visa='roland', updated_visa='roland'; " calcext:value-type="string">
            <text:p>INSERT INTO translation_source SET source='Handelsregister:', location='lobbywatch.daten.inc', field = '_lobbywatch_organisat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Arbeitet für</text:p>
          </table:table-cell>
          <table:table-cell table:number-columns-repeated="5"/>
          <table:table-cell table:formula="of:=&quot;INSERT INTO translation_source SET source='&quot; &amp; SUBSTITUTE([.C211];&quot;'&quot;; &quot;\'&quot;) &amp; &quot;', location='&quot; &amp;SUBSTITUTE([.A211];&quot;'&quot;; &quot;\'&quot;) &amp; &quot;', field = '&quot; &amp; SUBSTITUTE([.B211];&quot;'&quot;; &quot;\'&quot;) &amp; &quot;'&quot; &amp; IF([.D211]&lt;&gt;&quot;&quot;; &quot;, context = '&quot; &amp; SUBSTITUTE([.D211];&quot;'&quot;; &quot;\'&quot;) &amp; &quot;'&quot;; &quot;&quot;) &amp; &quot;, created_visa='roland', updated_visa='roland'; &quot; &amp; IF(OR([.E211]&lt;&gt;&quot;&quot;; [.F211]&lt;&gt;&quot;&quot;);&quot;INSERT INTO translation_target (lang, translation, translation_source_id, created_visa, updated_visa) VALUES &quot; &amp; IF([.E211]&lt;&gt;&quot;&quot;;&quot;('de', '&quot; &amp; SUBSTITUTE([.E211];&quot;'&quot;; &quot;\'&quot;) &amp; &quot;', LAST_INSERT_ID(), 'roland', 'roland')&quot;; &quot;&quot;) &amp; IF(AND([.E211]&lt;&gt;&quot;&quot;; [.F211]&lt;&gt;&quot;&quot;); &quot;,&quot;; &quot;&quot;) &amp; IF([.F211]&lt;&gt;&quot;&quot;;&quot;('fr', '&quot; &amp; SUBSTITUTE([.F211];&quot;'&quot;; &quot;\'&quot;) &amp; &quot;', LAST_INSERT_ID(), 'roland', 'roland')&quot;; &quot;&quot;) &amp; &quot;;&quot;; &quot;&quot;)" office:value-type="string" office:string-value="INSERT INTO translation_source SET source='Arbeitet für', location='lobbywatch.daten.inc', field = '_lobbywatch_organisation_id', created_visa='roland', updated_visa='roland'; " calcext:value-type="string">
            <text:p>INSERT INTO translation_source SET source='Arbeitet für', location='lobbywatch.daten.inc', field = '_lobbywatch_organisat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Auftraggeber für</text:p>
          </table:table-cell>
          <table:table-cell table:number-columns-repeated="5"/>
          <table:table-cell table:formula="of:=&quot;INSERT INTO translation_source SET source='&quot; &amp; SUBSTITUTE([.C212];&quot;'&quot;; &quot;\'&quot;) &amp; &quot;', location='&quot; &amp;SUBSTITUTE([.A212];&quot;'&quot;; &quot;\'&quot;) &amp; &quot;', field = '&quot; &amp; SUBSTITUTE([.B212];&quot;'&quot;; &quot;\'&quot;) &amp; &quot;'&quot; &amp; IF([.D212]&lt;&gt;&quot;&quot;; &quot;, context = '&quot; &amp; SUBSTITUTE([.D212];&quot;'&quot;; &quot;\'&quot;) &amp; &quot;'&quot;; &quot;&quot;) &amp; &quot;, created_visa='roland', updated_visa='roland'; &quot; &amp; IF(OR([.E212]&lt;&gt;&quot;&quot;; [.F212]&lt;&gt;&quot;&quot;);&quot;INSERT INTO translation_target (lang, translation, translation_source_id, created_visa, updated_visa) VALUES &quot; &amp; IF([.E212]&lt;&gt;&quot;&quot;;&quot;('de', '&quot; &amp; SUBSTITUTE([.E212];&quot;'&quot;; &quot;\'&quot;) &amp; &quot;', LAST_INSERT_ID(), 'roland', 'roland')&quot;; &quot;&quot;) &amp; IF(AND([.E212]&lt;&gt;&quot;&quot;; [.F212]&lt;&gt;&quot;&quot;); &quot;,&quot;; &quot;&quot;) &amp; IF([.F212]&lt;&gt;&quot;&quot;;&quot;('fr', '&quot; &amp; SUBSTITUTE([.F212];&quot;'&quot;; &quot;\'&quot;) &amp; &quot;', LAST_INSERT_ID(), 'roland', 'roland')&quot;; &quot;&quot;) &amp; &quot;;&quot;; &quot;&quot;)" office:value-type="string" office:string-value="INSERT INTO translation_source SET source='Auftraggeber für', location='lobbywatch.daten.inc', field = '_lobbywatch_organisation_id', created_visa='roland', updated_visa='roland'; " calcext:value-type="string">
            <text:p>INSERT INTO translation_source SET source='Auftraggeber für', location='lobbywatch.daten.inc', field = '_lobbywatch_organisat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Mitglied von</text:p>
          </table:table-cell>
          <table:table-cell table:number-columns-repeated="5"/>
          <table:table-cell table:formula="of:=&quot;INSERT INTO translation_source SET source='&quot; &amp; SUBSTITUTE([.C213];&quot;'&quot;; &quot;\'&quot;) &amp; &quot;', location='&quot; &amp;SUBSTITUTE([.A213];&quot;'&quot;; &quot;\'&quot;) &amp; &quot;', field = '&quot; &amp; SUBSTITUTE([.B213];&quot;'&quot;; &quot;\'&quot;) &amp; &quot;'&quot; &amp; IF([.D213]&lt;&gt;&quot;&quot;; &quot;, context = '&quot; &amp; SUBSTITUTE([.D213];&quot;'&quot;; &quot;\'&quot;) &amp; &quot;'&quot;; &quot;&quot;) &amp; &quot;, created_visa='roland', updated_visa='roland'; &quot; &amp; IF(OR([.E213]&lt;&gt;&quot;&quot;; [.F213]&lt;&gt;&quot;&quot;);&quot;INSERT INTO translation_target (lang, translation, translation_source_id, created_visa, updated_visa) VALUES &quot; &amp; IF([.E213]&lt;&gt;&quot;&quot;;&quot;('de', '&quot; &amp; SUBSTITUTE([.E213];&quot;'&quot;; &quot;\'&quot;) &amp; &quot;', LAST_INSERT_ID(), 'roland', 'roland')&quot;; &quot;&quot;) &amp; IF(AND([.E213]&lt;&gt;&quot;&quot;; [.F213]&lt;&gt;&quot;&quot;); &quot;,&quot;; &quot;&quot;) &amp; IF([.F213]&lt;&gt;&quot;&quot;;&quot;('fr', '&quot; &amp; SUBSTITUTE([.F213];&quot;'&quot;; &quot;\'&quot;) &amp; &quot;', LAST_INSERT_ID(), 'roland', 'roland')&quot;; &quot;&quot;) &amp; &quot;;&quot;; &quot;&quot;)" office:value-type="string" office:string-value="INSERT INTO translation_source SET source='Mitglied von', location='lobbywatch.daten.inc', field = '_lobbywatch_organisation_id', created_visa='roland', updated_visa='roland'; " calcext:value-type="string">
            <text:p>INSERT INTO translation_source SET source='Mitglied von', location='lobbywatch.daten.inc', field = '_lobbywatch_organisat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Mitglieder</text:p>
          </table:table-cell>
          <table:table-cell table:number-columns-repeated="5"/>
          <table:table-cell table:formula="of:=&quot;INSERT INTO translation_source SET source='&quot; &amp; SUBSTITUTE([.C214];&quot;'&quot;; &quot;\'&quot;) &amp; &quot;', location='&quot; &amp;SUBSTITUTE([.A214];&quot;'&quot;; &quot;\'&quot;) &amp; &quot;', field = '&quot; &amp; SUBSTITUTE([.B214];&quot;'&quot;; &quot;\'&quot;) &amp; &quot;'&quot; &amp; IF([.D214]&lt;&gt;&quot;&quot;; &quot;, context = '&quot; &amp; SUBSTITUTE([.D214];&quot;'&quot;; &quot;\'&quot;) &amp; &quot;'&quot;; &quot;&quot;) &amp; &quot;, created_visa='roland', updated_visa='roland'; &quot; &amp; IF(OR([.E214]&lt;&gt;&quot;&quot;; [.F214]&lt;&gt;&quot;&quot;);&quot;INSERT INTO translation_target (lang, translation, translation_source_id, created_visa, updated_visa) VALUES &quot; &amp; IF([.E214]&lt;&gt;&quot;&quot;;&quot;('de', '&quot; &amp; SUBSTITUTE([.E214];&quot;'&quot;; &quot;\'&quot;) &amp; &quot;', LAST_INSERT_ID(), 'roland', 'roland')&quot;; &quot;&quot;) &amp; IF(AND([.E214]&lt;&gt;&quot;&quot;; [.F214]&lt;&gt;&quot;&quot;); &quot;,&quot;; &quot;&quot;) &amp; IF([.F214]&lt;&gt;&quot;&quot;;&quot;('fr', '&quot; &amp; SUBSTITUTE([.F214];&quot;'&quot;; &quot;\'&quot;) &amp; &quot;', LAST_INSERT_ID(), 'roland', 'roland')&quot;; &quot;&quot;) &amp; &quot;;&quot;; &quot;&quot;)" office:value-type="string" office:string-value="INSERT INTO translation_source SET source='Mitglieder', location='lobbywatch.daten.inc', field = '_lobbywatch_organisation_id', created_visa='roland', updated_visa='roland'; " calcext:value-type="string">
            <text:p>INSERT INTO translation_source SET source='Mitglieder', location='lobbywatch.daten.inc', field = '_lobbywatch_organisat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Muttergesellschaft</text:p>
          </table:table-cell>
          <table:table-cell table:number-columns-repeated="5"/>
          <table:table-cell table:formula="of:=&quot;INSERT INTO translation_source SET source='&quot; &amp; SUBSTITUTE([.C215];&quot;'&quot;; &quot;\'&quot;) &amp; &quot;', location='&quot; &amp;SUBSTITUTE([.A215];&quot;'&quot;; &quot;\'&quot;) &amp; &quot;', field = '&quot; &amp; SUBSTITUTE([.B215];&quot;'&quot;; &quot;\'&quot;) &amp; &quot;'&quot; &amp; IF([.D215]&lt;&gt;&quot;&quot;; &quot;, context = '&quot; &amp; SUBSTITUTE([.D215];&quot;'&quot;; &quot;\'&quot;) &amp; &quot;'&quot;; &quot;&quot;) &amp; &quot;, created_visa='roland', updated_visa='roland'; &quot; &amp; IF(OR([.E215]&lt;&gt;&quot;&quot;; [.F215]&lt;&gt;&quot;&quot;);&quot;INSERT INTO translation_target (lang, translation, translation_source_id, created_visa, updated_visa) VALUES &quot; &amp; IF([.E215]&lt;&gt;&quot;&quot;;&quot;('de', '&quot; &amp; SUBSTITUTE([.E215];&quot;'&quot;; &quot;\'&quot;) &amp; &quot;', LAST_INSERT_ID(), 'roland', 'roland')&quot;; &quot;&quot;) &amp; IF(AND([.E215]&lt;&gt;&quot;&quot;; [.F215]&lt;&gt;&quot;&quot;); &quot;,&quot;; &quot;&quot;) &amp; IF([.F215]&lt;&gt;&quot;&quot;;&quot;('fr', '&quot; &amp; SUBSTITUTE([.F215];&quot;'&quot;; &quot;\'&quot;) &amp; &quot;', LAST_INSERT_ID(), 'roland', 'roland')&quot;; &quot;&quot;) &amp; &quot;;&quot;; &quot;&quot;)" office:value-type="string" office:string-value="INSERT INTO translation_source SET source='Muttergesellschaft', location='lobbywatch.daten.inc', field = '_lobbywatch_organisation_id', created_visa='roland', updated_visa='roland'; " calcext:value-type="string">
            <text:p>INSERT INTO translation_source SET source='Muttergesellschaft', location='lobbywatch.daten.inc', field = '_lobbywatch_organisat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Tochtergesellschaften</text:p>
          </table:table-cell>
          <table:table-cell table:number-columns-repeated="5"/>
          <table:table-cell table:formula="of:=&quot;INSERT INTO translation_source SET source='&quot; &amp; SUBSTITUTE([.C216];&quot;'&quot;; &quot;\'&quot;) &amp; &quot;', location='&quot; &amp;SUBSTITUTE([.A216];&quot;'&quot;; &quot;\'&quot;) &amp; &quot;', field = '&quot; &amp; SUBSTITUTE([.B216];&quot;'&quot;; &quot;\'&quot;) &amp; &quot;'&quot; &amp; IF([.D216]&lt;&gt;&quot;&quot;; &quot;, context = '&quot; &amp; SUBSTITUTE([.D216];&quot;'&quot;; &quot;\'&quot;) &amp; &quot;'&quot;; &quot;&quot;) &amp; &quot;, created_visa='roland', updated_visa='roland'; &quot; &amp; IF(OR([.E216]&lt;&gt;&quot;&quot;; [.F216]&lt;&gt;&quot;&quot;);&quot;INSERT INTO translation_target (lang, translation, translation_source_id, created_visa, updated_visa) VALUES &quot; &amp; IF([.E216]&lt;&gt;&quot;&quot;;&quot;('de', '&quot; &amp; SUBSTITUTE([.E216];&quot;'&quot;; &quot;\'&quot;) &amp; &quot;', LAST_INSERT_ID(), 'roland', 'roland')&quot;; &quot;&quot;) &amp; IF(AND([.E216]&lt;&gt;&quot;&quot;; [.F216]&lt;&gt;&quot;&quot;); &quot;,&quot;; &quot;&quot;) &amp; IF([.F216]&lt;&gt;&quot;&quot;;&quot;('fr', '&quot; &amp; SUBSTITUTE([.F216];&quot;'&quot;; &quot;\'&quot;) &amp; &quot;', LAST_INSERT_ID(), 'roland', 'roland')&quot;; &quot;&quot;) &amp; &quot;;&quot;; &quot;&quot;)" office:value-type="string" office:string-value="INSERT INTO translation_source SET source='Tochtergesellschaften', location='lobbywatch.daten.inc', field = '_lobbywatch_organisation_id', created_visa='roland', updated_visa='roland'; " calcext:value-type="string">
            <text:p>INSERT INTO translation_source SET source='Tochtergesellschaften', location='lobbywatch.daten.inc', field = '_lobbywatch_organisat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Parlamentarierverbindungen</text:p>
          </table:table-cell>
          <table:table-cell table:number-columns-repeated="5"/>
          <table:table-cell table:formula="of:=&quot;INSERT INTO translation_source SET source='&quot; &amp; SUBSTITUTE([.C217];&quot;'&quot;; &quot;\'&quot;) &amp; &quot;', location='&quot; &amp;SUBSTITUTE([.A217];&quot;'&quot;; &quot;\'&quot;) &amp; &quot;', field = '&quot; &amp; SUBSTITUTE([.B217];&quot;'&quot;; &quot;\'&quot;) &amp; &quot;'&quot; &amp; IF([.D217]&lt;&gt;&quot;&quot;; &quot;, context = '&quot; &amp; SUBSTITUTE([.D217];&quot;'&quot;; &quot;\'&quot;) &amp; &quot;'&quot;; &quot;&quot;) &amp; &quot;, created_visa='roland', updated_visa='roland'; &quot; &amp; IF(OR([.E217]&lt;&gt;&quot;&quot;; [.F217]&lt;&gt;&quot;&quot;);&quot;INSERT INTO translation_target (lang, translation, translation_source_id, created_visa, updated_visa) VALUES &quot; &amp; IF([.E217]&lt;&gt;&quot;&quot;;&quot;('de', '&quot; &amp; SUBSTITUTE([.E217];&quot;'&quot;; &quot;\'&quot;) &amp; &quot;', LAST_INSERT_ID(), 'roland', 'roland')&quot;; &quot;&quot;) &amp; IF(AND([.E217]&lt;&gt;&quot;&quot;; [.F217]&lt;&gt;&quot;&quot;); &quot;,&quot;; &quot;&quot;) &amp; IF([.F217]&lt;&gt;&quot;&quot;;&quot;('fr', '&quot; &amp; SUBSTITUTE([.F217];&quot;'&quot;; &quot;\'&quot;) &amp; &quot;', LAST_INSERT_ID(), 'roland', 'roland')&quot;; &quot;&quot;) &amp; &quot;;&quot;; &quot;&quot;)" office:value-type="string" office:string-value="INSERT INTO translation_source SET source='Parlamentarierverbindungen', location='lobbywatch.daten.inc', field = '_lobbywatch_organisation_id', created_visa='roland', updated_visa='roland'; " calcext:value-type="string">
            <text:p>INSERT INTO translation_source SET source='Parlamentarierverbindungen', location='lobbywatch.daten.inc', field = '_lobbywatch_organisat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Verbindungen sind direkt über Parlamentarier, indirekt über zutrittsberechtigte Gäste oder indirekt über Mandate von verbundenen PR- oder Beratungsunternehmen.</text:p>
          </table:table-cell>
          <table:table-cell table:number-columns-repeated="5"/>
          <table:table-cell table:formula="of:=&quot;INSERT INTO translation_source SET source='&quot; &amp; SUBSTITUTE([.C218];&quot;'&quot;; &quot;\'&quot;) &amp; &quot;', location='&quot; &amp;SUBSTITUTE([.A218];&quot;'&quot;; &quot;\'&quot;) &amp; &quot;', field = '&quot; &amp; SUBSTITUTE([.B218];&quot;'&quot;; &quot;\'&quot;) &amp; &quot;'&quot; &amp; IF([.D218]&lt;&gt;&quot;&quot;; &quot;, context = '&quot; &amp; SUBSTITUTE([.D218];&quot;'&quot;; &quot;\'&quot;) &amp; &quot;'&quot;; &quot;&quot;) &amp; &quot;, created_visa='roland', updated_visa='roland'; &quot; &amp; IF(OR([.E218]&lt;&gt;&quot;&quot;; [.F218]&lt;&gt;&quot;&quot;);&quot;INSERT INTO translation_target (lang, translation, translation_source_id, created_visa, updated_visa) VALUES &quot; &amp; IF([.E218]&lt;&gt;&quot;&quot;;&quot;('de', '&quot; &amp; SUBSTITUTE([.E218];&quot;'&quot;; &quot;\'&quot;) &amp; &quot;', LAST_INSERT_ID(), 'roland', 'roland')&quot;; &quot;&quot;) &amp; IF(AND([.E218]&lt;&gt;&quot;&quot;; [.F218]&lt;&gt;&quot;&quot;); &quot;,&quot;; &quot;&quot;) &amp; IF([.F218]&lt;&gt;&quot;&quot;;&quot;('fr', '&quot; &amp; SUBSTITUTE([.F218];&quot;'&quot;; &quot;\'&quot;) &amp; &quot;', LAST_INSERT_ID(), 'roland', 'roland')&quot;; &quot;&quot;) &amp; &quot;;&quot;; &quot;&quot;)" office:value-type="string" office:string-value="INSERT INTO translation_source SET source='Verbindungen sind direkt über Parlamentarier, indirekt über zutrittsberechtigte Gäste oder indirekt über Mandate von verbundenen PR- oder Beratungsunternehmen.', location='lobbywatch.daten.inc', field = '_lobbywatch_organisation_id', created_visa='roland', updated_visa='roland'; " calcext:value-type="string">
            <text:p>INSERT INTO translation_source SET source='Verbindungen sind direkt über Parlamentarier, indirekt über zutrittsberechtigte Gäste oder indirekt über Mandate von verbundenen PR- oder Beratungsunternehmen.', location='lobbywatch.daten.inc', field = '_lobbywatch_organisat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list</text:p>
          </table:table-cell>
          <table:table-cell office:value-type="string" calcext:value-type="string">
            <text:p>Liste der Kommissionen</text:p>
          </table:table-cell>
          <table:table-cell table:number-columns-repeated="5"/>
          <table:table-cell table:formula="of:=&quot;INSERT INTO translation_source SET source='&quot; &amp; SUBSTITUTE([.C219];&quot;'&quot;; &quot;\'&quot;) &amp; &quot;', location='&quot; &amp;SUBSTITUTE([.A219];&quot;'&quot;; &quot;\'&quot;) &amp; &quot;', field = '&quot; &amp; SUBSTITUTE([.B219];&quot;'&quot;; &quot;\'&quot;) &amp; &quot;'&quot; &amp; IF([.D219]&lt;&gt;&quot;&quot;; &quot;, context = '&quot; &amp; SUBSTITUTE([.D219];&quot;'&quot;; &quot;\'&quot;) &amp; &quot;'&quot;; &quot;&quot;) &amp; &quot;, created_visa='roland', updated_visa='roland'; &quot; &amp; IF(OR([.E219]&lt;&gt;&quot;&quot;; [.F219]&lt;&gt;&quot;&quot;);&quot;INSERT INTO translation_target (lang, translation, translation_source_id, created_visa, updated_visa) VALUES &quot; &amp; IF([.E219]&lt;&gt;&quot;&quot;;&quot;('de', '&quot; &amp; SUBSTITUTE([.E219];&quot;'&quot;; &quot;\'&quot;) &amp; &quot;', LAST_INSERT_ID(), 'roland', 'roland')&quot;; &quot;&quot;) &amp; IF(AND([.E219]&lt;&gt;&quot;&quot;; [.F219]&lt;&gt;&quot;&quot;); &quot;,&quot;; &quot;&quot;) &amp; IF([.F219]&lt;&gt;&quot;&quot;;&quot;('fr', '&quot; &amp; SUBSTITUTE([.F219];&quot;'&quot;; &quot;\'&quot;) &amp; &quot;', LAST_INSERT_ID(), 'roland', 'roland')&quot;; &quot;&quot;) &amp; &quot;;&quot;; &quot;&quot;)" office:value-type="string" office:string-value="INSERT INTO translation_source SET source='Liste der Kommissionen', location='lobbywatch.daten.inc', field = '_lobbywatch_kommission_list', created_visa='roland', updated_visa='roland'; " calcext:value-type="string">
            <text:p>INSERT INTO translation_source SET source='Liste der Kommissionen', location='lobbywatch.daten.inc', field = '_lobbywatch_kommission_lis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Abkürzung</text:p>
          </table:table-cell>
          <table:table-cell table:number-columns-repeated="5"/>
          <table:table-cell table:formula="of:=&quot;INSERT INTO translation_source SET source='&quot; &amp; SUBSTITUTE([.C220];&quot;'&quot;; &quot;\'&quot;) &amp; &quot;', location='&quot; &amp;SUBSTITUTE([.A220];&quot;'&quot;; &quot;\'&quot;) &amp; &quot;', field = '&quot; &amp; SUBSTITUTE([.B220];&quot;'&quot;; &quot;\'&quot;) &amp; &quot;'&quot; &amp; IF([.D220]&lt;&gt;&quot;&quot;; &quot;, context = '&quot; &amp; SUBSTITUTE([.D220];&quot;'&quot;; &quot;\'&quot;) &amp; &quot;'&quot;; &quot;&quot;) &amp; &quot;, created_visa='roland', updated_visa='roland'; &quot; &amp; IF(OR([.E220]&lt;&gt;&quot;&quot;; [.F220]&lt;&gt;&quot;&quot;);&quot;INSERT INTO translation_target (lang, translation, translation_source_id, created_visa, updated_visa) VALUES &quot; &amp; IF([.E220]&lt;&gt;&quot;&quot;;&quot;('de', '&quot; &amp; SUBSTITUTE([.E220];&quot;'&quot;; &quot;\'&quot;) &amp; &quot;', LAST_INSERT_ID(), 'roland', 'roland')&quot;; &quot;&quot;) &amp; IF(AND([.E220]&lt;&gt;&quot;&quot;; [.F220]&lt;&gt;&quot;&quot;); &quot;,&quot;; &quot;&quot;) &amp; IF([.F220]&lt;&gt;&quot;&quot;;&quot;('fr', '&quot; &amp; SUBSTITUTE([.F220];&quot;'&quot;; &quot;\'&quot;) &amp; &quot;', LAST_INSERT_ID(), 'roland', 'roland')&quot;; &quot;&quot;) &amp; &quot;;&quot;; &quot;&quot;)" office:value-type="string" office:string-value="INSERT INTO translation_source SET source='Abkürzung', location='lobbywatch.daten.inc', field = '_lobbywatch_kommission_id', created_visa='roland', updated_visa='roland'; " calcext:value-type="string">
            <text:p>INSERT INTO translation_source SET source='Abkürzung', location='lobbywatch.daten.inc', field = '_lobbywatch_kommiss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Parlament.ch Link</text:p>
          </table:table-cell>
          <table:table-cell table:number-columns-repeated="5"/>
          <table:table-cell table:formula="of:=&quot;INSERT INTO translation_source SET source='&quot; &amp; SUBSTITUTE([.C221];&quot;'&quot;; &quot;\'&quot;) &amp; &quot;', location='&quot; &amp;SUBSTITUTE([.A221];&quot;'&quot;; &quot;\'&quot;) &amp; &quot;', field = '&quot; &amp; SUBSTITUTE([.B221];&quot;'&quot;; &quot;\'&quot;) &amp; &quot;'&quot; &amp; IF([.D221]&lt;&gt;&quot;&quot;; &quot;, context = '&quot; &amp; SUBSTITUTE([.D221];&quot;'&quot;; &quot;\'&quot;) &amp; &quot;'&quot;; &quot;&quot;) &amp; &quot;, created_visa='roland', updated_visa='roland'; &quot; &amp; IF(OR([.E221]&lt;&gt;&quot;&quot;; [.F221]&lt;&gt;&quot;&quot;);&quot;INSERT INTO translation_target (lang, translation, translation_source_id, created_visa, updated_visa) VALUES &quot; &amp; IF([.E221]&lt;&gt;&quot;&quot;;&quot;('de', '&quot; &amp; SUBSTITUTE([.E221];&quot;'&quot;; &quot;\'&quot;) &amp; &quot;', LAST_INSERT_ID(), 'roland', 'roland')&quot;; &quot;&quot;) &amp; IF(AND([.E221]&lt;&gt;&quot;&quot;; [.F221]&lt;&gt;&quot;&quot;); &quot;,&quot;; &quot;&quot;) &amp; IF([.F221]&lt;&gt;&quot;&quot;;&quot;('fr', '&quot; &amp; SUBSTITUTE([.F221];&quot;'&quot;; &quot;\'&quot;) &amp; &quot;', LAST_INSERT_ID(), 'roland', 'roland')&quot;; &quot;&quot;) &amp; &quot;;&quot;; &quot;&quot;)" office:value-type="string" office:string-value="INSERT INTO translation_source SET source='Parlament.ch Link', location='lobbywatch.daten.inc', field = '_lobbywatch_kommission_id', created_visa='roland', updated_visa='roland'; " calcext:value-type="string">
            <text:p>INSERT INTO translation_source SET source='Parlament.ch Link', location='lobbywatch.daten.inc', field = '_lobbywatch_kommiss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Beschreibung</text:p>
          </table:table-cell>
          <table:table-cell table:number-columns-repeated="5"/>
          <table:table-cell table:formula="of:=&quot;INSERT INTO translation_source SET source='&quot; &amp; SUBSTITUTE([.C222];&quot;'&quot;; &quot;\'&quot;) &amp; &quot;', location='&quot; &amp;SUBSTITUTE([.A222];&quot;'&quot;; &quot;\'&quot;) &amp; &quot;', field = '&quot; &amp; SUBSTITUTE([.B222];&quot;'&quot;; &quot;\'&quot;) &amp; &quot;'&quot; &amp; IF([.D222]&lt;&gt;&quot;&quot;; &quot;, context = '&quot; &amp; SUBSTITUTE([.D222];&quot;'&quot;; &quot;\'&quot;) &amp; &quot;'&quot;; &quot;&quot;) &amp; &quot;, created_visa='roland', updated_visa='roland'; &quot; &amp; IF(OR([.E222]&lt;&gt;&quot;&quot;; [.F222]&lt;&gt;&quot;&quot;);&quot;INSERT INTO translation_target (lang, translation, translation_source_id, created_visa, updated_visa) VALUES &quot; &amp; IF([.E222]&lt;&gt;&quot;&quot;;&quot;('de', '&quot; &amp; SUBSTITUTE([.E222];&quot;'&quot;; &quot;\'&quot;) &amp; &quot;', LAST_INSERT_ID(), 'roland', 'roland')&quot;; &quot;&quot;) &amp; IF(AND([.E222]&lt;&gt;&quot;&quot;; [.F222]&lt;&gt;&quot;&quot;); &quot;,&quot;; &quot;&quot;) &amp; IF([.F222]&lt;&gt;&quot;&quot;;&quot;('fr', '&quot; &amp; SUBSTITUTE([.F222];&quot;'&quot;; &quot;\'&quot;) &amp; &quot;', LAST_INSERT_ID(), 'roland', 'roland')&quot;; &quot;&quot;) &amp; &quot;;&quot;; &quot;&quot;)" office:value-type="string" office:string-value="INSERT INTO translation_source SET source='Beschreibung', location='lobbywatch.daten.inc', field = '_lobbywatch_kommission_id', created_visa='roland', updated_visa='roland'; " calcext:value-type="string">
            <text:p>INSERT INTO translation_source SET source='Beschreibung', location='lobbywatch.daten.inc', field = '_lobbywatch_kommiss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Typ</text:p>
          </table:table-cell>
          <table:table-cell table:number-columns-repeated="5"/>
          <table:table-cell table:formula="of:=&quot;INSERT INTO translation_source SET source='&quot; &amp; SUBSTITUTE([.C223];&quot;'&quot;; &quot;\'&quot;) &amp; &quot;', location='&quot; &amp;SUBSTITUTE([.A223];&quot;'&quot;; &quot;\'&quot;) &amp; &quot;', field = '&quot; &amp; SUBSTITUTE([.B223];&quot;'&quot;; &quot;\'&quot;) &amp; &quot;'&quot; &amp; IF([.D223]&lt;&gt;&quot;&quot;; &quot;, context = '&quot; &amp; SUBSTITUTE([.D223];&quot;'&quot;; &quot;\'&quot;) &amp; &quot;'&quot;; &quot;&quot;) &amp; &quot;, created_visa='roland', updated_visa='roland'; &quot; &amp; IF(OR([.E223]&lt;&gt;&quot;&quot;; [.F223]&lt;&gt;&quot;&quot;);&quot;INSERT INTO translation_target (lang, translation, translation_source_id, created_visa, updated_visa) VALUES &quot; &amp; IF([.E223]&lt;&gt;&quot;&quot;;&quot;('de', '&quot; &amp; SUBSTITUTE([.E223];&quot;'&quot;; &quot;\'&quot;) &amp; &quot;', LAST_INSERT_ID(), 'roland', 'roland')&quot;; &quot;&quot;) &amp; IF(AND([.E223]&lt;&gt;&quot;&quot;; [.F223]&lt;&gt;&quot;&quot;); &quot;,&quot;; &quot;&quot;) &amp; IF([.F223]&lt;&gt;&quot;&quot;;&quot;('fr', '&quot; &amp; SUBSTITUTE([.F223];&quot;'&quot;; &quot;\'&quot;) &amp; &quot;', LAST_INSERT_ID(), 'roland', 'roland')&quot;; &quot;&quot;) &amp; &quot;;&quot;; &quot;&quot;)" office:value-type="string" office:string-value="INSERT INTO translation_source SET source='Typ', location='lobbywatch.daten.inc', field = '_lobbywatch_kommission_id', created_visa='roland', updated_visa='roland'; " calcext:value-type="string">
            <text:p>INSERT INTO translation_source SET source='Typ', location='lobbywatch.daten.inc', field = '_lobbywatch_kommiss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Art</text:p>
          </table:table-cell>
          <table:table-cell table:number-columns-repeated="5"/>
          <table:table-cell table:formula="of:=&quot;INSERT INTO translation_source SET source='&quot; &amp; SUBSTITUTE([.C224];&quot;'&quot;; &quot;\'&quot;) &amp; &quot;', location='&quot; &amp;SUBSTITUTE([.A224];&quot;'&quot;; &quot;\'&quot;) &amp; &quot;', field = '&quot; &amp; SUBSTITUTE([.B224];&quot;'&quot;; &quot;\'&quot;) &amp; &quot;'&quot; &amp; IF([.D224]&lt;&gt;&quot;&quot;; &quot;, context = '&quot; &amp; SUBSTITUTE([.D224];&quot;'&quot;; &quot;\'&quot;) &amp; &quot;'&quot;; &quot;&quot;) &amp; &quot;, created_visa='roland', updated_visa='roland'; &quot; &amp; IF(OR([.E224]&lt;&gt;&quot;&quot;; [.F224]&lt;&gt;&quot;&quot;);&quot;INSERT INTO translation_target (lang, translation, translation_source_id, created_visa, updated_visa) VALUES &quot; &amp; IF([.E224]&lt;&gt;&quot;&quot;;&quot;('de', '&quot; &amp; SUBSTITUTE([.E224];&quot;'&quot;; &quot;\'&quot;) &amp; &quot;', LAST_INSERT_ID(), 'roland', 'roland')&quot;; &quot;&quot;) &amp; IF(AND([.E224]&lt;&gt;&quot;&quot;; [.F224]&lt;&gt;&quot;&quot;); &quot;,&quot;; &quot;&quot;) &amp; IF([.F224]&lt;&gt;&quot;&quot;;&quot;('fr', '&quot; &amp; SUBSTITUTE([.F224];&quot;'&quot;; &quot;\'&quot;) &amp; &quot;', LAST_INSERT_ID(), 'roland', 'roland')&quot;; &quot;&quot;) &amp; &quot;;&quot;; &quot;&quot;)" office:value-type="string" office:string-value="INSERT INTO translation_source SET source='Art', location='lobbywatch.daten.inc', field = '_lobbywatch_kommission_id', created_visa='roland', updated_visa='roland'; " calcext:value-type="string">
            <text:p>INSERT INTO translation_source SET source='Art', location='lobbywatch.daten.inc', field = '_lobbywatch_kommiss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Sachbereiche</text:p>
          </table:table-cell>
          <table:table-cell table:number-columns-repeated="5"/>
          <table:table-cell table:formula="of:=&quot;INSERT INTO translation_source SET source='&quot; &amp; SUBSTITUTE([.C225];&quot;'&quot;; &quot;\'&quot;) &amp; &quot;', location='&quot; &amp;SUBSTITUTE([.A225];&quot;'&quot;; &quot;\'&quot;) &amp; &quot;', field = '&quot; &amp; SUBSTITUTE([.B225];&quot;'&quot;; &quot;\'&quot;) &amp; &quot;'&quot; &amp; IF([.D225]&lt;&gt;&quot;&quot;; &quot;, context = '&quot; &amp; SUBSTITUTE([.D225];&quot;'&quot;; &quot;\'&quot;) &amp; &quot;'&quot;; &quot;&quot;) &amp; &quot;, created_visa='roland', updated_visa='roland'; &quot; &amp; IF(OR([.E225]&lt;&gt;&quot;&quot;; [.F225]&lt;&gt;&quot;&quot;);&quot;INSERT INTO translation_target (lang, translation, translation_source_id, created_visa, updated_visa) VALUES &quot; &amp; IF([.E225]&lt;&gt;&quot;&quot;;&quot;('de', '&quot; &amp; SUBSTITUTE([.E225];&quot;'&quot;; &quot;\'&quot;) &amp; &quot;', LAST_INSERT_ID(), 'roland', 'roland')&quot;; &quot;&quot;) &amp; IF(AND([.E225]&lt;&gt;&quot;&quot;; [.F225]&lt;&gt;&quot;&quot;); &quot;,&quot;; &quot;&quot;) &amp; IF([.F225]&lt;&gt;&quot;&quot;;&quot;('fr', '&quot; &amp; SUBSTITUTE([.F225];&quot;'&quot;; &quot;\'&quot;) &amp; &quot;', LAST_INSERT_ID(), 'roland', 'roland')&quot;; &quot;&quot;) &amp; &quot;;&quot;; &quot;&quot;)" office:value-type="string" office:string-value="INSERT INTO translation_source SET source='Sachbereiche', location='lobbywatch.daten.inc', field = '_lobbywatch_kommission_id', created_visa='roland', updated_visa='roland'; " calcext:value-type="string">
            <text:p>INSERT INTO translation_source SET source='Sachbereiche', location='lobbywatch.daten.inc', field = '_lobbywatch_kommiss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Mitglieder der @kommission_abkuerzung des Ständerates</text:p>
          </table:table-cell>
          <table:table-cell table:number-columns-repeated="5"/>
          <table:table-cell table:formula="of:=&quot;INSERT INTO translation_source SET source='&quot; &amp; SUBSTITUTE([.C226];&quot;'&quot;; &quot;\'&quot;) &amp; &quot;', location='&quot; &amp;SUBSTITUTE([.A226];&quot;'&quot;; &quot;\'&quot;) &amp; &quot;', field = '&quot; &amp; SUBSTITUTE([.B226];&quot;'&quot;; &quot;\'&quot;) &amp; &quot;'&quot; &amp; IF([.D226]&lt;&gt;&quot;&quot;; &quot;, context = '&quot; &amp; SUBSTITUTE([.D226];&quot;'&quot;; &quot;\'&quot;) &amp; &quot;'&quot;; &quot;&quot;) &amp; &quot;, created_visa='roland', updated_visa='roland'; &quot; &amp; IF(OR([.E226]&lt;&gt;&quot;&quot;; [.F226]&lt;&gt;&quot;&quot;);&quot;INSERT INTO translation_target (lang, translation, translation_source_id, created_visa, updated_visa) VALUES &quot; &amp; IF([.E226]&lt;&gt;&quot;&quot;;&quot;('de', '&quot; &amp; SUBSTITUTE([.E226];&quot;'&quot;; &quot;\'&quot;) &amp; &quot;', LAST_INSERT_ID(), 'roland', 'roland')&quot;; &quot;&quot;) &amp; IF(AND([.E226]&lt;&gt;&quot;&quot;; [.F226]&lt;&gt;&quot;&quot;); &quot;,&quot;; &quot;&quot;) &amp; IF([.F226]&lt;&gt;&quot;&quot;;&quot;('fr', '&quot; &amp; SUBSTITUTE([.F226];&quot;'&quot;; &quot;\'&quot;) &amp; &quot;', LAST_INSERT_ID(), 'roland', 'roland')&quot;; &quot;&quot;) &amp; &quot;;&quot;; &quot;&quot;)" office:value-type="string" office:string-value="INSERT INTO translation_source SET source='Mitglieder der @kommission_abkuerzung des Ständerates', location='lobbywatch.daten.inc', field = '_lobbywatch_kommission_id', created_visa='roland', updated_visa='roland'; " calcext:value-type="string">
            <text:p>INSERT INTO translation_source SET source='Mitglieder der @kommission_abkuerzung des Ständerates', location='lobbywatch.daten.inc', field = '_lobbywatch_kommiss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Mitglieder der @kommission_abkuerzung des Nationalrates</text:p>
          </table:table-cell>
          <table:table-cell table:number-columns-repeated="5"/>
          <table:table-cell table:formula="of:=&quot;INSERT INTO translation_source SET source='&quot; &amp; SUBSTITUTE([.C227];&quot;'&quot;; &quot;\'&quot;) &amp; &quot;', location='&quot; &amp;SUBSTITUTE([.A227];&quot;'&quot;; &quot;\'&quot;) &amp; &quot;', field = '&quot; &amp; SUBSTITUTE([.B227];&quot;'&quot;; &quot;\'&quot;) &amp; &quot;'&quot; &amp; IF([.D227]&lt;&gt;&quot;&quot;; &quot;, context = '&quot; &amp; SUBSTITUTE([.D227];&quot;'&quot;; &quot;\'&quot;) &amp; &quot;'&quot;; &quot;&quot;) &amp; &quot;, created_visa='roland', updated_visa='roland'; &quot; &amp; IF(OR([.E227]&lt;&gt;&quot;&quot;; [.F227]&lt;&gt;&quot;&quot;);&quot;INSERT INTO translation_target (lang, translation, translation_source_id, created_visa, updated_visa) VALUES &quot; &amp; IF([.E227]&lt;&gt;&quot;&quot;;&quot;('de', '&quot; &amp; SUBSTITUTE([.E227];&quot;'&quot;; &quot;\'&quot;) &amp; &quot;', LAST_INSERT_ID(), 'roland', 'roland')&quot;; &quot;&quot;) &amp; IF(AND([.E227]&lt;&gt;&quot;&quot;; [.F227]&lt;&gt;&quot;&quot;); &quot;,&quot;; &quot;&quot;) &amp; IF([.F227]&lt;&gt;&quot;&quot;;&quot;('fr', '&quot; &amp; SUBSTITUTE([.F227];&quot;'&quot;; &quot;\'&quot;) &amp; &quot;', LAST_INSERT_ID(), 'roland', 'roland')&quot;; &quot;&quot;) &amp; &quot;;&quot;; &quot;&quot;)" office:value-type="string" office:string-value="INSERT INTO translation_source SET source='Mitglieder der @kommission_abkuerzung des Nationalrates', location='lobbywatch.daten.inc', field = '_lobbywatch_kommission_id', created_visa='roland', updated_visa='roland'; " calcext:value-type="string">
            <text:p>INSERT INTO translation_source SET source='Mitglieder der @kommission_abkuerzung des Nationalrates', location='lobbywatch.daten.inc', field = '_lobbywatch_kommiss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Branchen in diesem Themenbereich</text:p>
          </table:table-cell>
          <table:table-cell table:number-columns-repeated="5"/>
          <table:table-cell table:formula="of:=&quot;INSERT INTO translation_source SET source='&quot; &amp; SUBSTITUTE([.C228];&quot;'&quot;; &quot;\'&quot;) &amp; &quot;', location='&quot; &amp;SUBSTITUTE([.A228];&quot;'&quot;; &quot;\'&quot;) &amp; &quot;', field = '&quot; &amp; SUBSTITUTE([.B228];&quot;'&quot;; &quot;\'&quot;) &amp; &quot;'&quot; &amp; IF([.D228]&lt;&gt;&quot;&quot;; &quot;, context = '&quot; &amp; SUBSTITUTE([.D228];&quot;'&quot;; &quot;\'&quot;) &amp; &quot;'&quot;; &quot;&quot;) &amp; &quot;, created_visa='roland', updated_visa='roland'; &quot; &amp; IF(OR([.E228]&lt;&gt;&quot;&quot;; [.F228]&lt;&gt;&quot;&quot;);&quot;INSERT INTO translation_target (lang, translation, translation_source_id, created_visa, updated_visa) VALUES &quot; &amp; IF([.E228]&lt;&gt;&quot;&quot;;&quot;('de', '&quot; &amp; SUBSTITUTE([.E228];&quot;'&quot;; &quot;\'&quot;) &amp; &quot;', LAST_INSERT_ID(), 'roland', 'roland')&quot;; &quot;&quot;) &amp; IF(AND([.E228]&lt;&gt;&quot;&quot;; [.F228]&lt;&gt;&quot;&quot;); &quot;,&quot;; &quot;&quot;) &amp; IF([.F228]&lt;&gt;&quot;&quot;;&quot;('fr', '&quot; &amp; SUBSTITUTE([.F228];&quot;'&quot;; &quot;\'&quot;) &amp; &quot;', LAST_INSERT_ID(), 'roland', 'roland')&quot;; &quot;&quot;) &amp; &quot;;&quot;; &quot;&quot;)" office:value-type="string" office:string-value="INSERT INTO translation_source SET source='Branchen in diesem Themenbereich', location='lobbywatch.daten.inc', field = '_lobbywatch_kommission_id', created_visa='roland', updated_visa='roland'; " calcext:value-type="string">
            <text:p>INSERT INTO translation_source SET source='Branchen in diesem Themenbereich', location='lobbywatch.daten.inc', field = '_lobbywatch_kommiss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Lobbygruppen</text:p>
          </table:table-cell>
          <table:table-cell table:number-columns-repeated="5"/>
          <table:table-cell table:formula="of:=&quot;INSERT INTO translation_source SET source='&quot; &amp; SUBSTITUTE([.C229];&quot;'&quot;; &quot;\'&quot;) &amp; &quot;', location='&quot; &amp;SUBSTITUTE([.A229];&quot;'&quot;; &quot;\'&quot;) &amp; &quot;', field = '&quot; &amp; SUBSTITUTE([.B229];&quot;'&quot;; &quot;\'&quot;) &amp; &quot;'&quot; &amp; IF([.D229]&lt;&gt;&quot;&quot;; &quot;, context = '&quot; &amp; SUBSTITUTE([.D229];&quot;'&quot;; &quot;\'&quot;) &amp; &quot;'&quot;; &quot;&quot;) &amp; &quot;, created_visa='roland', updated_visa='roland'; &quot; &amp; IF(OR([.E229]&lt;&gt;&quot;&quot;; [.F229]&lt;&gt;&quot;&quot;);&quot;INSERT INTO translation_target (lang, translation, translation_source_id, created_visa, updated_visa) VALUES &quot; &amp; IF([.E229]&lt;&gt;&quot;&quot;;&quot;('de', '&quot; &amp; SUBSTITUTE([.E229];&quot;'&quot;; &quot;\'&quot;) &amp; &quot;', LAST_INSERT_ID(), 'roland', 'roland')&quot;; &quot;&quot;) &amp; IF(AND([.E229]&lt;&gt;&quot;&quot;; [.F229]&lt;&gt;&quot;&quot;); &quot;,&quot;; &quot;&quot;) &amp; IF([.F229]&lt;&gt;&quot;&quot;;&quot;('fr', '&quot; &amp; SUBSTITUTE([.F229];&quot;'&quot;; &quot;\'&quot;) &amp; &quot;', LAST_INSERT_ID(), 'roland', 'roland')&quot;; &quot;&quot;) &amp; &quot;;&quot;; &quot;&quot;)" office:value-type="string" office:string-value="INSERT INTO translation_source SET source='Lobbygruppen', location='lobbywatch.daten.inc', field = '_lobbywatch_kommission_id', created_visa='roland', updated_visa='roland'; " calcext:value-type="string">
            <text:p>INSERT INTO translation_source SET source='Lobbygruppen', location='lobbywatch.daten.inc', field = '_lobbywatch_kommiss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Ehemalige Mitglieder</text:p>
          </table:table-cell>
          <table:table-cell table:number-columns-repeated="5"/>
          <table:table-cell table:formula="of:=&quot;INSERT INTO translation_source SET source='&quot; &amp; SUBSTITUTE([.C230];&quot;'&quot;; &quot;\'&quot;) &amp; &quot;', location='&quot; &amp;SUBSTITUTE([.A230];&quot;'&quot;; &quot;\'&quot;) &amp; &quot;', field = '&quot; &amp; SUBSTITUTE([.B230];&quot;'&quot;; &quot;\'&quot;) &amp; &quot;'&quot; &amp; IF([.D230]&lt;&gt;&quot;&quot;; &quot;, context = '&quot; &amp; SUBSTITUTE([.D230];&quot;'&quot;; &quot;\'&quot;) &amp; &quot;'&quot;; &quot;&quot;) &amp; &quot;, created_visa='roland', updated_visa='roland'; &quot; &amp; IF(OR([.E230]&lt;&gt;&quot;&quot;; [.F230]&lt;&gt;&quot;&quot;);&quot;INSERT INTO translation_target (lang, translation, translation_source_id, created_visa, updated_visa) VALUES &quot; &amp; IF([.E230]&lt;&gt;&quot;&quot;;&quot;('de', '&quot; &amp; SUBSTITUTE([.E230];&quot;'&quot;; &quot;\'&quot;) &amp; &quot;', LAST_INSERT_ID(), 'roland', 'roland')&quot;; &quot;&quot;) &amp; IF(AND([.E230]&lt;&gt;&quot;&quot;; [.F230]&lt;&gt;&quot;&quot;); &quot;,&quot;; &quot;&quot;) &amp; IF([.F230]&lt;&gt;&quot;&quot;;&quot;('fr', '&quot; &amp; SUBSTITUTE([.F230];&quot;'&quot;; &quot;\'&quot;) &amp; &quot;', LAST_INSERT_ID(), 'roland', 'roland')&quot;; &quot;&quot;) &amp; &quot;;&quot;; &quot;&quot;)" office:value-type="string" office:string-value="INSERT INTO translation_source SET source='Ehemalige Mitglieder', location='lobbywatch.daten.inc', field = '_lobbywatch_kommission_id', created_visa='roland', updated_visa='roland'; " calcext:value-type="string">
            <text:p>INSERT INTO translation_source SET source='Ehemalige Mitglieder', location='lobbywatch.daten.inc', field = '_lobbywatch_kommission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tei_list</text:p>
          </table:table-cell>
          <table:table-cell office:value-type="string" calcext:value-type="string">
            <text:p>Liste der Parteien</text:p>
          </table:table-cell>
          <table:table-cell table:number-columns-repeated="5"/>
          <table:table-cell table:formula="of:=&quot;INSERT INTO translation_source SET source='&quot; &amp; SUBSTITUTE([.C231];&quot;'&quot;; &quot;\'&quot;) &amp; &quot;', location='&quot; &amp;SUBSTITUTE([.A231];&quot;'&quot;; &quot;\'&quot;) &amp; &quot;', field = '&quot; &amp; SUBSTITUTE([.B231];&quot;'&quot;; &quot;\'&quot;) &amp; &quot;'&quot; &amp; IF([.D231]&lt;&gt;&quot;&quot;; &quot;, context = '&quot; &amp; SUBSTITUTE([.D231];&quot;'&quot;; &quot;\'&quot;) &amp; &quot;'&quot;; &quot;&quot;) &amp; &quot;, created_visa='roland', updated_visa='roland'; &quot; &amp; IF(OR([.E231]&lt;&gt;&quot;&quot;; [.F231]&lt;&gt;&quot;&quot;);&quot;INSERT INTO translation_target (lang, translation, translation_source_id, created_visa, updated_visa) VALUES &quot; &amp; IF([.E231]&lt;&gt;&quot;&quot;;&quot;('de', '&quot; &amp; SUBSTITUTE([.E231];&quot;'&quot;; &quot;\'&quot;) &amp; &quot;', LAST_INSERT_ID(), 'roland', 'roland')&quot;; &quot;&quot;) &amp; IF(AND([.E231]&lt;&gt;&quot;&quot;; [.F231]&lt;&gt;&quot;&quot;); &quot;,&quot;; &quot;&quot;) &amp; IF([.F231]&lt;&gt;&quot;&quot;;&quot;('fr', '&quot; &amp; SUBSTITUTE([.F231];&quot;'&quot;; &quot;\'&quot;) &amp; &quot;', LAST_INSERT_ID(), 'roland', 'roland')&quot;; &quot;&quot;) &amp; &quot;;&quot;; &quot;&quot;)" office:value-type="string" office:string-value="INSERT INTO translation_source SET source='Liste der Parteien', location='lobbywatch.daten.inc', field = '_lobbywatch_partei_list', created_visa='roland', updated_visa='roland'; " calcext:value-type="string">
            <text:p>INSERT INTO translation_source SET source='Liste der Parteien', location='lobbywatch.daten.inc', field = '_lobbywatch_partei_lis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tei_id</text:p>
          </table:table-cell>
          <table:table-cell office:value-type="string" calcext:value-type="string">
            <text:p>Mitglieder</text:p>
          </table:table-cell>
          <table:table-cell table:number-columns-repeated="5"/>
          <table:table-cell table:formula="of:=&quot;INSERT INTO translation_source SET source='&quot; &amp; SUBSTITUTE([.C232];&quot;'&quot;; &quot;\'&quot;) &amp; &quot;', location='&quot; &amp;SUBSTITUTE([.A232];&quot;'&quot;; &quot;\'&quot;) &amp; &quot;', field = '&quot; &amp; SUBSTITUTE([.B232];&quot;'&quot;; &quot;\'&quot;) &amp; &quot;'&quot; &amp; IF([.D232]&lt;&gt;&quot;&quot;; &quot;, context = '&quot; &amp; SUBSTITUTE([.D232];&quot;'&quot;; &quot;\'&quot;) &amp; &quot;'&quot;; &quot;&quot;) &amp; &quot;, created_visa='roland', updated_visa='roland'; &quot; &amp; IF(OR([.E232]&lt;&gt;&quot;&quot;; [.F232]&lt;&gt;&quot;&quot;);&quot;INSERT INTO translation_target (lang, translation, translation_source_id, created_visa, updated_visa) VALUES &quot; &amp; IF([.E232]&lt;&gt;&quot;&quot;;&quot;('de', '&quot; &amp; SUBSTITUTE([.E232];&quot;'&quot;; &quot;\'&quot;) &amp; &quot;', LAST_INSERT_ID(), 'roland', 'roland')&quot;; &quot;&quot;) &amp; IF(AND([.E232]&lt;&gt;&quot;&quot;; [.F232]&lt;&gt;&quot;&quot;); &quot;,&quot;; &quot;&quot;) &amp; IF([.F232]&lt;&gt;&quot;&quot;;&quot;('fr', '&quot; &amp; SUBSTITUTE([.F232];&quot;'&quot;; &quot;\'&quot;) &amp; &quot;', LAST_INSERT_ID(), 'roland', 'roland')&quot;; &quot;&quot;) &amp; &quot;;&quot;; &quot;&quot;)" office:value-type="string" office:string-value="INSERT INTO translation_source SET source='Mitglieder', location='lobbywatch.daten.inc', field = '_lobbywatch_partei_id', created_visa='roland', updated_visa='roland'; " calcext:value-type="string">
            <text:p>INSERT INTO translation_source SET source='Mitglieder', location='lobbywatch.daten.inc', field = '_lobbywatch_partei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list</text:p>
          </table:table-cell>
          <table:table-cell office:value-type="string" calcext:value-type="string">
            <text:p>Liste der Branchen</text:p>
          </table:table-cell>
          <table:table-cell table:number-columns-repeated="5"/>
          <table:table-cell table:formula="of:=&quot;INSERT INTO translation_source SET source='&quot; &amp; SUBSTITUTE([.C233];&quot;'&quot;; &quot;\'&quot;) &amp; &quot;', location='&quot; &amp;SUBSTITUTE([.A233];&quot;'&quot;; &quot;\'&quot;) &amp; &quot;', field = '&quot; &amp; SUBSTITUTE([.B233];&quot;'&quot;; &quot;\'&quot;) &amp; &quot;'&quot; &amp; IF([.D233]&lt;&gt;&quot;&quot;; &quot;, context = '&quot; &amp; SUBSTITUTE([.D233];&quot;'&quot;; &quot;\'&quot;) &amp; &quot;'&quot;; &quot;&quot;) &amp; &quot;, created_visa='roland', updated_visa='roland'; &quot; &amp; IF(OR([.E233]&lt;&gt;&quot;&quot;; [.F233]&lt;&gt;&quot;&quot;);&quot;INSERT INTO translation_target (lang, translation, translation_source_id, created_visa, updated_visa) VALUES &quot; &amp; IF([.E233]&lt;&gt;&quot;&quot;;&quot;('de', '&quot; &amp; SUBSTITUTE([.E233];&quot;'&quot;; &quot;\'&quot;) &amp; &quot;', LAST_INSERT_ID(), 'roland', 'roland')&quot;; &quot;&quot;) &amp; IF(AND([.E233]&lt;&gt;&quot;&quot;; [.F233]&lt;&gt;&quot;&quot;); &quot;,&quot;; &quot;&quot;) &amp; IF([.F233]&lt;&gt;&quot;&quot;;&quot;('fr', '&quot; &amp; SUBSTITUTE([.F233];&quot;'&quot;; &quot;\'&quot;) &amp; &quot;', LAST_INSERT_ID(), 'roland', 'roland')&quot;; &quot;&quot;) &amp; &quot;;&quot;; &quot;&quot;)" office:value-type="string" office:string-value="INSERT INTO translation_source SET source='Liste der Branchen', location='lobbywatch.daten.inc', field = '_lobbywatch_branche_list', created_visa='roland', updated_visa='roland'; " calcext:value-type="string">
            <text:p>INSERT INTO translation_source SET source='Liste der Branchen', location='lobbywatch.daten.inc', field = '_lobbywatch_branche_lis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id</text:p>
          </table:table-cell>
          <table:table-cell office:value-type="string" calcext:value-type="string">
            <text:p>Zuständige Kommission</text:p>
          </table:table-cell>
          <table:table-cell table:number-columns-repeated="5"/>
          <table:table-cell table:formula="of:=&quot;INSERT INTO translation_source SET source='&quot; &amp; SUBSTITUTE([.C234];&quot;'&quot;; &quot;\'&quot;) &amp; &quot;', location='&quot; &amp;SUBSTITUTE([.A234];&quot;'&quot;; &quot;\'&quot;) &amp; &quot;', field = '&quot; &amp; SUBSTITUTE([.B234];&quot;'&quot;; &quot;\'&quot;) &amp; &quot;'&quot; &amp; IF([.D234]&lt;&gt;&quot;&quot;; &quot;, context = '&quot; &amp; SUBSTITUTE([.D234];&quot;'&quot;; &quot;\'&quot;) &amp; &quot;'&quot;; &quot;&quot;) &amp; &quot;, created_visa='roland', updated_visa='roland'; &quot; &amp; IF(OR([.E234]&lt;&gt;&quot;&quot;; [.F234]&lt;&gt;&quot;&quot;);&quot;INSERT INTO translation_target (lang, translation, translation_source_id, created_visa, updated_visa) VALUES &quot; &amp; IF([.E234]&lt;&gt;&quot;&quot;;&quot;('de', '&quot; &amp; SUBSTITUTE([.E234];&quot;'&quot;; &quot;\'&quot;) &amp; &quot;', LAST_INSERT_ID(), 'roland', 'roland')&quot;; &quot;&quot;) &amp; IF(AND([.E234]&lt;&gt;&quot;&quot;; [.F234]&lt;&gt;&quot;&quot;); &quot;,&quot;; &quot;&quot;) &amp; IF([.F234]&lt;&gt;&quot;&quot;;&quot;('fr', '&quot; &amp; SUBSTITUTE([.F234];&quot;'&quot;; &quot;\'&quot;) &amp; &quot;', LAST_INSERT_ID(), 'roland', 'roland')&quot;; &quot;&quot;) &amp; &quot;;&quot;; &quot;&quot;)" office:value-type="string" office:string-value="INSERT INTO translation_source SET source='Zuständige Kommission', location='lobbywatch.daten.inc', field = '_lobbywatch_branche_id', created_visa='roland', updated_visa='roland'; " calcext:value-type="string">
            <text:p>INSERT INTO translation_source SET source='Zuständige Kommission', location='lobbywatch.daten.inc', field = '_lobbywatch_branche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id</text:p>
          </table:table-cell>
          <table:table-cell office:value-type="string" calcext:value-type="string">
            <text:p>In der Branche @branche sind die folgenden Lobbygruppen tätig:</text:p>
          </table:table-cell>
          <table:table-cell table:number-columns-repeated="5"/>
          <table:table-cell table:formula="of:=&quot;INSERT INTO translation_source SET source='&quot; &amp; SUBSTITUTE([.C235];&quot;'&quot;; &quot;\'&quot;) &amp; &quot;', location='&quot; &amp;SUBSTITUTE([.A235];&quot;'&quot;; &quot;\'&quot;) &amp; &quot;', field = '&quot; &amp; SUBSTITUTE([.B235];&quot;'&quot;; &quot;\'&quot;) &amp; &quot;'&quot; &amp; IF([.D235]&lt;&gt;&quot;&quot;; &quot;, context = '&quot; &amp; SUBSTITUTE([.D235];&quot;'&quot;; &quot;\'&quot;) &amp; &quot;'&quot;; &quot;&quot;) &amp; &quot;, created_visa='roland', updated_visa='roland'; &quot; &amp; IF(OR([.E235]&lt;&gt;&quot;&quot;; [.F235]&lt;&gt;&quot;&quot;);&quot;INSERT INTO translation_target (lang, translation, translation_source_id, created_visa, updated_visa) VALUES &quot; &amp; IF([.E235]&lt;&gt;&quot;&quot;;&quot;('de', '&quot; &amp; SUBSTITUTE([.E235];&quot;'&quot;; &quot;\'&quot;) &amp; &quot;', LAST_INSERT_ID(), 'roland', 'roland')&quot;; &quot;&quot;) &amp; IF(AND([.E235]&lt;&gt;&quot;&quot;; [.F235]&lt;&gt;&quot;&quot;); &quot;,&quot;; &quot;&quot;) &amp; IF([.F235]&lt;&gt;&quot;&quot;;&quot;('fr', '&quot; &amp; SUBSTITUTE([.F235];&quot;'&quot;; &quot;\'&quot;) &amp; &quot;', LAST_INSERT_ID(), 'roland', 'roland')&quot;; &quot;&quot;) &amp; &quot;;&quot;; &quot;&quot;)" office:value-type="string" office:string-value="INSERT INTO translation_source SET source='In der Branche @branche sind die folgenden Lobbygruppen tätig:', location='lobbywatch.daten.inc', field = '_lobbywatch_branche_id', created_visa='roland', updated_visa='roland'; " calcext:value-type="string">
            <text:p>INSERT INTO translation_source SET source='In der Branche @branche sind die folgenden Lobbygruppen tätig:', location='lobbywatch.daten.inc', field = '_lobbywatch_branche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interessengruppe_list</text:p>
          </table:table-cell>
          <table:table-cell office:value-type="string" calcext:value-type="string">
            <text:p>Liste der Lobbygruppen</text:p>
          </table:table-cell>
          <table:table-cell table:number-columns-repeated="5"/>
          <table:table-cell table:formula="of:=&quot;INSERT INTO translation_source SET source='&quot; &amp; SUBSTITUTE([.C236];&quot;'&quot;; &quot;\'&quot;) &amp; &quot;', location='&quot; &amp;SUBSTITUTE([.A236];&quot;'&quot;; &quot;\'&quot;) &amp; &quot;', field = '&quot; &amp; SUBSTITUTE([.B236];&quot;'&quot;; &quot;\'&quot;) &amp; &quot;'&quot; &amp; IF([.D236]&lt;&gt;&quot;&quot;; &quot;, context = '&quot; &amp; SUBSTITUTE([.D236];&quot;'&quot;; &quot;\'&quot;) &amp; &quot;'&quot;; &quot;&quot;) &amp; &quot;, created_visa='roland', updated_visa='roland'; &quot; &amp; IF(OR([.E236]&lt;&gt;&quot;&quot;; [.F236]&lt;&gt;&quot;&quot;);&quot;INSERT INTO translation_target (lang, translation, translation_source_id, created_visa, updated_visa) VALUES &quot; &amp; IF([.E236]&lt;&gt;&quot;&quot;;&quot;('de', '&quot; &amp; SUBSTITUTE([.E236];&quot;'&quot;; &quot;\'&quot;) &amp; &quot;', LAST_INSERT_ID(), 'roland', 'roland')&quot;; &quot;&quot;) &amp; IF(AND([.E236]&lt;&gt;&quot;&quot;; [.F236]&lt;&gt;&quot;&quot;); &quot;,&quot;; &quot;&quot;) &amp; IF([.F236]&lt;&gt;&quot;&quot;;&quot;('fr', '&quot; &amp; SUBSTITUTE([.F236];&quot;'&quot;; &quot;\'&quot;) &amp; &quot;', LAST_INSERT_ID(), 'roland', 'roland')&quot;; &quot;&quot;) &amp; &quot;;&quot;; &quot;&quot;)" office:value-type="string" office:string-value="INSERT INTO translation_source SET source='Liste der Lobbygruppen', location='lobbywatch.daten.inc', field = '_lobbywatch_interessengruppe_list', created_visa='roland', updated_visa='roland'; " calcext:value-type="string">
            <text:p>INSERT INTO translation_source SET source='Liste der Lobbygruppen', location='lobbywatch.daten.inc', field = '_lobbywatch_interessengruppe_lis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interessengruppe_id</text:p>
          </table:table-cell>
          <table:table-cell office:value-type="string" calcext:value-type="string">
            <text:p>Organisationen</text:p>
          </table:table-cell>
          <table:table-cell table:number-columns-repeated="5"/>
          <table:table-cell table:formula="of:=&quot;INSERT INTO translation_source SET source='&quot; &amp; SUBSTITUTE([.C237];&quot;'&quot;; &quot;\'&quot;) &amp; &quot;', location='&quot; &amp;SUBSTITUTE([.A237];&quot;'&quot;; &quot;\'&quot;) &amp; &quot;', field = '&quot; &amp; SUBSTITUTE([.B237];&quot;'&quot;; &quot;\'&quot;) &amp; &quot;'&quot; &amp; IF([.D237]&lt;&gt;&quot;&quot;; &quot;, context = '&quot; &amp; SUBSTITUTE([.D237];&quot;'&quot;; &quot;\'&quot;) &amp; &quot;'&quot;; &quot;&quot;) &amp; &quot;, created_visa='roland', updated_visa='roland'; &quot; &amp; IF(OR([.E237]&lt;&gt;&quot;&quot;; [.F237]&lt;&gt;&quot;&quot;);&quot;INSERT INTO translation_target (lang, translation, translation_source_id, created_visa, updated_visa) VALUES &quot; &amp; IF([.E237]&lt;&gt;&quot;&quot;;&quot;('de', '&quot; &amp; SUBSTITUTE([.E237];&quot;'&quot;; &quot;\'&quot;) &amp; &quot;', LAST_INSERT_ID(), 'roland', 'roland')&quot;; &quot;&quot;) &amp; IF(AND([.E237]&lt;&gt;&quot;&quot;; [.F237]&lt;&gt;&quot;&quot;); &quot;,&quot;; &quot;&quot;) &amp; IF([.F237]&lt;&gt;&quot;&quot;;&quot;('fr', '&quot; &amp; SUBSTITUTE([.F237];&quot;'&quot;; &quot;\'&quot;) &amp; &quot;', LAST_INSERT_ID(), 'roland', 'roland')&quot;; &quot;&quot;) &amp; &quot;;&quot;; &quot;&quot;)" office:value-type="string" office:string-value="INSERT INTO translation_source SET source='Organisationen', location='lobbywatch.daten.inc', field = '_lobbywatch_interessengruppe_id', created_visa='roland', updated_visa='roland'; " calcext:value-type="string">
            <text:p>INSERT INTO translation_source SET source='Organisationen', location='lobbywatch.daten.inc', field = '_lobbywatch_interessengruppe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list</text:p>
          </table:table-cell>
          <table:table-cell office:value-type="string" calcext:value-type="string">
            <text:p>Liste der Zutrittsberechtigten</text:p>
          </table:table-cell>
          <table:table-cell table:number-columns-repeated="5"/>
          <table:table-cell table:formula="of:=&quot;INSERT INTO translation_source SET source='&quot; &amp; SUBSTITUTE([.C238];&quot;'&quot;; &quot;\'&quot;) &amp; &quot;', location='&quot; &amp;SUBSTITUTE([.A238];&quot;'&quot;; &quot;\'&quot;) &amp; &quot;', field = '&quot; &amp; SUBSTITUTE([.B238];&quot;'&quot;; &quot;\'&quot;) &amp; &quot;'&quot; &amp; IF([.D238]&lt;&gt;&quot;&quot;; &quot;, context = '&quot; &amp; SUBSTITUTE([.D238];&quot;'&quot;; &quot;\'&quot;) &amp; &quot;'&quot;; &quot;&quot;) &amp; &quot;, created_visa='roland', updated_visa='roland'; &quot; &amp; IF(OR([.E238]&lt;&gt;&quot;&quot;; [.F238]&lt;&gt;&quot;&quot;);&quot;INSERT INTO translation_target (lang, translation, translation_source_id, created_visa, updated_visa) VALUES &quot; &amp; IF([.E238]&lt;&gt;&quot;&quot;;&quot;('de', '&quot; &amp; SUBSTITUTE([.E238];&quot;'&quot;; &quot;\'&quot;) &amp; &quot;', LAST_INSERT_ID(), 'roland', 'roland')&quot;; &quot;&quot;) &amp; IF(AND([.E238]&lt;&gt;&quot;&quot;; [.F238]&lt;&gt;&quot;&quot;); &quot;,&quot;; &quot;&quot;) &amp; IF([.F238]&lt;&gt;&quot;&quot;;&quot;('fr', '&quot; &amp; SUBSTITUTE([.F238];&quot;'&quot;; &quot;\'&quot;) &amp; &quot;', LAST_INSERT_ID(), 'roland', 'roland')&quot;; &quot;&quot;) &amp; &quot;;&quot;; &quot;&quot;)" office:value-type="string" office:string-value="INSERT INTO translation_source SET source='Liste der Zutrittsberechtigten', location='lobbywatch.daten.inc', field = '_lobbywatch_zutrittsberechtigung_list', created_visa='roland', updated_visa='roland'; " calcext:value-type="string">
            <text:p>INSERT INTO translation_source SET source='Liste der Zutrittsberechtigten', location='lobbywatch.daten.inc', field = '_lobbywatch_zutrittsberechtigung_list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Nicht mehr zutrittsberechtigt ins Parlament. @name war zutrittsberechtigt bis @bis.</text:p>
          </table:table-cell>
          <table:table-cell table:number-columns-repeated="5"/>
          <table:table-cell table:formula="of:=&quot;INSERT INTO translation_source SET source='&quot; &amp; SUBSTITUTE([.C239];&quot;'&quot;; &quot;\'&quot;) &amp; &quot;', location='&quot; &amp;SUBSTITUTE([.A239];&quot;'&quot;; &quot;\'&quot;) &amp; &quot;', field = '&quot; &amp; SUBSTITUTE([.B239];&quot;'&quot;; &quot;\'&quot;) &amp; &quot;'&quot; &amp; IF([.D239]&lt;&gt;&quot;&quot;; &quot;, context = '&quot; &amp; SUBSTITUTE([.D239];&quot;'&quot;; &quot;\'&quot;) &amp; &quot;'&quot;; &quot;&quot;) &amp; &quot;, created_visa='roland', updated_visa='roland'; &quot; &amp; IF(OR([.E239]&lt;&gt;&quot;&quot;; [.F239]&lt;&gt;&quot;&quot;);&quot;INSERT INTO translation_target (lang, translation, translation_source_id, created_visa, updated_visa) VALUES &quot; &amp; IF([.E239]&lt;&gt;&quot;&quot;;&quot;('de', '&quot; &amp; SUBSTITUTE([.E239];&quot;'&quot;; &quot;\'&quot;) &amp; &quot;', LAST_INSERT_ID(), 'roland', 'roland')&quot;; &quot;&quot;) &amp; IF(AND([.E239]&lt;&gt;&quot;&quot;; [.F239]&lt;&gt;&quot;&quot;); &quot;,&quot;; &quot;&quot;) &amp; IF([.F239]&lt;&gt;&quot;&quot;;&quot;('fr', '&quot; &amp; SUBSTITUTE([.F239];&quot;'&quot;; &quot;\'&quot;) &amp; &quot;', LAST_INSERT_ID(), 'roland', 'roland')&quot;; &quot;&quot;) &amp; &quot;;&quot;; &quot;&quot;)" office:value-type="string" office:string-value="INSERT INTO translation_source SET source='Nicht mehr zutrittsberechtigt ins Parlament. @name war zutrittsberechtigt bis @bis.', location='lobbywatch.daten.inc', field = '_lobbywatch_zutrittsberechtigung_id', created_visa='roland', updated_visa='roland'; " calcext:value-type="string">
            <text:p>INSERT INTO translation_source SET source='Nicht mehr zutrittsberechtigt ins Parlament. @name war zutrittsberechtigt bis @bis.', location='lobbywatch.daten.inc', field = '_lobbywatch_zutrittsberechtigung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Eingeladen von:</text:p>
          </table:table-cell>
          <table:table-cell table:number-columns-repeated="5"/>
          <table:table-cell table:formula="of:=&quot;INSERT INTO translation_source SET source='&quot; &amp; SUBSTITUTE([.C240];&quot;'&quot;; &quot;\'&quot;) &amp; &quot;', location='&quot; &amp;SUBSTITUTE([.A240];&quot;'&quot;; &quot;\'&quot;) &amp; &quot;', field = '&quot; &amp; SUBSTITUTE([.B240];&quot;'&quot;; &quot;\'&quot;) &amp; &quot;'&quot; &amp; IF([.D240]&lt;&gt;&quot;&quot;; &quot;, context = '&quot; &amp; SUBSTITUTE([.D240];&quot;'&quot;; &quot;\'&quot;) &amp; &quot;'&quot;; &quot;&quot;) &amp; &quot;, created_visa='roland', updated_visa='roland'; &quot; &amp; IF(OR([.E240]&lt;&gt;&quot;&quot;; [.F240]&lt;&gt;&quot;&quot;);&quot;INSERT INTO translation_target (lang, translation, translation_source_id, created_visa, updated_visa) VALUES &quot; &amp; IF([.E240]&lt;&gt;&quot;&quot;;&quot;('de', '&quot; &amp; SUBSTITUTE([.E240];&quot;'&quot;; &quot;\'&quot;) &amp; &quot;', LAST_INSERT_ID(), 'roland', 'roland')&quot;; &quot;&quot;) &amp; IF(AND([.E240]&lt;&gt;&quot;&quot;; [.F240]&lt;&gt;&quot;&quot;); &quot;,&quot;; &quot;&quot;) &amp; IF([.F240]&lt;&gt;&quot;&quot;;&quot;('fr', '&quot; &amp; SUBSTITUTE([.F240];&quot;'&quot;; &quot;\'&quot;) &amp; &quot;', LAST_INSERT_ID(), 'roland', 'roland')&quot;; &quot;&quot;) &amp; &quot;;&quot;; &quot;&quot;)" office:value-type="string" office:string-value="INSERT INTO translation_source SET source='Eingeladen von:', location='lobbywatch.daten.inc', field = '_lobbywatch_zutrittsberechtigung_id', created_visa='roland', updated_visa='roland'; " calcext:value-type="string">
            <text:p>INSERT INTO translation_source SET source='Eingeladen von:', location='lobbywatch.daten.inc', field = '_lobbywatch_zutrittsberechtigung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Funktion:</text:p>
          </table:table-cell>
          <table:table-cell table:number-columns-repeated="5"/>
          <table:table-cell table:formula="of:=&quot;INSERT INTO translation_source SET source='&quot; &amp; SUBSTITUTE([.C241];&quot;'&quot;; &quot;\'&quot;) &amp; &quot;', location='&quot; &amp;SUBSTITUTE([.A241];&quot;'&quot;; &quot;\'&quot;) &amp; &quot;', field = '&quot; &amp; SUBSTITUTE([.B241];&quot;'&quot;; &quot;\'&quot;) &amp; &quot;'&quot; &amp; IF([.D241]&lt;&gt;&quot;&quot;; &quot;, context = '&quot; &amp; SUBSTITUTE([.D241];&quot;'&quot;; &quot;\'&quot;) &amp; &quot;'&quot;; &quot;&quot;) &amp; &quot;, created_visa='roland', updated_visa='roland'; &quot; &amp; IF(OR([.E241]&lt;&gt;&quot;&quot;; [.F241]&lt;&gt;&quot;&quot;);&quot;INSERT INTO translation_target (lang, translation, translation_source_id, created_visa, updated_visa) VALUES &quot; &amp; IF([.E241]&lt;&gt;&quot;&quot;;&quot;('de', '&quot; &amp; SUBSTITUTE([.E241];&quot;'&quot;; &quot;\'&quot;) &amp; &quot;', LAST_INSERT_ID(), 'roland', 'roland')&quot;; &quot;&quot;) &amp; IF(AND([.E241]&lt;&gt;&quot;&quot;; [.F241]&lt;&gt;&quot;&quot;); &quot;,&quot;; &quot;&quot;) &amp; IF([.F241]&lt;&gt;&quot;&quot;;&quot;('fr', '&quot; &amp; SUBSTITUTE([.F241];&quot;'&quot;; &quot;\'&quot;) &amp; &quot;', LAST_INSERT_ID(), 'roland', 'roland')&quot;; &quot;&quot;) &amp; &quot;;&quot;; &quot;&quot;)" office:value-type="string" office:string-value="INSERT INTO translation_source SET source='Funktion:', location='lobbywatch.daten.inc', field = '_lobbywatch_zutrittsberechtigung_id', created_visa='roland', updated_visa='roland'; " calcext:value-type="string">
            <text:p>INSERT INTO translation_source SET source='Funktion:', location='lobbywatch.daten.inc', field = '_lobbywatch_zutrittsberechtigung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Beruf:</text:p>
          </table:table-cell>
          <table:table-cell table:number-columns-repeated="2"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C242];&quot;'&quot;; &quot;\'&quot;) &amp; &quot;', location='&quot; &amp;SUBSTITUTE([.A242];&quot;'&quot;; &quot;\'&quot;) &amp; &quot;', field = '&quot; &amp; SUBSTITUTE([.B242];&quot;'&quot;; &quot;\'&quot;) &amp; &quot;'&quot; &amp; IF([.D242]&lt;&gt;&quot;&quot;; &quot;, context = '&quot; &amp; SUBSTITUTE([.D242];&quot;'&quot;; &quot;\'&quot;) &amp; &quot;'&quot;; &quot;&quot;) &amp; &quot;, created_visa='roland', updated_visa='roland'; &quot; &amp; IF(OR([.E242]&lt;&gt;&quot;&quot;; [.F242]&lt;&gt;&quot;&quot;);&quot;INSERT INTO translation_target (lang, translation, translation_source_id, created_visa, updated_visa) VALUES &quot; &amp; IF([.E242]&lt;&gt;&quot;&quot;;&quot;('de', '&quot; &amp; SUBSTITUTE([.E242];&quot;'&quot;; &quot;\'&quot;) &amp; &quot;', LAST_INSERT_ID(), 'roland', 'roland')&quot;; &quot;&quot;) &amp; IF(AND([.E242]&lt;&gt;&quot;&quot;; [.F242]&lt;&gt;&quot;&quot;); &quot;,&quot;; &quot;&quot;) &amp; IF([.F242]&lt;&gt;&quot;&quot;;&quot;('fr', '&quot; &amp; SUBSTITUTE([.F242];&quot;'&quot;; &quot;\'&quot;) &amp; &quot;', LAST_INSERT_ID(), 'roland', 'roland')&quot;; &quot;&quot;) &amp; &quot;;&quot;; &quot;&quot;)" office:value-type="string" office:string-value="INSERT INTO translation_source SET source='Beruf:', location='lobbywatch.daten.inc', field = '_lobbywatch_zutrittsberechtigung_id', created_visa='roland', updated_visa='roland'; INSERT INTO translation_target (lang, translation, translation_source_id, created_visa, updated_visa) VALUES ('fr', 'Profession :', LAST_INSERT_ID(), 'roland', 'roland');" calcext:value-type="string">
            <text:p>INSERT INTO translation_source SET source='Beruf:', location='lobbywatch.daten.inc', field = '_lobbywatch_zutrittsberechtigung_id', created_visa='roland', updated_visa='roland'; INSERT INTO translation_target (lang, translation, translation_source_id, created_visa, updated_visa) VALUES ('fr', 'Profession :', LAST_INSERT_ID(), 'roland', 'roland'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Homepage:</text:p>
          </table:table-cell>
          <table:table-cell table:number-columns-repeated="5"/>
          <table:table-cell table:formula="of:=&quot;INSERT INTO translation_source SET source='&quot; &amp; SUBSTITUTE([.C243];&quot;'&quot;; &quot;\'&quot;) &amp; &quot;', location='&quot; &amp;SUBSTITUTE([.A243];&quot;'&quot;; &quot;\'&quot;) &amp; &quot;', field = '&quot; &amp; SUBSTITUTE([.B243];&quot;'&quot;; &quot;\'&quot;) &amp; &quot;'&quot; &amp; IF([.D243]&lt;&gt;&quot;&quot;; &quot;, context = '&quot; &amp; SUBSTITUTE([.D243];&quot;'&quot;; &quot;\'&quot;) &amp; &quot;'&quot;; &quot;&quot;) &amp; &quot;, created_visa='roland', updated_visa='roland'; &quot; &amp; IF(OR([.E243]&lt;&gt;&quot;&quot;; [.F243]&lt;&gt;&quot;&quot;);&quot;INSERT INTO translation_target (lang, translation, translation_source_id, created_visa, updated_visa) VALUES &quot; &amp; IF([.E243]&lt;&gt;&quot;&quot;;&quot;('de', '&quot; &amp; SUBSTITUTE([.E243];&quot;'&quot;; &quot;\'&quot;) &amp; &quot;', LAST_INSERT_ID(), 'roland', 'roland')&quot;; &quot;&quot;) &amp; IF(AND([.E243]&lt;&gt;&quot;&quot;; [.F243]&lt;&gt;&quot;&quot;); &quot;,&quot;; &quot;&quot;) &amp; IF([.F243]&lt;&gt;&quot;&quot;;&quot;('fr', '&quot; &amp; SUBSTITUTE([.F243];&quot;'&quot;; &quot;\'&quot;) &amp; &quot;', LAST_INSERT_ID(), 'roland', 'roland')&quot;; &quot;&quot;) &amp; &quot;;&quot;; &quot;&quot;)" office:value-type="string" office:string-value="INSERT INTO translation_source SET source='Homepage:', location='lobbywatch.daten.inc', field = '_lobbywatch_zutrittsberechtigung_id', created_visa='roland', updated_visa='roland'; " calcext:value-type="string">
            <text:p>INSERT INTO translation_source SET source='Homepage:', location='lobbywatch.daten.inc', field = '_lobbywatch_zutrittsberechtigung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Mandate</text:p>
          </table:table-cell>
          <table:table-cell table:number-columns-repeated="5"/>
          <table:table-cell table:formula="of:=&quot;INSERT INTO translation_source SET source='&quot; &amp; SUBSTITUTE([.C244];&quot;'&quot;; &quot;\'&quot;) &amp; &quot;', location='&quot; &amp;SUBSTITUTE([.A244];&quot;'&quot;; &quot;\'&quot;) &amp; &quot;', field = '&quot; &amp; SUBSTITUTE([.B244];&quot;'&quot;; &quot;\'&quot;) &amp; &quot;'&quot; &amp; IF([.D244]&lt;&gt;&quot;&quot;; &quot;, context = '&quot; &amp; SUBSTITUTE([.D244];&quot;'&quot;; &quot;\'&quot;) &amp; &quot;'&quot;; &quot;&quot;) &amp; &quot;, created_visa='roland', updated_visa='roland'; &quot; &amp; IF(OR([.E244]&lt;&gt;&quot;&quot;; [.F244]&lt;&gt;&quot;&quot;);&quot;INSERT INTO translation_target (lang, translation, translation_source_id, created_visa, updated_visa) VALUES &quot; &amp; IF([.E244]&lt;&gt;&quot;&quot;;&quot;('de', '&quot; &amp; SUBSTITUTE([.E244];&quot;'&quot;; &quot;\'&quot;) &amp; &quot;', LAST_INSERT_ID(), 'roland', 'roland')&quot;; &quot;&quot;) &amp; IF(AND([.E244]&lt;&gt;&quot;&quot;; [.F244]&lt;&gt;&quot;&quot;); &quot;,&quot;; &quot;&quot;) &amp; IF([.F244]&lt;&gt;&quot;&quot;;&quot;('fr', '&quot; &amp; SUBSTITUTE([.F244];&quot;'&quot;; &quot;\'&quot;) &amp; &quot;', LAST_INSERT_ID(), 'roland', 'roland')&quot;; &quot;&quot;) &amp; &quot;;&quot;; &quot;&quot;)" office:value-type="string" office:string-value="INSERT INTO translation_source SET source='Mandate', location='lobbywatch.daten.inc', field = '_lobbywatch_zutrittsberechtigung_id', created_visa='roland', updated_visa='roland'; " calcext:value-type="string">
            <text:p>INSERT INTO translation_source SET source='Mandate', location='lobbywatch.daten.inc', field = '_lobbywatch_zutrittsberechtigung_id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Letzte Aktualisierung am !date</text:p>
          </table:table-cell>
          <table:table-cell table:number-columns-repeated="5"/>
          <table:table-cell table:formula="of:=&quot;INSERT INTO translation_source SET source='&quot; &amp; SUBSTITUTE([.C245];&quot;'&quot;; &quot;\'&quot;) &amp; &quot;', location='&quot; &amp;SUBSTITUTE([.A245];&quot;'&quot;; &quot;\'&quot;) &amp; &quot;', field = '&quot; &amp; SUBSTITUTE([.B245];&quot;'&quot;; &quot;\'&quot;) &amp; &quot;'&quot; &amp; IF([.D245]&lt;&gt;&quot;&quot;; &quot;, context = '&quot; &amp; SUBSTITUTE([.D245];&quot;'&quot;; &quot;\'&quot;) &amp; &quot;'&quot;; &quot;&quot;) &amp; &quot;, created_visa='roland', updated_visa='roland'; &quot; &amp; IF(OR([.E245]&lt;&gt;&quot;&quot;; [.F245]&lt;&gt;&quot;&quot;);&quot;INSERT INTO translation_target (lang, translation, translation_source_id, created_visa, updated_visa) VALUES &quot; &amp; IF([.E245]&lt;&gt;&quot;&quot;;&quot;('de', '&quot; &amp; SUBSTITUTE([.E245];&quot;'&quot;; &quot;\'&quot;) &amp; &quot;', LAST_INSERT_ID(), 'roland', 'roland')&quot;; &quot;&quot;) &amp; IF(AND([.E245]&lt;&gt;&quot;&quot;; [.F245]&lt;&gt;&quot;&quot;); &quot;,&quot;; &quot;&quot;) &amp; IF([.F245]&lt;&gt;&quot;&quot;;&quot;('fr', '&quot; &amp; SUBSTITUTE([.F245];&quot;'&quot;; &quot;\'&quot;) &amp; &quot;', LAST_INSERT_ID(), 'roland', 'roland')&quot;; &quot;&quot;) &amp; &quot;;&quot;; &quot;&quot;)" office:value-type="string" office:string-value="INSERT INTO translation_source SET source='Letzte Aktualisierung am !date', location='lobbywatch.daten.inc', field = '_lobbywatch_get_workflow_state_line', created_visa='roland', updated_visa='roland'; " calcext:value-type="string">
            <text:p>INSERT INTO translation_source SET source='Letzte Aktualisierung am !date', location='lobbywatch.daten.inc', field = '_lobbywatch_get_workflow_state_lin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Veröffentlicht am !date</text:p>
          </table:table-cell>
          <table:table-cell table:number-columns-repeated="5"/>
          <table:table-cell table:formula="of:=&quot;INSERT INTO translation_source SET source='&quot; &amp; SUBSTITUTE([.C246];&quot;'&quot;; &quot;\'&quot;) &amp; &quot;', location='&quot; &amp;SUBSTITUTE([.A246];&quot;'&quot;; &quot;\'&quot;) &amp; &quot;', field = '&quot; &amp; SUBSTITUTE([.B246];&quot;'&quot;; &quot;\'&quot;) &amp; &quot;'&quot; &amp; IF([.D246]&lt;&gt;&quot;&quot;; &quot;, context = '&quot; &amp; SUBSTITUTE([.D246];&quot;'&quot;; &quot;\'&quot;) &amp; &quot;'&quot;; &quot;&quot;) &amp; &quot;, created_visa='roland', updated_visa='roland'; &quot; &amp; IF(OR([.E246]&lt;&gt;&quot;&quot;; [.F246]&lt;&gt;&quot;&quot;);&quot;INSERT INTO translation_target (lang, translation, translation_source_id, created_visa, updated_visa) VALUES &quot; &amp; IF([.E246]&lt;&gt;&quot;&quot;;&quot;('de', '&quot; &amp; SUBSTITUTE([.E246];&quot;'&quot;; &quot;\'&quot;) &amp; &quot;', LAST_INSERT_ID(), 'roland', 'roland')&quot;; &quot;&quot;) &amp; IF(AND([.E246]&lt;&gt;&quot;&quot;; [.F246]&lt;&gt;&quot;&quot;); &quot;,&quot;; &quot;&quot;) &amp; IF([.F246]&lt;&gt;&quot;&quot;;&quot;('fr', '&quot; &amp; SUBSTITUTE([.F246];&quot;'&quot;; &quot;\'&quot;) &amp; &quot;', LAST_INSERT_ID(), 'roland', 'roland')&quot;; &quot;&quot;) &amp; &quot;;&quot;; &quot;&quot;)" office:value-type="string" office:string-value="INSERT INTO translation_source SET source='Veröffentlicht am !date', location='lobbywatch.daten.inc', field = '_lobbywatch_get_workflow_state_line', created_visa='roland', updated_visa='roland'; " calcext:value-type="string">
            <text:p>INSERT INTO translation_source SET source='Veröffentlicht am !date', location='lobbywatch.daten.inc', field = '_lobbywatch_get_workflow_state_lin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Unveröffentlicht</text:p>
          </table:table-cell>
          <table:table-cell table:number-columns-repeated="5"/>
          <table:table-cell table:formula="of:=&quot;INSERT INTO translation_source SET source='&quot; &amp; SUBSTITUTE([.C247];&quot;'&quot;; &quot;\'&quot;) &amp; &quot;', location='&quot; &amp;SUBSTITUTE([.A247];&quot;'&quot;; &quot;\'&quot;) &amp; &quot;', field = '&quot; &amp; SUBSTITUTE([.B247];&quot;'&quot;; &quot;\'&quot;) &amp; &quot;'&quot; &amp; IF([.D247]&lt;&gt;&quot;&quot;; &quot;, context = '&quot; &amp; SUBSTITUTE([.D247];&quot;'&quot;; &quot;\'&quot;) &amp; &quot;'&quot;; &quot;&quot;) &amp; &quot;, created_visa='roland', updated_visa='roland'; &quot; &amp; IF(OR([.E247]&lt;&gt;&quot;&quot;; [.F247]&lt;&gt;&quot;&quot;);&quot;INSERT INTO translation_target (lang, translation, translation_source_id, created_visa, updated_visa) VALUES &quot; &amp; IF([.E247]&lt;&gt;&quot;&quot;;&quot;('de', '&quot; &amp; SUBSTITUTE([.E247];&quot;'&quot;; &quot;\'&quot;) &amp; &quot;', LAST_INSERT_ID(), 'roland', 'roland')&quot;; &quot;&quot;) &amp; IF(AND([.E247]&lt;&gt;&quot;&quot;; [.F247]&lt;&gt;&quot;&quot;); &quot;,&quot;; &quot;&quot;) &amp; IF([.F247]&lt;&gt;&quot;&quot;;&quot;('fr', '&quot; &amp; SUBSTITUTE([.F247];&quot;'&quot;; &quot;\'&quot;) &amp; &quot;', LAST_INSERT_ID(), 'roland', 'roland')&quot;; &quot;&quot;) &amp; &quot;;&quot;; &quot;&quot;)" office:value-type="string" office:string-value="INSERT INTO translation_source SET source='Unveröffentlicht', location='lobbywatch.daten.inc', field = '_lobbywatch_get_workflow_state_line', created_visa='roland', updated_visa='roland'; " calcext:value-type="string">
            <text:p>INSERT INTO translation_source SET source='Unveröffentlicht', location='lobbywatch.daten.inc', field = '_lobbywatch_get_workflow_state_lin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Erstellt am @date</text:p>
          </table:table-cell>
          <table:table-cell table:number-columns-repeated="5"/>
          <table:table-cell table:formula="of:=&quot;INSERT INTO translation_source SET source='&quot; &amp; SUBSTITUTE([.C248];&quot;'&quot;; &quot;\'&quot;) &amp; &quot;', location='&quot; &amp;SUBSTITUTE([.A248];&quot;'&quot;; &quot;\'&quot;) &amp; &quot;', field = '&quot; &amp; SUBSTITUTE([.B248];&quot;'&quot;; &quot;\'&quot;) &amp; &quot;'&quot; &amp; IF([.D248]&lt;&gt;&quot;&quot;; &quot;, context = '&quot; &amp; SUBSTITUTE([.D248];&quot;'&quot;; &quot;\'&quot;) &amp; &quot;'&quot;; &quot;&quot;) &amp; &quot;, created_visa='roland', updated_visa='roland'; &quot; &amp; IF(OR([.E248]&lt;&gt;&quot;&quot;; [.F248]&lt;&gt;&quot;&quot;);&quot;INSERT INTO translation_target (lang, translation, translation_source_id, created_visa, updated_visa) VALUES &quot; &amp; IF([.E248]&lt;&gt;&quot;&quot;;&quot;('de', '&quot; &amp; SUBSTITUTE([.E248];&quot;'&quot;; &quot;\'&quot;) &amp; &quot;', LAST_INSERT_ID(), 'roland', 'roland')&quot;; &quot;&quot;) &amp; IF(AND([.E248]&lt;&gt;&quot;&quot;; [.F248]&lt;&gt;&quot;&quot;); &quot;,&quot;; &quot;&quot;) &amp; IF([.F248]&lt;&gt;&quot;&quot;;&quot;('fr', '&quot; &amp; SUBSTITUTE([.F248];&quot;'&quot;; &quot;\'&quot;) &amp; &quot;', LAST_INSERT_ID(), 'roland', 'roland')&quot;; &quot;&quot;) &amp; &quot;;&quot;; &quot;&quot;)" office:value-type="string" office:string-value="INSERT INTO translation_source SET source='Erstellt am @date', location='lobbywatch.daten.inc', field = '_lobbywatch_get_workflow_state_line', created_visa='roland', updated_visa='roland'; " calcext:value-type="string">
            <text:p>INSERT INTO translation_source SET source='Erstellt am @date', location='lobbywatch.daten.inc', field = '_lobbywatch_get_workflow_state_lin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Eingabe abgeschlossen am @date</text:p>
          </table:table-cell>
          <table:table-cell table:number-columns-repeated="5"/>
          <table:table-cell table:formula="of:=&quot;INSERT INTO translation_source SET source='&quot; &amp; SUBSTITUTE([.C249];&quot;'&quot;; &quot;\'&quot;) &amp; &quot;', location='&quot; &amp;SUBSTITUTE([.A249];&quot;'&quot;; &quot;\'&quot;) &amp; &quot;', field = '&quot; &amp; SUBSTITUTE([.B249];&quot;'&quot;; &quot;\'&quot;) &amp; &quot;'&quot; &amp; IF([.D249]&lt;&gt;&quot;&quot;; &quot;, context = '&quot; &amp; SUBSTITUTE([.D249];&quot;'&quot;; &quot;\'&quot;) &amp; &quot;'&quot;; &quot;&quot;) &amp; &quot;, created_visa='roland', updated_visa='roland'; &quot; &amp; IF(OR([.E249]&lt;&gt;&quot;&quot;; [.F249]&lt;&gt;&quot;&quot;);&quot;INSERT INTO translation_target (lang, translation, translation_source_id, created_visa, updated_visa) VALUES &quot; &amp; IF([.E249]&lt;&gt;&quot;&quot;;&quot;('de', '&quot; &amp; SUBSTITUTE([.E249];&quot;'&quot;; &quot;\'&quot;) &amp; &quot;', LAST_INSERT_ID(), 'roland', 'roland')&quot;; &quot;&quot;) &amp; IF(AND([.E249]&lt;&gt;&quot;&quot;; [.F249]&lt;&gt;&quot;&quot;); &quot;,&quot;; &quot;&quot;) &amp; IF([.F249]&lt;&gt;&quot;&quot;;&quot;('fr', '&quot; &amp; SUBSTITUTE([.F249];&quot;'&quot;; &quot;\'&quot;) &amp; &quot;', LAST_INSERT_ID(), 'roland', 'roland')&quot;; &quot;&quot;) &amp; &quot;;&quot;; &quot;&quot;)" office:value-type="string" office:string-value="INSERT INTO translation_source SET source='Eingabe abgeschlossen am @date', location='lobbywatch.daten.inc', field = '_lobbywatch_get_workflow_state_line', created_visa='roland', updated_visa='roland'; " calcext:value-type="string">
            <text:p>INSERT INTO translation_source SET source='Eingabe abgeschlossen am @date', location='lobbywatch.daten.inc', field = '_lobbywatch_get_workflow_state_lin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Kontrolliert am @date</text:p>
          </table:table-cell>
          <table:table-cell table:number-columns-repeated="5"/>
          <table:table-cell table:formula="of:=&quot;INSERT INTO translation_source SET source='&quot; &amp; SUBSTITUTE([.C250];&quot;'&quot;; &quot;\'&quot;) &amp; &quot;', location='&quot; &amp;SUBSTITUTE([.A250];&quot;'&quot;; &quot;\'&quot;) &amp; &quot;', field = '&quot; &amp; SUBSTITUTE([.B250];&quot;'&quot;; &quot;\'&quot;) &amp; &quot;'&quot; &amp; IF([.D250]&lt;&gt;&quot;&quot;; &quot;, context = '&quot; &amp; SUBSTITUTE([.D250];&quot;'&quot;; &quot;\'&quot;) &amp; &quot;'&quot;; &quot;&quot;) &amp; &quot;, created_visa='roland', updated_visa='roland'; &quot; &amp; IF(OR([.E250]&lt;&gt;&quot;&quot;; [.F250]&lt;&gt;&quot;&quot;);&quot;INSERT INTO translation_target (lang, translation, translation_source_id, created_visa, updated_visa) VALUES &quot; &amp; IF([.E250]&lt;&gt;&quot;&quot;;&quot;('de', '&quot; &amp; SUBSTITUTE([.E250];&quot;'&quot;; &quot;\'&quot;) &amp; &quot;', LAST_INSERT_ID(), 'roland', 'roland')&quot;; &quot;&quot;) &amp; IF(AND([.E250]&lt;&gt;&quot;&quot;; [.F250]&lt;&gt;&quot;&quot;); &quot;,&quot;; &quot;&quot;) &amp; IF([.F250]&lt;&gt;&quot;&quot;;&quot;('fr', '&quot; &amp; SUBSTITUTE([.F250];&quot;'&quot;; &quot;\'&quot;) &amp; &quot;', LAST_INSERT_ID(), 'roland', 'roland')&quot;; &quot;&quot;) &amp; &quot;;&quot;; &quot;&quot;)" office:value-type="string" office:string-value="INSERT INTO translation_source SET source='Kontrolliert am @date', location='lobbywatch.daten.inc', field = '_lobbywatch_get_workflow_state_line', created_visa='roland', updated_visa='roland'; " calcext:value-type="string">
            <text:p>INSERT INTO translation_source SET source='Kontrolliert am @date', location='lobbywatch.daten.inc', field = '_lobbywatch_get_workflow_state_lin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Verwendete DB: @env; DB read time: @lobbywatch_db_read_time s; Page execution time: @page_build_time s</text:p>
          </table:table-cell>
          <table:table-cell table:number-columns-repeated="5"/>
          <table:table-cell table:formula="of:=&quot;INSERT INTO translation_source SET source='&quot; &amp; SUBSTITUTE([.C251];&quot;'&quot;; &quot;\'&quot;) &amp; &quot;', location='&quot; &amp;SUBSTITUTE([.A251];&quot;'&quot;; &quot;\'&quot;) &amp; &quot;', field = '&quot; &amp; SUBSTITUTE([.B251];&quot;'&quot;; &quot;\'&quot;) &amp; &quot;'&quot; &amp; IF([.D251]&lt;&gt;&quot;&quot;; &quot;, context = '&quot; &amp; SUBSTITUTE([.D251];&quot;'&quot;; &quot;\'&quot;) &amp; &quot;'&quot;; &quot;&quot;) &amp; &quot;, created_visa='roland', updated_visa='roland'; &quot; &amp; IF(OR([.E251]&lt;&gt;&quot;&quot;; [.F251]&lt;&gt;&quot;&quot;);&quot;INSERT INTO translation_target (lang, translation, translation_source_id, created_visa, updated_visa) VALUES &quot; &amp; IF([.E251]&lt;&gt;&quot;&quot;;&quot;('de', '&quot; &amp; SUBSTITUTE([.E251];&quot;'&quot;; &quot;\'&quot;) &amp; &quot;', LAST_INSERT_ID(), 'roland', 'roland')&quot;; &quot;&quot;) &amp; IF(AND([.E251]&lt;&gt;&quot;&quot;; [.F251]&lt;&gt;&quot;&quot;); &quot;,&quot;; &quot;&quot;) &amp; IF([.F251]&lt;&gt;&quot;&quot;;&quot;('fr', '&quot; &amp; SUBSTITUTE([.F251];&quot;'&quot;; &quot;\'&quot;) &amp; &quot;', LAST_INSERT_ID(), 'roland', 'roland')&quot;; &quot;&quot;) &amp; &quot;;&quot;; &quot;&quot;)" office:value-type="string" office:string-value="INSERT INTO translation_source SET source='Verwendete DB: @env; DB read time: @lobbywatch_db_read_time s; Page execution time: @page_build_time s', location='lobbywatch.daten.inc', field = '_lobbywatch_get_workflow_state_line', created_visa='roland', updated_visa='roland'; " calcext:value-type="string">
            <text:p>INSERT INTO translation_source SET source='Verwendete DB: @env; DB read time: @lobbywatch_db_read_time s; Page execution time: @page_build_time s', location='lobbywatch.daten.inc', field = '_lobbywatch_get_workflow_state_line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Parlamentarier:</text:p>
          </table:table-cell>
          <table:table-cell table:number-columns-repeated="5"/>
          <table:table-cell table:formula="of:=&quot;INSERT INTO translation_source SET source='&quot; &amp; SUBSTITUTE([.C252];&quot;'&quot;; &quot;\'&quot;) &amp; &quot;', location='&quot; &amp;SUBSTITUTE([.A252];&quot;'&quot;; &quot;\'&quot;) &amp; &quot;', field = '&quot; &amp; SUBSTITUTE([.B252];&quot;'&quot;; &quot;\'&quot;) &amp; &quot;'&quot; &amp; IF([.D252]&lt;&gt;&quot;&quot;; &quot;, context = '&quot; &amp; SUBSTITUTE([.D252];&quot;'&quot;; &quot;\'&quot;) &amp; &quot;'&quot;; &quot;&quot;) &amp; &quot;, created_visa='roland', updated_visa='roland'; &quot; &amp; IF(OR([.E252]&lt;&gt;&quot;&quot;; [.F252]&lt;&gt;&quot;&quot;);&quot;INSERT INTO translation_target (lang, translation, translation_source_id, created_visa, updated_visa) VALUES &quot; &amp; IF([.E252]&lt;&gt;&quot;&quot;;&quot;('de', '&quot; &amp; SUBSTITUTE([.E252];&quot;'&quot;; &quot;\'&quot;) &amp; &quot;', LAST_INSERT_ID(), 'roland', 'roland')&quot;; &quot;&quot;) &amp; IF(AND([.E252]&lt;&gt;&quot;&quot;; [.F252]&lt;&gt;&quot;&quot;); &quot;,&quot;; &quot;&quot;) &amp; IF([.F252]&lt;&gt;&quot;&quot;;&quot;('fr', '&quot; &amp; SUBSTITUTE([.F252];&quot;'&quot;; &quot;\'&quot;) &amp; &quot;', LAST_INSERT_ID(), 'roland', 'roland')&quot;; &quot;&quot;) &amp; &quot;;&quot;; &quot;&quot;)" office:value-type="string" office:string-value="INSERT INTO translation_source SET source='Parlamentarier:', location='lobbywatch.module', field = 'lobbywatch_menu', created_visa='roland', updated_visa='roland'; " calcext:value-type="string">
            <text:p>INSERT INTO translation_source SET source='Parlamentarier:', location='lobbywatch.module', field = 'lobbywatch_menu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Partei:</text:p>
          </table:table-cell>
          <table:table-cell table:number-columns-repeated="5"/>
          <table:table-cell table:formula="of:=&quot;INSERT INTO translation_source SET source='&quot; &amp; SUBSTITUTE([.C253];&quot;'&quot;; &quot;\'&quot;) &amp; &quot;', location='&quot; &amp;SUBSTITUTE([.A253];&quot;'&quot;; &quot;\'&quot;) &amp; &quot;', field = '&quot; &amp; SUBSTITUTE([.B253];&quot;'&quot;; &quot;\'&quot;) &amp; &quot;'&quot; &amp; IF([.D253]&lt;&gt;&quot;&quot;; &quot;, context = '&quot; &amp; SUBSTITUTE([.D253];&quot;'&quot;; &quot;\'&quot;) &amp; &quot;'&quot;; &quot;&quot;) &amp; &quot;, created_visa='roland', updated_visa='roland'; &quot; &amp; IF(OR([.E253]&lt;&gt;&quot;&quot;; [.F253]&lt;&gt;&quot;&quot;);&quot;INSERT INTO translation_target (lang, translation, translation_source_id, created_visa, updated_visa) VALUES &quot; &amp; IF([.E253]&lt;&gt;&quot;&quot;;&quot;('de', '&quot; &amp; SUBSTITUTE([.E253];&quot;'&quot;; &quot;\'&quot;) &amp; &quot;', LAST_INSERT_ID(), 'roland', 'roland')&quot;; &quot;&quot;) &amp; IF(AND([.E253]&lt;&gt;&quot;&quot;; [.F253]&lt;&gt;&quot;&quot;); &quot;,&quot;; &quot;&quot;) &amp; IF([.F253]&lt;&gt;&quot;&quot;;&quot;('fr', '&quot; &amp; SUBSTITUTE([.F253];&quot;'&quot;; &quot;\'&quot;) &amp; &quot;', LAST_INSERT_ID(), 'roland', 'roland')&quot;; &quot;&quot;) &amp; &quot;;&quot;; &quot;&quot;)" office:value-type="string" office:string-value="INSERT INTO translation_source SET source='Partei:', location='lobbywatch.module', field = 'lobbywatch_menu', created_visa='roland', updated_visa='roland'; " calcext:value-type="string">
            <text:p>INSERT INTO translation_source SET source='Partei:', location='lobbywatch.module', field = 'lobbywatch_menu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des National- und des Ständerates</text:p>
          </table:table-cell>
          <table:table-cell table:number-columns-repeated="5"/>
          <table:table-cell table:formula="of:=&quot;INSERT INTO translation_source SET source='&quot; &amp; SUBSTITUTE([.C254];&quot;'&quot;; &quot;\'&quot;) &amp; &quot;', location='&quot; &amp;SUBSTITUTE([.A254];&quot;'&quot;; &quot;\'&quot;) &amp; &quot;', field = '&quot; &amp; SUBSTITUTE([.B254];&quot;'&quot;; &quot;\'&quot;) &amp; &quot;'&quot; &amp; IF([.D254]&lt;&gt;&quot;&quot;; &quot;, context = '&quot; &amp; SUBSTITUTE([.D254];&quot;'&quot;; &quot;\'&quot;) &amp; &quot;'&quot;; &quot;&quot;) &amp; &quot;, created_visa='roland', updated_visa='roland'; &quot; &amp; IF(OR([.E254]&lt;&gt;&quot;&quot;; [.F254]&lt;&gt;&quot;&quot;);&quot;INSERT INTO translation_target (lang, translation, translation_source_id, created_visa, updated_visa) VALUES &quot; &amp; IF([.E254]&lt;&gt;&quot;&quot;;&quot;('de', '&quot; &amp; SUBSTITUTE([.E254];&quot;'&quot;; &quot;\'&quot;) &amp; &quot;', LAST_INSERT_ID(), 'roland', 'roland')&quot;; &quot;&quot;) &amp; IF(AND([.E254]&lt;&gt;&quot;&quot;; [.F254]&lt;&gt;&quot;&quot;); &quot;,&quot;; &quot;&quot;) &amp; IF([.F254]&lt;&gt;&quot;&quot;;&quot;('fr', '&quot; &amp; SUBSTITUTE([.F254];&quot;'&quot;; &quot;\'&quot;) &amp; &quot;', LAST_INSERT_ID(), 'roland', 'roland')&quot;; &quot;&quot;) &amp; &quot;;&quot;; &quot;&quot;)" office:value-type="string" office:string-value="INSERT INTO translation_source SET source='des National- und des Ständerates', location='lobbywatch.module', field = 'lobbywatch_menu', created_visa='roland', updated_visa='roland'; " calcext:value-type="string">
            <text:p>INSERT INTO translation_source SET source='des National- und des Ständerates', location='lobbywatch.module', field = 'lobbywatch_menu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Branche:</text:p>
          </table:table-cell>
          <table:table-cell table:number-columns-repeated="5"/>
          <table:table-cell table:formula="of:=&quot;INSERT INTO translation_source SET source='&quot; &amp; SUBSTITUTE([.C255];&quot;'&quot;; &quot;\'&quot;) &amp; &quot;', location='&quot; &amp;SUBSTITUTE([.A255];&quot;'&quot;; &quot;\'&quot;) &amp; &quot;', field = '&quot; &amp; SUBSTITUTE([.B255];&quot;'&quot;; &quot;\'&quot;) &amp; &quot;'&quot; &amp; IF([.D255]&lt;&gt;&quot;&quot;; &quot;, context = '&quot; &amp; SUBSTITUTE([.D255];&quot;'&quot;; &quot;\'&quot;) &amp; &quot;'&quot;; &quot;&quot;) &amp; &quot;, created_visa='roland', updated_visa='roland'; &quot; &amp; IF(OR([.E255]&lt;&gt;&quot;&quot;; [.F255]&lt;&gt;&quot;&quot;);&quot;INSERT INTO translation_target (lang, translation, translation_source_id, created_visa, updated_visa) VALUES &quot; &amp; IF([.E255]&lt;&gt;&quot;&quot;;&quot;('de', '&quot; &amp; SUBSTITUTE([.E255];&quot;'&quot;; &quot;\'&quot;) &amp; &quot;', LAST_INSERT_ID(), 'roland', 'roland')&quot;; &quot;&quot;) &amp; IF(AND([.E255]&lt;&gt;&quot;&quot;; [.F255]&lt;&gt;&quot;&quot;); &quot;,&quot;; &quot;&quot;) &amp; IF([.F255]&lt;&gt;&quot;&quot;;&quot;('fr', '&quot; &amp; SUBSTITUTE([.F255];&quot;'&quot;; &quot;\'&quot;) &amp; &quot;', LAST_INSERT_ID(), 'roland', 'roland')&quot;; &quot;&quot;) &amp; &quot;;&quot;; &quot;&quot;)" office:value-type="string" office:string-value="INSERT INTO translation_source SET source='Branche:', location='lobbywatch.module', field = 'lobbywatch_menu', created_visa='roland', updated_visa='roland'; " calcext:value-type="string">
            <text:p>INSERT INTO translation_source SET source='Branche:', location='lobbywatch.module', field = 'lobbywatch_menu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Lobbygruppe:</text:p>
          </table:table-cell>
          <table:table-cell table:number-columns-repeated="5"/>
          <table:table-cell table:formula="of:=&quot;INSERT INTO translation_source SET source='&quot; &amp; SUBSTITUTE([.C256];&quot;'&quot;; &quot;\'&quot;) &amp; &quot;', location='&quot; &amp;SUBSTITUTE([.A256];&quot;'&quot;; &quot;\'&quot;) &amp; &quot;', field = '&quot; &amp; SUBSTITUTE([.B256];&quot;'&quot;; &quot;\'&quot;) &amp; &quot;'&quot; &amp; IF([.D256]&lt;&gt;&quot;&quot;; &quot;, context = '&quot; &amp; SUBSTITUTE([.D256];&quot;'&quot;; &quot;\'&quot;) &amp; &quot;'&quot;; &quot;&quot;) &amp; &quot;, created_visa='roland', updated_visa='roland'; &quot; &amp; IF(OR([.E256]&lt;&gt;&quot;&quot;; [.F256]&lt;&gt;&quot;&quot;);&quot;INSERT INTO translation_target (lang, translation, translation_source_id, created_visa, updated_visa) VALUES &quot; &amp; IF([.E256]&lt;&gt;&quot;&quot;;&quot;('de', '&quot; &amp; SUBSTITUTE([.E256];&quot;'&quot;; &quot;\'&quot;) &amp; &quot;', LAST_INSERT_ID(), 'roland', 'roland')&quot;; &quot;&quot;) &amp; IF(AND([.E256]&lt;&gt;&quot;&quot;; [.F256]&lt;&gt;&quot;&quot;); &quot;,&quot;; &quot;&quot;) &amp; IF([.F256]&lt;&gt;&quot;&quot;;&quot;('fr', '&quot; &amp; SUBSTITUTE([.F256];&quot;'&quot;; &quot;\'&quot;) &amp; &quot;', LAST_INSERT_ID(), 'roland', 'roland')&quot;; &quot;&quot;) &amp; &quot;;&quot;; &quot;&quot;)" office:value-type="string" office:string-value="INSERT INTO translation_source SET source='Lobbygruppe:', location='lobbywatch.module', field = 'lobbywatch_menu', created_visa='roland', updated_visa='roland'; " calcext:value-type="string">
            <text:p>INSERT INTO translation_source SET source='Lobbygruppe:', location='lobbywatch.module', field = 'lobbywatch_menu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Zutrittsberechtigte(r):</text:p>
          </table:table-cell>
          <table:table-cell table:number-columns-repeated="5"/>
          <table:table-cell table:formula="of:=&quot;INSERT INTO translation_source SET source='&quot; &amp; SUBSTITUTE([.C257];&quot;'&quot;; &quot;\'&quot;) &amp; &quot;', location='&quot; &amp;SUBSTITUTE([.A257];&quot;'&quot;; &quot;\'&quot;) &amp; &quot;', field = '&quot; &amp; SUBSTITUTE([.B257];&quot;'&quot;; &quot;\'&quot;) &amp; &quot;'&quot; &amp; IF([.D257]&lt;&gt;&quot;&quot;; &quot;, context = '&quot; &amp; SUBSTITUTE([.D257];&quot;'&quot;; &quot;\'&quot;) &amp; &quot;'&quot;; &quot;&quot;) &amp; &quot;, created_visa='roland', updated_visa='roland'; &quot; &amp; IF(OR([.E257]&lt;&gt;&quot;&quot;; [.F257]&lt;&gt;&quot;&quot;);&quot;INSERT INTO translation_target (lang, translation, translation_source_id, created_visa, updated_visa) VALUES &quot; &amp; IF([.E257]&lt;&gt;&quot;&quot;;&quot;('de', '&quot; &amp; SUBSTITUTE([.E257];&quot;'&quot;; &quot;\'&quot;) &amp; &quot;', LAST_INSERT_ID(), 'roland', 'roland')&quot;; &quot;&quot;) &amp; IF(AND([.E257]&lt;&gt;&quot;&quot;; [.F257]&lt;&gt;&quot;&quot;); &quot;,&quot;; &quot;&quot;) &amp; IF([.F257]&lt;&gt;&quot;&quot;;&quot;('fr', '&quot; &amp; SUBSTITUTE([.F257];&quot;'&quot;; &quot;\'&quot;) &amp; &quot;', LAST_INSERT_ID(), 'roland', 'roland')&quot;; &quot;&quot;) &amp; &quot;;&quot;; &quot;&quot;)" office:value-type="string" office:string-value="INSERT INTO translation_source SET source='Zutrittsberechtigte(r):', location='lobbywatch.module', field = 'lobbywatch_menu', created_visa='roland', updated_visa='roland'; " calcext:value-type="string">
            <text:p>INSERT INTO translation_source SET source='Zutrittsberechtigte(r):', location='lobbywatch.module', field = 'lobbywatch_menu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block_info</text:p>
          </table:table-cell>
          <table:table-cell office:value-type="string" calcext:value-type="string">
            <text:p>Lobbywatchsuche</text:p>
          </table:table-cell>
          <table:table-cell table:number-columns-repeated="5"/>
          <table:table-cell table:formula="of:=&quot;INSERT INTO translation_source SET source='&quot; &amp; SUBSTITUTE([.C258];&quot;'&quot;; &quot;\'&quot;) &amp; &quot;', location='&quot; &amp;SUBSTITUTE([.A258];&quot;'&quot;; &quot;\'&quot;) &amp; &quot;', field = '&quot; &amp; SUBSTITUTE([.B258];&quot;'&quot;; &quot;\'&quot;) &amp; &quot;'&quot; &amp; IF([.D258]&lt;&gt;&quot;&quot;; &quot;, context = '&quot; &amp; SUBSTITUTE([.D258];&quot;'&quot;; &quot;\'&quot;) &amp; &quot;'&quot;; &quot;&quot;) &amp; &quot;, created_visa='roland', updated_visa='roland'; &quot; &amp; IF(OR([.E258]&lt;&gt;&quot;&quot;; [.F258]&lt;&gt;&quot;&quot;);&quot;INSERT INTO translation_target (lang, translation, translation_source_id, created_visa, updated_visa) VALUES &quot; &amp; IF([.E258]&lt;&gt;&quot;&quot;;&quot;('de', '&quot; &amp; SUBSTITUTE([.E258];&quot;'&quot;; &quot;\'&quot;) &amp; &quot;', LAST_INSERT_ID(), 'roland', 'roland')&quot;; &quot;&quot;) &amp; IF(AND([.E258]&lt;&gt;&quot;&quot;; [.F258]&lt;&gt;&quot;&quot;); &quot;,&quot;; &quot;&quot;) &amp; IF([.F258]&lt;&gt;&quot;&quot;;&quot;('fr', '&quot; &amp; SUBSTITUTE([.F258];&quot;'&quot;; &quot;\'&quot;) &amp; &quot;', LAST_INSERT_ID(), 'roland', 'roland')&quot;; &quot;&quot;) &amp; &quot;;&quot;; &quot;&quot;)" office:value-type="string" office:string-value="INSERT INTO translation_source SET source='Lobbywatchsuche', location='lobbywatch.module', field = 'lobbywatch_block_info', created_visa='roland', updated_visa='roland'; " calcext:value-type="string">
            <text:p>INSERT INTO translation_source SET source='Lobbywatchsuche', location='lobbywatch.module', field = 'lobbywatch_block_info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office:value-type="string" calcext:value-type="string">
            <text:p>Der französische Text ist nicht vorhanden.</text:p>
          </table:table-cell>
          <table:table-cell table:number-columns-repeated="5"/>
          <table:table-cell table:formula="of:=&quot;INSERT INTO translation_source SET source='&quot; &amp; SUBSTITUTE([.C259];&quot;'&quot;; &quot;\'&quot;) &amp; &quot;', location='&quot; &amp;SUBSTITUTE([.A259];&quot;'&quot;; &quot;\'&quot;) &amp; &quot;', field = '&quot; &amp; SUBSTITUTE([.B259];&quot;'&quot;; &quot;\'&quot;) &amp; &quot;'&quot; &amp; IF([.D259]&lt;&gt;&quot;&quot;; &quot;, context = '&quot; &amp; SUBSTITUTE([.D259];&quot;'&quot;; &quot;\'&quot;) &amp; &quot;'&quot;; &quot;&quot;) &amp; &quot;, created_visa='roland', updated_visa='roland'; &quot; &amp; IF(OR([.E259]&lt;&gt;&quot;&quot;; [.F259]&lt;&gt;&quot;&quot;);&quot;INSERT INTO translation_target (lang, translation, translation_source_id, created_visa, updated_visa) VALUES &quot; &amp; IF([.E259]&lt;&gt;&quot;&quot;;&quot;('de', '&quot; &amp; SUBSTITUTE([.E259];&quot;'&quot;; &quot;\'&quot;) &amp; &quot;', LAST_INSERT_ID(), 'roland', 'roland')&quot;; &quot;&quot;) &amp; IF(AND([.E259]&lt;&gt;&quot;&quot;; [.F259]&lt;&gt;&quot;&quot;); &quot;,&quot;; &quot;&quot;) &amp; IF([.F259]&lt;&gt;&quot;&quot;;&quot;('fr', '&quot; &amp; SUBSTITUTE([.F259];&quot;'&quot;; &quot;\'&quot;) &amp; &quot;', LAST_INSERT_ID(), 'roland', 'roland')&quot;; &quot;&quot;) &amp; &quot;;&quot;; &quot;&quot;)" office:value-type="string" office:string-value="INSERT INTO translation_source SET source='Der französische Text ist nicht vorhanden.', location='lobbywatch.daten.inc', field = '', created_visa='roland', updated_visa='roland'; " calcext:value-type="string">
            <text:p>INSERT INTO translation_source SET source='Der französische Text ist nicht vorhanden.', location='lobbywatch.daten.inc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office:value-type="string" calcext:value-type="string">
            <text:p>Der französische Text ist nicht vorhanden, stattdessen wird der deutsche Text angezeigt.</text:p>
          </table:table-cell>
          <table:table-cell table:number-columns-repeated="5"/>
          <table:table-cell table:formula="of:=&quot;INSERT INTO translation_source SET source='&quot; &amp; SUBSTITUTE([.C260];&quot;'&quot;; &quot;\'&quot;) &amp; &quot;', location='&quot; &amp;SUBSTITUTE([.A260];&quot;'&quot;; &quot;\'&quot;) &amp; &quot;', field = '&quot; &amp; SUBSTITUTE([.B260];&quot;'&quot;; &quot;\'&quot;) &amp; &quot;'&quot; &amp; IF([.D260]&lt;&gt;&quot;&quot;; &quot;, context = '&quot; &amp; SUBSTITUTE([.D260];&quot;'&quot;; &quot;\'&quot;) &amp; &quot;'&quot;; &quot;&quot;) &amp; &quot;, created_visa='roland', updated_visa='roland'; &quot; &amp; IF(OR([.E260]&lt;&gt;&quot;&quot;; [.F260]&lt;&gt;&quot;&quot;);&quot;INSERT INTO translation_target (lang, translation, translation_source_id, created_visa, updated_visa) VALUES &quot; &amp; IF([.E260]&lt;&gt;&quot;&quot;;&quot;('de', '&quot; &amp; SUBSTITUTE([.E260];&quot;'&quot;; &quot;\'&quot;) &amp; &quot;', LAST_INSERT_ID(), 'roland', 'roland')&quot;; &quot;&quot;) &amp; IF(AND([.E260]&lt;&gt;&quot;&quot;; [.F260]&lt;&gt;&quot;&quot;); &quot;,&quot;; &quot;&quot;) &amp; IF([.F260]&lt;&gt;&quot;&quot;;&quot;('fr', '&quot; &amp; SUBSTITUTE([.F260];&quot;'&quot;; &quot;\'&quot;) &amp; &quot;', LAST_INSERT_ID(), 'roland', 'roland')&quot;; &quot;&quot;) &amp; &quot;;&quot;; &quot;&quot;)" office:value-type="string" office:string-value="INSERT INTO translation_source SET source='Der französische Text ist nicht vorhanden, stattdessen wird der deutsche Text angezeigt.', location='lobbywatch.daten.inc', field = '', created_visa='roland', updated_visa='roland'; " calcext:value-type="string">
            <text:p>INSERT INTO translation_source SET source='Der französische Text ist nicht vorhanden, stattdessen wird der deutsche Text angezeigt.', location='lobbywatch.daten.inc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office:value-type="string" calcext:value-type="string">
            <text:p>Es ist keine französische Übersetzung vorhanden.</text:p>
          </table:table-cell>
          <table:table-cell table:number-columns-repeated="5"/>
          <table:table-cell table:formula="of:=&quot;INSERT INTO translation_source SET source='&quot; &amp; SUBSTITUTE([.C261];&quot;'&quot;; &quot;\'&quot;) &amp; &quot;', location='&quot; &amp;SUBSTITUTE([.A261];&quot;'&quot;; &quot;\'&quot;) &amp; &quot;', field = '&quot; &amp; SUBSTITUTE([.B261];&quot;'&quot;; &quot;\'&quot;) &amp; &quot;'&quot; &amp; IF([.D261]&lt;&gt;&quot;&quot;; &quot;, context = '&quot; &amp; SUBSTITUTE([.D261];&quot;'&quot;; &quot;\'&quot;) &amp; &quot;'&quot;; &quot;&quot;) &amp; &quot;, created_visa='roland', updated_visa='roland'; &quot; &amp; IF(OR([.E261]&lt;&gt;&quot;&quot;; [.F261]&lt;&gt;&quot;&quot;);&quot;INSERT INTO translation_target (lang, translation, translation_source_id, created_visa, updated_visa) VALUES &quot; &amp; IF([.E261]&lt;&gt;&quot;&quot;;&quot;('de', '&quot; &amp; SUBSTITUTE([.E261];&quot;'&quot;; &quot;\'&quot;) &amp; &quot;', LAST_INSERT_ID(), 'roland', 'roland')&quot;; &quot;&quot;) &amp; IF(AND([.E261]&lt;&gt;&quot;&quot;; [.F261]&lt;&gt;&quot;&quot;); &quot;,&quot;; &quot;&quot;) &amp; IF([.F261]&lt;&gt;&quot;&quot;;&quot;('fr', '&quot; &amp; SUBSTITUTE([.F261];&quot;'&quot;; &quot;\'&quot;) &amp; &quot;', LAST_INSERT_ID(), 'roland', 'roland')&quot;; &quot;&quot;) &amp; &quot;;&quot;; &quot;&quot;)" office:value-type="string" office:string-value="INSERT INTO translation_source SET source='Es ist keine französische Übersetzung vorhanden.', location='lobbywatch.daten.inc', field = '', created_visa='roland', updated_visa='roland'; " calcext:value-type="string">
            <text:p>INSERT INTO translation_source SET source='Es ist keine französische Übersetzung vorhanden.', location='lobbywatch.daten.inc', field = '', created_visa='roland', updated_visa='roland';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office:value-type="string" calcext:value-type="string">
            <text:p>Der französische Text fehlt.</text:p>
          </table:table-cell>
          <table:table-cell table:number-columns-repeated="5"/>
          <table:table-cell table:formula="of:=&quot;INSERT INTO translation_source SET source='&quot; &amp; SUBSTITUTE([.C262];&quot;'&quot;; &quot;\'&quot;) &amp; &quot;', location='&quot; &amp;SUBSTITUTE([.A262];&quot;'&quot;; &quot;\'&quot;) &amp; &quot;', field = '&quot; &amp; SUBSTITUTE([.B262];&quot;'&quot;; &quot;\'&quot;) &amp; &quot;'&quot; &amp; IF([.D262]&lt;&gt;&quot;&quot;; &quot;, context = '&quot; &amp; SUBSTITUTE([.D262];&quot;'&quot;; &quot;\'&quot;) &amp; &quot;'&quot;; &quot;&quot;) &amp; &quot;, created_visa='roland', updated_visa='roland'; &quot; &amp; IF(OR([.E262]&lt;&gt;&quot;&quot;; [.F262]&lt;&gt;&quot;&quot;);&quot;INSERT INTO translation_target (lang, translation, translation_source_id, created_visa, updated_visa) VALUES &quot; &amp; IF([.E262]&lt;&gt;&quot;&quot;;&quot;('de', '&quot; &amp; SUBSTITUTE([.E262];&quot;'&quot;; &quot;\'&quot;) &amp; &quot;', LAST_INSERT_ID(), 'roland', 'roland')&quot;; &quot;&quot;) &amp; IF(AND([.E262]&lt;&gt;&quot;&quot;; [.F262]&lt;&gt;&quot;&quot;); &quot;,&quot;; &quot;&quot;) &amp; IF([.F262]&lt;&gt;&quot;&quot;;&quot;('fr', '&quot; &amp; SUBSTITUTE([.F262];&quot;'&quot;; &quot;\'&quot;) &amp; &quot;', LAST_INSERT_ID(), 'roland', 'roland')&quot;; &quot;&quot;) &amp; &quot;;&quot;; &quot;&quot;)" office:value-type="string" office:string-value="INSERT INTO translation_source SET source='Der französische Text fehlt.', location='lobbywatch.daten.inc', field = '', created_visa='roland', updated_visa='roland'; " calcext:value-type="string">
            <text:p>INSERT INTO translation_source SET source='Der französische Text fehlt.', location='lobbywatch.daten.inc', field = '', created_visa='roland', updated_visa='roland'; </text:p>
          </table:table-cell>
          <table:table-cell table:number-columns-repeated="1015"/>
        </table:table-row>
        <table:table-row table:style-name="ro2" table:number-rows-repeated="10483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UM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20" table:default-cell-style-name="Default"/>
        <table:table-row table:style-name="ro1">
          <table:table-cell table:style-name="ce1" office:value-type="string" calcext:value-type="string">
            <text:p>Tabelle</text:p>
          </table:table-cell>
          <table:table-cell table:style-name="ce1" office:value-type="string" calcext:value-type="string">
            <text:p>Feld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Enum field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AG,GmbH,Stiftung,Verein,Informelle Gruppe,Parlamentarische Gruppe,Oeffentlich-rechtlich,Einzelunternehmen,KG,Genossenschaft,Staatlich,Ausserparlamentarische Kommission,Einfache Gesellschaft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mbH</text:p>
          </table:table-cell>
          <table:table-cell office:value-type="string" calcext:value-type="string">
            <text:p>Stiftung</text:p>
          </table:table-cell>
          <table:table-cell office:value-type="string" calcext:value-type="string">
            <text:p>Verein</text:p>
          </table:table-cell>
          <table:table-cell office:value-type="string" calcext:value-type="string">
            <text:p>Informell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Parlamentarisch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Oeffentlich-rechtlich</text:p>
          </table:table-cell>
          <table:table-cell office:value-type="string" calcext:value-type="string">
            <text:p>Einzelunternehme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enossenschaft</text:p>
          </table:table-cell>
          <table:table-cell office:value-type="string" calcext:value-type="string">
            <text:p>Staatlich</text:p>
          </table:table-cell>
          <table:table-cell office:value-type="string" calcext:value-type="string">
            <text:p>Ausserparlamentarische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Einfache</text:p>
          </table:table-cell>
          <table:table-cell office:value-type="string" calcext:value-type="string">
            <text:p>Gesellschaft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immer,punktuell,nie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punktuell</text:p>
          </table:table-cell>
          <table:table-cell office:value-type="string" calcext:value-type="string">
            <text:p>n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,geschaeftsfuehrend,vorstand,taetig,beirat,finanziell,gesellschafter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gesellschaf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,vizepraesident,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office:value-type="string" calcext:value-type="string">
            <text:p>deklarationspflichtig,nicht deklarationspflicht</text:p>
          </table:table-cell>
          <table:table-cell office:value-type="string" calcext:value-type="string">
            <text:p>deklarationspflichtig</text:p>
          </table:table-cell>
          <table:table-cell office:value-type="string" calcext:value-type="string">
            <text:p>nicht deklarationspflic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klariert,nicht-deklariert</text:p>
          </table:table-cell>
          <table:table-cell office:value-type="string" calcext:value-type="string">
            <text:p>deklariert</text:p>
          </table:table-cell>
          <table:table-cell office:value-type="string" calcext:value-type="string">
            <text:p>nicht-deklari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J,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,geschaeftsfuehrend,vorstand,taetig,beirat,finanziell,gesellschafter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gesellschaf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,vizepraesident,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,rechts,mitt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i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,rechts,mitt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i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praesident,vizepraesident,mitglied,co-praesident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co-praesid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kommission,subkommission,spezial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subkommission</text:p>
          </table:table-cell>
          <table:table-cell office:value-type="string" calcext:value-type="string">
            <text:p>spezialkommi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egislativkommission,aufsichtskommission,parlam verwaltungskontrolle,weitere kommission,delegation im weiteren sinne</text:p>
          </table:table-cell>
          <table:table-cell office:value-type="string" calcext:value-type="string">
            <text:p>legislativkommission</text:p>
          </table:table-cell>
          <table:table-cell office:value-type="string" calcext:value-type="string">
            <text:p>aufsichtskommission</text:p>
          </table:table-cell>
          <table:table-cell office:value-type="string" calcext:value-type="string">
            <text:p>parlam verwaltungskontrolle</text:p>
          </table:table-cell>
          <table:table-cell office:value-type="string" calcext:value-type="string">
            <text:p>weitere kommission</text:p>
          </table:table-cell>
          <table:table-cell office:value-type="string" calcext:value-type="string">
            <text:p>delegation im weiteren sin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nnschaft,Unteroffizier,Hoeherer Unteroffizier,Offizier,Hoeherer Stabsoffizier</text:p>
          </table:table-cell>
          <table:table-cell office:value-type="string" calcext:value-type="string">
            <text:p>Mannschaft</text:p>
          </table:table-cell>
          <table:table-cell office:value-type="string" calcext:value-type="string">
            <text:p>Unteroffizier</text:p>
          </table:table-cell>
          <table:table-cell office:value-type="string" calcext:value-type="string">
            <text:p>Hoeherer Unteroffizier</text:p>
          </table:table-cell>
          <table:table-cell office:value-type="string" calcext:value-type="string">
            <text:p>Offizier</text:p>
          </table:table-cell>
          <table:table-cell office:value-type="string" calcext:value-type="string">
            <text:p>Hoeherer Stabsoffiz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beitet fuer,mitglied von,tochtergesellschaft von,partner von,beteiligt an</text:p>
          </table:table-cell>
          <table:table-cell office:value-type="string" calcext:value-type="string">
            <text:p>arbeitet fuer</text:p>
          </table:table-cell>
          <table:table-cell office:value-type="string" calcext:value-type="string">
            <text:p>mitglied von</text:p>
          </table:table-cell>
          <table:table-cell office:value-type="string" calcext:value-type="string">
            <text:p>tochtergesellschaft von</text:p>
          </table:table-cell>
          <table:table-cell office:value-type="string" calcext:value-type="string">
            <text:p>partner von</text:p>
          </table:table-cell>
          <table:table-cell office:value-type="string" calcext:value-type="string">
            <text:p>beteiligt 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mitglied,praesident,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mitglied,praesident,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ledig,verheiratet,geschieden,eingetragene partnerschaft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eingetragene partnerscha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,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,fr,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,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,fr,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legislativ,exekutiv,judikativ</text:p>
          </table:table-cell>
          <table:table-cell office:value-type="string" calcext:value-type="string">
            <text:p>legislativ</text:p>
          </table:table-cell>
          <table:table-cell office:value-type="string" calcext:value-type="string">
            <text:p>exekutiv</text:p>
          </table:table-cell>
          <table:table-cell office:value-type="string" calcext:value-type="string">
            <text:p>judikativ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.00.0000</text:date>, <text:time style:data-style-name="N2" text:time-value="0000-00-00T17:59:47.7011198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Kurmann</meta:initial-creator>
    <meta:creation-date>2014-11-17T08:44:46.336274532</meta:creation-date>
    <dc:date>2014-11-29T18:13:32.899751115</dc:date>
    <dc:creator>Roland Kurmann</dc:creator>
    <meta:editing-duration>P9DT21M57S</meta:editing-duration>
    <meta:editing-cycles>69</meta:editing-cycles>
    <meta:generator>LibreOffice/4.1.6.2$Linux_X86_64 LibreOffice_project/410m0$Build-2</meta:generator>
    <meta:document-statistic meta:table-count="2" meta:cell-count="1264" meta:object-count="0"/>
  </office:meta>
</office:document-meta>
</file>